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Arial (Body)" svg:font-family="&quot;Arial (Body)&quot;"/>
  </office:font-face-decls>
  <office:automatic-styles>
    <style:style style:name="ce1" style:family="table-cell" style:parent-style-name="Default" style:data-style-name="N0"/>
    <style:style style:name="ce2" style:family="table-cell" style:parent-style-name="Default" style:data-style-name="N0">
      <style:text-properties fo:color="#000000"/>
    </style:style>
    <style:style style:name="ce3" style:family="table-cell" style:parent-style-name="Default" style:data-style-name="N0">
      <style:table-cell-properties style:vertical-align="automatic" fo:wrap-option="wrap"/>
      <style:text-properties fo:color="#000000"/>
    </style:style>
    <style:style style:name="ce4" style:family="table-cell" style:parent-style-name="Default" style:data-style-name="N0">
      <style:text-properties fo:color="#000000"/>
    </style:style>
    <style:style style:name="ce5" style:family="table-cell" style:parent-style-name="Default" style:data-style-name="N0">
      <style:text-properties fo:color="#000000" fo:font-weight="bold" style:font-weight-asian="bold" style:font-weight-complex="bold"/>
    </style:style>
    <style:style style:name="ce6" style:family="table-cell" style:parent-style-name="Default" style:data-style-name="N0">
      <style:table-cell-properties style:vertical-align="automatic" fo:wrap-option="wrap" fo:background-color="#F4CCCC"/>
      <style:text-properties fo:color="#000000"/>
    </style:style>
    <style:style style:name="ce7" style:family="table-cell" style:parent-style-name="Default" style:data-style-name="N0">
      <style:table-cell-properties fo:background-color="#F4CCCC"/>
      <style:text-properties fo:color="#000000"/>
    </style:style>
    <style:style style:name="ce8" style:family="table-cell" style:parent-style-name="Default" style:data-style-name="N0">
      <style:table-cell-properties style:vertical-align="automatic" fo:wrap-option="wrap"/>
      <style:text-properties fo:color="#0000FF" style:text-underline-style="solid" style:text-underline-type="single"/>
    </style:style>
    <style:style style:name="ce9" style:family="table-cell" style:parent-style-name="Default" style:data-style-name="N0">
      <style:table-cell-properties style:vertical-align="automatic" fo:wrap-option="wrap" style:repeat-content="false"/>
      <style:paragraph-properties fo:text-align="center"/>
      <style:text-properties fo:color="#000000" fo:font-weight="bold" style:font-weight-asian="bold" style:font-weight-complex="bold"/>
    </style:style>
    <style:style style:name="ce10" style:family="table-cell" style:parent-style-name="Default" style:data-style-name="N0">
      <style:text-properties fo:color="#000000" fo:font-size="11pt" style:font-size-asian="11pt" style:font-size-complex="11pt" style:text-underline-style="solid" style:text-underline-type="single"/>
    </style:style>
    <style:style style:name="ce11" style:family="table-cell" style:parent-style-name="Default" style:data-style-name="N0">
      <style:table-cell-properties style:vertical-align="automatic" fo:wrap-option="wrap"/>
      <style:text-properties fo:color="#000000" fo:font-size="11pt" style:font-size-asian="11pt" style:font-size-complex="11pt" style:text-underline-style="solid" style:text-underline-type="single"/>
    </style:style>
    <style:style style:name="ce12" style:family="table-cell" style:parent-style-name="Default" style:data-style-name="N0">
      <style:table-cell-properties style:vertical-align="automatic" fo:wrap-option="wrap"/>
      <style:text-properties fo:color="#000000" fo:font-size="11pt" style:font-size-asian="11pt" style:font-size-complex="11pt" style:text-underline-style="solid" style:text-underline-type="single"/>
    </style:style>
    <style:style style:name="ce13" style:family="table-cell" style:parent-style-name="Default" style:data-style-name="N0">
      <style:text-properties fo:color="#000000" style:text-underline-style="solid" style:text-underline-type="single"/>
    </style:style>
    <style:style style:name="ce14" style:family="table-cell" style:parent-style-name="Default" style:data-style-name="N0">
      <style:table-cell-properties style:vertical-align="automatic" fo:wrap-option="wrap"/>
      <style:text-properties fo:color="#000000"/>
    </style:style>
    <style:style style:name="ce15" style:family="table-cell" style:parent-style-name="Default" style:data-style-name="N0">
      <style:text-properties fo:color="#000000" fo:font-size="11pt" style:font-size-asian="11pt" style:font-size-complex="11pt" style:text-underline-style="solid" style:text-underline-type="single" fo:font-weight="bold" style:font-weight-asian="bold" style:font-weight-complex="bold"/>
    </style:style>
    <style:style style:name="ce16" style:family="table-cell" style:parent-style-name="Default" style:data-style-name="N0">
      <style:table-cell-properties style:vertical-align="top" fo:wrap-option="wrap"/>
      <style:text-properties fo:color="#000000"/>
    </style:style>
    <style:style style:name="ce17" style:family="table-cell" style:parent-style-name="Default" style:data-style-name="N0">
      <style:table-cell-properties style:vertical-align="top"/>
      <style:text-properties fo:color="#000000"/>
    </style:style>
    <style:style style:name="ce18" style:family="table-cell" style:parent-style-name="Default" style:data-style-name="N0">
      <style:text-properties fo:color="#000000" style:text-line-through-style="solid"/>
    </style:style>
    <style:style style:name="ce19" style:family="table-cell" style:parent-style-name="Default" style:data-style-name="N0">
      <style:table-cell-properties style:vertical-align="automatic" fo:wrap-option="wrap"/>
      <style:text-properties fo:color="#000000" style:text-line-through-style="solid"/>
    </style:style>
    <style:style style:name="ce20" style:family="table-cell" style:parent-style-name="Default" style:data-style-name="N0">
      <style:text-properties fo:color="#000000" style:text-underline-style="solid" style:text-underline-type="single" fo:font-weight="bold" style:font-weight-asian="bold" style:font-weight-complex="bold"/>
    </style:style>
    <style:style style:name="ce21" style:family="table-cell" style:parent-style-name="Default" style:data-style-name="N30">
      <style:table-cell-properties style:vertical-align="automatic" style:repeat-content="false"/>
      <style:paragraph-properties fo:text-align="end" fo:margin-right="0cm"/>
      <style:text-properties fo:color="#000000"/>
    </style:style>
    <style:style style:name="ce22" style:family="table-cell" style:parent-style-name="Default" style:data-style-name="N0">
      <style:text-properties fo:color="#000000" fo:font-size="12pt" style:font-size-asian="12pt" style:font-size-complex="12pt" style:text-underline-style="solid" style:text-underline-type="single" fo:font-weight="bold" style:font-weight-asian="bold" style:font-weight-complex="bold"/>
    </style:style>
    <style:style style:name="ce23" style:family="table-cell" style:parent-style-name="Default" style:data-style-name="N30">
      <style:table-cell-properties style:vertical-align="automatic" fo:wrap-option="wrap" style:repeat-content="false"/>
      <style:paragraph-properties fo:text-align="start" fo:margin-left="0cm"/>
      <style:text-properties fo:color="#000000" fo:font-weight="bold" style:font-weight-asian="bold" style:font-weight-complex="bold"/>
    </style:style>
    <style:style style:name="ce24" style:family="table-cell" style:parent-style-name="Default" style:data-style-name="N0">
      <style:table-cell-properties style:vertical-align="automatic" fo:wrap-option="wrap" style:repeat-content="false"/>
      <style:paragraph-properties fo:text-align="start" fo:margin-left="0cm"/>
      <style:text-properties fo:color="#000000"/>
    </style:style>
    <style:style style:name="ce25" style:family="table-cell" style:parent-style-name="Default" style:data-style-name="N0">
      <style:table-cell-properties style:vertical-align="automatic" fo:wrap-option="wrap" fo:background-color="#FCE5CD"/>
      <style:text-properties fo:color="#000000"/>
    </style:style>
    <style:style style:name="ce26" style:family="table-cell" style:parent-style-name="Default" style:data-style-name="N0">
      <style:table-cell-properties style:vertical-align="automatic" fo:wrap-option="wrap" fo:background-color="#FFF2CC"/>
      <style:text-properties fo:color="#000000"/>
    </style:style>
    <style:style style:name="ce27" style:family="table-cell" style:parent-style-name="Default" style:data-style-name="N0">
      <style:table-cell-properties style:vertical-align="automatic" fo:wrap-option="wrap"/>
      <style:text-properties fo:color="#0000FF" style:text-underline-style="solid" style:text-underline-type="single"/>
    </style:style>
    <style:style style:name="ce28" style:family="table-cell" style:parent-style-name="Default" style:data-style-name="N0">
      <style:table-cell-properties style:vertical-align="automatic" fo:wrap-option="wrap"/>
      <style:text-properties fo:color="#000000" fo:font-weight="bold" style:font-weight-asian="bold" style:font-weight-complex="bold"/>
    </style:style>
    <style:style style:name="ce29" style:family="table-cell" style:parent-style-name="Default" style:data-style-name="N0">
      <style:table-cell-properties fo:background-color="#000000"/>
      <style:text-properties fo:color="#000000" fo:font-weight="bold" style:font-weight-asian="bold" style:font-weight-complex="bold"/>
    </style:style>
    <style:style style:name="ce30" style:family="table-cell" style:parent-style-name="Default" style:data-style-name="N0">
      <style:table-cell-properties fo:background-color="#000000"/>
      <style:text-properties fo:color="#000000"/>
    </style:style>
    <style:style style:name="ce31" style:family="table-cell" style:parent-style-name="Default" style:data-style-name="N0">
      <style:table-cell-properties style:vertical-align="middle" fo:wrap-option="wrap" style:repeat-content="false"/>
      <style:paragraph-properties fo:text-align="center"/>
      <style:text-properties fo:color="#000000" fo:font-weight="bold" style:font-weight-asian="bold" style:font-weight-complex="bold"/>
    </style:style>
    <style:style style:name="ce32" style:family="table-cell" style:parent-style-name="Default" style:data-style-name="N0">
      <style:table-cell-properties style:vertical-align="middle" fo:wrap-option="wrap"/>
      <style:text-properties fo:color="#000000" fo:font-weight="bold" style:font-weight-asian="bold" style:font-weight-complex="bold"/>
    </style:style>
    <style:style style:name="ce33" style:family="table-cell" style:parent-style-name="Default" style:data-style-name="N0">
      <style:table-cell-properties style:vertical-align="middle" fo:wrap-option="wrap"/>
      <style:text-properties fo:color="#000000"/>
    </style:style>
    <style:style style:name="ce34" style:family="table-cell" style:parent-style-name="Default" style:data-style-name="N0">
      <style:table-cell-properties style:vertical-align="middle"/>
      <style:text-properties fo:color="#000000"/>
    </style:style>
    <style:style style:name="ce35" style:family="table-cell" style:parent-style-name="Default" style:data-style-name="N0">
      <style:table-cell-properties style:vertical-align="middle" fo:wrap-option="wrap" fo:background-color="#FFF2CC" style:repeat-content="false"/>
      <style:paragraph-properties fo:text-align="center"/>
      <style:text-properties fo:color="#000000" fo:font-weight="bold" style:font-weight-asian="bold" style:font-weight-complex="bold"/>
    </style:style>
    <style:style style:name="ce36" style:family="table-cell" style:parent-style-name="Default" style:data-style-name="N0">
      <style:table-cell-properties style:vertical-align="middle" fo:wrap-option="wrap" fo:background-color="#FFF2CC"/>
      <style:text-properties fo:color="#000000" fo:font-weight="bold" style:font-weight-asian="bold" style:font-weight-complex="bold"/>
    </style:style>
    <style:style style:name="ce37" style:family="table-cell" style:parent-style-name="Default" style:data-style-name="N0">
      <style:table-cell-properties style:vertical-align="middle" fo:wrap-option="wrap" fo:background-color="#FFF2CC"/>
      <style:text-properties fo:color="#000000"/>
    </style:style>
    <style:style style:name="ce38" style:family="table-cell" style:parent-style-name="Default" style:data-style-name="N0">
      <style:table-cell-properties style:vertical-align="middle" fo:background-color="#FFF2CC"/>
      <style:text-properties fo:color="#000000"/>
    </style:style>
    <style:style style:name="ce39" style:family="table-cell" style:parent-style-name="Default" style:data-style-name="N0">
      <style:table-cell-properties style:vertical-align="middle" fo:wrap-option="wrap"/>
      <style:text-properties fo:color="#000000"/>
    </style:style>
    <style:style style:name="ce40" style:family="table-cell" style:parent-style-name="Default" style:data-style-name="N0">
      <style:table-cell-properties style:vertical-align="middle" fo:wrap-option="wrap" fo:background-color="#FCE5CD"/>
      <style:text-properties fo:color="#000000" fo:font-weight="bold" style:font-weight-asian="bold" style:font-weight-complex="bold"/>
    </style:style>
    <style:style style:name="ce41" style:family="table-cell" style:parent-style-name="Default" style:data-style-name="N0">
      <style:table-cell-properties style:vertical-align="middle" fo:wrap-option="wrap" style:repeat-content="false"/>
      <style:paragraph-properties fo:text-align="center"/>
      <style:text-properties fo:color="#000000"/>
    </style:style>
    <style:style style:name="ce42" style:family="table-cell" style:parent-style-name="Default" style:data-style-name="N0">
      <style:table-cell-properties style:vertical-align="automatic" fo:wrap-option="wrap"/>
      <style:text-properties fo:color="#000000"/>
    </style:style>
    <style:style style:name="ce43" style:family="table-cell" style:parent-style-name="Default" style:data-style-name="N0">
      <style:table-cell-properties style:vertical-align="automatic" fo:wrap-option="wrap"/>
      <style:text-properties fo:color="#000000"/>
    </style:style>
    <style:style style:name="ce44" style:family="table-cell" style:parent-style-name="Default" style:data-style-name="N0"/>
    <style:style style:name="ce45" style:family="table-cell" style:parent-style-name="Default" style:data-style-name="N0">
      <style:table-cell-properties style:vertical-align="middle" fo:wrap-option="wrap" fo:background-color="#EFEFEF" style:repeat-content="false"/>
      <style:paragraph-properties fo:text-align="start" fo:margin-left="0cm"/>
      <style:text-properties fo:color="#000000" fo:font-weight="bold" style:font-weight-asian="bold" style:font-weight-complex="bold"/>
    </style:style>
    <style:style style:name="ce46" style:family="table-cell" style:parent-style-name="Default" style:data-style-name="N0">
      <style:table-cell-properties style:vertical-align="middle" style:repeat-content="false"/>
      <style:paragraph-properties fo:text-align="start" fo:margin-left="0cm"/>
    </style:style>
    <style:style style:name="ce47" style:family="table-cell" style:parent-style-name="Default" style:data-style-name="N0">
      <style:table-cell-properties style:vertical-align="middle" fo:wrap-option="wrap" fo:background-color="#EFEFEF" style:repeat-content="false"/>
      <style:paragraph-properties fo:text-align="start" fo:margin-left="0cm"/>
      <style:text-properties fo:color="#000000" style:font-name="Arial (Body)" style:font-name-asian="Arial (Body)" style:font-name-complex="Arial (Body)" fo:font-size="11pt" style:font-size-asian="11pt" style:font-size-complex="11pt" fo:font-weight="bold" style:font-weight-asian="bold" style:font-weight-complex="bold"/>
    </style:style>
    <style:style style:name="ce48" style:family="table-cell" style:parent-style-name="Default" style:data-style-name="N0">
      <style:table-cell-properties style:vertical-align="middle" fo:background-color="#EFEFEF" style:repeat-content="false"/>
      <style:paragraph-properties fo:text-align="start" fo:margin-left="0cm"/>
      <style:text-properties fo:color="#000000" style:font-name="Arial (Body)" style:font-name-asian="Arial (Body)" style:font-name-complex="Arial (Body)" fo:font-size="11pt" style:font-size-asian="11pt" style:font-size-complex="11pt" fo:font-weight="bold" style:font-weight-asian="bold" style:font-weight-complex="bold"/>
    </style:style>
    <style:style style:name="ce49" style:family="table-cell" style:parent-style-name="Default" style:data-style-name="N0">
      <style:table-cell-properties style:vertical-align="middle" style:repeat-content="false"/>
      <style:paragraph-properties fo:text-align="start" fo:margin-left="0cm"/>
      <style:text-properties style:font-name="Arial (Body)" style:font-name-asian="Arial (Body)" style:font-name-complex="Arial (Body)" fo:font-size="11pt" style:font-size-asian="11pt" style:font-size-complex="11pt"/>
    </style:style>
    <style:style style:name="ce50" style:family="table-cell" style:parent-style-name="Default" style:data-style-name="N0">
      <style:table-cell-properties style:vertical-align="middle" fo:background-color="#EFEFEF"/>
      <style:text-properties fo:color="#000000" fo:font-size="12pt" style:font-size-asian="12pt" style:font-size-complex="12pt" fo:font-weight="bold" style:font-weight-asian="bold" style:font-weight-complex="bold" style:font-family-generic="swiss"/>
    </style:style>
    <style:style style:name="ce51" style:family="table-cell" style:parent-style-name="Default" style:data-style-name="N0">
      <style:table-cell-properties style:vertical-align="middle" fo:wrap-option="wrap" fo:background-color="#EFEFEF"/>
      <style:text-properties fo:color="#000000" fo:font-size="12pt" style:font-size-asian="12pt" style:font-size-complex="12pt" fo:font-weight="bold" style:font-weight-asian="bold" style:font-weight-complex="bold" style:font-family-generic="swiss"/>
    </style:style>
    <style:style style:name="ce52" style:family="table-cell" style:parent-style-name="Default" style:data-style-name="N0">
      <style:table-cell-properties style:vertical-align="middle"/>
      <style:text-properties fo:font-size="12pt" style:font-size-asian="12pt" style:font-size-complex="12pt" style:font-family-generic="swiss"/>
    </style:style>
    <style:style style:name="ce53" style:family="table-cell" style:parent-style-name="Default" style:data-style-name="N0">
      <style:table-cell-properties style:vertical-align="top"/>
      <style:text-properties fo:color="#000000" fo:font-size="11pt" style:font-size-asian="11pt" style:font-size-complex="11pt" style:text-underline-style="solid" style:text-underline-type="single" fo:font-weight="bold" style:font-weight-asian="bold" style:font-weight-complex="bold"/>
    </style:style>
    <style:style style:name="ce54" style:family="table-cell" style:parent-style-name="Default" style:data-style-name="N0">
      <style:table-cell-properties style:vertical-align="top"/>
    </style:style>
    <style:style style:name="ce55" style:family="table-cell" style:parent-style-name="Default" style:data-style-name="N0">
      <style:table-cell-properties style:vertical-align="top"/>
      <style:text-properties fo:color="#000000" fo:font-weight="bold" style:font-weight-asian="bold" style:font-weight-complex="bold"/>
    </style:style>
    <style:style style:name="ce56" style:family="table-cell" style:parent-style-name="Default" style:data-style-name="N0">
      <style:table-cell-properties style:vertical-align="middle" fo:background-color="#EFEFEF" style:repeat-content="false"/>
      <style:paragraph-properties fo:text-align="start" fo:margin-left="0cm"/>
      <style:text-properties fo:color="#000000" fo:font-weight="bold" style:font-weight-asian="bold" style:font-weight-complex="bold"/>
    </style:style>
    <style:style style:name="ce57" style:family="table-cell" style:parent-style-name="Default" style:data-style-name="N30">
      <style:table-cell-properties style:vertical-align="middle" fo:background-color="#EFEFEF" style:repeat-content="false"/>
      <style:paragraph-properties fo:text-align="start" fo:margin-left="0cm"/>
      <style:text-properties fo:color="#000000" fo:font-weight="bold" style:font-weight-asian="bold" style:font-weight-complex="bold"/>
    </style:style>
    <style:style style:name="ce58" style:family="table-cell" style:parent-style-name="Default" style:data-style-name="N0">
      <style:table-cell-properties style:vertical-align="middle" fo:wrap-option="wrap" fo:background-color="#D9D9D9" style:repeat-content="false"/>
      <style:paragraph-properties fo:text-align="start" fo:margin-left="0cm"/>
      <style:text-properties fo:color="#000000" fo:font-size="11pt" style:font-size-asian="11pt" style:font-size-complex="11pt" fo:font-weight="bold" style:font-weight-asian="bold" style:font-weight-complex="bold" style:font-family-generic="swiss"/>
    </style:style>
    <style:style style:name="ce59" style:family="table-cell" style:parent-style-name="Default" style:data-style-name="N0">
      <style:table-cell-properties style:vertical-align="middle" fo:background-color="#D9D9D9" style:repeat-content="false"/>
      <style:paragraph-properties fo:text-align="start" fo:margin-left="0cm"/>
      <style:text-properties fo:color="#000000" fo:font-size="11pt" style:font-size-asian="11pt" style:font-size-complex="11pt" fo:font-weight="bold" style:font-weight-asian="bold" style:font-weight-complex="bold" style:font-family-generic="swiss"/>
    </style:style>
    <style:style style:name="ce60" style:family="table-cell" style:parent-style-name="Default" style:data-style-name="N0">
      <style:table-cell-properties style:vertical-align="automatic" style:repeat-content="false"/>
      <style:paragraph-properties fo:text-align="start" fo:margin-left="0cm"/>
      <style:text-properties fo:font-size="11pt" style:font-size-asian="11pt" style:font-size-complex="11pt" fo:font-weight="bold" style:font-weight-asian="bold" style:font-weight-complex="bold" style:font-family-generic="swiss"/>
    </style:style>
    <style:style style:name="co1" style:family="table-column">
      <style:table-column-properties fo:break-before="auto" style:column-width="10.8214583333333cm"/>
    </style:style>
    <style:style style:name="co2" style:family="table-column">
      <style:table-column-properties fo:break-before="auto" style:column-width="2.936875cm"/>
    </style:style>
    <style:style style:name="co3" style:family="table-column">
      <style:table-column-properties fo:break-before="auto" style:column-width="2.83104166666667cm"/>
    </style:style>
    <style:style style:name="co4" style:family="table-column">
      <style:table-column-properties fo:break-before="auto" style:column-width="8.46666666666667cm"/>
    </style:style>
    <style:style style:name="co5" style:family="table-column">
      <style:table-column-properties fo:break-before="auto" style:column-width="6.21770833333333cm"/>
    </style:style>
    <style:style style:name="co6" style:family="table-column">
      <style:table-column-properties fo:break-before="auto" style:column-width="4.365625cm"/>
    </style:style>
    <style:style style:name="co7" style:family="table-column">
      <style:table-column-properties fo:break-before="auto" style:column-width="2.01083333333333cm"/>
    </style:style>
    <style:style style:name="co8" style:family="table-column">
      <style:table-column-properties fo:break-before="auto" style:column-width="2.301875cm"/>
    </style:style>
    <style:style style:name="co9" style:family="table-column">
      <style:table-column-properties fo:break-before="auto" style:column-width="5.635625cm"/>
    </style:style>
    <style:style style:name="co10" style:family="table-column">
      <style:table-column-properties fo:break-before="auto" style:column-width="12.065cm"/>
    </style:style>
    <style:style style:name="co11" style:family="table-column">
      <style:table-column-properties fo:break-before="auto" style:column-width="6.16479166666667cm"/>
    </style:style>
    <style:style style:name="co12" style:family="table-column">
      <style:table-column-properties fo:break-before="auto" style:column-width="4.70958333333333cm"/>
    </style:style>
    <style:style style:name="co13" style:family="table-column">
      <style:table-column-properties fo:break-before="auto" style:column-width="8.651875cm"/>
    </style:style>
    <style:style style:name="co14" style:family="table-column">
      <style:table-column-properties fo:break-before="auto" style:column-width="7.64645833333333cm"/>
    </style:style>
    <style:style style:name="co15" style:family="table-column">
      <style:table-column-properties fo:break-before="auto" style:column-width="3.99520833333333cm"/>
    </style:style>
    <style:style style:name="co16" style:family="table-column">
      <style:table-column-properties fo:break-before="auto" style:column-width="5.953125cm"/>
    </style:style>
    <style:style style:name="co17" style:family="table-column">
      <style:table-column-properties fo:break-before="auto" style:column-width="5.45041666666667cm"/>
    </style:style>
    <style:style style:name="co18" style:family="table-column">
      <style:table-column-properties fo:break-before="auto" style:column-width="1.32291666666667cm"/>
    </style:style>
    <style:style style:name="co19" style:family="table-column">
      <style:table-column-properties fo:break-before="auto" style:column-width="1.48166666666667cm"/>
    </style:style>
    <style:style style:name="co20" style:family="table-column">
      <style:table-column-properties fo:break-before="auto" style:column-width="8.09625cm"/>
    </style:style>
    <style:style style:name="co21" style:family="table-column">
      <style:table-column-properties fo:break-before="auto" style:column-width="5.21229166666667cm"/>
    </style:style>
    <style:style style:name="co22" style:family="table-column">
      <style:table-column-properties fo:break-before="auto" style:column-width="10.1070833333333cm"/>
    </style:style>
    <style:style style:name="co23" style:family="table-column">
      <style:table-column-properties fo:break-before="auto" style:column-width="2.40770833333333cm"/>
    </style:style>
    <style:style style:name="co24" style:family="table-column">
      <style:table-column-properties fo:break-before="auto" style:column-width="4.445cm"/>
    </style:style>
    <style:style style:name="co25" style:family="table-column">
      <style:table-column-properties fo:break-before="auto" style:column-width="7.540625cm"/>
    </style:style>
    <style:style style:name="co26" style:family="table-column">
      <style:table-column-properties fo:break-before="auto" style:column-width="6.37645833333333cm"/>
    </style:style>
    <style:style style:name="co27" style:family="table-column">
      <style:table-column-properties fo:break-before="auto" style:column-width="4.206875cm"/>
    </style:style>
    <style:style style:name="co28" style:family="table-column">
      <style:table-column-properties fo:break-before="auto" style:column-width="2.8575cm"/>
    </style:style>
    <style:style style:name="co29" style:family="table-column">
      <style:table-column-properties fo:break-before="auto" style:column-width="4.41854166666667cm"/>
    </style:style>
    <style:style style:name="co30" style:family="table-column">
      <style:table-column-properties fo:break-before="auto" style:column-width="1.53458333333333cm"/>
    </style:style>
    <style:style style:name="co31" style:family="table-column">
      <style:table-column-properties fo:break-before="auto" style:column-width="7.9375cm"/>
    </style:style>
    <style:style style:name="co32" style:family="table-column">
      <style:table-column-properties fo:break-before="auto" style:column-width="6.53520833333333cm"/>
    </style:style>
    <style:style style:name="co33" style:family="table-column">
      <style:table-column-properties fo:break-before="auto" style:column-width="5.23875cm"/>
    </style:style>
    <style:style style:name="co34" style:family="table-column">
      <style:table-column-properties fo:break-before="auto" style:column-width="5.66208333333333cm"/>
    </style:style>
    <style:style style:name="co35" style:family="table-column">
      <style:table-column-properties fo:break-before="auto" style:column-width="3.75708333333333cm"/>
    </style:style>
    <style:style style:name="ro1" style:family="table-row">
      <style:table-row-properties style:row-height="28pt" style:use-optimal-row-height="false" fo:break-before="auto"/>
    </style:style>
    <style:style style:name="ro2" style:family="table-row">
      <style:table-row-properties style:row-height="42pt" style:use-optimal-row-height="true" fo:break-before="auto"/>
    </style:style>
    <style:style style:name="ro3" style:family="table-row">
      <style:table-row-properties style:row-height="28pt" style:use-optimal-row-height="true" fo:break-before="auto"/>
    </style:style>
    <style:style style:name="ro4" style:family="table-row">
      <style:table-row-properties style:row-height="56pt" style:use-optimal-row-height="true" fo:break-before="auto"/>
    </style:style>
    <style:style style:name="ro5" style:family="table-row">
      <style:table-row-properties style:row-height="14pt" style:use-optimal-row-height="true" fo:break-before="auto"/>
    </style:style>
    <style:style style:name="ro6" style:family="table-row">
      <style:table-row-properties style:row-height="84pt" style:use-optimal-row-height="true" fo:break-before="auto"/>
    </style:style>
    <style:style style:name="ro7" style:family="table-row">
      <style:table-row-properties style:row-height="112pt" style:use-optimal-row-height="true" fo:break-before="auto"/>
    </style:style>
    <style:style style:name="ro8" style:family="table-row">
      <style:table-row-properties style:row-height="98pt" style:use-optimal-row-height="true" fo:break-before="auto"/>
    </style:style>
    <style:style style:name="ro9" style:family="table-row">
      <style:table-row-properties style:row-height="70pt" style:use-optimal-row-height="true" fo:break-before="auto"/>
    </style:style>
    <style:style style:name="ro10" style:family="table-row">
      <style:table-row-properties style:row-height="140pt" style:use-optimal-row-height="true" fo:break-before="auto"/>
    </style:style>
    <style:style style:name="ro11" style:family="table-row">
      <style:table-row-properties style:row-height="126pt" style:use-optimal-row-height="true" fo:break-before="auto"/>
    </style:style>
    <style:style style:name="ro12" style:family="table-row">
      <style:table-row-properties style:row-height="196pt" style:use-optimal-row-height="true" fo:break-before="auto"/>
    </style:style>
    <style:style style:name="ro13" style:family="table-row">
      <style:table-row-properties style:row-height="13pt" style:use-optimal-row-height="true" fo:break-before="auto"/>
    </style:style>
    <style:style style:name="ro14" style:family="table-row">
      <style:table-row-properties style:row-height="15.75pt" style:use-optimal-row-height="false" fo:break-before="auto"/>
    </style:style>
    <style:style style:name="ro15" style:family="table-row">
      <style:table-row-properties style:row-height="31pt" style:use-optimal-row-height="false" fo:break-before="auto"/>
    </style:style>
    <style:style style:name="ro16" style:family="table-row">
      <style:table-row-properties style:row-height="44pt" style:use-optimal-row-height="false" fo:break-before="auto"/>
    </style:style>
    <style:style style:name="ro17" style:family="table-row">
      <style:table-row-properties style:row-height="16pt" style:use-optimal-row-height="true" fo:break-before="auto"/>
    </style:style>
    <style:style style:name="ro18" style:family="table-row">
      <style:table-row-properties style:row-height="29pt" style:use-optimal-row-height="true" fo:break-before="auto"/>
    </style:style>
    <style:style style:name="ro19" style:family="table-row">
      <style:table-row-properties style:row-height="43pt" style:use-optimal-row-height="true" fo:break-before="auto"/>
    </style:style>
    <style:style style:name="ro20" style:family="table-row">
      <style:table-row-properties style:row-height="57pt" style:use-optimal-row-height="true" fo:break-before="auto"/>
    </style:style>
    <style:style style:name="ro21" style:family="table-row">
      <style:table-row-properties style:row-height="224pt" style:use-optimal-row-height="true" fo:break-before="auto"/>
    </style:style>
    <style:style style:name="ro22" style:family="table-row">
      <style:table-row-properties style:row-height="168pt" style:use-optimal-row-height="true" fo:break-before="auto"/>
    </style:style>
    <style:style style:name="ro23" style:family="table-row">
      <style:table-row-properties style:row-height="182pt" style:use-optimal-row-height="true" fo:break-before="auto"/>
    </style:style>
    <style:style style:name="ro24" style:family="table-row">
      <style:table-row-properties style:row-height="371pt" style:use-optimal-row-height="true" fo:break-before="auto"/>
    </style:style>
    <style:style style:name="ro25" style:family="table-row">
      <style:table-row-properties style:row-height="306pt" style:use-optimal-row-height="true" fo:break-before="auto"/>
    </style:style>
    <style:style style:name="ro26" style:family="table-row">
      <style:table-row-properties style:row-height="154pt" style:use-optimal-row-height="true" fo:break-before="auto"/>
    </style:style>
    <style:style style:name="ro27" style:family="table-row">
      <style:table-row-properties style:row-height="210pt" style:use-optimal-row-height="true" fo:break-before="auto"/>
    </style:style>
    <style:style style:name="ro28" style:family="table-row">
      <style:table-row-properties style:row-height="409.6pt" style:use-optimal-row-height="true" fo:break-before="auto"/>
    </style:style>
    <style:style style:name="ro29" style:family="table-row">
      <style:table-row-properties style:row-height="266pt" style:use-optimal-row-height="true" fo:break-before="auto"/>
    </style:style>
    <style:style style:name="ro30" style:family="table-row">
      <style:table-row-properties style:row-height="319pt" style:use-optimal-row-height="true" fo:break-before="auto"/>
    </style:style>
    <style:style style:name="ro31" style:family="table-row">
      <style:table-row-properties style:row-height="252pt" style:use-optimal-row-height="true" fo:break-before="auto"/>
    </style:style>
    <style:style style:name="ro32" style:family="table-row">
      <style:table-row-properties style:row-height="345pt" style:use-optimal-row-height="true" fo:break-before="auto"/>
    </style:style>
    <style:style style:name="ro33" style:family="table-row">
      <style:table-row-properties style:row-height="384pt" style:use-optimal-row-height="true" fo:break-before="auto"/>
    </style:style>
    <style:style style:name="ro34" style:family="table-row">
      <style:table-row-properties style:row-height="238pt" style:use-optimal-row-height="true" fo:break-before="auto"/>
    </style:style>
    <style:style style:name="ro35" style:family="table-row">
      <style:table-row-properties style:row-height="97.5pt" style:use-optimal-row-height="false" fo:break-before="auto"/>
    </style:style>
    <style:style style:name="ro36" style:family="table-row">
      <style:table-row-properties style:row-height="30pt" style:use-optimal-row-height="false" fo:break-before="auto"/>
    </style:style>
    <style:style style:name="ta1" style:family="table" style:master-page-name="mp1">
      <style:table-properties table:display="true" style:writing-mode="lr-tb"/>
    </style:style>
    <style:style style:name="ce61" style:family="table-cell" style:parent-style-name="Default" style:data-style-name="N0">
      <style:table-cell-properties style:vertical-align="middle" fo:wrap-option="wrap" fo:background-color="#EFEFEF"/>
      <style:text-properties fo:color="#000000" fo:font-size="12pt" style:font-size-asian="12pt" style:font-size-complex="12pt" fo:font-weight="bold" style:font-weight-asian="bold" style:font-weight-complex="bold" style:font-family-generic="swiss"/>
      <style:map style:condition="of:is-true-formula(LEN(TRIM([.A1]))&gt;0)" style:apply-style-name="cf1" style:base-cell-address="Gatekeeper_Tactics.A1"/>
    </style:style>
    <style:style style:name="ce62" style:family="table-cell" style:parent-style-name="Default" style:data-style-name="N0">
      <style:table-cell-properties style:vertical-align="automatic" fo:wrap-option="wrap"/>
      <style:text-properties fo:color="#000000" fo:font-weight="bold" style:font-weight-asian="bold" style:font-weight-complex="bold"/>
      <style:map style:condition="of:is-true-formula(LEN(TRIM([.A1]))&gt;0)" style:apply-style-name="cf1" style:base-cell-address="Gatekeeper_Tactics.A1"/>
    </style:style>
    <style:style style:name="ce63" style:family="table-cell" style:parent-style-name="Default" style:data-style-name="N0">
      <style:text-properties fo:color="#000000" fo:font-weight="bold" style:font-weight-asian="bold" style:font-weight-complex="bold"/>
      <style:map style:condition="of:is-true-formula(LEN(TRIM([.A1]))&gt;0)" style:apply-style-name="cf1" style:base-cell-address="Gatekeeper_Tactics.A1"/>
    </style:style>
    <style:style style:name="ce64" style:family="table-cell" style:parent-style-name="Default" style:data-style-name="N0">
      <style:table-cell-properties fo:background-color="#000000"/>
      <style:text-properties fo:color="#000000" fo:font-weight="bold" style:font-weight-asian="bold" style:font-weight-complex="bold"/>
      <style:map style:condition="of:is-true-formula(LEN(TRIM([.A1]))&gt;0)" style:apply-style-name="cf1" style:base-cell-address="Gatekeeper_Tactics.A1"/>
    </style:style>
    <style:style style:name="ce65" style:family="table-cell">
      <style:map style:condition="of:is-true-formula(LEN(TRIM([.A1]))&gt;0)" style:apply-style-name="cf1" style:base-cell-address="Gatekeeper_Tactics.A1"/>
    </style:style>
    <style:style style:name="ce66" style:family="table-cell" style:parent-style-name="Default" style:data-style-name="N30">
      <style:table-cell-properties style:vertical-align="automatic" fo:wrap-option="wrap" style:repeat-content="false"/>
      <style:paragraph-properties fo:text-align="start" fo:margin-left="0cm"/>
      <style:text-properties fo:color="#000000" fo:font-weight="bold" style:font-weight-asian="bold" style:font-weight-complex="bold"/>
      <style:map style:condition="of:is-true-formula(LEN(TRIM([.A1]))&gt;0)" style:apply-style-name="cf1" style:base-cell-address="Gatekeeper_Tactics.A1"/>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Value&quot;;&quot;- Problem&quot;;&quot;- DO&quot;;&quot;- DON'T&quot;)">
          <table:help-message/>
          <table:error-message table:display="true"/>
        </table:content-validation>
        <table:content-validation table:name="val2" table:condition="of:cell-content-is-in-list([.#REF!])" table:base-cell-address="Obligations.D4">
          <table:help-message/>
          <table:error-message table:display="true"/>
        </table:content-validation>
        <table:content-validation table:name="val3" table:condition="of:cell-content-is-in-list([.#REF!])" table:base-cell-address="Obligations.C1">
          <table:help-message/>
          <table:error-message/>
        </table:content-validation>
        <table:content-validation table:name="val4" table:condition="of:cell-content-is-in-list([.#REF!])" table:base-cell-address="Gatekeeper_Tactics.C2">
          <table:help-message/>
          <table:error-message table:display="true"/>
        </table:content-validation>
        <table:content-validation table:name="val5" table:condition="of:cell-content-is-in-list([.#REF!])" table:base-cell-address="Gatekeeper_Tactics_Synthesis.I2">
          <table:help-message/>
          <table:error-message table:display="true"/>
        </table:content-validation>
      </table:content-validations>
      <table:table table:name="_Coding" table:style-name="ta1">
        <table:table-column table:style-name="co1" table:default-cell-style-name="ce1"/>
        <table:table-column table:style-name="co2" table:default-cell-style-name="ce1" table:visibility="collapse"/>
        <table:table-column table:style-name="co3" table:default-cell-style-name="ce1"/>
        <table:table-column table:style-name="co2"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7" table:default-cell-style-name="ce1"/>
        <table:table-row table:style-name="ro1">
          <table:table-cell office:value-type="string" table:style-name="ce47">
            <text:p>Text Quotation</text:p>
          </table:table-cell>
          <table:table-cell office:value-type="string" table:style-name="ce48">
            <text:p>Section</text:p>
          </table:table-cell>
          <table:table-cell office:value-type="string" table:style-name="ce48">
            <text:p>Recital Number</text:p>
          </table:table-cell>
          <table:table-cell office:value-type="string" table:style-name="ce48">
            <text:p>Code Type</text:p>
          </table:table-cell>
          <table:table-cell office:value-type="string" table:style-name="ce47">
            <text:p>Code</text:p>
          </table:table-cell>
          <table:table-cell office:value-type="string" table:style-name="ce47">
            <text:p>Theme</text:p>
          </table:table-cell>
          <table:table-cell office:value-type="string" table:style-name="ce47">
            <text:p>Note</text:p>
          </table:table-cell>
          <table:table-cell table:number-columns-repeated="16377" table:style-name="ce49"/>
        </table:table-row>
        <table:table-row table:style-name="ro2">
          <table:table-cell office:value-type="string" table:style-name="ce3">
            <text:p>by <text:s/>facilitating <text:s/>cross-border <text:s/>trade <text:s/>and <text:s/>by <text:s/>opening <text:s/>entirely <text:s/>new <text:s/>business <text:s/>opportunities <text:s/>to <text:s/>a <text:s/>large <text:s/>number <text:s/>of <text:s/>companies <text:s/>in <text:s/>the <text:s/>Union <text:s/>to the benefit of consumers in the Union.</text:p>
          </table:table-cell>
          <table:table-cell office:value-type="string" table:style-name="ce9">
            <text:p>Recitals</text:p>
          </table:table-cell>
          <table:table-cell office:value-type="float" office:value="1" table:style-name="ce3">
            <text:p>1</text:p>
          </table:table-cell>
          <table:table-cell office:value-type="string" table:content-validation-name="val1" table:style-name="ce3">
            <text:p>Value</text:p>
          </table:table-cell>
          <table:table-cell office:value-type="string" table:style-name="ce3">
            <text:p>New Business Opportunitites</text:p>
          </table:table-cell>
          <table:table-cell office:value-type="string" table:style-name="ce10">
            <text:p>Macro</text:p>
          </table:table-cell>
          <table:table-cell office:value-type="string" table:style-name="ce3">
            <text:p>Introductory Note</text:p>
          </table:table-cell>
          <table:table-cell table:number-columns-repeated="16377"/>
        </table:table-row>
        <table:table-row table:style-name="ro3">
          <table:table-cell office:value-type="string" table:style-name="ce3">
            <text:p>significant <text:s/>degree of <text:s/>dependence of <text:s/>both <text:s/>business <text:s/>users <text:s/>and <text:s/>end <text:s/>users s, <text:s/>lock-in <text:s/>effects, <text:s/>a <text:s/>lack <text:s/>of <text:s/>multi-homing</text:p>
          </table:table-cell>
          <table:table-cell table:style-name="ce3"/>
          <table:table-cell office:value-type="float" office:value="2" table:style-name="ce3">
            <text:p>2</text:p>
          </table:table-cell>
          <table:table-cell office:value-type="string" table:content-validation-name="val1" table:style-name="ce3">
            <text:p>- Problem</text:p>
          </table:table-cell>
          <table:table-cell office:value-type="string" table:style-name="ce3">
            <text:p>Lock-In</text:p>
          </table:table-cell>
          <table:table-cell table:style-name="ce11"/>
          <table:table-cell table:style-name="ce3"/>
          <table:table-cell table:number-columns-repeated="16377"/>
        </table:table-row>
        <table:table-row table:style-name="ro2">
          <table:table-cell office:value-type="string" table:style-name="ce3">
            <text:p>vertical integration</text:p>
          </table:table-cell>
          <table:table-cell table:number-columns-repeated="2" table:style-name="ce3"/>
          <table:table-cell office:value-type="string" table:content-validation-name="val1" table:style-name="ce3">
            <text:p>- Problem</text:p>
          </table:table-cell>
          <table:table-cell office:value-type="string" table:style-name="ce3">
            <text:p>Platform Effects</text:p>
          </table:table-cell>
          <table:table-cell table:style-name="ce11"/>
          <table:table-cell office:value-type="string" table:style-name="ce3">
            <text:p>cont. of previous, integrating with the whole, e.g., hardware/software stack</text:p>
          </table:table-cell>
          <table:table-cell table:number-columns-repeated="16377"/>
        </table:table-row>
        <table:table-row table:style-name="ro3">
          <table:table-cell office:value-type="string" table:style-name="ce3">
            <text:p>data driven-advantages</text:p>
          </table:table-cell>
          <table:table-cell table:number-columns-repeated="2" table:style-name="ce3"/>
          <table:table-cell office:value-type="string" table:content-validation-name="val1" table:style-name="ce3">
            <text:p>- Problem</text:p>
          </table:table-cell>
          <table:table-cell office:value-type="string" table:style-name="ce3">
            <text:p>Data Ownership</text:p>
          </table:table-cell>
          <table:table-cell table:style-name="ce11"/>
          <table:table-cell office:value-type="string" table:style-name="ce3">
            <text:p>Advantages from data, different to privacy</text:p>
          </table:table-cell>
          <table:table-cell table:number-columns-repeated="16377"/>
        </table:table-row>
        <table:table-row table:style-name="ro4">
          <table:table-cell office:value-type="string" table:style-name="ce3">
            <text:p>All <text:s/>these <text:s/>characteristics, <text:s/>combined <text:s/>with <text:s/>unfair practices <text:s/>by undertakings <text:s/>providing <text:s/>the <text:s/>core <text:s/>platform <text:s/>services,<text:s text:c="2"/></text:p>
          </table:table-cell>
          <table:table-cell table:number-columns-repeated="2" table:style-name="ce3"/>
          <table:table-cell office:value-type="string" table:content-validation-name="val1" table:style-name="ce3">
            <text:p>Value</text:p>
          </table:table-cell>
          <table:table-cell office:value-type="string" table:style-name="ce3">
            <text:p>Fair Practice</text:p>
          </table:table-cell>
          <table:table-cell office:value-type="string" table:style-name="ce10">
            <text:p>Platform</text:p>
          </table:table-cell>
          <table:table-cell office:value-type="string" table:style-name="ce3">
            <text:p>This is a value, as it encompasses an abstract notion "Fairness", not a concrete problem is mentioned.</text:p>
          </table:table-cell>
          <table:table-cell table:number-columns-repeated="16377"/>
        </table:table-row>
        <table:table-row table:style-name="ro3">
          <table:table-cell office:value-type="string" table:style-name="ce3">
            <text:p>can <text:s/>have <text:s/>the <text:s/>effect <text:s/>of <text:s/>substantially <text:s/>undermining <text:s/>the contestability <text:s/>of <text:s/>the <text:s/>core <text:s/>platform <text:s/>services</text:p>
          </table:table-cell>
          <table:table-cell table:number-columns-repeated="2" table:style-name="ce3"/>
          <table:table-cell office:value-type="string" table:content-validation-name="val1" table:style-name="ce3">
            <text:p>Value</text:p>
          </table:table-cell>
          <table:table-cell office:value-type="string" table:style-name="ce3">
            <text:p>Contestability of Platform Services</text:p>
          </table:table-cell>
          <table:table-cell office:value-type="string" table:style-name="ce10">
            <text:p>Platform</text:p>
          </table:table-cell>
          <table:table-cell office:value-type="string" table:style-name="ce3">
            <text:p>Not really a problem in itself, what does it lead to?</text:p>
          </table:table-cell>
          <table:table-cell table:number-columns-repeated="16377"/>
        </table:table-row>
        <table:table-row table:style-name="ro5">
          <table:table-cell office:value-type="string" table:style-name="ce3">
            <text:p>decreases <text:s/>in <text:s/>business <text:s/>users’ <text:s/>and <text:s/>end <text:s/>users’ <text:s/>choice</text:p>
          </table:table-cell>
          <table:table-cell table:number-columns-repeated="2" table:style-name="ce3"/>
          <table:table-cell office:value-type="string" table:content-validation-name="val1" table:style-name="ce3">
            <text:p>- Problem</text:p>
          </table:table-cell>
          <table:table-cell office:value-type="string" table:style-name="ce3">
            <text:p>Prevents (Business-)User Choice</text:p>
          </table:table-cell>
          <table:table-cell table:style-name="ce11"/>
          <table:table-cell office:value-type="string" table:style-name="ce3">
            <text:p>Now, this is a problem</text:p>
          </table:table-cell>
          <table:table-cell table:number-columns-repeated="16377"/>
        </table:table-row>
        <table:table-row table:style-name="ro3">
          <table:table-cell office:value-type="string" table:style-name="ce3">
            <text:p>leverage <text:s/>their <text:s/>advantages, <text:s/>such <text:s/>as <text:s/>their <text:s/>access <text:s/>to <text:s/>large <text:s/>amounts <text:s/>of <text:s/>data, <text:s/>from <text:s/>one <text:s/>area <text:s/>of <text:s/>activity <text:s/>to <text:s/>another.</text:p>
          </table:table-cell>
          <table:table-cell table:style-name="ce1"/>
          <table:table-cell office:value-type="float" office:value="3" table:style-name="ce2">
            <text:p>3</text:p>
          </table:table-cell>
          <table:table-cell office:value-type="string" table:content-validation-name="val1" table:style-name="ce3">
            <text:p>- Problem</text:p>
          </table:table-cell>
          <table:table-cell office:value-type="string" table:style-name="ce3">
            <text:p>inter-platform data linking and processing</text:p>
          </table:table-cell>
          <table:table-cell table:style-name="ce11"/>
          <table:table-cell table:style-name="ce3"/>
          <table:table-cell table:number-columns-repeated="16377"/>
        </table:table-row>
        <table:table-row table:style-name="ro2">
          <table:table-cell office:value-type="string" table:style-name="ce3">
            <text:p>structurally extremely <text:s/>difficult <text:s/>to <text:s/>challenge <text:s/>or <text:s/>contest <text:s/>by <text:s/>existing <text:s/>or <text:s/>new <text:s/>market <text:s/>operators, <text:s/>irrespective <text:s/>of <text:s/>how <text:s/>innovative <text:s/>and efficient <text:s/>those <text:s/>market <text:s/>operators <text:s/>may <text:s/>be</text:p>
          </table:table-cell>
          <table:table-cell table:number-columns-repeated="2" table:style-name="ce3"/>
          <table:table-cell office:value-type="string" table:content-validation-name="val1" table:style-name="ce3">
            <text:p>- Problem</text:p>
          </table:table-cell>
          <table:table-cell office:value-type="string" table:style-name="ce3">
            <text:p>Prevents Innovation, Prevents better business value</text:p>
          </table:table-cell>
          <table:table-cell table:style-name="ce11"/>
          <table:table-cell table:style-name="ce3"/>
          <table:table-cell table:number-columns-repeated="16377"/>
        </table:table-row>
        <table:table-row table:style-name="ro3">
          <table:table-cell office:value-type="string" table:style-name="ce3">
            <text:p>very <text:s/>high barriers <text:s/>to entry or <text:s/>exit, <text:s/>including <text:s/>high <text:s/>investment <text:s/>costs,</text:p>
          </table:table-cell>
          <table:table-cell table:number-columns-repeated="2" table:style-name="ce1"/>
          <table:table-cell office:value-type="string" table:content-validation-name="val1" table:style-name="ce3">
            <text:p>- Problem</text:p>
          </table:table-cell>
          <table:table-cell office:value-type="string" table:style-name="ce3">
            <text:p>High Barriers to Entry</text:p>
          </table:table-cell>
          <table:table-cell table:style-name="ce11"/>
          <table:table-cell office:value-type="string" table:style-name="ce3">
            <text:p>More a comment on the nature of the field.</text:p>
          </table:table-cell>
          <table:table-cell table:number-columns-repeated="16377"/>
        </table:table-row>
        <table:table-row table:style-name="ro5">
          <table:table-cell office:value-type="string" table:style-name="ce3">
            <text:p>or <text:s/>reduced <text:s/>access <text:s/>to, <text:s/>some <text:s/>key <text:s/>inputs <text:s/>in <text:s/>the <text:s/>digital <text:s/>economy, such as data</text:p>
          </table:table-cell>
          <table:table-cell table:number-columns-repeated="2" table:style-name="ce1"/>
          <table:table-cell office:value-type="string" table:content-validation-name="val1" table:style-name="ce3">
            <text:p>- Problem</text:p>
          </table:table-cell>
          <table:table-cell office:value-type="string" table:style-name="ce3">
            <text:p>Prevents Data Access</text:p>
          </table:table-cell>
          <table:table-cell table:style-name="ce11"/>
          <table:table-cell table:style-name="ce3"/>
          <table:table-cell table:number-columns-repeated="16377"/>
        </table:table-row>
        <table:table-row table:style-name="ro3">
          <table:table-cell office:value-type="string" table:style-name="ce3">
            <text:p>As <text:s/>a <text:s/>result, <text:s/>the likelihood increases that the underlying markets do not function well, or <text:s/>will soon fail to function wel</text:p>
          </table:table-cell>
          <table:table-cell table:number-columns-repeated="2" table:style-name="ce1"/>
          <table:table-cell office:value-type="string" table:content-validation-name="val1" table:style-name="ce3">
            <text:p>- Problem</text:p>
          </table:table-cell>
          <table:table-cell office:value-type="string" table:style-name="ce3">
            <text:p>Prevents better business value</text:p>
          </table:table-cell>
          <table:table-cell table:style-name="ce11"/>
          <table:table-cell table:style-name="ce3"/>
          <table:table-cell table:number-columns-repeated="16377"/>
        </table:table-row>
        <table:table-row table:style-name="ro3">
          <table:table-cell office:value-type="string" table:style-name="ce3">
            <text:p>serious <text:s/>imbalances <text:s/>in <text:s/>bargaining power <text:s/>and, <text:s/>consequently, <text:s/>to <text:s/>unfair <text:s/>practices <text:s/>and <text:s/>conditions <text:s/>for <text:s/>business <text:s/>users, <text:s/>as <text:s/>well <text:s/>as <text:s/>for <text:s/>end <text:s/>users</text:p>
          </table:table-cell>
          <table:table-cell table:style-name="ce1"/>
          <table:table-cell office:value-type="float" office:value="4" table:style-name="ce2">
            <text:p>4</text:p>
          </table:table-cell>
          <table:table-cell office:value-type="string" table:content-validation-name="val1" table:style-name="ce3">
            <text:p>Value</text:p>
          </table:table-cell>
          <table:table-cell office:value-type="string" table:style-name="ce3">
            <text:p>Fair Platform Markets; Fair Practice;</text:p>
          </table:table-cell>
          <table:table-cell office:value-type="string" table:style-name="ce10">
            <text:p>Platform</text:p>
          </table:table-cell>
          <table:table-cell table:style-name="ce3"/>
          <table:table-cell table:number-columns-repeated="16377"/>
        </table:table-row>
        <table:table-row table:style-name="ro5">
          <table:table-cell office:value-type="string" table:style-name="ce3">
            <text:p>detriment <text:s/>of <text:s/>prices, <text:s/>quality,<text:s text:c="2"/></text:p>
          </table:table-cell>
          <table:table-cell table:number-columns-repeated="2" table:style-name="ce1"/>
          <table:table-cell office:value-type="string" table:content-validation-name="val1" table:style-name="ce3">
            <text:p>- Problem</text:p>
          </table:table-cell>
          <table:table-cell office:value-type="string" table:style-name="ce3">
            <text:p>Prevents better business value</text:p>
          </table:table-cell>
          <table:table-cell table:style-name="ce11"/>
          <table:table-cell table:style-name="ce3"/>
          <table:table-cell table:number-columns-repeated="16377"/>
        </table:table-row>
        <table:table-row table:style-name="ro3">
          <table:table-cell office:value-type="string" table:style-name="ce3">
            <text:p>to <text:s/>the <text:s/>detriment <text:s/>of <text:s/>prices, <text:s/>quality, <text:s/>fair <text:s/>competition, <text:s/>choice <text:s/>and innovation in the digital secto</text:p>
          </table:table-cell>
          <table:table-cell table:number-columns-repeated="2" table:style-name="ce1"/>
          <table:table-cell office:value-type="string" table:content-validation-name="val1" table:style-name="ce3">
            <text:p>- Problem</text:p>
          </table:table-cell>
          <table:table-cell office:value-type="string" table:style-name="ce3">
            <text:p>detriment of prices, quality, fair compeition, choice, and innovation</text:p>
          </table:table-cell>
          <table:table-cell table:style-name="ce11"/>
          <table:table-cell table:style-name="ce3"/>
          <table:table-cell table:number-columns-repeated="16377"/>
        </table:table-row>
        <table:table-row table:style-name="ro5">
          <table:table-cell office:value-type="string" table:style-name="ce3">
            <text:p>choice<text:s text:c="2"/></text:p>
          </table:table-cell>
          <table:table-cell table:number-columns-repeated="2" table:style-name="ce1"/>
          <table:table-cell office:value-type="string" table:content-validation-name="val1" table:style-name="ce3">
            <text:p>- Problem</text:p>
          </table:table-cell>
          <table:table-cell office:value-type="string" table:style-name="ce3">
            <text:p>Prevents User Choice</text:p>
          </table:table-cell>
          <table:table-cell table:style-name="ce11"/>
          <table:table-cell table:style-name="ce3"/>
          <table:table-cell table:number-columns-repeated="16377"/>
        </table:table-row>
        <table:table-row table:style-name="ro5">
          <table:table-cell office:value-type="string" table:style-name="ce3">
            <text:p>and innovation in the digital sector.</text:p>
          </table:table-cell>
          <table:table-cell table:number-columns-repeated="2" table:style-name="ce1"/>
          <table:table-cell office:value-type="string" table:content-validation-name="val1" table:style-name="ce3">
            <text:p>- Problem</text:p>
          </table:table-cell>
          <table:table-cell office:value-type="string" table:style-name="ce3">
            <text:p>Prevents Innovation</text:p>
          </table:table-cell>
          <table:table-cell table:style-name="ce11"/>
          <table:table-cell table:style-name="ce3"/>
          <table:table-cell table:number-columns-repeated="16377"/>
        </table:table-row>
        <table:table-row table:style-name="ro2">
          <table:table-cell office:value-type="string" table:style-name="ce3">
            <text:p>the <text:s/>market <text:s/>processes <text:s/>are <text:s/>often <text:s/>incapable <text:s/>of <text:s/>ensuring <text:s/>fair <text:s/>economic <text:s/>outcomes <text:s/>with <text:s/>regard <text:s/>to <text:s/>core</text:p>
            <text:p>platform <text:s/>services.</text:p>
          </table:table-cell>
          <table:table-cell table:style-name="ce1"/>
          <table:table-cell office:value-type="float" office:value="5" table:style-name="ce2">
            <text:p>5</text:p>
          </table:table-cell>
          <table:table-cell office:value-type="string" table:content-validation-name="val1" table:style-name="ce3">
            <text:p>Value, - Problem</text:p>
          </table:table-cell>
          <table:table-cell office:value-type="string" table:style-name="ce3">
            <text:p>Fair Market Outcomes;<text:s/></text:p>
          </table:table-cell>
          <table:table-cell office:value-type="string" table:style-name="ce10">
            <text:p>Macro</text:p>
          </table:table-cell>
          <table:table-cell office:value-type="string" table:style-name="ce3">
            <text:p>Focused on market outcomes, different to direct unfair practice of the platform</text:p>
          </table:table-cell>
          <table:table-cell table:number-columns-repeated="16377"/>
        </table:table-row>
        <table:table-row table:style-name="ro5">
          <table:table-cell office:value-type="string" table:style-name="ce2">
            <text:p>particularly <text:s/>weak <text:s/>contestability <text:s/>of <text:s/>core <text:s/>platform <text:s/>services</text:p>
          </table:table-cell>
          <table:table-cell table:style-name="ce1"/>
          <table:table-cell office:value-type="float" office:value="6" table:style-name="ce2">
            <text:p>6</text:p>
          </table:table-cell>
          <table:table-cell office:value-type="string" table:content-validation-name="val1" table:style-name="ce3">
            <text:p>Value</text:p>
          </table:table-cell>
          <table:table-cell office:value-type="string" table:style-name="ce3">
            <text:p>Contestability</text:p>
          </table:table-cell>
          <table:table-cell office:value-type="string" table:style-name="ce10">
            <text:p>Macro</text:p>
          </table:table-cell>
          <table:table-cell table:style-name="ce3"/>
          <table:table-cell table:number-columns-repeated="16377"/>
        </table:table-row>
        <table:table-row table:style-name="ro3">
          <table:table-cell office:value-type="string" table:style-name="ce3">
            <text:p>, <text:s/>including <text:s/>the <text:s/>negative societal <text:s/>and <text:s/>economic <text:s/>implications <text:s/>of <text:s/>such <text:s/>unfair <text:s/>practices</text:p>
          </table:table-cell>
          <table:table-cell table:number-columns-repeated="2" table:style-name="ce1"/>
          <table:table-cell office:value-type="string" table:content-validation-name="val1" table:style-name="ce3">
            <text:p>- Problem</text:p>
          </table:table-cell>
          <table:table-cell office:value-type="string" table:style-name="ce3">
            <text:p>Societal Problems, Prevents better business value</text:p>
          </table:table-cell>
          <table:table-cell table:style-name="ce11"/>
          <table:table-cell table:style-name="ce3"/>
          <table:table-cell table:number-columns-repeated="16377"/>
        </table:table-row>
        <table:table-row table:style-name="ro5">
          <table:table-cell office:value-type="string" table:style-name="ce3">
            <text:p>laying down rules to ensure contestability and fairnes</text:p>
          </table:table-cell>
          <table:table-cell table:style-name="ce1"/>
          <table:table-cell office:value-type="float" office:value="7" table:style-name="ce2">
            <text:p>7</text:p>
          </table:table-cell>
          <table:table-cell office:value-type="string" table:content-validation-name="val1" table:style-name="ce3">
            <text:p>Value</text:p>
          </table:table-cell>
          <table:table-cell office:value-type="string" table:style-name="ce3">
            <text:p>Normative Rules &amp; Contestability; Fairness</text:p>
          </table:table-cell>
          <table:table-cell office:value-type="string" table:style-name="ce10">
            <text:p>Macro &amp; Platform</text:p>
          </table:table-cell>
          <table:table-cell table:style-name="ce3"/>
          <table:table-cell table:number-columns-repeated="16377"/>
        </table:table-row>
        <table:table-row table:style-name="ro3">
          <table:table-cell office:value-type="string" table:style-name="ce3">
            <text:p>should <text:s/>be <text:s/>afforded <text:s/>appropriate <text:s/>regulatory <text:s/>safeguards <text:s/>throughout <text:s/>the Union <text:s/>against <text:s/>the <text:s/>unfair <text:s/>practices <text:s/>of <text:s/>gatekeepers</text:p>
          </table:table-cell>
          <table:table-cell table:number-columns-repeated="2" table:style-name="ce1"/>
          <table:table-cell office:value-type="string" table:content-validation-name="val1" table:style-name="ce3">
            <text:p>Value</text:p>
          </table:table-cell>
          <table:table-cell office:value-type="string" table:style-name="ce3">
            <text:p>Normative Rules &amp; Fair Practice</text:p>
          </table:table-cell>
          <table:table-cell office:value-type="string" table:style-name="ce10">
            <text:p>Macro &amp; Platform</text:p>
          </table:table-cell>
          <table:table-cell table:style-name="ce3"/>
          <table:table-cell table:number-columns-repeated="16377"/>
        </table:table-row>
        <table:table-row table:style-name="ro5">
          <table:table-cell office:value-type="string" table:style-name="ce3">
            <text:p>proper <text:s/>functioning <text:s/>of <text:s/>the <text:s/>internal <text:s/>market</text:p>
          </table:table-cell>
          <table:table-cell table:number-columns-repeated="2" table:style-name="ce1"/>
          <table:table-cell office:value-type="string" table:content-validation-name="val1" table:style-name="ce3">
            <text:p>Value</text:p>
          </table:table-cell>
          <table:table-cell office:value-type="string" table:style-name="ce3">
            <text:p>"proper <text:s/>functioning <text:s/>of <text:s/>the <text:s/>internal [EEA] market"</text:p>
          </table:table-cell>
          <table:table-cell office:value-type="string" table:style-name="ce10">
            <text:p>Macro</text:p>
          </table:table-cell>
          <table:table-cell table:style-name="ce3"/>
          <table:table-cell table:number-columns-repeated="16377"/>
        </table:table-row>
        <table:table-row table:style-name="ro6">
          <table:table-cell office:value-type="string" table:style-name="ce3">
            <text:p>Weak <text:s/>contestability <text:s/>and <text:s/>unfair <text:s/>practices <text:s/>in <text:s/>the <text:s/>digital <text:s/>sector <text:s/>are <text:s/>more <text:s/>frequent <text:s/>and <text:s/>pronounced <text:s/>for <text:s/>certain <text:s/>digital services <text:s/>than <text:s/>for <text:s/>others. This <text:s/>is <text:s/>the <text:s/>case <text:s/>in <text:s/>particular <text:s/>for <text:s/>widespread <text:s/>and <text:s/>commonly <text:s/>used <text:s/>digital <text:s/>services <text:s/>that mostly <text:s/>directly <text:s/>intermediate <text:s/>between <text:s/>business <text:s/>users <text:s/>and <text:s/>end <text:s/>users <text:s/>and <text:s/>where <text:s/>features <text:s/>such <text:s/>as <text:s/>extreme <text:s/>scale economies, <text:s/>very <text:s/>strong <text:s/>network effects, an <text:s/>ability to connect <text:s/>many business <text:s/>users <text:s/>with <text:s/>many end <text:s/>users</text:p>
          </table:table-cell>
          <table:table-cell table:style-name="ce1"/>
          <table:table-cell office:value-type="float" office:value="13" table:style-name="ce2">
            <text:p>13</text:p>
          </table:table-cell>
          <table:table-cell office:value-type="string" table:content-validation-name="val1" table:style-name="ce3">
            <text:p>Value</text:p>
          </table:table-cell>
          <table:table-cell office:value-type="string" table:style-name="ce2">
            <text:p>Higher Responsibility for Large Platforms</text:p>
          </table:table-cell>
          <table:table-cell office:value-type="string" table:style-name="ce10">
            <text:p>Platform</text:p>
          </table:table-cell>
          <table:table-cell table:style-name="ce3"/>
          <table:table-cell table:number-columns-repeated="16377"/>
        </table:table-row>
        <table:table-row table:style-name="ro2">
          <table:table-cell office:value-type="string" table:style-name="ce3">
            <text:p>lock-in effects, a lack of multi-homing or <text:s/>vertical integration are the most prevalen</text:p>
          </table:table-cell>
          <table:table-cell table:number-columns-repeated="2" table:style-name="ce1"/>
          <table:table-cell office:value-type="string" table:content-validation-name="val1" table:style-name="ce3">
            <text:p>- Problem</text:p>
          </table:table-cell>
          <table:table-cell office:value-type="string" table:style-name="ce3">
            <text:p>Lock-In, Platform Effetcs</text:p>
          </table:table-cell>
          <table:table-cell table:style-name="ce11"/>
          <table:table-cell office:value-type="string" table:style-name="ce3">
            <text:p>What do they mean exactly with multi-homing and vertical integration?<text:s/></text:p>
          </table:table-cell>
          <table:table-cell table:number-columns-repeated="16377"/>
        </table:table-row>
        <table:table-row table:style-name="ro3">
          <table:table-cell office:value-type="string" table:style-name="ce3">
            <text:p>Often, <text:s/>there <text:s/>is <text:s/>only <text:s/>one <text:s/>or <text:s/>very <text:s/>few <text:s/>large <text:s/>undertakings <text:s/>providing <text:s/>those <text:s/>digital <text:s/>services</text:p>
          </table:table-cell>
          <table:table-cell table:number-columns-repeated="2" table:style-name="ce1"/>
          <table:table-cell office:value-type="string" table:content-validation-name="val1" table:style-name="ce3">
            <text:p>- Problem</text:p>
          </table:table-cell>
          <table:table-cell office:value-type="string" table:style-name="ce3">
            <text:p>User Choice</text:p>
          </table:table-cell>
          <table:table-cell table:style-name="ce11"/>
          <table:table-cell table:style-name="ce3"/>
          <table:table-cell table:number-columns-repeated="16377"/>
        </table:table-row>
        <table:table-row table:style-name="ro3">
          <table:table-cell office:value-type="string" table:style-name="ce3">
            <text:p>the <text:s/>ability <text:s/>to <text:s/>easily <text:s/>set <text:s/>commercial <text:s/>conditions <text:s/>and <text:s/>terms <text:s/>in <text:s/>a <text:s/>unilateral <text:s/>and <text:s/>detrimental <text:s/>manner for <text:s/>their <text:s/>business <text:s/>users <text:s/>and <text:s/>end <text:s/>users</text:p>
          </table:table-cell>
          <table:table-cell table:number-columns-repeated="2" table:style-name="ce1"/>
          <table:table-cell office:value-type="string" table:content-validation-name="val1" table:style-name="ce3">
            <text:p>Value</text:p>
          </table:table-cell>
          <table:table-cell office:value-type="string" table:style-name="ce3">
            <text:p>Fair Platform Markets; Unilateral Rule-Setting Power is Bad / Balance in Market Power<text:s/></text:p>
          </table:table-cell>
          <table:table-cell office:value-type="string" table:style-name="ce10">
            <text:p>Platform</text:p>
          </table:table-cell>
          <table:table-cell table:style-name="ce3"/>
          <table:table-cell table:number-columns-repeated="16377"/>
        </table:table-row>
        <table:table-row table:style-name="ro4">
          <table:table-cell office:value-type="string" table:style-name="ce3">
            <text:p>it <text:s/>is <text:s/>necessary <text:s/>to <text:s/>focus <text:s/>only <text:s/>on <text:s/>those <text:s/>digital <text:s/>services <text:s/>that <text:s/>are most <text:s/>broadly <text:s/>used <text:s/>by <text:s/>business <text:s/>users <text:s/>and <text:s/>end <text:s/>users <text:s/>and <text:s/>where <text:s/>concerns <text:s/>about <text:s/>weak <text:s/>contestability <text:s/>and <text:s/>unfair practices by gatekeepers are more apparent and pressing from an internal market perspectiv</text:p>
          </table:table-cell>
          <table:table-cell table:number-columns-repeated="2" table:style-name="ce1"/>
          <table:table-cell office:value-type="string" table:content-validation-name="val1" table:style-name="ce3">
            <text:p>Value</text:p>
          </table:table-cell>
          <table:table-cell office:value-type="string" table:style-name="ce2">
            <text:p>Higher Responsibility for Large Platforms</text:p>
          </table:table-cell>
          <table:table-cell office:value-type="string" table:style-name="ce10">
            <text:p>Platform</text:p>
          </table:table-cell>
          <table:table-cell office:value-type="string" table:style-name="ce3">
            <text:p>I think this is more of a complexity tradeoff. Its impossible to check small platforms.</text:p>
          </table:table-cell>
          <table:table-cell table:number-columns-repeated="16377"/>
        </table:table-row>
        <table:table-row table:style-name="ro7">
          <table:table-cell office:value-type="string" table:style-name="ce3">
            <text:p>In <text:s/>particular, <text:s/>online <text:s/>intermediation <text:s/>services, <text:s/>online <text:s/>search <text:s/>engines, <text:s/>operating <text:s/>systems, <text:s/>online <text:s/>social <text:s/>networking, video <text:s/>sharing <text:s/>platform <text:s/>services, <text:s/>number-independent <text:s/>interpersonal <text:s/>communication <text:s/>services, <text:s/>cloud <text:s/>computing services, <text:s/>virtual <text:s/>assistants, <text:s/>web <text:s/>browsers <text:s/>and <text:s/>online <text:s/>advertising <text:s/>services, <text:s/>including <text:s/>advertising <text:s/>intermediation services, <text:s/>all <text:s/>have <text:s/>the <text:s/>capacity <text:s/>to <text:s/>affect <text:s/>a <text:s/>large <text:s/>number <text:s/>of <text:s/>end <text:s/>users <text:s/>and <text:s/>businesses, <text:s/>which <text:s/>entails <text:s/>a <text:s/>risk <text:s/>of <text:s/>unfair business <text:s/>practices. <text:s/>Therefore, <text:s/>they <text:s/>should <text:s/>be <text:s/>included <text:s/>in <text:s/>the <text:s/>definition <text:s/>of <text:s/>core <text:s/>platform <text:s/>services</text:p>
          </table:table-cell>
          <table:table-cell table:style-name="ce1"/>
          <table:table-cell office:value-type="float" office:value="14" table:style-name="ce2">
            <text:p>14</text:p>
          </table:table-cell>
          <table:table-cell office:value-type="string" table:content-validation-name="val1" table:style-name="ce3">
            <text:p>Value</text:p>
          </table:table-cell>
          <table:table-cell office:value-type="string" table:style-name="ce3">
            <text:p>Higher Responsibility for Core Platform Services</text:p>
          </table:table-cell>
          <table:table-cell office:value-type="string" table:style-name="ce10">
            <text:p>Platform</text:p>
          </table:table-cell>
          <table:table-cell table:style-name="ce3"/>
          <table:table-cell table:number-columns-repeated="16377"/>
        </table:table-row>
        <table:table-row table:style-name="ro8">
          <table:table-cell office:value-type="string" table:style-name="ce3">
            <text:p>The <text:s/>fact <text:s/>that <text:s/>a <text:s/>digital <text:s/>service <text:s/>qualifies <text:s/>as <text:s/>a <text:s/>core <text:s/>platform <text:s/>service <text:s/>does <text:s/>not <text:s/>in <text:s/>itself <text:s/>give <text:s/>rise <text:s/>to <text:s/>sufficiently <text:s/>serious concerns <text:s/>of <text:s/>contestability <text:s/>or <text:s/>unfair <text:s/>practices. <text:s/>It <text:s/>is <text:s/>only <text:s/>when <text:s/>a <text:s/>core <text:s/>platform <text:s/>service <text:s/>constitutes <text:s/>an <text:s/>important gateway <text:s/>and <text:s/>is <text:s/>operated <text:s/>by <text:s/>an <text:s/>undertaking <text:s/>with <text:s/>a <text:s/>significant <text:s/>impact <text:s/>in <text:s/>the <text:s/>internal <text:s/>market <text:s/>and <text:s/>an <text:s/>entrenched <text:s/>and durable <text:s/>position, <text:s/>or <text:s/>by <text:s/>an <text:s/>undertaking <text:s/>that <text:s/>will <text:s/>foreseeably <text:s/>enjoy <text:s/>such <text:s/>a <text:s/>position <text:s/>in <text:s/>the <text:s/>near <text:s/>future, <text:s/>that <text:s/>such concerns <text:s/>arise</text:p>
          </table:table-cell>
          <table:table-cell table:style-name="ce1"/>
          <table:table-cell office:value-type="float" office:value="15" table:style-name="ce2">
            <text:p>15</text:p>
          </table:table-cell>
          <table:table-cell office:value-type="string" table:content-validation-name="val1" table:style-name="ce3">
            <text:p>Value</text:p>
          </table:table-cell>
          <table:table-cell office:value-type="string" table:style-name="ce2">
            <text:p>Higher Responsibility for Large Platforms</text:p>
          </table:table-cell>
          <table:table-cell office:value-type="string" table:style-name="ce10">
            <text:p>Platform</text:p>
          </table:table-cell>
          <table:table-cell office:value-type="string" table:style-name="ce3">
            <text:p>Smaller Platforms don't have enough reach to give rise to "sufficently serious concerns". But a platform may get into such a position.</text:p>
          </table:table-cell>
          <table:table-cell table:number-columns-repeated="16377"/>
        </table:table-row>
        <table:table-row table:style-name="ro7">
          <table:table-cell office:value-type="string" table:style-name="ce3">
            <text:p>once <text:s/>an <text:s/>undertaking <text:s/>providing <text:s/>the <text:s/>core <text:s/>platform <text:s/>service <text:s/>has obtained <text:s/>a <text:s/>certain <text:s/>advantage <text:s/>over <text:s/>rivals <text:s/>or <text:s/>potential <text:s/>challengers <text:s/>in <text:s/>terms <text:s/>of <text:s/>scale <text:s/>or <text:s/>intermediation <text:s/>power, <text:s/>its position <text:s/>could <text:s/>become <text:s/>unassailable <text:s/>and <text:s/>the <text:s/>situation <text:s/>could <text:s/>evolve <text:s/>to <text:s/>the <text:s/>point <text:s/>that <text:s/>it <text:s/>is <text:s/>likely <text:s/>to <text:s/>become entrenched <text:s/>and <text:s/>durable <text:s/>in <text:s/>the <text:s/>near <text:s/>future. <text:s/>Undertakings <text:s/>can <text:s/>try <text:s/>to <text:s/>induce <text:s/>this <text:s/>tipping <text:s/>and <text:s/>emerge <text:s/>as <text:s/>gatekeeper <text:s/>by using <text:s/>some <text:s/>of <text:s/>the <text:s/>unfair <text:s/>conditions <text:s/>and <text:s/>practices <text:s/>regulated <text:s/>under <text:s/>this <text:s/>Regulation. <text:s/>In <text:s/>such <text:s/>a <text:s/>situation, <text:s/>it <text:s/>appears appropriate to intervene before the market tips irreversibly.</text:p>
          </table:table-cell>
          <table:table-cell table:style-name="ce1"/>
          <table:table-cell office:value-type="float" office:value="25" table:style-name="ce2">
            <text:p>25</text:p>
          </table:table-cell>
          <table:table-cell office:value-type="string" table:content-validation-name="val1" table:style-name="ce3">
            <text:p>- DO</text:p>
          </table:table-cell>
          <table:table-cell office:value-type="string" table:style-name="ce3">
            <text:p>Macro; Intervene before a small platform becomes a Gatekeeper<text:s/></text:p>
          </table:table-cell>
          <table:table-cell office:value-type="string" table:style-name="ce12">
            <text:p>Macro</text:p>
          </table:table-cell>
          <table:table-cell office:value-type="string" table:style-name="ce3">
            <text:p>A smaller platform could make use of the practices otherwise not allowed for the gatekeepers, and thus become a gatekeeper.</text:p>
          </table:table-cell>
          <table:table-cell table:number-columns-repeated="16377"/>
        </table:table-row>
        <table:table-row table:style-name="ro9">
          <table:table-cell office:value-type="string" table:style-name="ce3">
            <text:p>provide <text:s/>in <text:s/>a <text:s/>clear <text:s/>and <text:s/>unambiguous <text:s/>manner <text:s/>for <text:s/>a <text:s/>set <text:s/>of <text:s/>harmonised <text:s/>rules <text:s/>with <text:s/>regard <text:s/>to <text:s/>those <text:s/>services. <text:s/>Such <text:s/>rules are <text:s/>needed <text:s/>to <text:s/>address <text:s/>the <text:s/>risk <text:s/>of <text:s/>harmful <text:s/>effects <text:s/>of <text:s/>practices <text:s/>by <text:s/>gatekeepers, <text:s/>to <text:s/>the <text:s/>benefit <text:s/>of <text:s/>the <text:s/>business environment <text:s/>in <text:s/>the <text:s/>services <text:s/>concerned, <text:s/>of <text:s/>users <text:s/>and <text:s/>ultimately of <text:s/>society <text:s/>as <text:s/>a whole</text:p>
          </table:table-cell>
          <table:table-cell table:style-name="ce1"/>
          <table:table-cell office:value-type="float" office:value="31" table:style-name="ce2">
            <text:p>31</text:p>
          </table:table-cell>
          <table:table-cell office:value-type="string" table:content-validation-name="val1" table:style-name="ce3">
            <text:p>Value</text:p>
          </table:table-cell>
          <table:table-cell office:value-type="string" table:style-name="ce3">
            <text:p>Harmonised Normative Rules</text:p>
          </table:table-cell>
          <table:table-cell office:value-type="string" table:style-name="ce10">
            <text:p>Macro</text:p>
          </table:table-cell>
          <table:table-cell table:style-name="ce3"/>
          <table:table-cell table:number-columns-repeated="16377"/>
        </table:table-row>
        <table:table-row table:style-name="ro2">
          <table:table-cell office:value-type="string" table:style-name="ce3">
            <text:p>For <text:s/>the purpose <text:s/>of <text:s/>this Regulation, contestability <text:s/>should <text:s/>relate to the ability of undertakings to effectively overcome barriers <text:s/>to <text:s/>entry <text:s/>and <text:s/>expansion <text:s/>and <text:s/>challenge <text:s/>the <text:s/>gatekeeper <text:s/>on <text:s/>the <text:s/>merits <text:s/>of <text:s/>their <text:s/>products <text:s/>and <text:s/>services.<text:s text:c="2"/></text:p>
          </table:table-cell>
          <table:table-cell table:style-name="ce1"/>
          <table:table-cell office:value-type="float" office:value="32" table:style-name="ce2">
            <text:p>32</text:p>
          </table:table-cell>
          <table:table-cell office:value-type="string" table:content-validation-name="val1" table:style-name="ce3">
            <text:p>Value</text:p>
          </table:table-cell>
          <table:table-cell office:value-type="string" table:style-name="ce3">
            <text:p>Contestability; Allow competitors to enter the market and challenge you on the merits of your product/service</text:p>
          </table:table-cell>
          <table:table-cell office:value-type="string" table:style-name="ce10">
            <text:p>Platform</text:p>
          </table:table-cell>
          <table:table-cell office:value-type="string" table:style-name="ce3">
            <text:p>Definition of Contestability</text:p>
          </table:table-cell>
          <table:table-cell table:number-columns-repeated="16377"/>
        </table:table-row>
        <table:table-row table:style-name="ro2">
          <table:table-cell office:value-type="string" table:style-name="ce3">
            <text:p>The features <text:s/>of <text:s/>core <text:s/>platform <text:s/>services <text:s/>in <text:s/>the <text:s/>digital <text:s/>sector, <text:s/>such <text:s/>as <text:s/>network <text:s/>effects, <text:s/>strong <text:s/>economies <text:s/>of <text:s/>scale, <text:s/>and benefits <text:s/>from <text:s/>data <text:s/>have <text:s/>limited <text:s/>the <text:s/>contestability <text:s/>of <text:s/>those <text:s/>services <text:s/>and <text:s/>the <text:s/>related <text:s/>ecosystems</text:p>
          </table:table-cell>
          <table:table-cell table:number-columns-repeated="2" table:style-name="ce1"/>
          <table:table-cell office:value-type="string" table:content-validation-name="val1" table:style-name="ce3">
            <text:p>- Problem</text:p>
          </table:table-cell>
          <table:table-cell office:value-type="string" table:style-name="ce3">
            <text:p>Lock-in, Data Ownership</text:p>
          </table:table-cell>
          <table:table-cell table:style-name="ce11"/>
          <table:table-cell table:style-name="ce3"/>
          <table:table-cell table:number-columns-repeated="16377"/>
        </table:table-row>
        <table:table-row table:style-name="ro4">
          <table:table-cell office:value-type="string" table:style-name="ce3">
            <text:p>Such <text:s/>a <text:s/>weak contestability <text:s/>reduces <text:s/>the <text:s/>incentives <text:s/>to <text:s/>innovate <text:s/>and <text:s/>improve <text:s/>products <text:s/>and <text:s/>services <text:s/>for <text:s/>the <text:s/>gatekeeper, <text:s/>its <text:s/>business users, <text:s/>its <text:s/>challengers <text:s/>and <text:s/>customers <text:s/>and <text:s/>thus <text:s/>negatively <text:s/>affects <text:s/>the <text:s/>innovation <text:s/>potential <text:s/>of <text:s/>the <text:s/>wider <text:s/>online platform <text:s/>economy.</text:p>
          </table:table-cell>
          <table:table-cell table:number-columns-repeated="2" table:style-name="ce1"/>
          <table:table-cell office:value-type="string" table:content-validation-name="val1" table:style-name="ce3">
            <text:p>- Problem</text:p>
          </table:table-cell>
          <table:table-cell office:value-type="string" table:style-name="ce3">
            <text:p>Prevents Innovation, Prevents better business value, Prevents Macro-Economic Value</text:p>
          </table:table-cell>
          <table:table-cell table:style-name="ce11"/>
          <table:table-cell table:style-name="ce3"/>
          <table:table-cell table:number-columns-repeated="16377"/>
        </table:table-row>
        <table:table-row table:style-name="ro2">
          <table:table-cell office:value-type="string" table:style-name="ce3">
            <text:p>This <text:s/>Regulation <text:s/>should <text:s/>therefore <text:s/>ban <text:s/>certain <text:s/>practices <text:s/>by <text:s/>gatekeepers <text:s/>that are <text:s/>liable <text:s/>to <text:s/>increase <text:s/>barriers <text:s/>to <text:s/>entry <text:s/>or <text:s/>expansion, <text:s/>and <text:s/>impose <text:s/>certain <text:s/>obligations <text:s/>on <text:s/>gatekeepers <text:s/>that <text:s/>tend <text:s/>to lower <text:s/>those <text:s/>barriers</text:p>
          </table:table-cell>
          <table:table-cell table:number-columns-repeated="2" table:style-name="ce1"/>
          <table:table-cell office:value-type="string" table:content-validation-name="val1" table:style-name="ce3">
            <text:p>Value</text:p>
          </table:table-cell>
          <table:table-cell office:value-type="string" table:style-name="ce3">
            <text:p>Normative Rules</text:p>
          </table:table-cell>
          <table:table-cell office:value-type="string" table:style-name="ce10">
            <text:p>Macro</text:p>
          </table:table-cell>
          <table:table-cell table:style-name="ce3"/>
          <table:table-cell table:number-columns-repeated="16377"/>
        </table:table-row>
        <table:table-row table:style-name="ro4">
          <table:table-cell office:value-type="string" table:style-name="ce3">
            <text:p>The <text:s/>obligations <text:s/>should <text:s/>also <text:s/>address <text:s/>situations <text:s/>where <text:s/>the <text:s/>position <text:s/>of <text:s/>the <text:s/>gatekeeper <text:s/>may <text:s/>be entrenched <text:s/>to <text:s/>such <text:s/>an <text:s/>extent <text:s/>that <text:s/>inter-platform <text:s/>competition <text:s/>is <text:s/>not <text:s/>effective <text:s/>in <text:s/>the <text:s/>short <text:s/>term, <text:s/>meaning <text:s/>that <text:s/>intra- platform competition needs to be created or <text:s/>increased.</text:p>
          </table:table-cell>
          <table:table-cell table:number-columns-repeated="2" table:style-name="ce1"/>
          <table:table-cell office:value-type="string" table:content-validation-name="val1" table:style-name="ce3">
            <text:p>- Problem</text:p>
          </table:table-cell>
          <table:table-cell office:value-type="string" table:style-name="ce3">
            <text:p>Some platforms are so entrenched, intra-platform competition needs to be directly supported.</text:p>
          </table:table-cell>
          <table:table-cell table:style-name="ce11"/>
          <table:table-cell office:value-type="string" table:style-name="ce3">
            <text:p>Motivation for intra-platform competition.</text:p>
          </table:table-cell>
          <table:table-cell table:number-columns-repeated="16377"/>
        </table:table-row>
        <table:table-row table:style-name="ro2">
          <table:table-cell office:value-type="string" table:style-name="ce3">
            <text:p>inter-platform <text:s/>competition <text:s/>is <text:s/>not <text:s/>effective <text:s/>in <text:s/>the <text:s/>short <text:s/>term, <text:s/>meaning <text:s/>that <text:s/>intra- platform competition needs to be created or <text:s/>increased.</text:p>
          </table:table-cell>
          <table:table-cell table:number-columns-repeated="2" table:style-name="ce1"/>
          <table:table-cell office:value-type="string" table:content-validation-name="val1" table:style-name="ce3">
            <text:p>- DO</text:p>
          </table:table-cell>
          <table:table-cell office:value-type="string" table:style-name="ce3">
            <text:p>Macro; foster intra-platform competition as increase of inter-platform competition will not improve the situtation in the short term.<text:s/></text:p>
          </table:table-cell>
          <table:table-cell office:value-type="string" table:style-name="ce12">
            <text:p>Macro</text:p>
          </table:table-cell>
          <table:table-cell office:value-type="string" table:style-name="ce3">
            <text:p>This is the reasoning behind intra-platform competition.</text:p>
          </table:table-cell>
          <table:table-cell table:number-columns-repeated="16377"/>
        </table:table-row>
        <table:table-row table:style-name="ro4">
          <table:table-cell office:value-type="string" table:style-name="ce3">
            <text:p>unfairness <text:s/>should <text:s/>relate <text:s/>to <text:s/>an <text:s/>imbalance <text:s/>between <text:s/>the <text:s/>rights <text:s/>and <text:s/>obligations <text:s/>of business <text:s/>users <text:s/>where <text:s/>the <text:s/>gatekeeper <text:s/>obtains <text:s/>a <text:s/>disproportionate <text:s/>advantage</text:p>
          </table:table-cell>
          <table:table-cell table:style-name="ce1"/>
          <table:table-cell office:value-type="float" office:value="33" table:style-name="ce2">
            <text:p>33</text:p>
          </table:table-cell>
          <table:table-cell office:value-type="string" table:content-validation-name="val1" table:style-name="ce3">
            <text:p>Value</text:p>
          </table:table-cell>
          <table:table-cell office:value-type="string" table:style-name="ce3">
            <text:p>Fair Practice</text:p>
          </table:table-cell>
          <table:table-cell office:value-type="string" table:style-name="ce13">
            <text:p>Platform</text:p>
          </table:table-cell>
          <table:table-cell office:value-type="string" table:style-name="ce3">
            <text:p>Their definition of fairness. Its interesting, as its only defined as regards with business users. So other businesses, i.e., competiion<text:s/></text:p>
          </table:table-cell>
          <table:table-cell table:number-columns-repeated="16377"/>
        </table:table-row>
        <table:table-row table:style-name="ro4">
          <table:table-cell office:value-type="string" table:style-name="ce3">
            <text:p>Market <text:s/>participants, <text:s/>including <text:s/>business users <text:s/>of <text:s/>core <text:s/>platform <text:s/>services <text:s/>and <text:s/>alternative <text:s/>providers <text:s/>of <text:s/>services <text:s/>provided <text:s/>together <text:s/>with, <text:s/>or <text:s/>in <text:s/>support <text:s/>of, <text:s/>such core <text:s/>platform <text:s/>services, <text:s/>should <text:s/>have <text:s/>the <text:s/>ability <text:s/>to <text:s/>adequately <text:s/>capture <text:s/>the <text:s/>benefits <text:s/>resulting <text:s/>from <text:s/>their <text:s/>innovative <text:s/>or other <text:s/>effort</text:p>
          </table:table-cell>
          <table:table-cell table:number-columns-repeated="2" table:style-name="ce1"/>
          <table:table-cell office:value-type="string" table:content-validation-name="val1" table:style-name="ce3">
            <text:p>Value</text:p>
          </table:table-cell>
          <table:table-cell office:value-type="string" table:style-name="ce3">
            <text:p>Innovation &amp; Fair Platform Markets</text:p>
          </table:table-cell>
          <table:table-cell office:value-type="string" table:style-name="ce10">
            <text:p>Macro &amp; Platform</text:p>
          </table:table-cell>
          <table:table-cell table:style-name="ce3"/>
          <table:table-cell table:number-columns-repeated="16377"/>
        </table:table-row>
        <table:table-row table:style-name="ro4">
          <table:table-cell office:value-type="string" table:style-name="ce3">
            <text:p>Due <text:s/>to <text:s/>their <text:s/>gateway <text:s/>position <text:s/>and <text:s/>superior <text:s/>bargaining <text:s/>power, <text:s/>it <text:s/>is <text:s/>possible <text:s/>that <text:s/>gatekeepers <text:s/>engage <text:s/>in behaviour <text:s/>that <text:s/>does <text:s/>not <text:s/>allow <text:s/>others <text:s/>to <text:s/>capture <text:s/>fully <text:s/>the <text:s/>benefits <text:s/>of <text:s/>their <text:s/>own <text:s/>contributions, <text:s/>and <text:s/>unilaterally <text:s/>set unbalanced <text:s/>conditions <text:s/>for <text:s/>the <text:s/>use <text:s/>of <text:s/>their <text:s/>core <text:s/>platform <text:s/>services</text:p>
          </table:table-cell>
          <table:table-cell table:number-columns-repeated="2" table:style-name="ce1"/>
          <table:table-cell office:value-type="string" table:content-validation-name="val1" table:style-name="ce3">
            <text:p>Value</text:p>
          </table:table-cell>
          <table:table-cell office:value-type="string" table:style-name="ce3">
            <text:p>Fair Platform Markets; Unilateral Rule-Setting Power is Bad;<text:s/></text:p>
          </table:table-cell>
          <table:table-cell office:value-type="string" table:style-name="ce13">
            <text:p>Platform</text:p>
          </table:table-cell>
          <table:table-cell table:style-name="ce3"/>
          <table:table-cell table:number-columns-repeated="16377"/>
        </table:table-row>
        <table:table-row table:style-name="ro9">
          <table:table-cell office:value-type="string" table:style-name="ce3">
            <text:p>Contestability <text:s/>and <text:s/>fairness <text:s/>are <text:s/>intertwined. <text:s/>The <text:s/>lack <text:s/>of, <text:s/>or <text:s/>weak, <text:s/>contestability for a certain service can <text:s/>enable <text:s/>a gatekeeper <text:s/>to <text:s/>engage <text:s/>in <text:s/>unfair <text:s/>practices. <text:s/>Similarly, <text:s/>unfair <text:s/>practices <text:s/>by <text:s/>a <text:s/>gatekeeper <text:s/>can <text:s/>reduce <text:s/>the <text:s/>possibility <text:s/>of business <text:s/>users <text:s/>or <text:s/>others <text:s/>to <text:s/>contest <text:s/>the <text:s/>gatekeeper’s <text:s/>position. A particular obligation in this Regulation may, therefore, address both elements.</text:p>
          </table:table-cell>
          <table:table-cell table:style-name="ce1"/>
          <table:table-cell office:value-type="float" office:value="34" table:style-name="ce2">
            <text:p>34</text:p>
          </table:table-cell>
          <table:table-cell office:value-type="string" table:content-validation-name="val1" table:style-name="ce3">
            <text:p>Value</text:p>
          </table:table-cell>
          <table:table-cell office:value-type="string" table:style-name="ce3">
            <text:p>Causality of Contestability and Fairness;<text:s/></text:p>
          </table:table-cell>
          <table:table-cell office:value-type="string" table:style-name="ce13">
            <text:p>Platform</text:p>
          </table:table-cell>
          <table:table-cell office:value-type="string" table:style-name="ce3">
            <text:p>Causality Model</text:p>
          </table:table-cell>
          <table:table-cell table:number-columns-repeated="16377"/>
        </table:table-row>
        <table:table-row table:style-name="ro2">
          <table:table-cell office:value-type="string" table:style-name="ce3">
            <text:p>no <text:s/>alternative <text:s/>and <text:s/>less <text:s/>restrictive <text:s/>measures <text:s/>that <text:s/>would <text:s/>effectively <text:s/>achieve <text:s/>the <text:s/>same <text:s/>result, <text:s/>having <text:s/>regard to the need to safeguard public order, protect privacy and fight fraudulent and deceptive commercial practices</text:p>
          </table:table-cell>
          <table:table-cell table:style-name="ce1"/>
          <table:table-cell office:value-type="float" office:value="35" table:style-name="ce2">
            <text:p>35</text:p>
          </table:table-cell>
          <table:table-cell office:value-type="string" table:content-validation-name="val1" table:style-name="ce3">
            <text:p>Value</text:p>
          </table:table-cell>
          <table:table-cell office:value-type="string" table:style-name="ce3">
            <text:p>Normative Rules, "need to safeguard public order, protect privacy and fight fraudulent and deceptive commercial practices"</text:p>
          </table:table-cell>
          <table:table-cell office:value-type="string" table:style-name="ce10">
            <text:p>Macro</text:p>
          </table:table-cell>
          <table:table-cell table:style-name="ce3"/>
          <table:table-cell table:number-columns-repeated="16377"/>
        </table:table-row>
        <table:table-row table:style-name="ro5">
          <table:table-cell office:value-type="string" table:style-name="ce3">
            <text:p>fight <text:s/>fraudulent and deceptive commercial practices</text:p>
          </table:table-cell>
          <table:table-cell table:number-columns-repeated="2" table:style-name="ce1"/>
          <table:table-cell office:value-type="string" table:content-validation-name="val1" table:style-name="ce3">
            <text:p>- Problem</text:p>
          </table:table-cell>
          <table:table-cell office:value-type="string" table:style-name="ce3">
            <text:p>Fradulent Commercial Practice</text:p>
          </table:table-cell>
          <table:table-cell table:style-name="ce11"/>
          <table:table-cell table:style-name="ce3"/>
          <table:table-cell table:number-columns-repeated="16377"/>
        </table:table-row>
        <table:table-row table:style-name="ro9">
          <table:table-cell office:value-type="string" table:style-name="ce3">
            <text:p>The <text:s/>processing, <text:s/>for <text:s/>the <text:s/>purpose <text:s/>of <text:s/>providing <text:s/>online advertising <text:s/>services, <text:s/>of <text:s/>personal <text:s/>data <text:s/>from <text:s/>third <text:s/>parties <text:s/>using <text:s/>core <text:s/>platform <text:s/>services <text:s/>gives <text:s/>gatekeepers <text:s/>potential advantages <text:s/>in <text:s/>terms <text:s/>of <text:s/>accumulation <text:s/>of <text:s/>data, <text:s/>thereby <text:s/>raising <text:s/>barriers <text:s/>to <text:s/>entry. <text:s/>This <text:s/>is <text:s/>because <text:s/>gatekeepers <text:s/>process personal <text:s/>data <text:s/>from <text:s/>a <text:s/>significantly <text:s/>larger <text:s/>number <text:s/>of <text:s/>third <text:s/>parties <text:s/>than <text:s/>other <text:s/>undertakings.<text:s/></text:p>
          </table:table-cell>
          <table:table-cell table:style-name="ce1"/>
          <table:table-cell office:value-type="float" office:value="36" table:style-name="ce2">
            <text:p>36</text:p>
          </table:table-cell>
          <table:table-cell office:value-type="string" table:content-validation-name="val1" table:style-name="ce3">
            <text:p>- Problem</text:p>
          </table:table-cell>
          <table:table-cell office:value-type="string" table:style-name="ce3">
            <text:p>Advantage through accumulation of cross-platform data linking and processing</text:p>
          </table:table-cell>
          <table:table-cell table:style-name="ce11"/>
          <table:table-cell table:style-name="ce3"/>
          <table:table-cell table:number-columns-repeated="16377"/>
        </table:table-row>
        <table:table-row table:style-name="ro8">
          <table:table-cell office:value-type="string" table:style-name="ce3">
            <text:p>Similar <text:s/>advantages <text:s/>result from <text:s/>the <text:s/>conduct of <text:s/>(i) <text:s/>combining <text:s/>end <text:s/>user <text:s/>personal <text:s/>data <text:s/>collected <text:s/>from <text:s/>a <text:s/>core <text:s/>platform <text:s/>service <text:s/>with <text:s/>data <text:s/>collected from <text:s/>other <text:s/>services; <text:s/>(ii) <text:s/>cross-using <text:s/>personal <text:s/>data <text:s/>from <text:s/>a <text:s/>core <text:s/>platform <text:s/>service <text:s/>in <text:s/>other <text:s/>services <text:s/>provided <text:s/>separately by the gatekeeper, notably services which are not provided together <text:s/>with, or in support of, the relevant core platform service, <text:s/>and <text:s/>vice <text:s/>versa; <text:s/>or <text:s/>(iii) <text:s/>signing-in <text:s/>end <text:s/>users <text:s/>to <text:s/>different <text:s/>services <text:s/>of <text:s/>gatekeepers <text:s/>in <text:s/>order <text:s/>to <text:s/>combine <text:s/>personal data.</text:p>
          </table:table-cell>
          <table:table-cell table:number-columns-repeated="2" table:style-name="ce1"/>
          <table:table-cell office:value-type="string" table:content-validation-name="val1" table:style-name="ce3">
            <text:p>- Problem</text:p>
          </table:table-cell>
          <table:table-cell office:value-type="string" table:style-name="ce3">
            <text:p>Advantage through inter-platform data linking and processing</text:p>
          </table:table-cell>
          <table:table-cell table:style-name="ce11"/>
          <table:table-cell table:style-name="ce3"/>
          <table:table-cell table:number-columns-repeated="16377"/>
        </table:table-row>
        <table:table-row table:style-name="ro6">
          <table:table-cell office:value-type="string" table:style-name="ce3">
            <text:p>To <text:s/>ensure <text:s/>that <text:s/>gatekeepers <text:s/>do <text:s/>not <text:s/>unfairly <text:s/>undermine <text:s/>the <text:s/>contestability <text:s/>of <text:s/>core <text:s/>platform <text:s/>services, <text:s/>gatekeepers should <text:s/>enable <text:s/>end <text:s/>users <text:s/>to <text:s/>freely <text:s/>choose <text:s/>to <text:s/>opt-in <text:s/>to <text:s/>such <text:s/>data <text:s/>processing <text:s/>and <text:s/>sign-in <text:s/>practices <text:s/>by <text:s/>offering <text:s/>a <text:s/>less personalised <text:s/>but <text:s/>equivalent <text:s/>alternative, <text:s/>and <text:s/>without <text:s/>making <text:s/>the <text:s/>use <text:s/>of <text:s/>the <text:s/>core <text:s/>platform <text:s/>service <text:s/>or <text:s/>certain functionalities <text:s/>thereof <text:s/>conditional <text:s/>upon <text:s/>the <text:s/>end <text:s/>user’s <text:s/>consent</text:p>
          </table:table-cell>
          <table:table-cell table:number-columns-repeated="2" table:style-name="ce1"/>
          <table:table-cell office:value-type="string" table:content-validation-name="val1" table:style-name="ce3">
            <text:p>- DO, Value</text:p>
          </table:table-cell>
          <table:table-cell office:value-type="string" table:style-name="ce3">
            <text:p>Contestability; Offer Less Personalised Alternatives; Opt-In for Inter-Platform Profiles (Sign-Up &amp; Processing);</text:p>
          </table:table-cell>
          <table:table-cell office:value-type="string" table:style-name="ce11">
            <text:p>Platform &amp; Opt-in to Personalisation;</text:p>
          </table:table-cell>
          <table:table-cell table:style-name="ce3"/>
          <table:table-cell table:number-columns-repeated="16377"/>
        </table:table-row>
        <table:table-row table:style-name="ro3">
          <table:table-cell office:value-type="string" table:style-name="ce3">
            <text:p>The <text:s/>less <text:s/>personalised <text:s/>alternative <text:s/>should <text:s/>not <text:s/>be <text:s/>different <text:s/>or <text:s/>of <text:s/>degraded <text:s/>quality; it should be as easy to withdraw consent as to give it.</text:p>
          </table:table-cell>
          <table:table-cell table:style-name="ce1"/>
          <table:table-cell office:value-type="float" office:value="37" table:style-name="ce2">
            <text:p>37</text:p>
          </table:table-cell>
          <table:table-cell office:value-type="string" table:content-validation-name="val1" table:style-name="ce3">
            <text:p>- DO</text:p>
          </table:table-cell>
          <table:table-cell office:value-type="string" table:style-name="ce3">
            <text:p>Offer Less Personalised Alternatives; Opt-In to Inter-Platform Profiles</text:p>
          </table:table-cell>
          <table:table-cell office:value-type="string" table:style-name="ce11">
            <text:p>Opt-in to Personalisation;<text:s/></text:p>
          </table:table-cell>
          <table:table-cell office:value-type="string" table:style-name="ce3">
            <text:p>Consent Withdrawel</text:p>
          </table:table-cell>
          <table:table-cell table:number-columns-repeated="16377"/>
        </table:table-row>
        <table:table-row table:style-name="ro6">
          <table:table-cell office:value-type="string" table:style-name="ce3">
            <text:p>Children merit specific protection with regard to their personal data, in particular as regards the use of their personal data for the purposes of commercial communication or creating user profiles. The protection of children online is an important <text:s/>objective <text:s/>of <text:s/>the <text:s/>Union [...] <text:s/>Nothing <text:s/>in <text:s/>this <text:s/>Regulation <text:s/>exempts gatekeepers from the obligation to protect children laid down in applicable Union law.</text:p>
          </table:table-cell>
          <table:table-cell table:style-name="ce1"/>
          <table:table-cell office:value-type="float" office:value="38" table:style-name="ce2">
            <text:p>38</text:p>
          </table:table-cell>
          <table:table-cell office:value-type="string" table:content-validation-name="val1" table:style-name="ce3">
            <text:p>Value</text:p>
          </table:table-cell>
          <table:table-cell office:value-type="string" table:style-name="ce3">
            <text:p>Children require special protection</text:p>
          </table:table-cell>
          <table:table-cell office:value-type="string" table:style-name="ce10">
            <text:p>Macro</text:p>
          </table:table-cell>
          <table:table-cell table:style-name="ce3"/>
          <table:table-cell table:number-columns-repeated="16377"/>
        </table:table-row>
        <table:table-row table:style-name="ro6">
          <table:table-cell office:value-type="string" table:style-name="ce3">
            <text:p>In certain cases, for instance through the imposition of contractual terms and conditions, gatekeepers can restrict the ability of business users of <text:s/>their online intermediation services to offer <text:s/>products or services to end users under <text:s/>more favourable <text:s/>conditions, <text:s/>including <text:s/>price, <text:s/>through <text:s/>other <text:s/>online <text:s/>intermediation <text:s/>services <text:s/>or <text:s/>through <text:s/>direct <text:s/>online <text:s/>sales channels. <text:s/>Where <text:s/>such <text:s/>restrictions <text:s/>relate <text:s/>to <text:s/>third-party <text:s/>online <text:s/>intermediation <text:s/>services, <text:s/>they <text:s/>limit <text:s/>inter-platform contestability</text:p>
          </table:table-cell>
          <table:table-cell table:style-name="ce1"/>
          <table:table-cell office:value-type="float" office:value="39" table:style-name="ce2">
            <text:p>39</text:p>
          </table:table-cell>
          <table:table-cell office:value-type="string" table:content-validation-name="val1" table:style-name="ce3">
            <text:p>Value</text:p>
          </table:table-cell>
          <table:table-cell office:value-type="string" table:style-name="ce3">
            <text:p>Contestability</text:p>
          </table:table-cell>
          <table:table-cell office:value-type="string" table:style-name="ce13">
            <text:p>Platform</text:p>
          </table:table-cell>
          <table:table-cell table:style-name="ce3"/>
          <table:table-cell table:number-columns-repeated="16377"/>
        </table:table-row>
        <table:table-row table:style-name="ro3">
          <table:table-cell office:value-type="string" table:style-name="ce3">
            <text:p>which <text:s/>in <text:s/>turn <text:s/>limits <text:s/>choice <text:s/>of <text:s/>alternative <text:s/>online <text:s/>intermediation <text:s/>services <text:s/>for <text:s/>end <text:s/>users</text:p>
          </table:table-cell>
          <table:table-cell table:number-columns-repeated="2" table:style-name="ce1"/>
          <table:table-cell office:value-type="string" table:content-validation-name="val1" table:style-name="ce3">
            <text:p>- Problem</text:p>
          </table:table-cell>
          <table:table-cell office:value-type="string" table:style-name="ce3">
            <text:p>Prevents User Choice</text:p>
          </table:table-cell>
          <table:table-cell table:style-name="ce11"/>
          <table:table-cell table:style-name="ce3"/>
          <table:table-cell table:number-columns-repeated="16377"/>
        </table:table-row>
        <table:table-row table:style-name="ro3">
          <table:table-cell office:value-type="string" table:style-name="ce3">
            <text:p>Where <text:s/>such restrictions <text:s/>relate <text:s/>to <text:s/>direct <text:s/>online <text:s/>sales <text:s/>channels, <text:s/>they <text:s/>unfairly <text:s/>limit <text:s/>the <text:s/>freedom <text:s/>of <text:s/>business <text:s/>users <text:s/>to <text:s/>use <text:s/>such channels.<text:s/></text:p>
          </table:table-cell>
          <table:table-cell table:number-columns-repeated="2" table:style-name="ce1"/>
          <table:table-cell office:value-type="string" table:content-validation-name="val1" table:style-name="ce3">
            <text:p>Value</text:p>
          </table:table-cell>
          <table:table-cell office:value-type="string" table:style-name="ce3">
            <text:p>Business User Choice</text:p>
          </table:table-cell>
          <table:table-cell office:value-type="string" table:style-name="ce13">
            <text:p>User</text:p>
          </table:table-cell>
          <table:table-cell office:value-type="string" table:style-name="ce3">
            <text:p>Allows Inter-Platform Competition</text:p>
          </table:table-cell>
          <table:table-cell table:number-columns-repeated="16377"/>
        </table:table-row>
        <table:table-row table:style-name="ro8">
          <table:table-cell office:value-type="string" table:style-name="ce3">
            <text:p>To ensure that business users of online intermediation services of gatekeepers can freely choose alternative online intermediation services or direct online sales channels and differentiate the conditions under <text:s/>which they offer their <text:s/>products or services to end users, it should not be accepted that gatekeepers limit business users from choosing to <text:s/>differentiate <text:s/>commercial <text:s/>conditions, including <text:s/>price. <text:s/>Such <text:s/>a <text:s/>restriction <text:s/>should <text:s/>apply <text:s/>to <text:s/>any <text:s/>measure <text:s/>with equivalent effect, such as increased commission rates or de-listing of <text:s/>the offers of business users.</text:p>
          </table:table-cell>
          <table:table-cell table:number-columns-repeated="2" table:style-name="ce1"/>
          <table:table-cell office:value-type="string" table:content-validation-name="val1" table:style-name="ce3">
            <text:p>- DON'T</text:p>
          </table:table-cell>
          <table:table-cell office:value-type="string" table:style-name="ce3">
            <text:p>Anti-Pattern; Do not limit (or discourage) alternative choice. Allow differentiation through price;</text:p>
          </table:table-cell>
          <table:table-cell office:value-type="string" table:style-name="ce12">
            <text:p>(Equal) Access &amp; Interoperability;</text:p>
          </table:table-cell>
          <table:table-cell table:style-name="ce3"/>
          <table:table-cell table:number-columns-repeated="16377"/>
        </table:table-row>
        <table:table-row table:style-name="ro9">
          <table:table-cell office:value-type="string" table:style-name="ce3">
            <text:p>promote <text:s/>multi-homing, <text:s/>the <text:s/>business <text:s/>users <text:s/>of <text:s/>those <text:s/>gatekeepers <text:s/>should <text:s/>be <text:s/>free <text:s/>to <text:s/>promote <text:s/>and <text:s/>choose <text:s/>the distribution <text:s/>channel <text:s/>that <text:s/>they <text:s/>consider <text:s/>most <text:s/>appropriate <text:s/>for <text:s/>the <text:s/>purpose <text:s/>of <text:s/>interacting <text:s/>with <text:s/>any <text:s/>end <text:s/>users <text:s/>that those <text:s/>business <text:s/>users <text:s/>have <text:s/>already <text:s/>acquired <text:s/>through <text:s/>core <text:s/>platform <text:s/>services <text:s/>provided <text:s/>by <text:s/>the <text:s/>gatekeeper <text:s/>or <text:s/>through other <text:s/>channels.</text:p>
          </table:table-cell>
          <table:table-cell table:style-name="ce1"/>
          <table:table-cell office:value-type="float" office:value="40" table:style-name="ce2">
            <text:p>40</text:p>
          </table:table-cell>
          <table:table-cell office:value-type="string" table:content-validation-name="val1" table:style-name="ce3">
            <text:p>Value, - DON'T</text:p>
          </table:table-cell>
          <table:table-cell office:value-type="string" table:style-name="ce3">
            <text:p>Multi-Homing; Anti-Pattern; Do not limit (or discourage) alternative choice. Allow alternative distribution channels;</text:p>
          </table:table-cell>
          <table:table-cell office:value-type="string" table:style-name="ce12">
            <text:p>User; (Equal) Access &amp; Interoperability</text:p>
          </table:table-cell>
          <table:table-cell table:style-name="ce3"/>
          <table:table-cell table:number-columns-repeated="16377"/>
        </table:table-row>
        <table:table-row table:style-name="ro4">
          <table:table-cell office:value-type="string" table:style-name="ce3">
            <text:p>Conversely, end users should also be free to choose offers <text:s/>of <text:s/>such <text:s/>business <text:s/>users <text:s/>and <text:s/>to <text:s/>enter <text:s/>into <text:s/>contracts <text:s/>with <text:s/>them <text:s/>either <text:s/>through <text:s/>core <text:s/>platform <text:s/>services <text:s/>of <text:s/>the gatekeeper, <text:s/>if <text:s/>applicable, <text:s/>or <text:s/>from <text:s/>a <text:s/>direct <text:s/>distribution <text:s/>channel <text:s/>of <text:s/>the <text:s/>business <text:s/>user <text:s/>or <text:s/>another <text:s/>indirect <text:s/>channel <text:s/>that such business user <text:s/>uses.</text:p>
          </table:table-cell>
          <table:table-cell table:number-columns-repeated="2" table:style-name="ce1"/>
          <table:table-cell office:value-type="string" table:content-validation-name="val1" table:style-name="ce3">
            <text:p>Value, - DON'T</text:p>
          </table:table-cell>
          <table:table-cell office:value-type="string" table:style-name="ce3">
            <text:p>User-Choice; Anti-Pattern; Do not limit (or discourage) alternative choice. Allow alternative distribution channels;</text:p>
          </table:table-cell>
          <table:table-cell office:value-type="string" table:style-name="ce12">
            <text:p>User; (Equal) Access &amp; Interoperability</text:p>
          </table:table-cell>
          <table:table-cell table:style-name="ce3"/>
          <table:table-cell table:number-columns-repeated="16377"/>
        </table:table-row>
        <table:table-row table:style-name="ro10">
          <table:table-cell office:value-type="string" table:style-name="ce3">
            <text:p>The <text:s/>ability <text:s/>of <text:s/>end <text:s/>users <text:s/>to <text:s/>acquire <text:s/>content, <text:s/>subscriptions, <text:s/>features <text:s/>or <text:s/>other <text:s/>items <text:s/>outside <text:s/>the <text:s/>core <text:s/>platform <text:s/>services, of <text:s/>the <text:s/>gatekeeper <text:s/>should <text:s/>not <text:s/>be <text:s/>undermined <text:s/>or <text:s/>restricted. <text:s/>In <text:s/>particular, <text:s/>a <text:s/>situation <text:s/>should <text:s/>be <text:s/>avoided <text:s/>whereby gatekeepers <text:s/>restrict <text:s/>end <text:s/>users <text:s/>from <text:s/>access <text:s/>to, <text:s/>and <text:s/>use <text:s/>of, <text:s/>such <text:s/>services <text:s/>via <text:s/>a <text:s/>software <text:s/>application <text:s/>running <text:s/>on <text:s/>their core <text:s/>platform <text:s/>service. <text:s/>For <text:s/>example, <text:s/>subscribers <text:s/>to <text:s/>online <text:s/>content <text:s/>purchased <text:s/>outside <text:s/>a <text:s/>software <text:s/>application, software <text:s/>application <text:s/>store <text:s/>or <text:s/>virtual <text:s/>assistant <text:s/>should <text:s/>not <text:s/>be <text:s/>prevented <text:s/>from <text:s/>accessing <text:s/>such <text:s/>online <text:s/>content <text:s/>on <text:s/>a software <text:s/>application <text:s/>on <text:s/>the <text:s/>core <text:s/>platform <text:s/>service <text:s/>of <text:s/>the <text:s/>gatekeeper <text:s/>simply <text:s/>because <text:s/>it <text:s/>was <text:s/>purchased <text:s/>outside <text:s/>such software application, software application store or <text:s/>virtual assistant</text:p>
          </table:table-cell>
          <table:table-cell table:style-name="ce1"/>
          <table:table-cell office:value-type="float" office:value="41" table:style-name="ce2">
            <text:p>41</text:p>
          </table:table-cell>
          <table:table-cell office:value-type="string" table:content-validation-name="val1" table:style-name="ce3">
            <text:p>- DON'T</text:p>
          </table:table-cell>
          <table:table-cell office:value-type="string" table:style-name="ce3">
            <text:p>Anti-Pattern; Do not limit (or discourage) alternative choice. Allow alternative distribution channels;</text:p>
          </table:table-cell>
          <table:table-cell office:value-type="string" table:style-name="ce12">
            <text:p>(Equal) Access &amp; Interoperability</text:p>
          </table:table-cell>
          <table:table-cell table:style-name="ce3"/>
          <table:table-cell table:number-columns-repeated="16377"/>
        </table:table-row>
        <table:table-row table:style-name="ro3">
          <table:table-cell office:value-type="string" table:style-name="ce3">
            <text:p>safeguard <text:s/>the <text:s/>right <text:s/>of <text:s/>business <text:s/>users <text:s/>and <text:s/>end <text:s/>users, <text:s/>including <text:s/>whistleblowers, <text:s/>to <text:s/>raise <text:s/>concerns <text:s/>about <text:s/>unfair practices by <text:s/>gatekeepers</text:p>
          </table:table-cell>
          <table:table-cell table:style-name="ce1"/>
          <table:table-cell office:value-type="float" office:value="42" table:style-name="ce2">
            <text:p>42</text:p>
          </table:table-cell>
          <table:table-cell office:value-type="string" table:content-validation-name="val1" table:style-name="ce3">
            <text:p>Value</text:p>
          </table:table-cell>
          <table:table-cell office:value-type="string" table:style-name="ce3">
            <text:p>Whistleblowing against the Platform</text:p>
          </table:table-cell>
          <table:table-cell office:value-type="string" table:style-name="ce13">
            <text:p>User</text:p>
          </table:table-cell>
          <table:table-cell table:style-name="ce3"/>
          <table:table-cell table:number-columns-repeated="16377"/>
        </table:table-row>
        <table:table-row table:style-name="ro2">
          <table:table-cell office:value-type="string" table:style-name="ce3">
            <text:p>Any practice <text:s/>that <text:s/>would in <text:s/>any <text:s/>way <text:s/>inhibit or <text:s/>hinder <text:s/>those <text:s/>users <text:s/>in <text:s/>raising <text:s/>their <text:s/>concerns <text:s/>or <text:s/>in <text:s/>seeking available redress, for instance by means of confidentiality clauses in agreements or other written terms, should therefore be prohibited</text:p>
          </table:table-cell>
          <table:table-cell table:number-columns-repeated="2" table:style-name="ce1"/>
          <table:table-cell office:value-type="string" table:content-validation-name="val1" table:style-name="ce3">
            <text:p>- DON'T</text:p>
          </table:table-cell>
          <table:table-cell office:value-type="string" table:style-name="ce3">
            <text:p>Anti-Pattern; Do not Prevent Whistleblowing; Do not prevent users from raising concerns &amp; seeking redress.</text:p>
          </table:table-cell>
          <table:table-cell office:value-type="string" table:style-name="ce11">
            <text:p>(Equal) Access &amp; Interoperability</text:p>
          </table:table-cell>
          <table:table-cell office:value-type="string" table:style-name="ce3">
            <text:p>rel. Alternative Dispute Resolution</text:p>
          </table:table-cell>
          <table:table-cell table:number-columns-repeated="16377"/>
        </table:table-row>
        <table:table-row table:style-name="ro10">
          <table:table-cell office:value-type="string" table:style-name="ce3">
            <text:p>Gatekeepers <text:s/>should <text:s/>therefore <text:s/>not <text:s/>use <text:s/>their <text:s/>position <text:s/>to <text:s/>require <text:s/>their <text:s/>dependent <text:s/>business <text:s/>users <text:s/>to <text:s/>use <text:s/>any <text:s/>of <text:s/>the services <text:s/>provided <text:s/>together <text:s/>with, <text:s/>or <text:s/>in <text:s/>support <text:s/>of, <text:s/>core <text:s/>platform <text:s/>services <text:s/>by <text:s/>the <text:s/>gatekeeper <text:s/>itself <text:s/>as <text:s/>part <text:s/>of <text:s/>the provision <text:s/>of <text:s/>services <text:s/>or <text:s/>products <text:s/>by <text:s/>those <text:s/>business <text:s/>users. In <text:s/>order <text:s/>to <text:s/>avoid <text:s/>a <text:s/>situation <text:s/>in <text:s/>which <text:s/>gatekeepers indirectly <text:s/>impose <text:s/>on <text:s/>business <text:s/>users <text:s/>their <text:s/>own <text:s/>services <text:s/>provided <text:s/>together <text:s/>with, <text:s/>or <text:s/>in <text:s/>support <text:s/>of, <text:s/>core <text:s/>platform services, <text:s/>gatekeepers <text:s/>should <text:s/>also <text:s/>be <text:s/>prohibited <text:s/>from <text:s/>requiring <text:s/>end <text:s/>users <text:s/>to <text:s/>use <text:s/>such <text:s/>services, <text:s/>when <text:s/>that requirement <text:s/>would <text:s/>be <text:s/>imposed <text:s/>in <text:s/>the <text:s/>context <text:s/>of <text:s/>the <text:s/>service <text:s/>provided <text:s/>to <text:s/>end <text:s/>users <text:s/>by <text:s/>the <text:s/>business <text:s/>user <text:s/>using <text:s/>the core platform service <text:s/>of <text:s/>the gatekeeper</text:p>
          </table:table-cell>
          <table:table-cell table:style-name="ce1"/>
          <table:table-cell office:value-type="float" office:value="43" table:style-name="ce2">
            <text:p>43</text:p>
          </table:table-cell>
          <table:table-cell office:value-type="string" table:content-validation-name="val1" table:style-name="ce3">
            <text:p>Value, - DON'T</text:p>
          </table:table-cell>
          <table:table-cell office:value-type="string" table:style-name="ce3">
            <text:p>Business User Choice; Anti-Pattern; Do not limit (or discourage) alternative choice.</text:p>
          </table:table-cell>
          <table:table-cell office:value-type="string" table:style-name="ce12">
            <text:p>User; (Equal) Access &amp; Interoperability</text:p>
          </table:table-cell>
          <table:table-cell office:value-type="string" table:style-name="ce3">
            <text:p>Freedom of User Choice is also in here, but motivated only as it would restrict indirectly Business User Choice</text:p>
          </table:table-cell>
          <table:table-cell table:number-columns-repeated="16377"/>
        </table:table-row>
        <table:table-row table:style-name="ro11">
          <table:table-cell office:value-type="string" table:style-name="ce3">
            <text:p>The <text:s/>conduct <text:s/>of <text:s/>requiring <text:s/>business <text:s/>users <text:s/>or <text:s/>end <text:s/>users <text:s/>to <text:s/>subscribe <text:s/>to, <text:s/>or <text:s/>register <text:s/>with, <text:s/>any <text:s/>other <text:s/>core <text:s/>platform services <text:s/>of <text:s/>gatekeepers <text:s/>listed <text:s/>in <text:s/>the <text:s/>designation <text:s/>decision <text:s/>or <text:s/>which <text:s/>meet <text:s/>the <text:s/>thresholds <text:s/>of <text:s/>active <text:s/>end <text:s/>users <text:s/>and business users set out in this Regulation, as a condition for <text:s/>using, accessing, signing up for or <text:s/>registering with a core platform <text:s/>service <text:s/>gives <text:s/>the <text:s/>gatekeepers <text:s/>a <text:s/>means <text:s/>of <text:s/>capturing <text:s/>and <text:s/>locking-in <text:s/>new <text:s/>business <text:s/>users <text:s/>and <text:s/>end <text:s/>users <text:s/>for their <text:s/>core <text:s/>platform <text:s/>services <text:s/>by ensuring <text:s/>that <text:s/>business <text:s/>users <text:s/>cannot <text:s/>access <text:s/>one <text:s/>core <text:s/>platform <text:s/>service <text:s/>without <text:s/>also <text:s/>at least <text:s/>registering <text:s/>or <text:s/>creating <text:s/>an <text:s/>account <text:s/>for <text:s/>the <text:s/>purposes <text:s/>of <text:s/>receiving <text:s/>a <text:s/>second <text:s/>core <text:s/>platform <text:s/>service</text:p>
          </table:table-cell>
          <table:table-cell table:style-name="ce1"/>
          <table:table-cell office:value-type="float" office:value="44" table:style-name="ce2">
            <text:p>44</text:p>
          </table:table-cell>
          <table:table-cell office:value-type="string" table:content-validation-name="val1" table:style-name="ce3">
            <text:p>- Problem, - DON'T</text:p>
          </table:table-cell>
          <table:table-cell office:value-type="string" table:style-name="ce3">
            <text:p>Creates Lock-In; Anti-Pattern; Offer Less Personalised Alternatives; Opt-In to Inter-Platform Profiles</text:p>
          </table:table-cell>
          <table:table-cell office:value-type="string" table:style-name="ce12">
            <text:p>Opt-In to Personalisation;</text:p>
          </table:table-cell>
          <table:table-cell office:value-type="string" table:style-name="ce3">
            <text:p>This prohibits forced single sign-ons</text:p>
          </table:table-cell>
          <table:table-cell table:number-columns-repeated="16377"/>
        </table:table-row>
        <table:table-row table:style-name="ro2">
          <table:table-cell office:value-type="string" table:style-name="ce3">
            <text:p>The <text:s/>conditions <text:s/>under <text:s/>which <text:s/>gatekeepers <text:s/>provide <text:s/>online <text:s/>advertising <text:s/>services <text:s/>to <text:s/>business <text:s/>users, <text:s/>including <text:s/>both advertisers <text:s/>and <text:s/>publishers, <text:s/>are <text:s/>often <text:s/>non-transparent <text:s/>and <text:s/>opaque.</text:p>
          </table:table-cell>
          <table:table-cell table:style-name="ce1"/>
          <table:table-cell office:value-type="float" office:value="45" table:style-name="ce2">
            <text:p>45</text:p>
          </table:table-cell>
          <table:table-cell office:value-type="string" table:content-validation-name="val1" table:style-name="ce3">
            <text:p>- Problem</text:p>
          </table:table-cell>
          <table:table-cell office:value-type="string" table:style-name="ce3">
            <text:p>Intransparent Advertising Services offered to Business Users</text:p>
          </table:table-cell>
          <table:table-cell table:style-name="ce11"/>
          <table:table-cell table:style-name="ce3"/>
          <table:table-cell table:number-columns-repeated="16377"/>
        </table:table-row>
        <table:table-row table:style-name="ro4">
          <table:table-cell office:value-type="string" table:style-name="ce3">
            <text:p>This <text:s/>often <text:s/>leads <text:s/>to <text:s/>a lack <text:s/>of <text:s/>information <text:s/>and <text:s/>knowledge <text:s/>for <text:s/>advertisers <text:s/>and <text:s/>publishers <text:s/>about <text:s/>the <text:s/>conditions <text:s/>of <text:s/>the <text:s/>online <text:s/>advertising services <text:s/>they <text:s/>purchase <text:s/>and <text:s/>undermines <text:s/>their <text:s/>ability <text:s/>to <text:s/>switch <text:s/>between <text:s/>undertakings <text:s/>providing <text:s/>online <text:s/>advertising services</text:p>
          </table:table-cell>
          <table:table-cell table:number-columns-repeated="2" table:style-name="ce1"/>
          <table:table-cell office:value-type="string" table:content-validation-name="val1" table:style-name="ce3">
            <text:p>- Problem</text:p>
          </table:table-cell>
          <table:table-cell office:value-type="string" table:style-name="ce3">
            <text:p>Intransparent Advertising Services offered to Business Users; Prevents Business User Choice,<text:s/></text:p>
          </table:table-cell>
          <table:table-cell table:style-name="ce11"/>
          <table:table-cell table:style-name="ce3"/>
          <table:table-cell table:number-columns-repeated="16377"/>
        </table:table-row>
        <table:table-row table:style-name="ro9">
          <table:table-cell office:value-type="string" table:style-name="ce3">
            <text:p>Furthermore, <text:s/>the <text:s/>costs <text:s/>of <text:s/>online <text:s/>advertising <text:s/>services <text:s/>under <text:s/>these <text:s/>conditions <text:s/>are <text:s/>likely <text:s/>to <text:s/>be <text:s/>higher <text:s/>than they <text:s/>would <text:s/>be <text:s/>in <text:s/>a <text:s/>fairer, <text:s/>more <text:s/>transparent <text:s/>and <text:s/>contestable <text:s/>platform <text:s/>environment. <text:s/>Those <text:s/>higher <text:s/>costs <text:s/>are <text:s/>likely <text:s/>to be <text:s/>reflected <text:s/>in <text:s/>the <text:s/>prices <text:s/>that <text:s/>end <text:s/>users <text:s/>pay <text:s/>for <text:s/>many <text:s/>daily <text:s/>products <text:s/>and <text:s/>services <text:s/>relying <text:s/>on <text:s/>the <text:s/>use <text:s/>of <text:s/>online advertising <text:s/>services</text:p>
          </table:table-cell>
          <table:table-cell table:number-columns-repeated="2" table:style-name="ce1"/>
          <table:table-cell office:value-type="string" table:content-validation-name="val1" table:style-name="ce3">
            <text:p>Value, - Problem</text:p>
          </table:table-cell>
          <table:table-cell office:value-type="string" table:style-name="ce3">
            <text:p>Higher costs; Fair Platform Markets; Transparent Practice; Causality of Contestability and Fairness;<text:s/></text:p>
          </table:table-cell>
          <table:table-cell office:value-type="string" table:style-name="ce10">
            <text:p>Macro &amp; Platform</text:p>
          </table:table-cell>
          <table:table-cell office:value-type="string" table:style-name="ce3">
            <text:p>Unfair Platform Markets lead to larger Unfair Market Ouctomes; specifically to higher prices.</text:p>
          </table:table-cell>
          <table:table-cell table:number-columns-repeated="16377"/>
        </table:table-row>
        <table:table-row table:style-name="ro9">
          <table:table-cell office:value-type="string" table:style-name="ce3">
            <text:p>Transparency <text:s/>obligations <text:s/>should <text:s/>therefore <text:s/>require <text:s/>gatekeepers <text:s/>to <text:s/>provide <text:s/>advertisers <text:s/>and publishers <text:s/>to <text:s/>whom <text:s/>they <text:s/>supply <text:s/>online <text:s/>advertising <text:s/>services, <text:s/>when <text:s/>requested, <text:s/>with <text:s/>free <text:s/>of <text:s/>charge <text:s/>information <text:s/>that allows <text:s/>both <text:s/>sides <text:s/>to <text:s/>understand <text:s/>the <text:s/>price <text:s/>paid <text:s/>for <text:s/>each <text:s/>of <text:s/>the <text:s/>different <text:s/>online <text:s/>advertising <text:s/>services <text:s/>provided <text:s/>as <text:s/>part of <text:s/>the relevant advertising value chain.</text:p>
          </table:table-cell>
          <table:table-cell table:number-columns-repeated="2" table:style-name="ce1"/>
          <table:table-cell office:value-type="string" table:content-validation-name="val1" table:style-name="ce3">
            <text:p>- DO</text:p>
          </table:table-cell>
          <table:table-cell office:value-type="string" table:style-name="ce3">
            <text:p>Transparent Advertisment Practice; Transparent Pricing</text:p>
          </table:table-cell>
          <table:table-cell office:value-type="string" table:style-name="ce12">
            <text:p>Transparent Advertising</text:p>
          </table:table-cell>
          <table:table-cell table:style-name="ce3"/>
          <table:table-cell table:number-columns-repeated="16377"/>
        </table:table-row>
        <table:table-row table:style-name="ro2">
          <table:table-cell office:value-type="string" table:style-name="ce3">
            <text:p>at <text:s/>the <text:s/>level <text:s/>of <text:s/>an <text:s/>individual <text:s/>advertisement <text:s/>in relation <text:s/>to <text:s/>the <text:s/>price <text:s/>and <text:s/>fees <text:s/>charged ... gatekeepers <text:s/>should <text:s/>also <text:s/>provide <text:s/>the <text:s/>method <text:s/>with <text:s/>which <text:s/>each <text:s/>of <text:s/>the prices and remunerations are calculated</text:p>
          </table:table-cell>
          <table:table-cell table:number-columns-repeated="2" table:style-name="ce1"/>
          <table:table-cell office:value-type="string" table:content-validation-name="val1" table:style-name="ce3">
            <text:p>- DO</text:p>
          </table:table-cell>
          <table:table-cell office:value-type="string" table:style-name="ce3">
            <text:p>Transparent Advertisment Practice; Transparent Pricing</text:p>
          </table:table-cell>
          <table:table-cell office:value-type="string" table:style-name="ce12">
            <text:p>Transparent Advertising</text:p>
          </table:table-cell>
          <table:table-cell office:value-type="string" table:style-name="ce3">
            <text:p>More info see the Article.</text:p>
          </table:table-cell>
          <table:table-cell table:number-columns-repeated="16377"/>
        </table:table-row>
        <table:table-row table:style-name="ro10">
          <table:table-cell office:value-type="string" table:style-name="ce3">
            <text:p>In certain circumstances, a gatekeeper has a dual role as an undertaking providing core platform services, whereby it provides <text:s/>a <text:s/>core <text:s/>platform <text:s/>service, <text:s/>and <text:s/>possibly <text:s/>other <text:s/>services <text:s/>provided <text:s/>together <text:s/>with, <text:s/>or <text:s/>in <text:s/>support <text:s/>of, <text:s/>that <text:s/>core platform service <text:s/>to its <text:s/>business <text:s/>users, <text:s/>while <text:s/>also <text:s/>competing or <text:s/>intending <text:s/>to compete with <text:s/>those <text:s/>same <text:s/>business <text:s/>users in <text:s/>the <text:s/>provision <text:s/>of <text:s/>the <text:s/>same <text:s/>or <text:s/>similar <text:s/>services <text:s/>or <text:s/>products <text:s/>to <text:s/>the <text:s/>same <text:s/>end <text:s/>users. In <text:s/>those <text:s/>circumstances, <text:s/>a gatekeeper <text:s/>can <text:s/>take <text:s/>advantage <text:s/>of <text:s/>its <text:s/>dual <text:s/>role <text:s/>to use <text:s/>data, <text:s/>generated <text:s/>or <text:s/>provided <text:s/>by <text:s/>its <text:s/>business <text:s/>users <text:s/>in <text:s/>the <text:s/>context of activities by those business users when using the core platform services or <text:s/>the services provided together <text:s/>with, or in support of, those core platform services, for <text:s/>the purpose of <text:s/>its own services or <text:s/>products</text:p>
          </table:table-cell>
          <table:table-cell table:style-name="ce1"/>
          <table:table-cell office:value-type="float" office:value="46" table:style-name="ce2">
            <text:p>46</text:p>
          </table:table-cell>
          <table:table-cell office:value-type="string" table:content-validation-name="val1" table:style-name="ce3">
            <text:p>- Problem</text:p>
          </table:table-cell>
          <table:table-cell office:value-type="string" table:style-name="ce3">
            <text:p>Advantage through inter-platform data linking and processing<text:s/></text:p>
          </table:table-cell>
          <table:table-cell table:style-name="ce11"/>
          <table:table-cell office:value-type="string" table:style-name="ce3">
            <text:p>Gatekeeper can provide platform, sub-platform, or possibly even non-platform services within the core platform.</text:p>
          </table:table-cell>
          <table:table-cell table:number-columns-repeated="16377"/>
        </table:table-row>
        <table:table-row table:style-name="ro5">
          <table:table-cell office:value-type="string" table:style-name="ce3">
            <text:p>unfairly <text:s/>benefitting <text:s/>from <text:s/>their <text:s/>dual <text:s/>role</text:p>
          </table:table-cell>
          <table:table-cell table:number-columns-repeated="2" table:style-name="ce1"/>
          <table:table-cell office:value-type="string" table:content-validation-name="val1" table:style-name="ce3">
            <text:p>Value</text:p>
          </table:table-cell>
          <table:table-cell office:value-type="string" table:style-name="ce3">
            <text:p>Fair Platform Markets</text:p>
          </table:table-cell>
          <table:table-cell office:value-type="string" table:style-name="ce13">
            <text:p>Platform</text:p>
          </table:table-cell>
          <table:table-cell table:style-name="ce3"/>
          <table:table-cell table:number-columns-repeated="16377"/>
        </table:table-row>
        <table:table-row table:style-name="ro4">
          <table:table-cell office:value-type="string" table:style-name="ce3">
            <text:p>To prevent <text:s/>gatekeepers <text:s/>from <text:s/>unfairly <text:s/>benefitting <text:s/>from <text:s/>their <text:s/>dual <text:s/>role, <text:s/>it <text:s/>is <text:s/>necessary <text:s/>to <text:s/>ensure <text:s/>that <text:s/>they <text:s/>do <text:s/>not <text:s/>use <text:s/>any aggregated or <text:s/>non-aggregated data, <text:s/>which could include <text:s/>anonymised and <text:s/>personal <text:s/>data that <text:s/>is not <text:s/>publicly available to provide similar services to those of their business users.<text:s/></text:p>
          </table:table-cell>
          <table:table-cell table:number-columns-repeated="2" table:style-name="ce1"/>
          <table:table-cell office:value-type="string" table:content-validation-name="val1" table:style-name="ce3">
            <text:p>- DON'T</text:p>
          </table:table-cell>
          <table:table-cell office:value-type="string" table:style-name="ce3">
            <text:p>Anti-Pattern; Do not use Data Available only to you to Gain a Competitve Advantage on your own Market;<text:s/></text:p>
          </table:table-cell>
          <table:table-cell office:value-type="string" table:style-name="ce12">
            <text:p>(Equal) Access &amp; Interoperability</text:p>
          </table:table-cell>
          <table:table-cell office:value-type="string" table:style-name="ce3">
            <text:p>rel. Accessible Business Data</text:p>
          </table:table-cell>
          <table:table-cell table:number-columns-repeated="16377"/>
        </table:table-row>
        <table:table-row table:style-name="ro4">
          <table:table-cell office:value-type="string" table:style-name="ce3">
            <text:p>Accordingly, <text:s/>the <text:s/>obligation prohibiting a dual role gatekeeper <text:s/>from using data of business users should apply also with respect to the data that a core platform service has received from businesses for <text:s/>the purpose of providing online advertising services related to that core platform service.</text:p>
          </table:table-cell>
          <table:table-cell table:style-name="ce1"/>
          <table:table-cell office:value-type="float" office:value="47" table:style-name="ce2">
            <text:p>47</text:p>
          </table:table-cell>
          <table:table-cell office:value-type="string" table:content-validation-name="val1" table:style-name="ce3">
            <text:p>- DON'T</text:p>
          </table:table-cell>
          <table:table-cell office:value-type="string" table:style-name="ce3">
            <text:p>Anti-Pattern; Do not use Data Available only to you to Gain a Competitve Advantage on your own Market;<text:s/></text:p>
          </table:table-cell>
          <table:table-cell office:value-type="string" table:style-name="ce12">
            <text:p>(Equal) Access &amp; Interoperability</text:p>
          </table:table-cell>
          <table:table-cell office:value-type="string" table:style-name="ce3">
            <text:p>Here specifically for Ad data.</text:p>
          </table:table-cell>
          <table:table-cell table:number-columns-repeated="16377"/>
        </table:table-row>
        <table:table-row table:style-name="ro9">
          <table:table-cell office:value-type="string" table:style-name="ce3">
            <text:p>the <text:s/>obligation <text:s/>not <text:s/>to <text:s/>use <text:s/>the <text:s/>data <text:s/>of <text:s/>business <text:s/>users <text:s/>should <text:s/>extend <text:s/>to <text:s/>data provided <text:s/>or generated by business <text:s/>users <text:s/>of <text:s/>the gatekeeper <text:s/>in the <text:s/>context of <text:s/>their <text:s/>use <text:s/>of <text:s/>the cloud computing service of <text:s/>the gatekeeper, or <text:s/>through its software application store that allows end <text:s/>users of cloud computing services <text:s/>access to <text:s/>software <text:s/>applications.</text:p>
          </table:table-cell>
          <table:table-cell table:style-name="ce1"/>
          <table:table-cell office:value-type="float" office:value="48" table:style-name="ce2">
            <text:p>48</text:p>
          </table:table-cell>
          <table:table-cell office:value-type="string" table:content-validation-name="val1" table:style-name="ce3">
            <text:p>- DON'T</text:p>
          </table:table-cell>
          <table:table-cell office:value-type="string" table:style-name="ce3">
            <text:p>Anti-Pattern; Do not use Data Available only to you to Gain a Competitve Advantage on your own Market;<text:s/></text:p>
          </table:table-cell>
          <table:table-cell office:value-type="string" table:style-name="ce12">
            <text:p>(Equal) Access &amp; Interoperability</text:p>
          </table:table-cell>
          <table:table-cell office:value-type="string" table:style-name="ce3">
            <text:p>Here specifically for cloud computing data.</text:p>
          </table:table-cell>
          <table:table-cell table:number-columns-repeated="16377"/>
        </table:table-row>
        <table:table-row table:style-name="ro4">
          <table:table-cell office:value-type="string" table:style-name="ce3">
            <text:p>A <text:s/>gatekeeper <text:s/>can <text:s/>use <text:s/>different <text:s/>means <text:s/>to <text:s/>favour <text:s/>its <text:s/>own <text:s/>or <text:s/>third-party <text:s/>services <text:s/>or <text:s/>products <text:s/>on <text:s/>its <text:s/>operating <text:s/>system, virtual <text:s/>assistant <text:s/>or <text:s/>web <text:s/>browser, <text:s/>to <text:s/>the <text:s/>detriment <text:s/>of <text:s/>the <text:s/>same <text:s/>or <text:s/>similar <text:s/>services <text:s/>that <text:s/>end <text:s/>users <text:s/>could <text:s/>obtain through <text:s/>other <text:s/>third <text:s/>parties</text:p>
          </table:table-cell>
          <table:table-cell table:style-name="ce1"/>
          <table:table-cell office:value-type="float" office:value="49" table:style-name="ce2">
            <text:p>49</text:p>
          </table:table-cell>
          <table:table-cell office:value-type="string" table:content-validation-name="val1" table:style-name="ce3">
            <text:p>- Problem, - DON'T</text:p>
          </table:table-cell>
          <table:table-cell office:value-type="string" table:style-name="ce3">
            <text:p>Anti-Pattern; Do not favour your own offerings. Detriment of other services;</text:p>
          </table:table-cell>
          <table:table-cell office:value-type="string" table:style-name="ce12">
            <text:p>(Equal) Access &amp; Interoperability; Changeable Defaults; Equal Ranking;</text:p>
          </table:table-cell>
          <table:table-cell table:style-name="ce3"/>
          <table:table-cell table:number-columns-repeated="16377"/>
        </table:table-row>
        <table:table-row table:style-name="ro6">
          <table:table-cell office:value-type="string" table:style-name="ce3">
            <text:p>This <text:s/>can <text:s/>for <text:s/>instance <text:s/>happen <text:s/>where <text:s/>certain <text:s/>software <text:s/>applications <text:s/>or <text:s/>services <text:s/>are <text:s/>pre- installed <text:s/>by <text:s/>a <text:s/>gatekeeper. <text:s/>To <text:s/>enable <text:s/>end <text:s/>user <text:s/>choice, <text:s/>gatekeepers <text:s/>should <text:s/>not <text:s/>prevent <text:s/>end <text:s/>users <text:s/>from <text:s/>un-installing any <text:s/>software <text:s/>applications <text:s/>on <text:s/>their <text:s/>operating <text:s/>system. <text:s/>It <text:s/>should <text:s/>be <text:s/>possible <text:s/>for <text:s/>the <text:s/>gatekeeper <text:s/>to <text:s/>restrict <text:s/>such un-installation <text:s/>only <text:s/>when <text:s/>such <text:s/>software <text:s/>applications <text:s/>are <text:s/>essential <text:s/>to <text:s/>the <text:s/>functioning <text:s/>of <text:s/>the <text:s/>operating <text:s/>system <text:s/>or <text:s/>the device.</text:p>
          </table:table-cell>
          <table:table-cell table:number-columns-repeated="2" table:style-name="ce1"/>
          <table:table-cell office:value-type="string" table:content-validation-name="val1" table:style-name="ce3">
            <text:p>- DO, Value</text:p>
          </table:table-cell>
          <table:table-cell office:value-type="string" table:style-name="ce3">
            <text:p>End User Choice; Allow uinstall of default applications.</text:p>
          </table:table-cell>
          <table:table-cell office:value-type="string" table:style-name="ce12">
            <text:p>User &amp; Changeable Defaults</text:p>
          </table:table-cell>
          <table:table-cell table:style-name="ce3"/>
          <table:table-cell table:number-columns-repeated="16377"/>
        </table:table-row>
        <table:table-row table:style-name="ro2">
          <table:table-cell office:value-type="string" table:style-name="ce3">
            <text:p>Gatekeepers should also allow end users to easily change the default settings <text:s/>on the operating <text:s/>system, virtual assistant <text:s/>and <text:s/>web <text:s/>browser <text:s/>when <text:s/>those <text:s/>default <text:s/>settings <text:s/>favour <text:s/>their <text:s/>own <text:s/>software <text:s/>applications <text:s/>and <text:s/>services.<text:s/></text:p>
          </table:table-cell>
          <table:table-cell table:number-columns-repeated="2" table:style-name="ce1"/>
          <table:table-cell office:value-type="string" table:content-validation-name="val1" table:style-name="ce3">
            <text:p>- DO</text:p>
          </table:table-cell>
          <table:table-cell office:value-type="string" table:style-name="ce3">
            <text:p>Allow change of default settings regarding own offerings</text:p>
          </table:table-cell>
          <table:table-cell office:value-type="string" table:style-name="ce12">
            <text:p>Changeable Defaults</text:p>
          </table:table-cell>
          <table:table-cell table:style-name="ce3"/>
          <table:table-cell table:number-columns-repeated="16377"/>
        </table:table-row>
        <table:table-row table:style-name="ro3">
          <table:table-cell office:value-type="string" table:style-name="ce3">
            <text:p>includes prompting a choice screen, at the moment of <text:s/>the users’ <text:s/>first use of an online search engine, virtual assistant or <text:s/>web browser of the gatekeeper</text:p>
          </table:table-cell>
          <table:table-cell table:number-columns-repeated="2" table:style-name="ce1"/>
          <table:table-cell office:value-type="string" table:content-validation-name="val1" table:style-name="ce3">
            <text:p>- DO</text:p>
          </table:table-cell>
          <table:table-cell office:value-type="string" table:style-name="ce3">
            <text:p>Choice screen at the moment of users first use</text:p>
          </table:table-cell>
          <table:table-cell office:value-type="string" table:style-name="ce12">
            <text:p>Changeable Defaults</text:p>
          </table:table-cell>
          <table:table-cell table:style-name="ce3"/>
          <table:table-cell table:number-columns-repeated="16377"/>
        </table:table-row>
        <table:table-row table:style-name="ro9">
          <table:table-cell office:value-type="string" table:style-name="ce3">
            <text:p>restrictions can <text:s/>limit <text:s/>the <text:s/>ability of <text:s/>developers <text:s/>of <text:s/>software <text:s/>applications <text:s/>to <text:s/>use <text:s/>alternative <text:s/>distribution <text:s/>channels <text:s/>and <text:s/>the <text:s/>ability of end <text:s/>users <text:s/>to <text:s/>choose <text:s/>between <text:s/>different <text:s/>software <text:s/>applications <text:s/>from <text:s/>different <text:s/>distribution <text:s/>channels <text:s/>and <text:s/>should <text:s/>be prohibited <text:s/>as <text:s/>unfair <text:s/>and <text:s/>liable <text:s/>to <text:s/>weaken <text:s/>the <text:s/>contestability <text:s/>of <text:s/>core <text:s/>platform <text:s/>services</text:p>
          </table:table-cell>
          <table:table-cell table:style-name="ce1"/>
          <table:table-cell office:value-type="float" office:value="50" table:style-name="ce2">
            <text:p>50</text:p>
          </table:table-cell>
          <table:table-cell office:value-type="string" table:content-validation-name="val1" table:style-name="ce3">
            <text:p>Value, - DON'T</text:p>
          </table:table-cell>
          <table:table-cell office:value-type="string" table:style-name="ce3">
            <text:p>User Choice; Contestability; Anti-Pattern; Do not limit (or discourage) user choice. Allow alternative distribution channels;</text:p>
          </table:table-cell>
          <table:table-cell office:value-type="string" table:style-name="ce12">
            <text:p>User &amp; Platform; Equal Access &amp; Interoperability</text:p>
          </table:table-cell>
          <table:table-cell table:style-name="ce3"/>
          <table:table-cell table:number-columns-repeated="16377"/>
        </table:table-row>
        <table:table-row table:style-name="ro2">
          <table:table-cell office:value-type="string" table:style-name="ce3">
            <text:p>Gatekeepers are often vertically integrated and offer certain products or services to end users through their own core platform services, <text:s/>or <text:s/>through <text:s/>a <text:s/>business <text:s/>user <text:s/>over <text:s/>which they exercise <text:s/>control which frequently leads <text:s/>to conflicts <text:s/>of interest</text:p>
          </table:table-cell>
          <table:table-cell table:style-name="ce1"/>
          <table:table-cell office:value-type="float" office:value="51" table:style-name="ce2">
            <text:p>51</text:p>
          </table:table-cell>
          <table:table-cell office:value-type="string" table:content-validation-name="val1" table:style-name="ce3">
            <text:p>- Problem</text:p>
          </table:table-cell>
          <table:table-cell office:value-type="string" table:style-name="ce3">
            <text:p>Platform Effetcs (Vertical Ingeration); Conflicts of interest</text:p>
          </table:table-cell>
          <table:table-cell table:style-name="ce11"/>
          <table:table-cell table:style-name="ce3"/>
          <table:table-cell table:number-columns-repeated="16377"/>
        </table:table-row>
        <table:table-row table:style-name="ro6">
          <table:table-cell office:value-type="string" table:style-name="ce3">
            <text:p>the <text:s/>gatekeeper <text:s/>can <text:s/>favour <text:s/>its <text:s/>own <text:s/>content <text:s/>over <text:s/>that <text:s/>of <text:s/>third <text:s/>parties. <text:s/>In <text:s/>those <text:s/>circumstances, <text:s/>the <text:s/>gatekeeper is in a dual-role position as intermediary for third-party undertakings and as undertaking directly providing products or <text:s/>services. <text:s/>Consequently, <text:s/>such <text:s/>gatekeepers <text:s/>have <text:s/>the <text:s/>ability <text:s/>to <text:s/>undermine <text:s/>directly <text:s/>the <text:s/>contestability <text:s/>for <text:s/>those products <text:s/>or <text:s/>services <text:s/>on <text:s/>those <text:s/>core <text:s/>platform <text:s/>services, <text:s/>to the <text:s/>detriment <text:s/>of <text:s/>business <text:s/>users <text:s/>which <text:s/>are <text:s/>not <text:s/>controlled <text:s/>by the gatekeeper.</text:p>
          </table:table-cell>
          <table:table-cell table:number-columns-repeated="2" table:style-name="ce1"/>
          <table:table-cell office:value-type="string" table:content-validation-name="val1" table:style-name="ce3">
            <text:p>- Problem, Value</text:p>
          </table:table-cell>
          <table:table-cell office:value-type="string" table:style-name="ce3">
            <text:p>Contestability; Platform Effetcs (Vertical Ingeration); Favoring own products;</text:p>
          </table:table-cell>
          <table:table-cell office:value-type="string" table:style-name="ce11">
            <text:p>Platform</text:p>
          </table:table-cell>
          <table:table-cell table:style-name="ce3"/>
          <table:table-cell table:number-columns-repeated="16377"/>
        </table:table-row>
        <table:table-row table:style-name="ro9">
          <table:table-cell office:value-type="string" table:style-name="ce3">
            <text:p>the gatekeeper should not engage in any form of differentiated or preferential treatment in ranking on <text:s/>the <text:s/>core <text:s/>platform <text:s/>service, <text:s/>and <text:s/>related <text:s/>indexing <text:s/>and <text:s/>crawling, <text:s/>whether <text:s/>through <text:s/>legal, <text:s/>commercial <text:s/>or <text:s/>technical means, <text:s/>in <text:s/>favour <text:s/>of <text:s/>products <text:s/>or <text:s/>services <text:s/>it <text:s/>offers <text:s/>itself <text:s/>or <text:s/>through <text:s/>a <text:s/>business <text:s/>user <text:s/>which <text:s/>it <text:s/>controls</text:p>
          </table:table-cell>
          <table:table-cell table:style-name="ce1"/>
          <table:table-cell office:value-type="float" office:value="52" table:style-name="ce2">
            <text:p>52</text:p>
          </table:table-cell>
          <table:table-cell office:value-type="string" table:content-validation-name="val1" table:style-name="ce3">
            <text:p>- DON'T</text:p>
          </table:table-cell>
          <table:table-cell office:value-type="string" table:style-name="ce3">
            <text:p>Anti-Pattern; Do not favour your own offerings in rankings.</text:p>
          </table:table-cell>
          <table:table-cell office:value-type="string" table:style-name="ce12">
            <text:p>Equal Ranking</text:p>
          </table:table-cell>
          <table:table-cell table:style-name="ce3"/>
          <table:table-cell table:number-columns-repeated="16377"/>
        </table:table-row>
        <table:table-row table:style-name="ro9">
          <table:table-cell office:value-type="string" table:style-name="ce3">
            <text:p>To <text:s/>ensure <text:s/>that this <text:s/>obligation <text:s/>is <text:s/>effective, <text:s/>the <text:s/>conditions <text:s/>that <text:s/>apply <text:s/>to <text:s/>such <text:s/>ranking <text:s/>should <text:s/>also <text:s/>be <text:s/>generally <text:s/>fair <text:s/>and <text:s/>transparent. Ranking <text:s/>should <text:s/>in <text:s/>this <text:s/>context <text:s/>cover <text:s/>all <text:s/>forms <text:s/>of <text:s/>relative <text:s/>prominence, <text:s/>including <text:s/>display, <text:s/>rating, <text:s/>linking <text:s/>or <text:s/>voice results <text:s/>and should also include instances <text:s/>where a core platform service <text:s/>presents <text:s/>or communicates only one result to the <text:s/>end <text:s/>user.<text:s/></text:p>
          </table:table-cell>
          <table:table-cell table:number-columns-repeated="2" table:style-name="ce1"/>
          <table:table-cell office:value-type="string" table:content-validation-name="val1" table:style-name="ce3">
            <text:p>- DO, Value</text:p>
          </table:table-cell>
          <table:table-cell office:value-type="string" table:style-name="ce3">
            <text:p>Fair Practice; Transparent Practice; Fair &amp; Transparent Ranking</text:p>
          </table:table-cell>
          <table:table-cell office:value-type="string" table:style-name="ce12">
            <text:p>Platform; Equal Ranking</text:p>
          </table:table-cell>
          <table:table-cell office:value-type="string" table:style-name="ce3">
            <text:p>What is fair? Maybe see above?</text:p>
          </table:table-cell>
          <table:table-cell table:number-columns-repeated="16377"/>
        </table:table-row>
        <table:table-row table:style-name="ro2">
          <table:table-cell office:value-type="string" table:style-name="ce3">
            <text:p>Gatekeepers <text:s/>should <text:s/>not <text:s/>restrict <text:s/>or <text:s/>prevent <text:s/>the <text:s/>free <text:s/>choice <text:s/>of <text:s/>end <text:s/>users <text:s/>by <text:s/>technically <text:s/>or <text:s/>otherwise <text:s/>preventing switching <text:s/>between <text:s/>or <text:s/>subscription <text:s/>to <text:s/>different <text:s/>software <text:s/>applications <text:s/>and <text:s/>services.</text:p>
          </table:table-cell>
          <table:table-cell table:style-name="ce1"/>
          <table:table-cell office:value-type="float" office:value="53" table:style-name="ce2">
            <text:p>53</text:p>
          </table:table-cell>
          <table:table-cell office:value-type="string" table:content-validation-name="val1" table:style-name="ce3">
            <text:p>Value, - DON'T</text:p>
          </table:table-cell>
          <table:table-cell office:value-type="string" table:style-name="ce3">
            <text:p>User Choice; Anti-Pattern; Do not favour your own offerings; Don't Prevent the Switch</text:p>
          </table:table-cell>
          <table:table-cell office:value-type="string" table:style-name="ce11">
            <text:p>User; Changeable Defaults</text:p>
          </table:table-cell>
          <table:table-cell table:style-name="ce3"/>
          <table:table-cell table:number-columns-repeated="16377"/>
        </table:table-row>
        <table:table-row table:style-name="ro3">
          <table:table-cell office:value-type="string" table:style-name="ce3">
            <text:p>This <text:s/>would <text:s/>allow <text:s/>more undertakings <text:s/>to <text:s/>offer <text:s/>their <text:s/>services, <text:s/>thereby <text:s/>ultimately <text:s/>providing <text:s/>greater <text:s/>choice <text:s/>to <text:s/>the <text:s/>end <text:s/>users.<text:s/></text:p>
          </table:table-cell>
          <table:table-cell table:number-columns-repeated="2" table:style-name="ce1"/>
          <table:table-cell office:value-type="string" table:content-validation-name="val1" table:style-name="ce3">
            <text:p>Value</text:p>
          </table:table-cell>
          <table:table-cell office:value-type="string" table:style-name="ce3">
            <text:p>End User Choice</text:p>
          </table:table-cell>
          <table:table-cell office:value-type="string" table:style-name="ce13">
            <text:p>User</text:p>
          </table:table-cell>
          <table:table-cell table:style-name="ce3"/>
          <table:table-cell table:number-columns-repeated="16377"/>
        </table:table-row>
        <table:table-row table:style-name="ro7">
          <table:table-cell office:value-type="string" table:style-name="ce3">
            <text:p>Gatekeepers should <text:s/>ensure <text:s/>a <text:s/>free <text:s/>choice <text:s/>irrespective <text:s/>of <text:s/>whether <text:s/>they <text:s/>are <text:s/>the <text:s/>manufacturer <text:s/>of <text:s/>any <text:s/>hardware <text:s/>by <text:s/>means <text:s/>of <text:s/>which such <text:s/>software <text:s/>applications <text:s/>or <text:s/>services <text:s/>are <text:s/>accessed <text:s/>and <text:s/>should <text:s/>not <text:s/>raise <text:s/>artificial <text:s/>technical <text:s/>or <text:s/>other <text:s/>barriers <text:s/>so <text:s/>as <text:s/>to make switching impossible or ineffective. The mere offering of a given product or service to consumers, including by means <text:s/>of <text:s/>pre-installation, <text:s/>as <text:s/>well <text:s/>as <text:s/>the <text:s/>improvement <text:s/>of <text:s/>the <text:s/>offering <text:s/>to <text:s/>end <text:s/>users, <text:s/>such <text:s/>as <text:s/>price <text:s/>reductions <text:s/>or increased quality, should not be construed as constituting a prohibited barrier <text:s/>to switching</text:p>
          </table:table-cell>
          <table:table-cell table:number-columns-repeated="2" table:style-name="ce1"/>
          <table:table-cell office:value-type="string" table:content-validation-name="val1" table:style-name="ce3">
            <text:p>- DON'T</text:p>
          </table:table-cell>
          <table:table-cell office:value-type="string" table:style-name="ce3">
            <text:p>Anti-Pattern; Do not favour your own offerings; Don't Prevent the Switch</text:p>
          </table:table-cell>
          <table:table-cell office:value-type="string" table:style-name="ce11">
            <text:p>Changeable Defaults</text:p>
          </table:table-cell>
          <table:table-cell table:style-name="ce3"/>
          <table:table-cell table:number-columns-repeated="16377"/>
        </table:table-row>
        <table:table-row table:style-name="ro2">
          <table:table-cell office:value-type="string" table:style-name="ce3">
            <text:p>Therefore, <text:s/>rules <text:s/>should <text:s/>be <text:s/>established <text:s/>to <text:s/>ensure <text:s/>that <text:s/>the <text:s/>rights <text:s/>of <text:s/>end <text:s/>users <text:s/>to <text:s/>access <text:s/>an <text:s/>open <text:s/>internet are <text:s/>not <text:s/>compromised <text:s/>by <text:s/>the <text:s/>conduct <text:s/>of <text:s/>gatekeepers</text:p>
          </table:table-cell>
          <table:table-cell table:style-name="ce1"/>
          <table:table-cell office:value-type="float" office:value="54" table:style-name="ce2">
            <text:p>54</text:p>
          </table:table-cell>
          <table:table-cell office:value-type="string" table:content-validation-name="val1" table:style-name="ce3">
            <text:p>Value</text:p>
          </table:table-cell>
          <table:table-cell office:value-type="string" table:style-name="ce3">
            <text:p>End User Choice &amp; Open Internet</text:p>
          </table:table-cell>
          <table:table-cell office:value-type="string" table:style-name="ce13">
            <text:p>User &amp; Macro</text:p>
          </table:table-cell>
          <table:table-cell table:style-name="ce3"/>
          <table:table-cell table:number-columns-repeated="16377"/>
        </table:table-row>
        <table:table-row table:style-name="ro9">
          <table:table-cell office:value-type="string" table:style-name="ce3">
            <text:p>Gatekeepers <text:s/>can <text:s/>also <text:s/>technically <text:s/>limit <text:s/>the <text:s/>ability <text:s/>of <text:s/>end <text:s/>users to <text:s/>effectively <text:s/>switch <text:s/>between <text:s/>different <text:s/>undertakings <text:s/>providing <text:s/>internet <text:s/>access <text:s/>service, <text:s/>in <text:s/>particular <text:s/>through <text:s/>their control <text:s/>over <text:s/>hardware <text:s/>or <text:s/>operating <text:s/>systems. <text:s/>This <text:s/>distorts <text:s/>the <text:s/>level <text:s/>playing <text:s/>field <text:s/>for <text:s/>internet <text:s/>access <text:s/>services <text:s/>and ultimately <text:s/>harms <text:s/>end <text:s/>users.</text:p>
          </table:table-cell>
          <table:table-cell table:number-columns-repeated="2" table:style-name="ce1"/>
          <table:table-cell office:value-type="string" table:content-validation-name="val1" table:style-name="ce3">
            <text:p>Value, - DON'T</text:p>
          </table:table-cell>
          <table:table-cell office:value-type="string" table:style-name="ce3">
            <text:p>End User Chocice; Anti-Pattern; Don't Prevent the Switch</text:p>
          </table:table-cell>
          <table:table-cell office:value-type="string" table:style-name="ce11">
            <text:p>User; Changeable Defaults</text:p>
          </table:table-cell>
          <table:table-cell table:style-name="ce3"/>
          <table:table-cell table:number-columns-repeated="16377"/>
        </table:table-row>
        <table:table-row table:style-name="ro3">
          <table:table-cell office:value-type="string" table:style-name="ce3">
            <text:p>It <text:s/>should <text:s/>therefore <text:s/>be <text:s/>ensured <text:s/>that <text:s/>gatekeepers <text:s/>do <text:s/>not <text:s/>unduly <text:s/>restrict <text:s/>end <text:s/>users <text:s/>in choosing the undertaking providing their <text:s/>internet access service.</text:p>
          </table:table-cell>
          <table:table-cell table:number-columns-repeated="2" table:style-name="ce1"/>
          <table:table-cell office:value-type="string" table:content-validation-name="val1" table:style-name="ce3">
            <text:p>Value</text:p>
          </table:table-cell>
          <table:table-cell office:value-type="string" table:style-name="ce3">
            <text:p>End User Chocice</text:p>
          </table:table-cell>
          <table:table-cell office:value-type="string" table:style-name="ce11">
            <text:p>User</text:p>
          </table:table-cell>
          <table:table-cell table:style-name="ce3"/>
          <table:table-cell table:number-columns-repeated="16377"/>
        </table:table-row>
        <table:table-row table:style-name="ro2">
          <table:table-cell office:value-type="string" table:style-name="ce3">
            <text:p>competing <text:s/>service <text:s/>or <text:s/>hardware <text:s/>providers, <text:s/>such <text:s/>as <text:s/>providers <text:s/>of <text:s/>wearable devices, <text:s/>require <text:s/>equally <text:s/>effective <text:s/>interoperability <text:s/>with, <text:s/>and <text:s/>access <text:s/>for <text:s/>the <text:s/>purposes <text:s/>of <text:s/>interoperability <text:s/>to, <text:s/>the <text:s/>same hardware or software features</text:p>
          </table:table-cell>
          <table:table-cell table:style-name="ce1"/>
          <table:table-cell office:value-type="float" office:value="55" table:style-name="ce2">
            <text:p>55</text:p>
          </table:table-cell>
          <table:table-cell office:value-type="string" table:content-validation-name="val1" table:style-name="ce3">
            <text:p>- DO</text:p>
          </table:table-cell>
          <table:table-cell office:value-type="string" table:style-name="ce3">
            <text:p>Provide Equal Interoperability (for competitors to software and hardware features of your platforms)</text:p>
          </table:table-cell>
          <table:table-cell office:value-type="string" table:style-name="ce12">
            <text:p>Equal Access &amp; Interoperability</text:p>
          </table:table-cell>
          <table:table-cell table:style-name="ce3"/>
          <table:table-cell table:number-columns-repeated="16377"/>
        </table:table-row>
        <table:table-row table:style-name="ro5">
          <table:table-cell office:value-type="string" table:style-name="ce3">
            <text:p>provide a competitive offering to end user</text:p>
          </table:table-cell>
          <table:table-cell table:number-columns-repeated="2" table:style-name="ce1"/>
          <table:table-cell office:value-type="string" table:content-validation-name="val1" table:style-name="ce3">
            <text:p>Value</text:p>
          </table:table-cell>
          <table:table-cell office:value-type="string" table:style-name="ce3">
            <text:p>Fair Platform Markets;<text:s/></text:p>
          </table:table-cell>
          <table:table-cell office:value-type="string" table:style-name="ce13">
            <text:p>Platform</text:p>
          </table:table-cell>
          <table:table-cell table:style-name="ce3"/>
          <table:table-cell table:number-columns-repeated="16377"/>
        </table:table-row>
        <table:table-row table:style-name="ro6">
          <table:table-cell office:value-type="string" table:style-name="ce3">
            <text:p>If dual roles are used in a manner <text:s/>that prevents alternative service and hardware providers from having access under equal <text:s/>conditions <text:s/>to <text:s/>the <text:s/>same <text:s/>operating <text:s/>system, <text:s/>hardware <text:s/>or <text:s/>software <text:s/>features <text:s/>that <text:s/>are <text:s/>available <text:s/>or <text:s/>used <text:s/>by <text:s/>the gatekeeper <text:s/>in <text:s/>the <text:s/>provision <text:s/>of <text:s/>its <text:s/>own <text:s/>complementary <text:s/>or <text:s/>supporting <text:s/>services <text:s/>or <text:s/>hardware, <text:s/>this <text:s/>could <text:s/>significantly undermine <text:s/>innovation <text:s/>by <text:s/>such <text:s/>alternative <text:s/>providers</text:p>
          </table:table-cell>
          <table:table-cell table:style-name="ce1"/>
          <table:table-cell office:value-type="float" office:value="57" table:style-name="ce2">
            <text:p>57</text:p>
          </table:table-cell>
          <table:table-cell office:value-type="string" table:content-validation-name="val1" table:style-name="ce3">
            <text:p>- Problem</text:p>
          </table:table-cell>
          <table:table-cell office:value-type="string" table:style-name="ce3">
            <text:p>Prevents Innovation</text:p>
          </table:table-cell>
          <table:table-cell table:style-name="ce11"/>
          <table:table-cell table:style-name="ce3"/>
          <table:table-cell table:number-columns-repeated="16377"/>
        </table:table-row>
        <table:table-row table:style-name="ro5">
          <table:table-cell office:value-type="string" table:style-name="ce3">
            <text:p>, <text:s/>as <text:s/>well <text:s/>as <text:s/>choice <text:s/>for <text:s/>end <text:s/>users.</text:p>
          </table:table-cell>
          <table:table-cell table:number-columns-repeated="2" table:style-name="ce1"/>
          <table:table-cell office:value-type="string" table:content-validation-name="val1" table:style-name="ce3">
            <text:p>- Problem</text:p>
          </table:table-cell>
          <table:table-cell office:value-type="string" table:style-name="ce3">
            <text:p>Limit Choice for End Users</text:p>
          </table:table-cell>
          <table:table-cell table:style-name="ce11"/>
          <table:table-cell table:style-name="ce3"/>
          <table:table-cell table:number-columns-repeated="16377"/>
        </table:table-row>
        <table:table-row table:style-name="ro9">
          <table:table-cell office:value-type="string" table:style-name="ce3">
            <text:p>The <text:s/>gatekeepers <text:s/>should, therefore, <text:s/>be <text:s/>required <text:s/>to <text:s/>ensure, <text:s/>free <text:s/>of <text:s/>charge, <text:s/>effective <text:s/>interoperability <text:s/>with, <text:s/>and <text:s/>access <text:s/>for <text:s/>the <text:s/>purposes <text:s/>of interoperability <text:s/>to, <text:s/>the <text:s/>same <text:s/>operating <text:s/>system, <text:s/>hardware <text:s/>or <text:s/>software <text:s/>features <text:s/>that <text:s/>are <text:s/>available <text:s/>or <text:s/>used <text:s/>in <text:s/>the provision <text:s/>of <text:s/>its <text:s/>own <text:s/>complementary <text:s/>and <text:s/>supporting <text:s/>services <text:s/>and <text:s/>hardware.</text:p>
          </table:table-cell>
          <table:table-cell table:number-columns-repeated="2" table:style-name="ce1"/>
          <table:table-cell office:value-type="string" table:content-validation-name="val1" table:style-name="ce3">
            <text:p>- DO</text:p>
          </table:table-cell>
          <table:table-cell office:value-type="string" table:style-name="ce3">
            <text:p>Provide Equal Interoperability (for competitors to software and hardware features of your platforms)</text:p>
          </table:table-cell>
          <table:table-cell office:value-type="string" table:style-name="ce12">
            <text:p>Equal Access &amp; Interoperability</text:p>
          </table:table-cell>
          <table:table-cell table:style-name="ce3"/>
          <table:table-cell table:number-columns-repeated="16377"/>
        </table:table-row>
        <table:table-row table:style-name="ro4">
          <table:table-cell office:value-type="string" table:style-name="ce3">
            <text:p>Such <text:s/>access <text:s/>can <text:s/>equally <text:s/>be <text:s/>required <text:s/>by software <text:s/>applications <text:s/>related <text:s/>to <text:s/>the <text:s/>relevant <text:s/>services <text:s/>provided <text:s/>together <text:s/>with, <text:s/>or <text:s/>in <text:s/>support <text:s/>of, <text:s/>the <text:s/>core <text:s/>platform service <text:s/>in <text:s/>order <text:s/>to <text:s/>effectively <text:s/>develop <text:s/>and <text:s/>provide <text:s/>functionalities <text:s/>interoperable <text:s/>with <text:s/>those <text:s/>provided <text:s/>by <text:s/>gatekeepers</text:p>
          </table:table-cell>
          <table:table-cell table:number-columns-repeated="2" table:style-name="ce1"/>
          <table:table-cell office:value-type="string" table:content-validation-name="val1" table:style-name="ce3">
            <text:p>- DO</text:p>
          </table:table-cell>
          <table:table-cell office:value-type="string" table:style-name="ce3">
            <text:p>Provide Equal Interoperability (Also applies to Software, e.g., Music App...)</text:p>
          </table:table-cell>
          <table:table-cell office:value-type="string" table:style-name="ce12">
            <text:p>Equal Access &amp; Interoperability</text:p>
          </table:table-cell>
          <table:table-cell table:style-name="ce3"/>
          <table:table-cell table:number-columns-repeated="16377"/>
        </table:table-row>
        <table:table-row table:style-name="ro2">
          <table:table-cell office:value-type="string" table:style-name="ce3">
            <text:p>The <text:s/>aim <text:s/>of <text:s/>the <text:s/>obligations <text:s/>is <text:s/>to <text:s/>allow <text:s/>competing <text:s/>third <text:s/>parties <text:s/>to <text:s/>interconnect <text:s/>through <text:s/>interfaces <text:s/>or <text:s/>similar solutions to the respective features as effectively as the gatekeeper’s own services or hardware.</text:p>
          </table:table-cell>
          <table:table-cell table:number-columns-repeated="2" table:style-name="ce1"/>
          <table:table-cell office:value-type="string" table:content-validation-name="val1" table:style-name="ce3">
            <text:p>- DO</text:p>
          </table:table-cell>
          <table:table-cell office:value-type="string" table:style-name="ce3">
            <text:p>Provide Equal Interoperability (for competitors to software and hardware features of your platforms)</text:p>
          </table:table-cell>
          <table:table-cell office:value-type="string" table:style-name="ce12">
            <text:p>Equal Access &amp; Interoperability</text:p>
          </table:table-cell>
          <table:table-cell table:style-name="ce3"/>
          <table:table-cell table:number-columns-repeated="16377"/>
        </table:table-row>
        <table:table-row table:style-name="ro4">
          <table:table-cell office:value-type="string" table:style-name="ce3">
            <text:p>The <text:s/>conditions <text:s/>under <text:s/>which <text:s/>gatekeepers <text:s/>provide <text:s/>online <text:s/>advertising <text:s/>services <text:s/>to <text:s/>business <text:s/>users, <text:s/>including <text:s/>both advertisers <text:s/>and <text:s/>publishers, <text:s/>are <text:s/>often <text:s/>non-transparent <text:s/>and <text:s/>opaque. <text:s/>This <text:s/>often <text:s/>leads <text:s/>to <text:s/>a <text:s/>lack <text:s/>of <text:s/>information <text:s/>for advertisers <text:s/>and <text:s/>publishers <text:s/>about <text:s/>the <text:s/>effect <text:s/>of <text:s/>a <text:s/>given <text:s/>advertisement</text:p>
          </table:table-cell>
          <table:table-cell table:style-name="ce1"/>
          <table:table-cell office:value-type="float" office:value="58" table:style-name="ce2">
            <text:p>58</text:p>
          </table:table-cell>
          <table:table-cell office:value-type="string" table:content-validation-name="val1" table:style-name="ce3">
            <text:p>- Problem</text:p>
          </table:table-cell>
          <table:table-cell office:value-type="string" table:style-name="ce3">
            <text:p>Lack of information about effect of advertisment</text:p>
          </table:table-cell>
          <table:table-cell table:style-name="ce11"/>
          <table:table-cell table:style-name="ce3"/>
          <table:table-cell table:number-columns-repeated="16377"/>
        </table:table-row>
        <table:table-row table:style-name="ro3">
          <table:table-cell office:value-type="string" table:style-name="ce3">
            <text:p>To <text:s/>further <text:s/>enhance <text:s/>fairness, <text:s/>transparency <text:s/>and contestability <text:s/>of <text:s/>online <text:s/>advertising <text:s/>service</text:p>
          </table:table-cell>
          <table:table-cell table:number-columns-repeated="2" table:style-name="ce1"/>
          <table:table-cell office:value-type="string" table:content-validation-name="val1" table:style-name="ce3">
            <text:p>Value</text:p>
          </table:table-cell>
          <table:table-cell office:value-type="string" table:style-name="ce3">
            <text:p>Fair Practice; Transparent Practice; Contestability of Advertisment Offerings</text:p>
          </table:table-cell>
          <table:table-cell office:value-type="string" table:style-name="ce13">
            <text:p>Platform</text:p>
          </table:table-cell>
          <table:table-cell table:style-name="ce3"/>
          <table:table-cell table:number-columns-repeated="16377"/>
        </table:table-row>
        <table:table-row table:style-name="ro7">
          <table:table-cell office:value-type="string" table:style-name="ce3">
            <text:p>gatekeepers <text:s/>should <text:s/>provide <text:s/>advertisers <text:s/>and publishers, <text:s/>and <text:s/>third <text:s/>parties <text:s/>authorised <text:s/>by <text:s/>advertisers <text:s/>and <text:s/>publishers, <text:s/>when <text:s/>requested, <text:s/>with <text:s/>free <text:s/>of <text:s/>charge <text:s/>access <text:s/>to the <text:s/>gatekeepers’ <text:s/>performance <text:s/>measuring <text:s/>tools <text:s/>and <text:s/>the <text:s/>data, <text:s/>including <text:s/>aggregated <text:s/>and <text:s/>non-aggregated <text:s/>data, necessary <text:s/>for <text:s/>advertisers, <text:s/>authorised <text:s/>third <text:s/>parties <text:s/>such <text:s/>as <text:s/>advertising <text:s/>agencies <text:s/>acting <text:s/>on <text:s/>behalf <text:s/>of <text:s/>a <text:s/>company placing <text:s/>advertising, <text:s/>as <text:s/>well <text:s/>as <text:s/>for <text:s/>publishers <text:s/>to <text:s/>carry out <text:s/>their <text:s/>own <text:s/>independent <text:s/>verification <text:s/>of <text:s/>the <text:s/>provision <text:s/>of <text:s/>the relevant online advertising services.</text:p>
          </table:table-cell>
          <table:table-cell table:number-columns-repeated="2" table:style-name="ce1"/>
          <table:table-cell office:value-type="string" table:content-validation-name="val1" table:style-name="ce3">
            <text:p>- DO</text:p>
          </table:table-cell>
          <table:table-cell office:value-type="string" table:style-name="ce3">
            <text:p>Transparent Advertisement Practice; Provide Data (Aggregated but also non-aggregated = raw?)and YOUR Tools to allow Business Users to verify advertisment effectivenes</text:p>
          </table:table-cell>
          <table:table-cell office:value-type="string" table:style-name="ce12">
            <text:p>Transparent Advertising</text:p>
          </table:table-cell>
          <table:table-cell table:style-name="ce3"/>
          <table:table-cell table:number-columns-repeated="16377"/>
        </table:table-row>
        <table:table-row table:style-name="ro11">
          <table:table-cell office:value-type="string" table:style-name="ce3">
            <text:p>Gatekeepers benefit <text:s/>from access to vast amounts of data that they collect while providing the core platform services,</text:p>
            <text:p>as <text:s/>well <text:s/>as <text:s/>other <text:s/>digital <text:s/>services. <text:s/>To <text:s/>ensure <text:s/>that <text:s/>gatekeepers <text:s/>do <text:s/>not <text:s/>undermine <text:s/>the <text:s/>contestability <text:s/>of <text:s/>core <text:s/>platform services, <text:s/>or <text:s/>the <text:s/>innovation <text:s/>potential <text:s/>of <text:s/>the <text:s/>dynamic <text:s/>digital <text:s/>sector, <text:s/>by <text:s/>restricting <text:s/>switching <text:s/>or <text:s/>multi-homing, <text:s/>end users, <text:s/>as <text:s/>well <text:s/>as <text:s/>third <text:s/>parties <text:s/>authorised <text:s/>by <text:s/>an <text:s/>end <text:s/>user, <text:s/>should <text:s/>be <text:s/>granted <text:s/>effective <text:s/>and <text:s/>immediate <text:s/>access <text:s/>to <text:s/>the data <text:s/>they <text:s/>provided <text:s/>or <text:s/>that <text:s/>was <text:s/>generated <text:s/>through <text:s/>their <text:s/>activity <text:s/>on <text:s/>the <text:s/>relevant <text:s/>core <text:s/>platform <text:s/>services <text:s/>of <text:s/>the gatekeeper.</text:p>
          </table:table-cell>
          <table:table-cell table:style-name="ce1"/>
          <table:table-cell office:value-type="float" office:value="59" table:style-name="ce2">
            <text:p>59</text:p>
          </table:table-cell>
          <table:table-cell office:value-type="string" table:content-validation-name="val1" table:style-name="ce3">
            <text:p>- Problem</text:p>
          </table:table-cell>
          <table:table-cell office:value-type="string" table:style-name="ce3">
            <text:p>Restriction of switching and multi-homing of end users leads to lack of contestability and reduced innovation.</text:p>
          </table:table-cell>
          <table:table-cell table:style-name="ce11"/>
          <table:table-cell table:style-name="ce3"/>
          <table:table-cell table:number-columns-repeated="16377"/>
        </table:table-row>
        <table:table-row table:style-name="ro8">
          <table:table-cell office:value-type="string" table:style-name="ce3">
            <text:p>The <text:s/>data <text:s/>should <text:s/>be <text:s/>received <text:s/>in <text:s/>a <text:s/>format <text:s/>that <text:s/>can <text:s/>be <text:s/>immediately <text:s/>and <text:s/>effectively <text:s/>accessed <text:s/>and <text:s/>used <text:s/>by the <text:s/>end <text:s/>user <text:s/>or <text:s/>the <text:s/>relevant <text:s/>third <text:s/>party <text:s/>authorised <text:s/>by <text:s/>the <text:s/>end <text:s/>user <text:s/>to <text:s/>which <text:s/>the <text:s/>data <text:s/>is <text:s/>ported. <text:s/>Gatekeepers <text:s/>should also <text:s/>ensure, <text:s/>by <text:s/>means <text:s/>of <text:s/>appropriate <text:s/>and <text:s/>high <text:s/>quality <text:s/>technical <text:s/>measures, <text:s/>such <text:s/>as <text:s/>application <text:s/>programming interfaces, <text:s/>that <text:s/>end <text:s/>users <text:s/>or <text:s/>third <text:s/>parties <text:s/>authorised <text:s/>by <text:s/>end <text:s/>users <text:s/>can <text:s/>freely <text:s/>port <text:s/>the <text:s/>data <text:s/>continuously <text:s/>and <text:s/>in <text:s/>real time.<text:s text:c="2"/></text:p>
          </table:table-cell>
          <table:table-cell table:number-columns-repeated="2" table:style-name="ce1"/>
          <table:table-cell office:value-type="string" table:content-validation-name="val1" table:style-name="ce3">
            <text:p>- DO</text:p>
          </table:table-cell>
          <table:table-cell office:value-type="string" table:style-name="ce3">
            <text:p>Portable User Profile;</text:p>
          </table:table-cell>
          <table:table-cell office:value-type="string" table:style-name="ce12">
            <text:p>Portable User Data</text:p>
          </table:table-cell>
          <table:table-cell table:style-name="ce3"/>
          <table:table-cell table:number-columns-repeated="16377"/>
        </table:table-row>
        <table:table-row table:style-name="ro3">
          <table:table-cell office:value-type="string" table:style-name="ce3">
            <text:p>this <text:s/>Regulation <text:s/>complements <text:s/>the <text:s/>right <text:s/>to <text:s/>data <text:s/>portability <text:s/>under <text:s/>the <text:s/>Regulation <text:s/>(EU) <text:s/>2016/679.<text:s/></text:p>
          </table:table-cell>
          <table:table-cell table:number-columns-repeated="2" table:style-name="ce1"/>
          <table:table-cell office:value-type="string" table:content-validation-name="val1" table:style-name="ce3">
            <text:p>Value</text:p>
          </table:table-cell>
          <table:table-cell office:value-type="string" table:style-name="ce3">
            <text:p>Data Portability</text:p>
          </table:table-cell>
          <table:table-cell office:value-type="string" table:style-name="ce11">
            <text:p>User</text:p>
          </table:table-cell>
          <table:table-cell table:style-name="ce3"/>
          <table:table-cell table:number-columns-repeated="16377"/>
        </table:table-row>
        <table:table-row table:style-name="ro2">
          <table:table-cell office:value-type="string" table:style-name="ce3">
            <text:p>Facilitating switching <text:s/>or <text:s/>multi-homing <text:s/>should <text:s/>lead, <text:s/>in <text:s/>turn, <text:s/>to <text:s/>an <text:s/>increased <text:s/>choice <text:s/>for <text:s/>end <text:s/>users <text:s/>and <text:s/>acts <text:s/>as <text:s/>an <text:s/>incentive <text:s/>for gatekeepers and business users to innovate</text:p>
          </table:table-cell>
          <table:table-cell table:number-columns-repeated="2" table:style-name="ce1"/>
          <table:table-cell office:value-type="string" table:content-validation-name="val1" table:style-name="ce3">
            <text:p>Value</text:p>
          </table:table-cell>
          <table:table-cell office:value-type="string" table:style-name="ce3">
            <text:p>End User Choice; Multi-Homing; Innovation</text:p>
          </table:table-cell>
          <table:table-cell office:value-type="string" table:style-name="ce11">
            <text:p>User &amp; Macro</text:p>
          </table:table-cell>
          <table:table-cell table:style-name="ce3"/>
          <table:table-cell table:number-columns-repeated="16377"/>
        </table:table-row>
        <table:table-row table:style-name="ro8">
          <table:table-cell office:value-type="string" table:style-name="ce3">
            <text:p>Business users that use core <text:s/>platform services provided by gatekeepers, and end users of such business users provide and <text:s/>generate <text:s/>a <text:s/>vast <text:s/>amount <text:s/>of <text:s/>data. <text:s/>In <text:s/>order <text:s/>to <text:s/>ensure <text:s/>that <text:s/>business <text:s/>users <text:s/>have <text:s/>access <text:s/>to <text:s/>the <text:s/>relevant <text:s/>data <text:s/>thus generated, <text:s/>the <text:s/>gatekeeper <text:s/>should, <text:s/>upon <text:s/>their <text:s/>request, <text:s/>provide <text:s/>effective <text:s/>access, <text:s/>free <text:s/>of <text:s/>charge, <text:s/>to <text:s/>such <text:s/>data. <text:s/>Such access should also be given to third parties contracted <text:s/>by the business <text:s/>user, who are acting as processors of <text:s/>this data for <text:s/>the business <text:s/>user.</text:p>
          </table:table-cell>
          <table:table-cell table:style-name="ce1"/>
          <table:table-cell office:value-type="float" office:value="60" table:style-name="ce2">
            <text:p>60</text:p>
          </table:table-cell>
          <table:table-cell office:value-type="string" table:content-validation-name="val1" table:style-name="ce3">
            <text:p>- DO</text:p>
          </table:table-cell>
          <table:table-cell office:value-type="string" table:style-name="ce3">
            <text:p>Provide Data to Business Users to access their (generated and provided by them) data, and the data of their end users.</text:p>
          </table:table-cell>
          <table:table-cell office:value-type="string" table:style-name="ce12">
            <text:p>Accessible Business Data</text:p>
          </table:table-cell>
          <table:table-cell table:style-name="ce3"/>
          <table:table-cell table:number-columns-repeated="16377"/>
        </table:table-row>
        <table:table-row table:style-name="ro9">
          <table:table-cell office:value-type="string" table:style-name="ce3">
            <text:p>To <text:s/>this <text:s/>end, <text:s/>a <text:s/>gatekeeper <text:s/>should <text:s/>not <text:s/>use <text:s/>any <text:s/>contractual <text:s/>or <text:s/>other <text:s/>restrictions <text:s/>to <text:s/>prevent business users from accessing relevant data and should enable business users to obtain consent of <text:s/>their end users for such <text:s/>data <text:s/>access <text:s/>and <text:s/>retrieval, <text:s/>where <text:s/>such <text:s/>consent <text:s/>is <text:s/>required <text:s/>under <text:s/>Regulation <text:s/>(EU) <text:s/>2016/679 <text:s/>and <text:s/>Directive 2002/58/EC.</text:p>
          </table:table-cell>
          <table:table-cell table:style-name="ce1"/>
          <table:table-cell table:style-name="ce2"/>
          <table:table-cell office:value-type="string" table:content-validation-name="val1" table:style-name="ce3">
            <text:p>- DON'T</text:p>
          </table:table-cell>
          <table:table-cell office:value-type="string" table:style-name="ce3">
            <text:p>Anti-Pattern; Do not prevent data access;<text:s/></text:p>
          </table:table-cell>
          <table:table-cell office:value-type="string" table:style-name="ce12">
            <text:p>Accessible Business Data</text:p>
          </table:table-cell>
          <table:table-cell table:style-name="ce3"/>
          <table:table-cell table:number-columns-repeated="16377"/>
        </table:table-row>
        <table:table-row table:style-name="ro4">
          <table:table-cell office:value-type="string" table:style-name="ce3">
            <text:p>Gatekeepers <text:s/>should <text:s/>also <text:s/>ensure <text:s/>the <text:s/>continuous <text:s/>and <text:s/>real <text:s/>time <text:s/>access <text:s/>to <text:s/>such <text:s/>data <text:s/>by <text:s/>means <text:s/>of appropriate <text:s/>technical <text:s/>measures, <text:s/>for <text:s/>example <text:s/>by putting <text:s/>in <text:s/>place <text:s/>high <text:s/>quality <text:s/>application <text:s/>programming <text:s/>interfaces <text:s/>or integrated tools for small volume business users.</text:p>
          </table:table-cell>
          <table:table-cell table:number-columns-repeated="2" table:style-name="ce1"/>
          <table:table-cell office:value-type="string" table:content-validation-name="val1" table:style-name="ce3">
            <text:p>- DO</text:p>
          </table:table-cell>
          <table:table-cell office:value-type="string" table:style-name="ce3">
            <text:p>Provide continuous and real time access. High quality APIs or integrated tools.</text:p>
          </table:table-cell>
          <table:table-cell office:value-type="string" table:style-name="ce12">
            <text:p>Accessible Business Data</text:p>
          </table:table-cell>
          <table:table-cell table:style-name="ce3"/>
          <table:table-cell table:number-columns-repeated="16377"/>
        </table:table-row>
        <table:table-row table:style-name="ro6">
          <table:table-cell office:value-type="string" table:style-name="ce3">
            <text:p>Undertakings <text:s/>providing <text:s/>online <text:s/>search <text:s/>engines <text:s/>collect <text:s/>and <text:s/>store <text:s/>aggregated <text:s/>datasets <text:s/>containing information <text:s/>about <text:s/>what <text:s/>users <text:s/>searched <text:s/>for, <text:s/>and <text:s/>how <text:s/>they <text:s/>interacted <text:s/>with, <text:s/>the <text:s/>results <text:s/>with <text:s/>which <text:s/>they <text:s/>were provided. [...] Access by gatekeepers to such [search engine] ranking, query, click and view data constitutes an important barrier <text:s/>to entry and <text:s/>expansion, <text:s/>which <text:s/>undermines <text:s/>the <text:s/>contestability <text:s/>of <text:s/>online <text:s/>search <text:s/>engines.<text:s text:c="2"/></text:p>
          </table:table-cell>
          <table:table-cell table:style-name="ce1"/>
          <table:table-cell office:value-type="float" office:value="61" table:style-name="ce2">
            <text:p>61</text:p>
          </table:table-cell>
          <table:table-cell office:value-type="string" table:content-validation-name="val1" table:style-name="ce3">
            <text:p>Value, - Problem</text:p>
          </table:table-cell>
          <table:table-cell office:value-type="string" table:style-name="ce3">
            <text:p>Contestability; Large Amounts of Collected Data limit the Contestability of internet search engines.</text:p>
          </table:table-cell>
          <table:table-cell office:value-type="string" table:style-name="ce13">
            <text:p>Platform</text:p>
          </table:table-cell>
          <table:table-cell office:value-type="string" table:style-name="ce3">
            <text:p>The scope is limited to search engines.</text:p>
          </table:table-cell>
          <table:table-cell table:number-columns-repeated="16377"/>
        </table:table-row>
        <table:table-row table:style-name="ro6">
          <table:table-cell office:value-type="string" table:style-name="ce3">
            <text:p>Gatekeepers <text:s/>should <text:s/>therefore <text:s/>be required to provide access, on fair, reasonable and non-discriminatory terms, to those ranking, query, click and view data <text:s/>in <text:s/>relation <text:s/>to <text:s/>free <text:s/>and <text:s/>paid <text:s/>search <text:s/>generated <text:s/>by <text:s/>consumers <text:s/>on <text:s/>online <text:s/>search <text:s/>engines <text:s/>to <text:s/>other <text:s/>undertakings providing <text:s/>such <text:s/>services, <text:s/>so <text:s/>that <text:s/>those <text:s/>third-party <text:s/>undertakings <text:s/>can <text:s/>optimise <text:s/>their <text:s/>services <text:s/>and <text:s/>contest <text:s/>the <text:s/>relevant core platform services.</text:p>
          </table:table-cell>
          <table:table-cell table:number-columns-repeated="2" table:style-name="ce1"/>
          <table:table-cell office:value-type="string" table:content-validation-name="val1" table:style-name="ce3">
            <text:p>- DO</text:p>
          </table:table-cell>
          <table:table-cell office:value-type="string" table:style-name="ce3">
            <text:p>Provide access to search engine data on fair terms</text:p>
          </table:table-cell>
          <table:table-cell office:value-type="string" table:style-name="ce12">
            <text:p>Accessible Training Data</text:p>
          </table:table-cell>
          <table:table-cell office:value-type="string" table:style-name="ce3">
            <text:p>(reasonable and non-discriminatory terms)</text:p>
          </table:table-cell>
          <table:table-cell table:number-columns-repeated="16377"/>
        </table:table-row>
        <table:table-row table:style-name="ro7">
          <table:table-cell office:value-type="string" table:style-name="ce3">
            <text:p>When <text:s/>providing <text:s/>access <text:s/>to <text:s/>its <text:s/>search data, <text:s/>a <text:s/>gatekeeper <text:s/>should <text:s/>ensure <text:s/>the <text:s/>protection <text:s/>of <text:s/>the <text:s/>personal <text:s/>data <text:s/>of <text:s/>end <text:s/>users, <text:s/>including <text:s/>against <text:s/>possible re-identification <text:s/>risks, <text:s/>by <text:s/>appropriate <text:s/>means, <text:s/>such <text:s/>as <text:s/>anonymisation <text:s/>of <text:s/>such <text:s/>personal <text:s/>data, <text:s/>without <text:s/>substantially degrading <text:s/>the <text:s/>quality <text:s/>or <text:s/>usefulness <text:s/>of <text:s/>the <text:s/>data. <text:s/>The <text:s/>relevant <text:s/>data <text:s/>is <text:s/>anonymised <text:s/>if <text:s/>personal <text:s/>data <text:s/>is <text:s/>irreversibly altered <text:s/>in <text:s/>such <text:s/>a <text:s/>way <text:s/>that <text:s/>information <text:s/>does <text:s/>not <text:s/>relate <text:s/>to <text:s/>an <text:s/>identified <text:s/>or <text:s/>identifiable <text:s/>natural <text:s/>person <text:s/>or <text:s/>where personal data is rendered anonymous in such a manner <text:s/>that the data subject is not or <text:s/>is no longer <text:s/>identifiable.</text:p>
          </table:table-cell>
          <table:table-cell table:number-columns-repeated="2" table:style-name="ce1"/>
          <table:table-cell office:value-type="string" table:content-validation-name="val1" table:style-name="ce3">
            <text:p>- DO</text:p>
          </table:table-cell>
          <table:table-cell office:value-type="string" table:style-name="ce3">
            <text:p>Protect personal data when providing access to data</text:p>
          </table:table-cell>
          <table:table-cell office:value-type="string" table:style-name="ce12">
            <text:p>Accessible Training Data</text:p>
          </table:table-cell>
          <table:table-cell table:style-name="ce3"/>
          <table:table-cell table:number-columns-repeated="16377"/>
        </table:table-row>
        <table:table-row table:style-name="ro6">
          <table:table-cell office:value-type="string" table:style-name="ce3">
            <text:p>In particular, <text:s/>gatekeepers <text:s/>which <text:s/>provide <text:s/>access <text:s/>to <text:s/>software <text:s/>application <text:s/>stores <text:s/>are <text:s/>an <text:s/>important <text:s/>gateway <text:s/>for <text:s/>business users <text:s/>that <text:s/>seek <text:s/>to <text:s/>reach <text:s/>end <text:s/>users. <text:s/>In <text:s/>view <text:s/>of <text:s/>the <text:s/>imbalance <text:s/>in <text:s/>bargaining <text:s/>power <text:s/>between <text:s/>those <text:s/>gatekeepers <text:s/>and business <text:s/>users <text:s/>of <text:s/>their <text:s/>software <text:s/>application <text:s/>stores, <text:s/>those <text:s/>gatekeepers <text:s/>should <text:s/>not <text:s/>be <text:s/>allowed <text:s/>to <text:s/>impose <text:s/>general conditions, including pricing conditions, that would be unfair or lead to unjustified <text:s/>differentiation.</text:p>
          </table:table-cell>
          <table:table-cell table:style-name="ce1"/>
          <table:table-cell office:value-type="float" office:value="62" table:style-name="ce2">
            <text:p>62</text:p>
          </table:table-cell>
          <table:table-cell office:value-type="string" table:content-validation-name="val1" table:style-name="ce3">
            <text:p>Value</text:p>
          </table:table-cell>
          <table:table-cell office:value-type="string" table:style-name="ce3">
            <text:p>Fair Practice; Fair Access to Platform Market;</text:p>
          </table:table-cell>
          <table:table-cell office:value-type="string" table:style-name="ce11">
            <text:p>Platform</text:p>
          </table:table-cell>
          <table:table-cell table:style-name="ce3"/>
          <table:table-cell table:number-columns-repeated="16377"/>
        </table:table-row>
        <table:table-row table:style-name="ro4">
          <table:table-cell office:value-type="string" table:style-name="ce3">
            <text:p>For software application stores, <text:s/>online search engines and online social <text:s/>networking <text:s/>services listed in the designation decision, <text:s/>gatekeepers <text:s/>should <text:s/>publish and <text:s/>apply <text:s/>general <text:s/>conditions of access <text:s/>that <text:s/>should <text:s/>be <text:s/>fair, <text:s/>reasonable and <text:s/>non- discriminatory.</text:p>
          </table:table-cell>
          <table:table-cell table:number-columns-repeated="2" table:style-name="ce1"/>
          <table:table-cell office:value-type="string" table:content-validation-name="val1" table:style-name="ce3">
            <text:p>Value</text:p>
          </table:table-cell>
          <table:table-cell office:value-type="string" table:style-name="ce3">
            <text:p>Fair Practice; Fair Access to Platform Market;</text:p>
          </table:table-cell>
          <table:table-cell office:value-type="string" table:style-name="ce11">
            <text:p>Platform</text:p>
          </table:table-cell>
          <table:table-cell table:style-name="ce3"/>
          <table:table-cell table:number-columns-repeated="16377"/>
        </table:table-row>
        <table:table-row table:style-name="ro8">
          <table:table-cell office:value-type="string" table:style-name="ce3">
            <text:p>Pricing <text:s/>or <text:s/>other <text:s/>general <text:s/>access <text:s/>conditions <text:s/>should <text:s/>be <text:s/>considered <text:s/>unfair <text:s/>if <text:s/>they <text:s/>lead <text:s/>to <text:s/>an <text:s/>imbalance <text:s/>of <text:s/>rights <text:s/>and obligations <text:s/>imposed <text:s/>on <text:s/>business <text:s/>users <text:s/>or <text:s/>confer <text:s/>an <text:s/>advantage <text:s/>on <text:s/>the <text:s/>gatekeeper <text:s/>which <text:s/>is <text:s/>disproportionate <text:s/>to <text:s/>the service <text:s/>provided <text:s/>by <text:s/>the <text:s/>gatekeeper <text:s/>to <text:s/>business <text:s/>users <text:s/>or <text:s/>lead <text:s/>to <text:s/>a <text:s/>disadvantage <text:s/>for <text:s/>business <text:s/>users <text:s/>in <text:s/>providing <text:s/>the same <text:s/>or <text:s/>similar <text:s/>services <text:s/>as <text:s/>the <text:s/>gatekeeper.</text:p>
          </table:table-cell>
          <table:table-cell table:number-columns-repeated="2" table:style-name="ce1"/>
          <table:table-cell office:value-type="string" table:content-validation-name="val1" table:style-name="ce3">
            <text:p>Value</text:p>
          </table:table-cell>
          <table:table-cell office:value-type="string" table:style-name="ce3">
            <text:p>Fair Practice; Fair Access to Platform Market;</text:p>
          </table:table-cell>
          <table:table-cell office:value-type="string" table:style-name="ce11">
            <text:p>Platform</text:p>
          </table:table-cell>
          <table:table-cell office:value-type="string" table:style-name="ce3">
            <text:p>Pricing is an access condition. First unfair definition is very hard to decern: "imbalance of rights and obligations". Second, when there is a dual role, it is quite easy. Dont favor your own offerings.</text:p>
          </table:table-cell>
          <table:table-cell table:number-columns-repeated="16377"/>
        </table:table-row>
        <table:table-row table:style-name="ro12">
          <table:table-cell office:value-type="string" table:style-name="ce3">
            <text:p>The <text:s/>following <text:s/>benchmarks <text:s/>can <text:s/>serve <text:s/>as <text:s/>a <text:s/>yardstick <text:s/>to <text:s/>determine <text:s/>the fairness <text:s/>of <text:s/>general access <text:s/>conditions: <text:s/>prices <text:s/>charged <text:s/>or <text:s/>conditions <text:s/>imposed <text:s/>for <text:s/>the <text:s/>same <text:s/>or <text:s/>similar <text:s/>services <text:s/>by other providers <text:s/>of <text:s/>software <text:s/>application <text:s/>stores; <text:s/>prices <text:s/>charged <text:s/>or <text:s/>conditions <text:s/>imposed <text:s/>by <text:s/>the <text:s/>provider <text:s/>of <text:s/>the <text:s/>software application <text:s/>store <text:s/>for <text:s/>different <text:s/>related <text:s/>or <text:s/>similar <text:s/>services <text:s/>or <text:s/>to <text:s/>different <text:s/>types <text:s/>of <text:s/>end <text:s/>users; <text:s/>prices <text:s/>charged <text:s/>or conditions <text:s/>imposed <text:s/>by <text:s/>the <text:s/>provider <text:s/>of <text:s/>the <text:s/>software <text:s/>application <text:s/>store <text:s/>for <text:s/>the <text:s/>same <text:s/>service <text:s/>in <text:s/>different <text:s/>geographic regions; <text:s/>prices charged or conditions <text:s/>imposed <text:s/>by the <text:s/>provider <text:s/>of <text:s/>the <text:s/>software application <text:s/>store for <text:s/>the <text:s/>same <text:s/>service the <text:s/>gatekeeper <text:s/>provides <text:s/>to <text:s/>itself. <text:s/>This <text:s/>obligation <text:s/>should <text:s/>not <text:s/>establish <text:s/>an <text:s/>access <text:s/>right <text:s/>and <text:s/>it <text:s/>should <text:s/>be <text:s/>without prejudice <text:s/>to <text:s/>the <text:s/>ability <text:s/>of <text:s/>providers <text:s/>of <text:s/>software <text:s/>application <text:s/>stores, <text:s/>online <text:s/>search <text:s/>engines <text:s/>and <text:s/>online <text:s/>social networking <text:s/>services <text:s/>to take the <text:s/>required <text:s/>responsibility <text:s/>in the <text:s/>fight against illegal and <text:s/>unwanted content <text:s/>as set out <text:s/>in a Regulation on a single market for digital services.</text:p>
          </table:table-cell>
          <table:table-cell table:number-columns-repeated="2" table:style-name="ce1"/>
          <table:table-cell office:value-type="string" table:content-validation-name="val1" table:style-name="ce3">
            <text:p>- DO</text:p>
          </table:table-cell>
          <table:table-cell office:value-type="string" table:style-name="ce3">
            <text:p>Equal Access Conditions; What is a fair Access Condition?</text:p>
          </table:table-cell>
          <table:table-cell office:value-type="string" table:style-name="ce12">
            <text:p>Equal Access &amp; Interoperability</text:p>
          </table:table-cell>
          <table:table-cell office:value-type="string" table:style-name="ce3">
            <text:p>Comparision to e.g., access conditions of different providers</text:p>
          </table:table-cell>
          <table:table-cell table:number-columns-repeated="16377"/>
        </table:table-row>
        <table:table-row table:style-name="ro2">
          <table:table-cell office:value-type="string" table:style-name="ce3">
            <text:p>rules <text:s/>should <text:s/>be <text:s/>established <text:s/>to <text:s/>avoid <text:s/>a <text:s/>situation <text:s/>in <text:s/>which <text:s/>gatekeepers undermine <text:s/>the <text:s/>rights <text:s/>of <text:s/>business <text:s/>users <text:s/>and <text:s/>end <text:s/>users <text:s/>to <text:s/>freely <text:s/>choose <text:s/>which <text:s/>core <text:s/>platform <text:s/>service <text:s/>they <text:s/>use.<text:s/></text:p>
          </table:table-cell>
          <table:table-cell table:style-name="ce1"/>
          <table:table-cell office:value-type="float" office:value="63" table:style-name="ce2">
            <text:p>63</text:p>
          </table:table-cell>
          <table:table-cell office:value-type="string" table:content-validation-name="val1" table:style-name="ce3">
            <text:p>Value</text:p>
          </table:table-cell>
          <table:table-cell office:value-type="string" table:style-name="ce3">
            <text:p>User Choice</text:p>
          </table:table-cell>
          <table:table-cell office:value-type="string" table:style-name="ce11">
            <text:p>User</text:p>
          </table:table-cell>
          <table:table-cell table:style-name="ce3"/>
          <table:table-cell table:number-columns-repeated="16377"/>
        </table:table-row>
        <table:table-row table:style-name="ro10">
          <table:table-cell office:value-type="string" table:style-name="ce3">
            <text:p>To safeguard <text:s/>free <text:s/>choice <text:s/>of <text:s/>business <text:s/>users <text:s/>and <text:s/>end <text:s/>users, <text:s/>a <text:s/>gatekeeper <text:s/>should <text:s/>not <text:s/>be <text:s/>allowed <text:s/>to <text:s/>make <text:s/>it <text:s/>unnecessarily difficult <text:s/>or <text:s/>complicated <text:s/>for <text:s/>business <text:s/>users <text:s/>or <text:s/>end <text:s/>users <text:s/>to <text:s/>unsubscribe <text:s/>from <text:s/>a <text:s/>core <text:s/>platform <text:s/>service. <text:s/>Closing <text:s/>an account or <text:s/>un-subscribing <text:s/>should <text:s/>not <text:s/>be <text:s/>made <text:s/>be <text:s/>more <text:s/>complicated <text:s/>than <text:s/>opening an <text:s/>account or <text:s/>subscribing; ... Gatekeepers <text:s/>should <text:s/>not <text:s/>demand <text:s/>additional <text:s/>fees <text:s/>when <text:s/>terminating <text:s/>contracts <text:s/>with <text:s/>their <text:s/>end <text:s/>users <text:s/>or business <text:s/>users. <text:s/>Gatekeepers <text:s/>should <text:s/>ensure <text:s/>that <text:s/>the <text:s/>conditions <text:s/>for <text:s/>terminating <text:s/>contracts <text:s/>are <text:s/>always <text:s/>proportionate and <text:s/>can <text:s/>be <text:s/>exercised <text:s/>without <text:s/>undue <text:s/>difficulty <text:s/>by <text:s/>end <text:s/>users, <text:s/>such <text:s/>as, <text:s/>for <text:s/>example, <text:s/>in <text:s/>relation <text:s/>to <text:s/>the <text:s/>reasons <text:s/>for termination, <text:s/>the <text:s/>notice <text:s/>period, <text:s/>or <text:s/>the <text:s/>form <text:s/>of <text:s/>such <text:s/>termination.</text:p>
          </table:table-cell>
          <table:table-cell table:number-columns-repeated="2" table:style-name="ce1"/>
          <table:table-cell office:value-type="string" table:content-validation-name="val1" table:style-name="ce3">
            <text:p>Value, - DON'T</text:p>
          </table:table-cell>
          <table:table-cell office:value-type="string" table:style-name="ce3">
            <text:p>User Choice; Closing an Account; Closing is as easy as Opening an Acount</text:p>
          </table:table-cell>
          <table:table-cell table:style-name="ce12"/>
          <table:table-cell office:value-type="string" table:style-name="ce3">
            <text:p>Not an Architectual Concern; Contractual Matters</text:p>
          </table:table-cell>
          <table:table-cell table:number-columns-repeated="16377"/>
        </table:table-row>
        <table:table-row table:style-name="ro2">
          <table:table-cell office:value-type="string" table:style-name="ce3">
            <text:p>The <text:s/>lack <text:s/>of <text:s/>interoperability <text:s/>allows <text:s/>gatekeepers <text:s/>that <text:s/>provide <text:s/>number-independent <text:s/>interpersonal <text:s/>communications services <text:s/>to <text:s/>benefit <text:s/>from <text:s/>strong <text:s/>network <text:s/>effects, <text:s/>which <text:s/>contributes <text:s/>to <text:s/>the <text:s/>weakening <text:s/>of <text:s/>contestability.<text:s text:c="2"/></text:p>
          </table:table-cell>
          <table:table-cell table:style-name="ce1"/>
          <table:table-cell office:value-type="float" office:value="64" table:style-name="ce2">
            <text:p>64</text:p>
          </table:table-cell>
          <table:table-cell office:value-type="string" table:content-validation-name="val1" table:style-name="ce3">
            <text:p>- Problem, Value</text:p>
          </table:table-cell>
          <table:table-cell office:value-type="string" table:style-name="ce3">
            <text:p>Contestability; Network Effects for Messaging Apps, which reduces Contestability</text:p>
          </table:table-cell>
          <table:table-cell office:value-type="string" table:style-name="ce11">
            <text:p>Platform</text:p>
          </table:table-cell>
          <table:table-cell table:style-name="ce3"/>
          <table:table-cell table:number-columns-repeated="16377"/>
        </table:table-row>
        <table:table-row table:style-name="ro4">
          <table:table-cell office:value-type="string" table:style-name="ce3">
            <text:p>Furthermore, regardless <text:s/>of <text:s/>whether <text:s/>end <text:s/>users <text:s/>‘multi-home’, <text:s/>gatekeepers <text:s/>often <text:s/>provide <text:s/>number-independent <text:s/>interpersonal communications <text:s/>services <text:s/>as <text:s/>part <text:s/>of <text:s/>their <text:s/>platform <text:s/>ecosystem , <text:s/>and <text:s/>this <text:s/>further <text:s/>exacerbates <text:s/>entry <text:s/>barriers <text:s/>for alternative providers of such services</text:p>
          </table:table-cell>
          <table:table-cell table:number-columns-repeated="2" table:style-name="ce1"/>
          <table:table-cell office:value-type="string" table:content-validation-name="val1" table:style-name="ce3">
            <text:p>- Problem</text:p>
          </table:table-cell>
          <table:table-cell office:value-type="string" table:style-name="ce3">
            <text:p>Entry barriers for alternative messaging apps, as platform core services already provide one.</text:p>
          </table:table-cell>
          <table:table-cell table:style-name="ce11"/>
          <table:table-cell table:style-name="ce3"/>
          <table:table-cell table:number-columns-repeated="16377"/>
        </table:table-row>
        <table:table-row table:style-name="ro5">
          <table:table-cell office:value-type="string" table:style-name="ce3">
            <text:p><text:s/>and increases costs for end users to switch<text:s/></text:p>
          </table:table-cell>
          <table:table-cell table:number-columns-repeated="2" table:style-name="ce1"/>
          <table:table-cell office:value-type="string" table:content-validation-name="val1" table:style-name="ce3">
            <text:p>- Problem</text:p>
          </table:table-cell>
          <table:table-cell office:value-type="string" table:style-name="ce3">
            <text:p>Increase Cost of Switch for End User</text:p>
          </table:table-cell>
          <table:table-cell table:style-name="ce11"/>
          <table:table-cell table:style-name="ce3"/>
          <table:table-cell table:number-columns-repeated="16377"/>
        </table:table-row>
        <table:table-row table:style-name="ro4">
          <table:table-cell office:value-type="string" table:style-name="ce3">
            <text:p>gatekeepers <text:s/>should <text:s/>therefore <text:s/>ensure, <text:s/>free <text:s/>of <text:s/>charge <text:s/>and <text:s/>upon <text:s/>request, <text:s/>interoperability with <text:s/>certain <text:s/>basic <text:s/>functionalities <text:s/>of <text:s/>their <text:s/>number-independent <text:s/>interpersonal <text:s/>communications <text:s/>services <text:s/>that <text:s/>they provide to their own end users, to third-party providers of such services.</text:p>
          </table:table-cell>
          <table:table-cell table:number-columns-repeated="2" table:style-name="ce1"/>
          <table:table-cell office:value-type="string" table:content-validation-name="val1" table:style-name="ce3">
            <text:p>- DO</text:p>
          </table:table-cell>
          <table:table-cell office:value-type="string" table:style-name="ce3">
            <text:p>Ensure Interoperability of Messenger</text:p>
          </table:table-cell>
          <table:table-cell office:value-type="string" table:style-name="ce12">
            <text:p>Equal Access &amp; Interoperability</text:p>
          </table:table-cell>
          <table:table-cell table:style-name="ce3"/>
          <table:table-cell table:number-columns-repeated="16377"/>
        </table:table-row>
        <table:table-row table:style-name="ro9">
          <table:table-cell office:value-type="string" table:style-name="ce3">
            <text:p>It <text:s/>should <text:s/>be <text:s/>possible <text:s/>for <text:s/>the <text:s/>Commission, <text:s/>if <text:s/>applicable, <text:s/>to <text:s/>consult <text:s/>the <text:s/>Body <text:s/>of <text:s/>European Regulators <text:s/>for <text:s/>Electronic <text:s/>Communications, <text:s/>in <text:s/>order <text:s/>to <text:s/>determine <text:s/>whether <text:s/>the <text:s/>technical <text:s/>details <text:s/>and <text:s/>the <text:s/>general terms <text:s/>and <text:s/>conditions <text:s/>published <text:s/>in <text:s/>the <text:s/>reference <text:s/>offer <text:s/>that <text:s/>the <text:s/>gatekeeper <text:s/>intends to <text:s/>implement <text:s/>or <text:s/>has <text:s/>implemented ensures compliance with this obligation.</text:p>
          </table:table-cell>
          <table:table-cell table:number-columns-repeated="2" table:style-name="ce1"/>
          <table:table-cell office:value-type="string" table:content-validation-name="val1" table:style-name="ce3">
            <text:p>- DO</text:p>
          </table:table-cell>
          <table:table-cell office:value-type="string" table:style-name="ce3">
            <text:p>Ensure Interoperability of Messenger; Provide/Use a reference implementation (Offer)</text:p>
          </table:table-cell>
          <table:table-cell office:value-type="string" table:style-name="ce12">
            <text:p>Equal Access &amp; Interoperability</text:p>
          </table:table-cell>
          <table:table-cell office:value-type="string" table:style-name="ce8">
            <text:p><text:a xlink:href="https://scontent-ams4-1.xx.fbcdn.net/v/t39.8562-6/549826050_1264412945371563_8859654416935974522_n.pdf?_nc_cat=101&amp;ccb=1-7&amp;_nc_sid=b8d81d&amp;_nc_ohc=mlX3V84aQkUQ7kNvwEAwrRX&amp;_nc_oc=AdmrTNtNivR9DmAPeBtTiuttHgP7KiyFGPNNNx1sKuDHpXp7ji9TwyD5pAD0MxtXoSQ&amp;_nc_zt=14&amp;_nc_ht=scontent-ams4-1.xx&amp;_nc_gid=ljvg25UC7zjxdzxFVrH38A&amp;oh=00_AfYE4m92zWRegtrQTN5f9kuXRtPUEmnQhaTpeZWgBjEYGw&amp;oe=68E0584C">E.g., See Whatsapp Reference Offer</text:a></text:p>
          </table:table-cell>
          <table:table-cell table:number-columns-repeated="16377"/>
        </table:table-row>
        <table:table-row table:style-name="ro2">
          <table:table-cell office:value-type="string" table:style-name="ce3">
            <text:p>In <text:s/>all <text:s/>cases, <text:s/>the <text:s/>gatekeeper <text:s/>and <text:s/>the <text:s/>requesting <text:s/>provider <text:s/>should <text:s/>ensure <text:s/>that <text:s/>interoperability <text:s/>does <text:s/>not <text:s/>undermine <text:s/>a high <text:s/>level <text:s/>of <text:s/>security <text:s/>and <text:s/>data <text:s/>protection</text:p>
          </table:table-cell>
          <table:table-cell table:number-columns-repeated="2" table:style-name="ce1"/>
          <table:table-cell office:value-type="string" table:content-validation-name="val1" table:style-name="ce3">
            <text:p>- DO</text:p>
          </table:table-cell>
          <table:table-cell office:value-type="string" table:style-name="ce3">
            <text:p>Interoperability must not undermine security and data protection</text:p>
          </table:table-cell>
          <table:table-cell office:value-type="string" table:style-name="ce12">
            <text:p>Equal Access &amp; Interoperability</text:p>
          </table:table-cell>
          <table:table-cell table:style-name="ce3"/>
          <table:table-cell table:number-columns-repeated="16377"/>
        </table:table-row>
        <table:table-row table:style-name="ro11">
          <table:table-cell office:value-type="string" table:style-name="ce3">
            <text:p>it <text:s/>is <text:s/>important <text:s/>to <text:s/>clearly <text:s/>define <text:s/>and <text:s/>circumscribe <text:s/>them <text:s/>so <text:s/>as <text:s/>to <text:s/>allow <text:s/>the <text:s/>gatekeeper <text:s/>to fully <text:s/>comply <text:s/>with <text:s/>them, <text:s/>whilst <text:s/>fully <text:s/>complying <text:s/>with <text:s/>applicable <text:s/>law, <text:s/>and <text:s/>in <text:s/>particular <text:s/>Regulation <text:s/>(EU) <text:s/>2016/679 and <text:s/>Directive <text:s/>2002/58/EC <text:s/>and <text:s/>legislation <text:s/>on <text:s/>consumer <text:s/>protection, <text:s/>cyber <text:s/>security, <text:s/>product <text:s/>safety <text:s/>and <text:s/>accessibility requirements, <text:s/>including <text:s/>Directive <text:s/>(EU) <text:s/>2019/882 <text:s/>and <text:s/>Directive <text:s/>(EU) <text:s/>2016/2102 <text:s/>of <text:s/>the <text:s/>European <text:s/>Parliament <text:s/>and <text:s/>of the <text:s/>Council [...]<text:s/></text:p>
            <text:p>The <text:s/>gatekeepers <text:s/>should <text:s/>ensure <text:s/>the <text:s/>compliance <text:s/>with <text:s/>this <text:s/>Regulation <text:s/>by <text:s/>design. <text:s/>Therefore, <text:s/>the necessary measures should be integrated as much as possible into the technological design used by the gatekeepers.</text:p>
          </table:table-cell>
          <table:table-cell table:style-name="ce1"/>
          <table:table-cell office:value-type="float" office:value="65" table:style-name="ce2">
            <text:p>65</text:p>
          </table:table-cell>
          <table:table-cell office:value-type="string" table:content-validation-name="val1" table:style-name="ce3">
            <text:p>- DO</text:p>
          </table:table-cell>
          <table:table-cell office:value-type="string" table:style-name="ce3">
            <text:p>Compliance by Design.<text:s/></text:p>
          </table:table-cell>
          <table:table-cell office:value-type="string" table:style-name="ce11">
            <text:p>Macro</text:p>
          </table:table-cell>
          <table:table-cell office:value-type="string" table:style-name="ce3">
            <text:p>So to not undermine other leigslation like consumer <text:s/>protection, <text:s/>cyber <text:s/>security, <text:s/>product <text:s/>safety <text:s/>and <text:s/>accessibility requirements, GDPR. Compliance by design, but you dont start as a gatekeeper.</text:p>
          </table:table-cell>
          <table:table-cell table:number-columns-repeated="16377"/>
        </table:table-row>
        <table:table-row table:style-name="ro4">
          <table:table-cell office:value-type="string" table:style-name="ce3">
            <text:p>data <text:s/>protection <text:s/>and <text:s/>privacy <text:s/>interests <text:s/>of <text:s/>end <text:s/>users <text:s/>are <text:s/>relevant <text:s/>to <text:s/>any <text:s/>assessment <text:s/>of <text:s/>potential <text:s/>negative <text:s/>effects <text:s/>of the <text:s/>observed <text:s/>practice <text:s/>of <text:s/>gatekeepers <text:s/>to <text:s/>collect <text:s/>and <text:s/>accumulate <text:s/>large <text:s/>amounts <text:s/>of <text:s/>data <text:s/>from <text:s/>end <text:s/>users.<text:s/></text:p>
          </table:table-cell>
          <table:table-cell table:style-name="ce1"/>
          <table:table-cell office:value-type="float" office:value="72" table:style-name="ce2">
            <text:p>72</text:p>
          </table:table-cell>
          <table:table-cell office:value-type="string" table:content-validation-name="val1" table:style-name="ce3">
            <text:p>Value, - Problem</text:p>
          </table:table-cell>
          <table:table-cell office:value-type="string" table:style-name="ce3">
            <text:p>(End User) Privacy; Accumulation of large amounts of data leads to potentially negative effects</text:p>
          </table:table-cell>
          <table:table-cell office:value-type="string" table:style-name="ce11">
            <text:p>User</text:p>
          </table:table-cell>
          <table:table-cell table:style-name="ce3"/>
          <table:table-cell table:number-columns-repeated="16377"/>
        </table:table-row>
        <table:table-row table:style-name="ro3">
          <table:table-cell office:value-type="string" table:style-name="ce3">
            <text:p>ensuring <text:s/>an adequate <text:s/>level <text:s/>of <text:s/>transparency <text:s/>of <text:s/>profiling <text:s/>practices <text:s/>facilitates <text:s/>contestability <text:s/>of <text:s/>core platform <text:s/>services.</text:p>
          </table:table-cell>
          <table:table-cell table:number-columns-repeated="2" table:style-name="ce1"/>
          <table:table-cell office:value-type="string" table:content-validation-name="val1" table:style-name="ce3">
            <text:p>- DO, Value</text:p>
          </table:table-cell>
          <table:table-cell office:value-type="string" table:style-name="ce3">
            <text:p>Contestability; Transparent Profiling</text:p>
          </table:table-cell>
          <table:table-cell office:value-type="string" table:style-name="ce12">
            <text:p>Platform &amp; Transparent Profiling</text:p>
          </table:table-cell>
          <table:table-cell office:value-type="string" table:style-name="ce3">
            <text:p>See GDPR for profiling definition</text:p>
          </table:table-cell>
          <table:table-cell table:number-columns-repeated="16377"/>
        </table:table-row>
        <table:table-row table:style-name="ro4">
          <table:table-cell office:value-type="string" table:style-name="ce3">
            <text:p>Transparency <text:s/>puts <text:s/>external <text:s/>pressure <text:s/>on <text:s/>gatekeepers <text:s/>not <text:s/>to <text:s/>make <text:s/>deep <text:s/>consumer <text:s/>profiling <text:s/>the industry <text:s/>standard, <text:s/>given <text:s/>that <text:s/>potential <text:s/>entrants <text:s/>or <text:s/>start-ups <text:s/>cannot <text:s/>access <text:s/>data <text:s/>to the <text:s/>same <text:s/>extent <text:s/>and <text:s/>depth, <text:s/>and <text:s/>at a <text:s/>similar <text:s/>scale.<text:s text:c="2"/></text:p>
          </table:table-cell>
          <table:table-cell table:number-columns-repeated="2" table:style-name="ce1"/>
          <table:table-cell office:value-type="string" table:content-validation-name="val1" table:style-name="ce3">
            <text:p>Value</text:p>
          </table:table-cell>
          <table:table-cell office:value-type="string" table:style-name="ce3">
            <text:p>Transparent Practice; Causality: Transparency leads to external pressure;</text:p>
          </table:table-cell>
          <table:table-cell office:value-type="string" table:style-name="ce11">
            <text:p>Platform</text:p>
          </table:table-cell>
          <table:table-cell table:style-name="ce3"/>
          <table:table-cell table:number-columns-repeated="16377"/>
        </table:table-row>
        <table:table-row table:style-name="ro2">
          <table:table-cell office:value-type="string" table:style-name="ce3">
            <text:p>Enhanced <text:s/>transparency <text:s/>should <text:s/>allow <text:s/>other <text:s/>undertakings <text:s/>providing <text:s/>core <text:s/>platform <text:s/>services <text:s/>to differentiate themselves better <text:s/>through the use of superior <text:s/>privacy guarantees.</text:p>
          </table:table-cell>
          <table:table-cell table:number-columns-repeated="2" table:style-name="ce1"/>
          <table:table-cell office:value-type="string" table:content-validation-name="val1" table:style-name="ce3">
            <text:p>Value</text:p>
          </table:table-cell>
          <table:table-cell office:value-type="string" table:style-name="ce3">
            <text:p>Transparent Practice; Causality: Transparency allows competitors to differentiate themselves better;</text:p>
          </table:table-cell>
          <table:table-cell office:value-type="string" table:style-name="ce11">
            <text:p>Platform</text:p>
          </table:table-cell>
          <table:table-cell office:value-type="string" table:style-name="ce3">
            <text:p>Here only in the context of privacy.</text:p>
          </table:table-cell>
          <table:table-cell table:number-columns-repeated="16377"/>
        </table:table-row>
        <table:table-row table:style-name="ro10">
          <table:table-cell office:value-type="string" table:style-name="ce3">
            <text:p>To <text:s/>ensure <text:s/>a <text:s/>minimum <text:s/>level <text:s/>of <text:s/>effectiveness <text:s/>of <text:s/>this <text:s/>transparency <text:s/>obligation, <text:s/>gatekeepers <text:s/>should <text:s/>at <text:s/>least <text:s/>provide <text:s/>an independently <text:s/>audited <text:s/>description <text:s/>of <text:s/>the <text:s/>basis <text:s/>upon <text:s/>which <text:s/>profiling <text:s/>is <text:s/>performed, <text:s/>including <text:s/>whether <text:s/>personal <text:s/>data and <text:s/>data <text:s/>derived <text:s/>from <text:s/>user <text:s/>activity <text:s/>in <text:s/>line <text:s/>with <text:s/>Regulation <text:s/>(EU) <text:s/>2016/679 <text:s/>is <text:s/>relied <text:s/>on, <text:s/>the <text:s/>processing <text:s/>applied, <text:s/>the purpose <text:s/>for <text:s/>which <text:s/>the <text:s/>profile <text:s/>is <text:s/>prepared <text:s/>and <text:s/>eventually <text:s/>used, <text:s/>the <text:s/>duration <text:s/>of <text:s/>the <text:s/>profiling, <text:s/>the <text:s/>impact <text:s/>of <text:s/>such profiling <text:s/>on <text:s/>the <text:s/>gatekeeper’s <text:s/>services, <text:s/>and <text:s/>the <text:s/>steps <text:s/>taken <text:s/>to <text:s/>effectively <text:s/>enable <text:s/>end <text:s/>users <text:s/>to <text:s/>be <text:s/>aware <text:s/>of <text:s/>the <text:s/>relevant use <text:s/>of <text:s/>such <text:s/>profiling, <text:s/>as <text:s/>well <text:s/>as <text:s/>steps <text:s/>to <text:s/>seek <text:s/>their <text:s/>consent <text:s/>or <text:s/>provide <text:s/>them <text:s/>with <text:s/>the <text:s/>possibility <text:s/>of <text:s/>denying <text:s/>or withdrawing <text:s/>consent.</text:p>
          </table:table-cell>
          <table:table-cell table:number-columns-repeated="2" table:style-name="ce1"/>
          <table:table-cell office:value-type="string" table:content-validation-name="val1" table:style-name="ce3">
            <text:p>- DO</text:p>
          </table:table-cell>
          <table:table-cell office:value-type="string" table:style-name="ce3">
            <text:p>Independently Audited Description of Profiling<text:s/></text:p>
          </table:table-cell>
          <table:table-cell office:value-type="string" table:style-name="ce12">
            <text:p>Transparent Profiling</text:p>
          </table:table-cell>
          <table:table-cell table:style-name="ce3"/>
          <table:table-cell table:number-columns-repeated="16377"/>
        </table:table-row>
        <table:table-row table:style-name="ro6">
          <table:table-cell office:value-type="string" table:style-name="ce3">
            <text:p>The <text:s/>Commission <text:s/>should <text:s/>transfer <text:s/>the <text:s/>audited <text:s/>description <text:s/>to <text:s/>the <text:s/>European <text:s/>Data <text:s/>Protection Board <text:s/>to <text:s/>inform <text:s/>the <text:s/>enforcement <text:s/>of <text:s/>Union <text:s/>data <text:s/>protection <text:s/>rules. <text:s/>The <text:s/>Commission <text:s/>should <text:s/>be <text:s/>empowered <text:s/>to develop <text:s/>the <text:s/>methodology <text:s/>and <text:s/>procedure <text:s/>for <text:s/>the <text:s/>audited <text:s/>description, <text:s/>in <text:s/>consultation <text:s/>with <text:s/>the <text:s/>European <text:s/>Data Protection <text:s/>Supervisor, <text:s/>the <text:s/>European <text:s/>Data <text:s/>Protection <text:s/>Board, <text:s/>civil <text:s/>society <text:s/>and <text:s/>experts</text:p>
          </table:table-cell>
          <table:table-cell table:number-columns-repeated="2" table:style-name="ce1"/>
          <table:table-cell office:value-type="string" table:content-validation-name="val1" table:style-name="ce3">
            <text:p>- DO</text:p>
          </table:table-cell>
          <table:table-cell office:value-type="string" table:style-name="ce3">
            <text:p>Independently Audited Description of Profiling<text:s/></text:p>
          </table:table-cell>
          <table:table-cell office:value-type="string" table:style-name="ce12">
            <text:p>Transparent Profiling</text:p>
          </table:table-cell>
          <table:table-cell table:style-name="ce3"/>
          <table:table-cell table:number-columns-repeated="16377"/>
        </table:table-row>
        <table:table-row table:style-name="ro6">
          <table:table-cell office:value-type="string" table:style-name="ce3">
            <text:p>It <text:s/>should <text:s/>be <text:s/>possible <text:s/>for <text:s/>the <text:s/>Commission <text:s/>to <text:s/>develop <text:s/>guidelines <text:s/>to <text:s/>provide <text:s/>further <text:s/>guidance <text:s/>on <text:s/>different <text:s/>aspects <text:s/>of this <text:s/>Regulation <text:s/>or <text:s/>to <text:s/>assist <text:s/>undertakings <text:s/>providing <text:s/>core <text:s/>platform <text:s/>services <text:s/>in <text:s/>the <text:s/>implementation <text:s/>of <text:s/>the <text:s/>obligations under <text:s/>this <text:s/>Regulation. <text:s/>It <text:s/>should <text:s/>be <text:s/>possible <text:s/>for <text:s/>such <text:s/>guidance <text:s/>to <text:s/>be <text:s/>based <text:s/>in <text:s/>particular <text:s/>on <text:s/>the <text:s/>experience <text:s/>that <text:s/>the Commission <text:s/>obtains <text:s/>through <text:s/>the <text:s/>monitoring <text:s/>of <text:s/>compliance <text:s/>with <text:s/>this <text:s/>Regulation.</text:p>
          </table:table-cell>
          <table:table-cell table:style-name="ce1"/>
          <table:table-cell office:value-type="float" office:value="95" table:style-name="ce2">
            <text:p>95</text:p>
          </table:table-cell>
          <table:table-cell office:value-type="string" table:content-validation-name="val1" table:style-name="ce3">
            <text:p>- DO</text:p>
          </table:table-cell>
          <table:table-cell office:value-type="string" table:style-name="ce3">
            <text:p>Develop Implementation Guidelines based on experience<text:s/></text:p>
          </table:table-cell>
          <table:table-cell office:value-type="string" table:style-name="ce11">
            <text:p>Macro</text:p>
          </table:table-cell>
          <table:table-cell table:style-name="ce3"/>
          <table:table-cell table:number-columns-repeated="16377"/>
        </table:table-row>
        <table:table-row table:style-name="ro6">
          <table:table-cell office:value-type="string" table:style-name="ce3">
            <text:p>interoperability <text:s/>could <text:s/>be <text:s/>facilitated <text:s/>by <text:s/>the <text:s/>use <text:s/>of <text:s/>technical <text:s/>standards. <text:s/>In <text:s/>this <text:s/>respect, <text:s/>it <text:s/>should <text:s/>be <text:s/>possible <text:s/>for <text:s/>the Commission, where appropriate and necessary, to request European standardisation bodies to develop them. interoperability <text:s/>could <text:s/>be <text:s/>facilitated <text:s/>by <text:s/>the <text:s/>use <text:s/>of <text:s/>technical <text:s/>standards. <text:s/>In <text:s/>this <text:s/>respect, <text:s/>it <text:s/>should <text:s/>be <text:s/>possible <text:s/>for <text:s/>the Commission, where appropriate and necessary, to request European standardisation bodies to develop them.</text:p>
          </table:table-cell>
          <table:table-cell table:style-name="ce1"/>
          <table:table-cell office:value-type="float" office:value="96" table:style-name="ce2">
            <text:p>96</text:p>
          </table:table-cell>
          <table:table-cell office:value-type="string" table:content-validation-name="val1" table:style-name="ce3">
            <text:p>- DO</text:p>
          </table:table-cell>
          <table:table-cell office:value-type="string" table:style-name="ce3">
            <text:p>Develop Standards to facilitate interoperability</text:p>
          </table:table-cell>
          <table:table-cell office:value-type="string" table:style-name="ce11">
            <text:p>Macro</text:p>
          </table:table-cell>
          <table:table-cell table:style-name="ce3"/>
          <table:table-cell table:number-columns-repeated="16377"/>
        </table:table-row>
        <table:table-row table:style-name="ro7">
          <table:table-cell office:value-type="string" table:style-name="ce3">
            <text:p>Since <text:s/>the <text:s/>objective <text:s/>of <text:s/>this <text:s/>Regulation, <text:s/>namely <text:s/>to <text:s/>ensure <text:s/>a <text:s/>contestable <text:s/>and <text:s/>fair <text:s/>digital <text:s/>sector <text:s/>in <text:s/>general <text:s/>and <text:s/>core platform <text:s/>services <text:s/>in <text:s/>particular, <text:s/>with <text:s/>a <text:s/>view <text:s/>to <text:s/>promoting <text:s/>innovation, <text:s/>high <text:s/>quality <text:s/>of <text:s/>digital <text:s/>products <text:s/>and <text:s/>services, fair <text:s/>and <text:s/>competitive <text:s/>prices, <text:s/>as <text:s/>well <text:s/>as <text:s/>a <text:s/>high <text:s/>quality <text:s/>and <text:s/>choice <text:s/>for <text:s/>end <text:s/>users <text:s/>in <text:s/>the <text:s/>digital <text:s/>sector, <text:s/>cannot <text:s/>be sufficiently <text:s/>achieved <text:s text:c="2"/>by <text:s/>the <text:s/>Member <text:s/>States, <text:s/>but <text:s/>can <text:s/>rather, <text:s/>by <text:s/>reason <text:s/>of <text:s/>the <text:s/>business <text:s/>model <text:s/>and <text:s/>operations <text:s/>of <text:s/>the gatekeepers <text:s/>and <text:s/>the <text:s/>scale <text:s/>and <text:s/>effects <text:s/>of <text:s/>their <text:s/>operations, <text:s/>be <text:s/>better <text:s/>achieved <text:s/>at <text:s/>Union <text:s/>level,</text:p>
          </table:table-cell>
          <table:table-cell table:style-name="ce1"/>
          <table:table-cell office:value-type="float" office:value="107" table:style-name="ce2">
            <text:p>107</text:p>
          </table:table-cell>
          <table:table-cell office:value-type="string" table:content-validation-name="val1" table:style-name="ce3">
            <text:p>Value</text:p>
          </table:table-cell>
          <table:table-cell office:value-type="string" table:style-name="ce3">
            <text:p>Contestability &amp; Fair Market Outcome; Innovation; High Quality; (Harmonised) Normative Rules &amp; End User Choice<text:s/></text:p>
          </table:table-cell>
          <table:table-cell office:value-type="string" table:style-name="ce11">
            <text:p>Platform &amp; User &amp; Macro</text:p>
          </table:table-cell>
          <table:table-cell table:style-name="ce3"/>
          <table:table-cell table:number-columns-repeated="16377"/>
        </table:table-row>
        <table:table-row table:number-rows-repeated="12" table:style-name="ro13">
          <table:table-cell table:style-name="ce3"/>
          <table:table-cell table:number-columns-repeated="2" table:style-name="ce1"/>
          <table:table-cell table:number-columns-repeated="2" table:style-name="ce3"/>
          <table:table-cell table:style-name="ce14"/>
          <table:table-cell table:style-name="ce3"/>
          <table:table-cell table:number-columns-repeated="16377"/>
        </table:table-row>
        <table:table-row table:number-rows-repeated="1048436" table:style-name="ro14">
          <table:table-cell table:number-columns-repeated="16384"/>
        </table:table-row>
      </table:table>
      <table:table table:name="Values_" table:style-name="ta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7" table:number-columns-repeated="16380" table:default-cell-style-name="ce1"/>
        <table:table-row table:style-name="ro1">
          <table:table-cell office:value-type="string" table:style-name="ce50">
            <text:p>Theme</text:p>
          </table:table-cell>
          <table:table-cell office:value-type="string" table:style-name="ce50">
            <text:p>Code</text:p>
          </table:table-cell>
          <table:table-cell office:value-type="string" table:style-name="ce51">
            <text:p>Description</text:p>
          </table:table-cell>
          <table:table-cell office:value-type="string" table:style-name="ce50">
            <text:p>Comments</text:p>
          </table:table-cell>
          <table:table-cell table:number-columns-repeated="22" table:style-name="ce50"/>
          <table:table-cell table:number-columns-repeated="16358" table:style-name="ce52"/>
        </table:table-row>
        <table:table-row table:style-name="ro5">
          <table:table-cell office:value-type="string" table:style-name="ce53">
            <text:p>Macro</text:p>
          </table:table-cell>
          <table:table-cell table:style-name="ce54"/>
          <table:table-cell office:value-type="string" table:style-name="ce16">
            <text:p>Regarding the whole EEA Market</text:p>
          </table:table-cell>
          <table:table-cell table:style-name="ce54"/>
          <table:table-cell table:number-columns-repeated="16380" table:style-name="ce1"/>
        </table:table-row>
        <table:table-row table:style-name="ro5">
          <table:table-cell table:style-name="ce55"/>
          <table:table-cell office:value-type="string" table:style-name="ce16">
            <text:p>New Business Opportunitites</text:p>
          </table:table-cell>
          <table:table-cell table:style-name="ce16"/>
          <table:table-cell table:style-name="ce54"/>
          <table:table-cell table:number-columns-repeated="16380" table:style-name="ce1"/>
        </table:table-row>
        <table:table-row table:style-name="ro5">
          <table:table-cell table:style-name="ce55"/>
          <table:table-cell office:value-type="string" table:style-name="ce17">
            <text:p>Fair Market Outcomes</text:p>
          </table:table-cell>
          <table:table-cell office:value-type="string" table:style-name="ce16">
            <text:p>With regard to: prices, high quality &amp; choice</text:p>
          </table:table-cell>
          <table:table-cell table:style-name="ce54"/>
          <table:table-cell table:style-name="ce15"/>
          <table:table-cell table:number-columns-repeated="16379" table:style-name="ce1"/>
        </table:table-row>
        <table:table-row table:style-name="ro13">
          <table:table-cell table:style-name="ce55"/>
          <table:table-cell office:value-type="string" table:style-name="ce17">
            <text:p>(Harmonised) Normative Rules</text:p>
          </table:table-cell>
          <table:table-cell table:style-name="ce16"/>
          <table:table-cell table:style-name="ce54"/>
          <table:table-cell table:number-columns-repeated="16380" table:style-name="ce1"/>
        </table:table-row>
        <table:table-row table:style-name="ro3">
          <table:table-cell table:style-name="ce55"/>
          <table:table-cell office:value-type="string" table:style-name="ce16">
            <text:p>"proper <text:s/>functioning <text:s/>of <text:s/>the <text:s/>internal [EEA] market"</text:p>
          </table:table-cell>
          <table:table-cell table:style-name="ce16"/>
          <table:table-cell table:style-name="ce54"/>
          <table:table-cell table:number-columns-repeated="16380" table:style-name="ce1"/>
        </table:table-row>
        <table:table-row table:style-name="ro13">
          <table:table-cell table:style-name="ce55"/>
          <table:table-cell office:value-type="string" table:style-name="ce17">
            <text:p>Innovation</text:p>
          </table:table-cell>
          <table:table-cell table:style-name="ce16"/>
          <table:table-cell table:style-name="ce54"/>
          <table:table-cell table:number-columns-repeated="16380" table:style-name="ce1"/>
        </table:table-row>
        <table:table-row table:style-name="ro13">
          <table:table-cell table:style-name="ce55"/>
          <table:table-cell office:value-type="string" table:style-name="ce17">
            <text:p>Open Internet</text:p>
          </table:table-cell>
          <table:table-cell table:style-name="ce16"/>
          <table:table-cell table:style-name="ce54"/>
          <table:table-cell table:number-columns-repeated="16380" table:style-name="ce1"/>
        </table:table-row>
        <table:table-row table:style-name="ro13">
          <table:table-cell table:style-name="ce55"/>
          <table:table-cell table:style-name="ce17"/>
          <table:table-cell table:style-name="ce16"/>
          <table:table-cell table:style-name="ce54"/>
          <table:table-cell table:number-columns-repeated="16380" table:style-name="ce1"/>
        </table:table-row>
        <table:table-row table:style-name="ro5">
          <table:table-cell office:value-type="string" table:style-name="ce53">
            <text:p>Micro</text:p>
          </table:table-cell>
          <table:table-cell table:style-name="ce17"/>
          <table:table-cell office:value-type="string" table:style-name="ce16">
            <text:p>Regarding Market Actors</text:p>
          </table:table-cell>
          <table:table-cell table:style-name="ce54"/>
          <table:table-cell table:number-columns-repeated="16380" table:style-name="ce1"/>
        </table:table-row>
        <table:table-row table:style-name="ro13">
          <table:table-cell office:value-type="string" table:style-name="ce55">
            <text:p>User</text:p>
          </table:table-cell>
          <table:table-cell office:value-type="string" table:style-name="ce17">
            <text:p>Data Portability</text:p>
          </table:table-cell>
          <table:table-cell table:style-name="ce16"/>
          <table:table-cell table:style-name="ce54"/>
          <table:table-cell table:number-columns-repeated="16380" table:style-name="ce1"/>
        </table:table-row>
        <table:table-row table:style-name="ro13">
          <table:table-cell table:style-name="ce55"/>
          <table:table-cell office:value-type="string" table:style-name="ce17">
            <text:p>End User Choice</text:p>
          </table:table-cell>
          <table:table-cell table:style-name="ce16"/>
          <table:table-cell table:style-name="ce54"/>
          <table:table-cell table:number-columns-repeated="16380" table:style-name="ce1"/>
        </table:table-row>
        <table:table-row table:style-name="ro5">
          <table:table-cell table:style-name="ce55"/>
          <table:table-cell office:value-type="string" table:style-name="ce16">
            <text:p>Business User Choice</text:p>
          </table:table-cell>
          <table:table-cell table:style-name="ce16"/>
          <table:table-cell table:style-name="ce54"/>
          <table:table-cell table:number-columns-repeated="16380" table:style-name="ce1"/>
        </table:table-row>
        <table:table-row table:style-name="ro13">
          <table:table-cell table:style-name="ce55"/>
          <table:table-cell office:value-type="string" table:style-name="ce17">
            <text:p>Multi-Homing</text:p>
          </table:table-cell>
          <table:table-cell table:style-name="ce16"/>
          <table:table-cell table:style-name="ce54"/>
          <table:table-cell table:number-columns-repeated="16380" table:style-name="ce1"/>
        </table:table-row>
        <table:table-row table:style-name="ro13">
          <table:table-cell table:style-name="ce55"/>
          <table:table-cell office:value-type="string" table:style-name="ce17">
            <text:p>Special Protection for Children</text:p>
          </table:table-cell>
          <table:table-cell table:style-name="ce16"/>
          <table:table-cell table:style-name="ce54"/>
          <table:table-cell table:number-columns-repeated="16380" table:style-name="ce1"/>
        </table:table-row>
        <table:table-row table:style-name="ro13">
          <table:table-cell table:style-name="ce55"/>
          <table:table-cell office:value-type="string" table:style-name="ce17">
            <text:p>Whistleblowing</text:p>
          </table:table-cell>
          <table:table-cell table:style-name="ce16"/>
          <table:table-cell table:style-name="ce54"/>
          <table:table-cell table:number-columns-repeated="16380" table:style-name="ce1"/>
        </table:table-row>
        <table:table-row table:style-name="ro13">
          <table:table-cell table:style-name="ce55"/>
          <table:table-cell office:value-type="string" table:style-name="ce17">
            <text:p>Privacy</text:p>
          </table:table-cell>
          <table:table-cell table:style-name="ce16"/>
          <table:table-cell table:style-name="ce54"/>
          <table:table-cell table:number-columns-repeated="16380"/>
        </table:table-row>
        <table:table-row table:style-name="ro13">
          <table:table-cell table:style-name="ce55"/>
          <table:table-cell table:style-name="ce17"/>
          <table:table-cell table:style-name="ce16"/>
          <table:table-cell table:style-name="ce54"/>
          <table:table-cell table:number-columns-repeated="16380"/>
        </table:table-row>
        <table:table-row table:style-name="ro2">
          <table:table-cell office:value-type="string" table:style-name="ce55">
            <text:p>Platform</text:p>
          </table:table-cell>
          <table:table-cell office:value-type="string" table:style-name="ce16">
            <text:p>Fair Practice (Fair Platform Markets &amp; Fair Access to Platform Markets)</text:p>
          </table:table-cell>
          <table:table-cell office:value-type="string" table:style-name="ce16">
            <text:p>Keeps balance between rights &amp; obligations of a platform vs. its business users (balance of market power). Some platforms are so entrenched that contestability alone wouldn’t solve this issue.</text:p>
          </table:table-cell>
          <table:table-cell office:value-type="string" table:style-name="ce17">
            <text:p>Intra-Platform</text:p>
          </table:table-cell>
          <table:table-cell table:number-columns-repeated="16380"/>
        </table:table-row>
        <table:table-row table:style-name="ro9">
          <table:table-cell table:style-name="ce55"/>
          <table:table-cell office:value-type="string" table:style-name="ce16">
            <text:p>Fair Platform Markets</text:p>
          </table:table-cell>
          <table:table-cell office:value-type="string" table:style-name="ce16">
            <text:p>Imbalances in barganing power can lead to unfair practice, due to a gatekeepers ability to set rules unilateral, e.g., "the <text:s/>ability <text:s/>to <text:s/>easily <text:s/>set <text:s/>commercial <text:s/>conditions <text:s/>and <text:s/>terms <text:s/>in <text:s/>a <text:s/>unilateral <text:s/>and <text:s/>detrimental <text:s/>manner for <text:s/>their <text:s/>business <text:s/>users <text:s/>and <text:s/>end <text:s/>users", "Market <text:s/>participants, including <text:s/>business users <text:s/>of <text:s/>core <text:s/>platform <text:s/>services <text:s/>[...], <text:s/>should <text:s/>have <text:s/>the <text:s/>ability <text:s/>to <text:s/>adequately <text:s/>capture <text:s/>the <text:s/>benefits <text:s/>resulting <text:s/>from <text:s/>their <text:s/>innovative <text:s/>or other <text:s/>effort"</text:p>
          </table:table-cell>
          <table:table-cell table:style-name="ce54"/>
          <table:table-cell table:number-columns-repeated="16380"/>
        </table:table-row>
        <table:table-row table:style-name="ro6">
          <table:table-cell table:style-name="ce55"/>
          <table:table-cell office:value-type="string" table:style-name="ce17">
            <text:p>Fair Access To Platform Markets</text:p>
          </table:table-cell>
          <table:table-cell office:value-type="string" table:style-name="ce16">
            <text:p>"gatekeepers <text:s/>which <text:s/>provide <text:s/>access <text:s/>to <text:s/>software <text:s/>application <text:s/>stores <text:s/>are <text:s/>an <text:s/>important <text:s/>gateway <text:s/>for <text:s/>business users <text:s/>that <text:s/>seek <text:s/>to <text:s/>reach <text:s/>end <text:s/>users. <text:s/>In <text:s/>view <text:s/>of <text:s/>the <text:s/>imbalance <text:s/>in <text:s/>bargaining <text:s/>power <text:s/>between <text:s/>those <text:s/>gatekeepers <text:s/>and business <text:s/>users <text:s/>of <text:s/>their <text:s/>software <text:s/>application <text:s/>stores, <text:s/>those <text:s/>gatekeepers <text:s/>should <text:s/>not <text:s/>be <text:s/>allowed <text:s/>to <text:s/>impose <text:s/>general conditions, including pricing conditions, that would be unfair or lead to unjustified <text:s/>differentiation."</text:p>
          </table:table-cell>
          <table:table-cell table:style-name="ce54"/>
          <table:table-cell table:number-columns-repeated="16380"/>
        </table:table-row>
        <table:table-row table:style-name="ro5">
          <table:table-cell table:style-name="ce55"/>
          <table:table-cell office:value-type="string" table:style-name="ce16">
            <text:p>Contestability</text:p>
          </table:table-cell>
          <table:table-cell office:value-type="string" table:style-name="ce16">
            <text:p>Any given player on a market must remain contestable based on the merits of their product.</text:p>
          </table:table-cell>
          <table:table-cell office:value-type="string" table:style-name="ce17">
            <text:p>Inter-Platform</text:p>
          </table:table-cell>
          <table:table-cell table:number-columns-repeated="16380"/>
        </table:table-row>
        <table:table-row table:style-name="ro13">
          <table:table-cell table:style-name="ce55"/>
          <table:table-cell office:value-type="string" table:style-name="ce17">
            <text:p>Higher Responsibility for Large Platforms</text:p>
          </table:table-cell>
          <table:table-cell table:style-name="ce16"/>
          <table:table-cell table:style-name="ce54"/>
          <table:table-cell table:number-columns-repeated="16380"/>
        </table:table-row>
        <table:table-row table:style-name="ro13">
          <table:table-cell table:style-name="ce55"/>
          <table:table-cell office:value-type="string" table:style-name="ce17">
            <text:p>Higher Responsibility for Core Platforms</text:p>
          </table:table-cell>
          <table:table-cell table:style-name="ce16"/>
          <table:table-cell table:style-name="ce54"/>
          <table:table-cell table:number-columns-repeated="16380"/>
        </table:table-row>
        <table:table-row table:style-name="ro13">
          <table:table-cell table:style-name="ce55"/>
          <table:table-cell office:value-type="string" table:style-name="ce17">
            <text:p>Transparent Practice</text:p>
          </table:table-cell>
          <table:table-cell table:style-name="ce16"/>
          <table:table-cell table:style-name="ce54"/>
          <table:table-cell table:number-columns-repeated="16380"/>
        </table:table-row>
        <table:table-row table:style-name="ro13">
          <table:table-cell table:number-columns-repeated="2" table:style-name="ce1"/>
          <table:table-cell table:style-name="ce3"/>
          <table:table-cell table:number-columns-repeated="16381" table:style-name="ce1"/>
        </table:table-row>
        <table:table-row table:number-rows-repeated="2" table:style-name="ro13">
          <table:table-cell table:style-name="ce1"/>
          <table:table-cell table:style-name="ce17"/>
          <table:table-cell table:style-name="ce3"/>
          <table:table-cell table:number-columns-repeated="16381" table:style-name="ce1"/>
        </table:table-row>
        <table:table-row table:number-rows-repeated="4" table:style-name="ro13">
          <table:table-cell table:style-name="ce5"/>
          <table:table-cell table:style-name="ce17"/>
          <table:table-cell table:style-name="ce3"/>
          <table:table-cell table:number-columns-repeated="16381" table:style-name="ce1"/>
        </table:table-row>
        <table:table-row table:number-rows-repeated="18" table:style-name="ro13">
          <table:table-cell table:style-name="ce5"/>
          <table:table-cell table:style-name="ce17"/>
          <table:table-cell table:style-name="ce3"/>
          <table:table-cell table:number-columns-repeated="16381"/>
        </table:table-row>
        <table:table-row table:style-name="ro5">
          <table:table-cell table:style-name="ce15"/>
          <table:table-cell table:style-name="ce17"/>
          <table:table-cell table:style-name="ce3"/>
          <table:table-cell table:number-columns-repeated="16381"/>
        </table:table-row>
        <table:table-row table:number-rows-repeated="7" table:style-name="ro13">
          <table:table-cell table:style-name="ce1"/>
          <table:table-cell table:style-name="ce17"/>
          <table:table-cell table:style-name="ce3"/>
          <table:table-cell table:number-columns-repeated="16381"/>
        </table:table-row>
        <table:table-row table:style-name="ro5">
          <table:table-cell table:style-name="ce15"/>
          <table:table-cell table:style-name="ce17"/>
          <table:table-cell table:style-name="ce3"/>
          <table:table-cell table:number-columns-repeated="16381"/>
        </table:table-row>
        <table:table-row table:number-rows-repeated="8" table:style-name="ro13">
          <table:table-cell table:style-name="ce1"/>
          <table:table-cell table:style-name="ce17"/>
          <table:table-cell table:style-name="ce3"/>
          <table:table-cell table:number-columns-repeated="16381"/>
        </table:table-row>
        <table:table-row table:style-name="ro5">
          <table:table-cell table:style-name="ce15"/>
          <table:table-cell table:style-name="ce17"/>
          <table:table-cell table:style-name="ce3"/>
          <table:table-cell table:number-columns-repeated="16381"/>
        </table:table-row>
        <table:table-row table:number-rows-repeated="2" table:style-name="ro13">
          <table:table-cell table:style-name="ce1"/>
          <table:table-cell table:style-name="ce17"/>
          <table:table-cell table:style-name="ce3"/>
          <table:table-cell table:number-columns-repeated="16381"/>
        </table:table-row>
        <table:table-row table:number-rows-repeated="928" table:style-name="ro13">
          <table:table-cell table:style-name="ce5"/>
          <table:table-cell table:style-name="ce17"/>
          <table:table-cell table:style-name="ce3"/>
          <table:table-cell table:number-columns-repeated="16381"/>
        </table:table-row>
        <table:table-row table:number-rows-repeated="1047578" table:style-name="ro13">
          <table:table-cell table:number-columns-repeated="16384"/>
        </table:table-row>
      </table:table>
      <table:table table:name="Strategies" table:style-name="ta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7" table:number-columns-repeated="16378" table:default-cell-style-name="ce1"/>
        <table:table-row table:style-name="ro15">
          <table:table-cell office:value-type="string" table:style-name="ce50">
            <text:p>Strategy</text:p>
          </table:table-cell>
          <table:table-cell office:value-type="string" table:style-name="ce51">
            <text:p>Description</text:p>
          </table:table-cell>
          <table:table-cell office:value-type="string" table:style-name="ce51">
            <text:p>Problems</text:p>
          </table:table-cell>
          <table:table-cell office:value-type="string" table:style-name="ce50">
            <text:p>Values</text:p>
          </table:table-cell>
          <table:table-cell office:value-type="string" table:style-name="ce50">
            <text:p>Comments</text:p>
          </table:table-cell>
          <table:table-cell table:number-columns-repeated="23" table:style-name="ce50"/>
          <table:table-cell table:number-columns-repeated="16356" table:style-name="ce52"/>
        </table:table-row>
        <table:table-row table:style-name="ro4">
          <table:table-cell office:value-type="string" table:style-name="ce5">
            <text:p>Controlled Personalisation</text:p>
          </table:table-cell>
          <table:table-cell office:value-type="string" table:style-name="ce3">
            <text:p>Emphasises user control on the level of personalisation on a platform. However, personalisation goes both ways; this strategy also gives users the necessary tools to personalise their experience, by e.g., enable them to change system defaults.</text:p>
          </table:table-cell>
          <table:table-cell table:style-name="ce3"/>
          <table:table-cell table:number-columns-repeated="16381" table:style-name="ce1"/>
        </table:table-row>
        <table:table-row table:style-name="ro9">
          <table:table-cell office:value-type="string" table:style-name="ce2">
            <text:p>Opt-In to Personalisation</text:p>
          </table:table-cell>
          <table:table-cell table:style-name="ce3"/>
          <table:table-cell office:value-type="string" table:style-name="ce3">
            <text:p>Gatekeeprs can gain an unfair advantage through practices of cross-platform and service data linking and processing. Requiring users to signup with the/another platform as condition of accessing a particular service can create lock-in effects.</text:p>
          </table:table-cell>
          <table:table-cell office:value-type="string" table:style-name="ce2">
            <text:p>Contestability;<text:s/></text:p>
          </table:table-cell>
          <table:table-cell table:number-columns-repeated="16380" table:style-name="ce1"/>
        </table:table-row>
        <table:table-row table:style-name="ro3">
          <table:table-cell office:value-type="string" table:style-name="ce2">
            <text:p>Changeable Defaults</text:p>
          </table:table-cell>
          <table:table-cell table:style-name="ce3"/>
          <table:table-cell office:value-type="string" table:style-name="ce3">
            <text:p>Gatkeepers can use their position to favour certain (e.g., its own) services to the detriment of competing services.</text:p>
          </table:table-cell>
          <table:table-cell office:value-type="string" table:style-name="ce2">
            <text:p>End User Choice;</text:p>
          </table:table-cell>
          <table:table-cell table:number-columns-repeated="16380" table:style-name="ce1"/>
        </table:table-row>
        <table:table-row table:style-name="ro3">
          <table:table-cell office:value-type="string" table:style-name="ce18">
            <text:p>Easy Exit</text:p>
          </table:table-cell>
          <table:table-cell table:style-name="ce18"/>
          <table:table-cell table:style-name="ce19"/>
          <table:table-cell table:style-name="ce18"/>
          <table:table-cell office:value-type="string" table:style-name="ce19">
            <text:p>No Architecture relevance; Considers only contractual terms.</text:p>
          </table:table-cell>
          <table:table-cell table:number-columns-repeated="23" table:style-name="ce18"/>
          <table:table-cell table:number-columns-repeated="16356"/>
        </table:table-row>
        <table:table-row table:style-name="ro13">
          <table:table-cell table:style-name="ce1"/>
          <table:table-cell table:number-columns-repeated="2" table:style-name="ce3"/>
          <table:table-cell table:number-columns-repeated="16381" table:style-name="ce1"/>
        </table:table-row>
        <table:table-row table:style-name="ro4">
          <table:table-cell office:value-type="string" table:style-name="ce20">
            <text:p>Equal Services</text:p>
          </table:table-cell>
          <table:table-cell office:value-type="string" table:style-name="ce3">
            <text:p>Control of a platforms core services constitutes a significant advantage when lever-</text:p>
            <text:p>aged. Thus, services offered on the platform should be equally offered to all its users.</text:p>
          </table:table-cell>
          <table:table-cell table:style-name="ce3"/>
          <table:table-cell table:number-columns-repeated="16381" table:style-name="ce1"/>
        </table:table-row>
        <table:table-row table:style-name="ro3">
          <table:table-cell office:value-type="string" table:style-name="ce2">
            <text:p>Equal Ranking</text:p>
          </table:table-cell>
          <table:table-cell table:style-name="ce3"/>
          <table:table-cell office:value-type="string" table:style-name="ce3">
            <text:p>Gatekeepers can use their position to favour its own content over that of third parties.</text:p>
          </table:table-cell>
          <table:table-cell office:value-type="string" table:style-name="ce2">
            <text:p>Contestability; Fair Practice; Transparent Practice;</text:p>
          </table:table-cell>
          <table:table-cell table:number-columns-repeated="16380" table:style-name="ce1"/>
        </table:table-row>
        <table:table-row table:style-name="ro7">
          <table:table-cell office:value-type="string" table:style-name="ce2">
            <text:p>Equal Access &amp; Interoperability</text:p>
          </table:table-cell>
          <table:table-cell table:style-name="ce3"/>
          <table:table-cell office:value-type="string" table:style-name="ce3">
            <text:p>Plaftorms are often vertically integrated, where a gatekeeper takes on a dual-role. If this position is used to give certain (e.g., its own) services prefered or unique access to operating, hardware, or software features, it will undermine innovation and user choice. Furthermore, the lack of interoperability can lead to strong network effects, as e.g., for messenger services, reducing their contestability and increasing the cost for users to switch.</text:p>
          </table:table-cell>
          <table:table-cell office:value-type="string" table:style-name="ce2">
            <text:p>User Choice; Contestability; Fair Platform Markets; Fair Access to Platform Market;</text:p>
          </table:table-cell>
          <table:table-cell table:number-columns-repeated="16380" table:style-name="ce1"/>
        </table:table-row>
        <table:table-row table:style-name="ro5">
          <table:table-cell office:value-type="string" table:style-name="ce18">
            <text:p>Equal Access Conditions</text:p>
          </table:table-cell>
          <table:table-cell table:style-name="ce18"/>
          <table:table-cell table:style-name="ce19"/>
          <table:table-cell table:style-name="ce18"/>
          <table:table-cell office:value-type="string" table:style-name="ce19">
            <text:p>Can be merged into Interoperability</text:p>
          </table:table-cell>
          <table:table-cell table:number-columns-repeated="23" table:style-name="ce18"/>
          <table:table-cell table:number-columns-repeated="16356"/>
        </table:table-row>
        <table:table-row table:style-name="ro13">
          <table:table-cell table:style-name="ce1"/>
          <table:table-cell table:number-columns-repeated="2" table:style-name="ce3"/>
          <table:table-cell table:number-columns-repeated="16381" table:style-name="ce1"/>
        </table:table-row>
        <table:table-row table:style-name="ro4">
          <table:table-cell office:value-type="string" table:style-name="ce20">
            <text:p>Portable &amp; Accessible Data</text:p>
          </table:table-cell>
          <table:table-cell office:value-type="string" table:style-name="ce3">
            <text:p>Access to data constitutes a significant advantage and should, thus, not be locked in.</text:p>
            <text:p>This strategy emphasises portability and accessibility of data in different forms.</text:p>
          </table:table-cell>
          <table:table-cell table:style-name="ce3"/>
          <table:table-cell table:number-columns-repeated="16381" table:style-name="ce1"/>
        </table:table-row>
        <table:table-row table:style-name="ro4">
          <table:table-cell office:value-type="string" table:style-name="ce2">
            <text:p>Portable User Data</text:p>
          </table:table-cell>
          <table:table-cell table:style-name="ce3"/>
          <table:table-cell office:value-type="string" table:style-name="ce3">
            <text:p>Platforms are in a unique position to collect and benefit from large amounts of user data. Restrictions on switching and multi-homing of end users leads to a lack of contestability and reduced innovation.</text:p>
          </table:table-cell>
          <table:table-cell office:value-type="string" table:style-name="ce2">
            <text:p>End User Choice, Multi-Homing, Right to Data Portability</text:p>
          </table:table-cell>
          <table:table-cell table:number-columns-repeated="16380" table:style-name="ce1"/>
        </table:table-row>
        <table:table-row table:style-name="ro4">
          <table:table-cell office:value-type="string" table:style-name="ce2">
            <text:p>Accessible Business Data</text:p>
          </table:table-cell>
          <table:table-cell table:style-name="ce3"/>
          <table:table-cell office:value-type="string" table:style-name="ce3">
            <text:p>Business users and their end users generate vast amounts of data when using platforms. Gatekeepers are in a unique position to, e.g., withhold such data from the business user.</text:p>
          </table:table-cell>
          <table:table-cell office:value-type="string" table:style-name="ce2">
            <text:p>Business User Choice</text:p>
          </table:table-cell>
          <table:table-cell table:number-columns-repeated="16380" table:style-name="ce1"/>
        </table:table-row>
        <table:table-row table:style-name="ro4">
          <table:table-cell office:value-type="string" table:style-name="ce2">
            <text:p>Accessible Training Data</text:p>
          </table:table-cell>
          <table:table-cell table:style-name="ce3"/>
          <table:table-cell office:value-type="string" table:style-name="ce3">
            <text:p>The vast amounts of user data collected by a platform constitutes a competitive advantage. For new platforms this is an important barrier of entry and expansion. This undermines the contestability of existing platforms.</text:p>
          </table:table-cell>
          <table:table-cell office:value-type="string" table:style-name="ce2">
            <text:p>Contestability</text:p>
          </table:table-cell>
          <table:table-cell table:number-columns-repeated="16380" table:style-name="ce1"/>
        </table:table-row>
        <table:table-row table:style-name="ro13">
          <table:table-cell table:style-name="ce1"/>
          <table:table-cell table:number-columns-repeated="2" table:style-name="ce3"/>
          <table:table-cell table:number-columns-repeated="16381" table:style-name="ce1"/>
        </table:table-row>
        <table:table-row table:style-name="ro2">
          <table:table-cell office:value-type="string" table:style-name="ce20">
            <text:p>Transparent Practice</text:p>
          </table:table-cell>
          <table:table-cell office:value-type="string" table:style-name="ce3">
            <text:p>Services offered on the platform should be made transparent so parties involved can</text:p>
            <text:p>judge their fairness and weigh them against other offerings.</text:p>
          </table:table-cell>
          <table:table-cell table:style-name="ce3"/>
          <table:table-cell table:number-columns-repeated="16381" table:style-name="ce1"/>
        </table:table-row>
        <table:table-row table:style-name="ro8">
          <table:table-cell office:value-type="string" table:style-name="ce18">
            <text:p>Transparent Profiling</text:p>
          </table:table-cell>
          <table:table-cell table:style-name="ce19"/>
          <table:table-cell office:value-type="string" table:style-name="ce19">
            <text:p>Privacy interests of end users are a concern in regards to a gatekeepers potential to collect large amounts of data. Potential market entrants (e.g., start-ups) cannot access the same amount of data. Transparency of profilling practices can put external pressure on the gatekeeper, by allowing competitors to differentiate themselves through superior privacy guarantees.</text:p>
          </table:table-cell>
          <table:table-cell office:value-type="string" table:style-name="ce18">
            <text:p>Privacy, Transparent Practice, Contestability</text:p>
          </table:table-cell>
          <table:table-cell office:value-type="string" table:style-name="ce19">
            <text:p>No Architecture relevance; Considers only submission of a report.</text:p>
          </table:table-cell>
          <table:table-cell table:number-columns-repeated="23" table:style-name="ce18"/>
          <table:table-cell table:number-columns-repeated="16356"/>
        </table:table-row>
        <table:table-row table:style-name="ro6">
          <table:table-cell office:value-type="string" table:style-name="ce2">
            <text:p>Transparent Advertising</text:p>
          </table:table-cell>
          <table:table-cell table:style-name="ce3"/>
          <table:table-cell office:value-type="string" table:style-name="ce3">
            <text:p>Gatekeepers may exploit their position to provide non-transparent advertising services. This leads to a lack of information and undermines the ability to make an informed choice to compare or switch services. Thus, the costs of services are likely higher due to decereased contestability. This is likely reflected in end user prices, too.</text:p>
          </table:table-cell>
          <table:table-cell office:value-type="string" table:style-name="ce2">
            <text:p>Fair Platform Markets; Transparent Practice; Fair Practice;</text:p>
          </table:table-cell>
          <table:table-cell table:number-columns-repeated="16380" table:style-name="ce1"/>
        </table:table-row>
        <table:table-row table:style-name="ro13">
          <table:table-cell table:style-name="ce1"/>
          <table:table-cell table:number-columns-repeated="2" table:style-name="ce3"/>
          <table:table-cell table:number-columns-repeated="16381" table:style-name="ce1"/>
        </table:table-row>
        <table:table-row table:style-name="ro5">
          <table:table-cell table:style-name="ce15"/>
          <table:table-cell table:number-columns-repeated="2" table:style-name="ce3"/>
          <table:table-cell table:number-columns-repeated="16381" table:style-name="ce1"/>
        </table:table-row>
        <table:table-row table:style-name="ro2">
          <table:table-cell office:value-type="string" table:style-name="ce20">
            <text:p>Macro</text:p>
          </table:table-cell>
          <table:table-cell office:value-type="string" table:style-name="ce3">
            <text:p>Strategies that are related to the enforcement of the regulation or the implementation of the regulation in general terms, e.g., “compliance by design”.</text:p>
          </table:table-cell>
          <table:table-cell table:style-name="ce3"/>
          <table:table-cell table:number-columns-repeated="16381" table:style-name="ce1"/>
        </table:table-row>
        <table:table-row table:style-name="ro5">
          <table:table-cell office:value-type="string" table:style-name="ce16">
            <text:p>Compliance by Design</text:p>
          </table:table-cell>
          <table:table-cell table:number-columns-repeated="2" table:style-name="ce3"/>
          <table:table-cell table:number-columns-repeated="16381" table:style-name="ce1"/>
        </table:table-row>
        <table:table-row table:style-name="ro2">
          <table:table-cell office:value-type="string" table:style-name="ce2">
            <text:p>Develop Implementation Guidelines<text:s/></text:p>
          </table:table-cell>
          <table:table-cell office:value-type="string" table:style-name="ce3">
            <text:p>"It <text:s/>should <text:s/>be <text:s/>possible <text:s/>for <text:s/>such <text:s/>guidance <text:s/>to <text:s/>be <text:s/>based <text:s/>in <text:s/>particular <text:s/>on <text:s/>the <text:s/>experience <text:s/>that <text:s/>the Commission <text:s/>obtains <text:s/>through <text:s/>the <text:s/>monitoring <text:s/>of <text:s/>compliance <text:s/>with <text:s/>this <text:s/>Regulation."</text:p>
          </table:table-cell>
          <table:table-cell table:style-name="ce3"/>
          <table:table-cell table:number-columns-repeated="16381" table:style-name="ce1"/>
        </table:table-row>
        <table:table-row table:number-rows-repeated="8" table:style-name="ro13">
          <table:table-cell table:style-name="ce2"/>
          <table:table-cell table:number-columns-repeated="2" table:style-name="ce3"/>
          <table:table-cell table:number-columns-repeated="16381" table:style-name="ce1"/>
        </table:table-row>
        <table:table-row table:number-rows-repeated="2" table:style-name="ro13">
          <table:table-cell table:style-name="ce2"/>
          <table:table-cell table:number-columns-repeated="2" table:style-name="ce3"/>
          <table:table-cell table:number-columns-repeated="16381"/>
        </table:table-row>
        <table:table-row table:number-rows-repeated="1048542" table:style-name="ro14">
          <table:table-cell table:number-columns-repeated="16384"/>
        </table:table-row>
      </table:table>
      <table:table table:name="Obligations" table:style-name="ta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7" table:number-columns-repeated="16377" table:default-cell-style-name="ce1"/>
        <table:table-row table:style-name="ro16">
          <table:table-cell office:value-type="string" table:style-name="ce56">
            <text:p>Art</text:p>
          </table:table-cell>
          <table:table-cell office:value-type="string" table:style-name="ce57">
            <text:p>Par</text:p>
          </table:table-cell>
          <table:table-cell office:value-type="string" table:content-validation-name="val3" table:style-name="ce56">
            <text:p>Code</text:p>
          </table:table-cell>
          <table:table-cell office:value-type="string" table:style-name="ce45">
            <text:p>Related Strategy</text:p>
          </table:table-cell>
          <table:table-cell office:value-type="string" table:style-name="ce45">
            <text:p>Summary</text:p>
          </table:table-cell>
          <table:table-cell office:value-type="string" table:style-name="ce45">
            <text:p>Projected Technical Relevance</text:p>
          </table:table-cell>
          <table:table-cell office:value-type="string" table:style-name="ce45">
            <text:p>Note</text:p>
          </table:table-cell>
          <table:table-cell table:number-columns-repeated="19" table:style-name="ce56"/>
          <table:table-cell table:number-columns-repeated="16358" table:style-name="ce46"/>
        </table:table-row>
        <table:table-row table:style-name="ro5">
          <table:table-cell office:value-type="float" office:value="5" table:style-name="ce15">
            <text:p>5</text:p>
          </table:table-cell>
          <table:table-cell table:style-name="ce21"/>
          <table:table-cell table:style-name="ce1"/>
          <table:table-cell table:number-columns-repeated="4" table:style-name="ce3"/>
          <table:table-cell table:number-columns-repeated="16377" table:style-name="ce1"/>
        </table:table-row>
        <table:table-row table:style-name="ro5">
          <table:table-cell office:value-type="float" office:value="5" table:style-name="ce15">
            <text:p>5</text:p>
          </table:table-cell>
          <table:table-cell office:value-type="string" table:style-name="ce21">
            <text:p>1</text:p>
          </table:table-cell>
          <table:table-cell office:value-type="string" table:style-name="ce2">
            <text:p>Preamble</text:p>
          </table:table-cell>
          <table:table-cell table:number-columns-repeated="4" table:style-name="ce3"/>
          <table:table-cell table:number-columns-repeated="16377" table:style-name="ce1"/>
        </table:table-row>
        <table:table-row table:style-name="ro3">
          <table:table-cell office:value-type="float" office:value="5" table:style-name="ce15">
            <text:p>5</text:p>
          </table:table-cell>
          <table:table-cell office:value-type="string" table:style-name="ce21">
            <text:p>2a</text:p>
          </table:table-cell>
          <table:table-cell office:value-type="string" table:content-validation-name="val3" table:style-name="ce2">
            <text:p>Opt-In to Personalisation</text:p>
          </table:table-cell>
          <table:table-cell office:value-type="string" table:content-validation-name="val2" table:style-name="ce3">
            <text:p>Opt-In to Personalisation</text:p>
          </table:table-cell>
          <table:table-cell office:value-type="string" table:style-name="ce3">
            <text:p>Do not use data of a third-party that uses your platforms for advertising services</text:p>
          </table:table-cell>
          <table:table-cell office:value-type="boolean" office:boolean-value="true" table:style-name="ce3">
            <text:p>TRUE</text:p>
          </table:table-cell>
          <table:table-cell table:style-name="ce3"/>
          <table:table-cell table:number-columns-repeated="16377" table:style-name="ce1"/>
        </table:table-row>
        <table:table-row table:style-name="ro5">
          <table:table-cell office:value-type="float" office:value="5" table:style-name="ce15">
            <text:p>5</text:p>
          </table:table-cell>
          <table:table-cell office:value-type="string" table:style-name="ce21">
            <text:p>2b</text:p>
          </table:table-cell>
          <table:table-cell office:value-type="string" table:content-validation-name="val3" table:style-name="ce2">
            <text:p>Opt-In to Personalisation</text:p>
          </table:table-cell>
          <table:table-cell office:value-type="string" table:content-validation-name="val2" table:style-name="ce3">
            <text:p>Opt-In to Personalisation</text:p>
          </table:table-cell>
          <table:table-cell office:value-type="string" table:style-name="ce3">
            <text:p>Do not combine personal data from another platform</text:p>
          </table:table-cell>
          <table:table-cell office:value-type="boolean" office:boolean-value="true" table:style-name="ce3">
            <text:p>TRUE</text:p>
          </table:table-cell>
          <table:table-cell table:style-name="ce3"/>
          <table:table-cell table:number-columns-repeated="16377" table:style-name="ce1"/>
        </table:table-row>
        <table:table-row table:style-name="ro5">
          <table:table-cell office:value-type="float" office:value="5" table:style-name="ce15">
            <text:p>5</text:p>
          </table:table-cell>
          <table:table-cell office:value-type="string" table:style-name="ce21">
            <text:p>2c</text:p>
          </table:table-cell>
          <table:table-cell office:value-type="string" table:content-validation-name="val3" table:style-name="ce2">
            <text:p>Opt-In to Personalisation</text:p>
          </table:table-cell>
          <table:table-cell office:value-type="string" table:content-validation-name="val2" table:style-name="ce3">
            <text:p>Opt-In to Personalisation</text:p>
          </table:table-cell>
          <table:table-cell office:value-type="string" table:style-name="ce3">
            <text:p>Do not cross-use platform data in another service of yours</text:p>
          </table:table-cell>
          <table:table-cell office:value-type="boolean" office:boolean-value="true" table:style-name="ce3">
            <text:p>TRUE</text:p>
          </table:table-cell>
          <table:table-cell table:style-name="ce3"/>
          <table:table-cell table:number-columns-repeated="16377" table:style-name="ce1"/>
        </table:table-row>
        <table:table-row table:style-name="ro5">
          <table:table-cell office:value-type="float" office:value="5" table:style-name="ce15">
            <text:p>5</text:p>
          </table:table-cell>
          <table:table-cell office:value-type="string" table:style-name="ce21">
            <text:p>2d</text:p>
          </table:table-cell>
          <table:table-cell office:value-type="string" table:content-validation-name="val3" table:style-name="ce2">
            <text:p>Opt-In to Personalisation</text:p>
          </table:table-cell>
          <table:table-cell office:value-type="string" table:content-validation-name="val2" table:style-name="ce3">
            <text:p>Opt-In to Personalisation</text:p>
          </table:table-cell>
          <table:table-cell office:value-type="string" table:style-name="ce3">
            <text:p>Do not force sign-in to other service<text:s/></text:p>
          </table:table-cell>
          <table:table-cell office:value-type="boolean" office:boolean-value="true" table:style-name="ce3">
            <text:p>TRUE</text:p>
          </table:table-cell>
          <table:table-cell table:style-name="ce3"/>
          <table:table-cell table:number-columns-repeated="16377" table:style-name="ce1"/>
        </table:table-row>
        <table:table-row table:style-name="ro5">
          <table:table-cell office:value-type="float" office:value="5" table:style-name="ce15">
            <text:p>5</text:p>
          </table:table-cell>
          <table:table-cell office:value-type="string" table:style-name="ce21">
            <text:p>2</text:p>
          </table:table-cell>
          <table:table-cell office:value-type="string" table:content-validation-name="val3" table:style-name="ce2">
            <text:p>Opt-In to Personalisation</text:p>
          </table:table-cell>
          <table:table-cell office:value-type="string" table:content-validation-name="val2" table:style-name="ce3">
            <text:p>Opt-In to Personalisation</text:p>
          </table:table-cell>
          <table:table-cell office:value-type="string" table:style-name="ce3">
            <text:p>All above, Without Consent, only ask for consent once a year</text:p>
          </table:table-cell>
          <table:table-cell office:value-type="boolean" office:boolean-value="true" table:style-name="ce3">
            <text:p>TRUE</text:p>
          </table:table-cell>
          <table:table-cell table:style-name="ce3"/>
          <table:table-cell table:number-columns-repeated="16377" table:style-name="ce1"/>
        </table:table-row>
        <table:table-row table:style-name="ro3">
          <table:table-cell office:value-type="float" office:value="5" table:style-name="ce15">
            <text:p>5</text:p>
          </table:table-cell>
          <table:table-cell office:value-type="string" table:style-name="ce21">
            <text:p>3</text:p>
          </table:table-cell>
          <table:table-cell office:value-type="string" table:content-validation-name="val3" table:style-name="ce2">
            <text:p>Do not limit or discourage Alternative Choice, (Equal) Access Conditions</text:p>
          </table:table-cell>
          <table:table-cell office:value-type="string" table:content-validation-name="val2" table:style-name="ce3">
            <text:p>(Equal) Access Conditions</text:p>
          </table:table-cell>
          <table:table-cell office:value-type="string" table:style-name="ce3">
            <text:p>Do not prevent users to offer their own products at different prices or conditions<text:s/></text:p>
          </table:table-cell>
          <table:table-cell office:value-type="boolean" office:boolean-value="false" table:style-name="ce3">
            <text:p>FALSE</text:p>
          </table:table-cell>
          <table:table-cell table:style-name="ce3"/>
          <table:table-cell table:number-columns-repeated="16377" table:style-name="ce1"/>
        </table:table-row>
        <table:table-row table:style-name="ro3">
          <table:table-cell office:value-type="float" office:value="5" table:style-name="ce15">
            <text:p>5</text:p>
          </table:table-cell>
          <table:table-cell office:value-type="string" table:style-name="ce21">
            <text:p>4</text:p>
          </table:table-cell>
          <table:table-cell office:value-type="string" table:content-validation-name="val3" table:style-name="ce2">
            <text:p>Do not limit or discourage Alternative Choice, (Equal) Access Conditions</text:p>
          </table:table-cell>
          <table:table-cell office:value-type="string" table:content-validation-name="val2" table:style-name="ce3">
            <text:p>(Equal) Access Conditions</text:p>
          </table:table-cell>
          <table:table-cell office:value-type="string" table:style-name="ce3">
            <text:p>Allow business user free of charge to communicate offers to its users, have contracts with them, independent whether they will use your platform.</text:p>
          </table:table-cell>
          <table:table-cell office:value-type="boolean" office:boolean-value="false" table:style-name="ce3">
            <text:p>FALSE</text:p>
          </table:table-cell>
          <table:table-cell table:style-name="ce3"/>
          <table:table-cell table:number-columns-repeated="16377" table:style-name="ce1"/>
        </table:table-row>
        <table:table-row table:style-name="ro3">
          <table:table-cell office:value-type="float" office:value="5" table:style-name="ce15">
            <text:p>5</text:p>
          </table:table-cell>
          <table:table-cell office:value-type="string" table:style-name="ce21">
            <text:p>5</text:p>
          </table:table-cell>
          <table:table-cell office:value-type="string" table:content-validation-name="val3" table:style-name="ce2">
            <text:p>(Equal) Access Conditions, Do not limit or discourage Alternative Choice</text:p>
          </table:table-cell>
          <table:table-cell office:value-type="string" table:content-validation-name="val2" table:style-name="ce3">
            <text:p>(Equal) Access Conditions</text:p>
          </table:table-cell>
          <table:table-cell office:value-type="string" table:style-name="ce3">
            <text:p>Allow end users to access content etc., acquired outside of platform through business user applications</text:p>
          </table:table-cell>
          <table:table-cell office:value-type="boolean" office:boolean-value="false" table:style-name="ce3">
            <text:p>FALSE</text:p>
          </table:table-cell>
          <table:table-cell table:style-name="ce3"/>
          <table:table-cell table:number-columns-repeated="16377" table:style-name="ce1"/>
        </table:table-row>
        <table:table-row table:style-name="ro5">
          <table:table-cell office:value-type="float" office:value="5" table:style-name="ce15">
            <text:p>5</text:p>
          </table:table-cell>
          <table:table-cell office:value-type="string" table:style-name="ce21">
            <text:p>6</text:p>
          </table:table-cell>
          <table:table-cell office:value-type="string" table:content-validation-name="val3" table:style-name="ce2">
            <text:p>Do not prevent Whistleblowing</text:p>
          </table:table-cell>
          <table:table-cell office:value-type="string" table:content-validation-name="val2" table:style-name="ce3">
            <text:p>(Equal) Access Conditions</text:p>
          </table:table-cell>
          <table:table-cell office:value-type="string" table:style-name="ce3">
            <text:p>Do not prevent users from raising concerns &amp; seeking redress</text:p>
          </table:table-cell>
          <table:table-cell office:value-type="boolean" office:boolean-value="false" table:style-name="ce3">
            <text:p>FALSE</text:p>
          </table:table-cell>
          <table:table-cell table:style-name="ce3"/>
          <table:table-cell table:number-columns-repeated="16377" table:style-name="ce1"/>
        </table:table-row>
        <table:table-row table:style-name="ro2">
          <table:table-cell office:value-type="float" office:value="5" table:style-name="ce15">
            <text:p>5</text:p>
          </table:table-cell>
          <table:table-cell office:value-type="string" table:style-name="ce21">
            <text:p>7</text:p>
          </table:table-cell>
          <table:table-cell office:value-type="string" table:content-validation-name="val3" table:style-name="ce2">
            <text:p>Do not limit or discourage Alternative Choice, (Equal) Interoperability</text:p>
          </table:table-cell>
          <table:table-cell office:value-type="string" table:content-validation-name="val2" table:style-name="ce3">
            <text:p>(Equal) Interoperability, (Equal) Access Conditions</text:p>
          </table:table-cell>
          <table:table-cell office:value-type="string" table:style-name="ce3">
            <text:p>Do not force a user to use or interoperate with your service (indentification, payment, web browser) when a business user is offering their services on your platform.</text:p>
          </table:table-cell>
          <table:table-cell office:value-type="boolean" office:boolean-value="true" table:style-name="ce3">
            <text:p>TRUE</text:p>
          </table:table-cell>
          <table:table-cell table:style-name="ce3"/>
          <table:table-cell table:number-columns-repeated="16377" table:style-name="ce1"/>
        </table:table-row>
        <table:table-row table:style-name="ro5">
          <table:table-cell office:value-type="float" office:value="5" table:style-name="ce15">
            <text:p>5</text:p>
          </table:table-cell>
          <table:table-cell office:value-type="string" table:style-name="ce21">
            <text:p>8</text:p>
          </table:table-cell>
          <table:table-cell office:value-type="string" table:content-validation-name="val3" table:style-name="ce2">
            <text:p>Opt-In to Personalisation, Do not limit or discourage Alternative Choice</text:p>
          </table:table-cell>
          <table:table-cell office:value-type="string" table:content-validation-name="val2" table:style-name="ce3">
            <text:p>Opt-In to Personalisation</text:p>
          </table:table-cell>
          <table:table-cell office:value-type="string" table:style-name="ce3">
            <text:p>Do not require the signup with another platform</text:p>
          </table:table-cell>
          <table:table-cell office:value-type="boolean" office:boolean-value="true" table:style-name="ce3">
            <text:p>TRUE</text:p>
          </table:table-cell>
          <table:table-cell table:style-name="ce3"/>
          <table:table-cell table:number-columns-repeated="16377" table:style-name="ce1"/>
        </table:table-row>
        <table:table-row table:style-name="ro3">
          <table:table-cell office:value-type="float" office:value="5" table:style-name="ce15">
            <text:p>5</text:p>
          </table:table-cell>
          <table:table-cell office:value-type="string" table:style-name="ce21">
            <text:p>9</text:p>
          </table:table-cell>
          <table:table-cell office:value-type="string" table:content-validation-name="val3" table:style-name="ce2">
            <text:p>(Transparent) Advertising</text:p>
          </table:table-cell>
          <table:table-cell office:value-type="string" table:content-validation-name="val2" table:style-name="ce3">
            <text:p>(Transparent) Advertising</text:p>
          </table:table-cell>
          <table:table-cell office:value-type="string" table:style-name="ce3">
            <text:p>Provide to each advertiser on a daily basis information about their add about (see following)</text:p>
          </table:table-cell>
          <table:table-cell office:value-type="boolean" office:boolean-value="true" table:style-name="ce3">
            <text:p>TRUE</text:p>
          </table:table-cell>
          <table:table-cell table:style-name="ce3"/>
          <table:table-cell table:number-columns-repeated="16377" table:style-name="ce1"/>
        </table:table-row>
        <table:table-row table:style-name="ro5">
          <table:table-cell office:value-type="float" office:value="5" table:style-name="ce15">
            <text:p>5</text:p>
          </table:table-cell>
          <table:table-cell office:value-type="string" table:style-name="ce21">
            <text:p>9a</text:p>
          </table:table-cell>
          <table:table-cell office:value-type="string" table:content-validation-name="val3" table:style-name="ce2">
            <text:p>(Transparent) Advertising</text:p>
          </table:table-cell>
          <table:table-cell office:value-type="string" table:content-validation-name="val2" table:style-name="ce3">
            <text:p>(Transparent) Advertising</text:p>
          </table:table-cell>
          <table:table-cell office:value-type="string" table:style-name="ce3">
            <text:p>Price</text:p>
          </table:table-cell>
          <table:table-cell office:value-type="boolean" office:boolean-value="true" table:style-name="ce3">
            <text:p>TRUE</text:p>
          </table:table-cell>
          <table:table-cell table:style-name="ce3"/>
          <table:table-cell table:number-columns-repeated="16377" table:style-name="ce1"/>
        </table:table-row>
        <table:table-row table:style-name="ro5">
          <table:table-cell office:value-type="float" office:value="5" table:style-name="ce15">
            <text:p>5</text:p>
          </table:table-cell>
          <table:table-cell office:value-type="string" table:style-name="ce21">
            <text:p>9b</text:p>
          </table:table-cell>
          <table:table-cell office:value-type="string" table:content-validation-name="val3" table:style-name="ce2">
            <text:p>(Transparent) Advertising</text:p>
          </table:table-cell>
          <table:table-cell office:value-type="string" table:content-validation-name="val2" table:style-name="ce3">
            <text:p>(Transparent) Advertising</text:p>
          </table:table-cell>
          <table:table-cell office:value-type="string" table:style-name="ce3">
            <text:p>remuneration for the publisher; What is a publisher here</text:p>
          </table:table-cell>
          <table:table-cell office:value-type="boolean" office:boolean-value="true" table:style-name="ce3">
            <text:p>TRUE</text:p>
          </table:table-cell>
          <table:table-cell table:style-name="ce3"/>
          <table:table-cell table:number-columns-repeated="16377"/>
        </table:table-row>
        <table:table-row table:style-name="ro5">
          <table:table-cell office:value-type="float" office:value="5" table:style-name="ce15">
            <text:p>5</text:p>
          </table:table-cell>
          <table:table-cell office:value-type="string" table:style-name="ce21">
            <text:p>9c</text:p>
          </table:table-cell>
          <table:table-cell office:value-type="string" table:content-validation-name="val3" table:style-name="ce2">
            <text:p>(Transparent) Advertising</text:p>
          </table:table-cell>
          <table:table-cell office:value-type="string" table:content-validation-name="val2" table:style-name="ce3">
            <text:p>(Transparent) Advertising</text:p>
          </table:table-cell>
          <table:table-cell office:value-type="string" table:style-name="ce3">
            <text:p>metrics for price calculation</text:p>
          </table:table-cell>
          <table:table-cell office:value-type="boolean" office:boolean-value="true" table:style-name="ce3">
            <text:p>TRUE</text:p>
          </table:table-cell>
          <table:table-cell table:style-name="ce3"/>
          <table:table-cell table:number-columns-repeated="16377"/>
        </table:table-row>
        <table:table-row table:style-name="ro5">
          <table:table-cell office:value-type="float" office:value="5" table:style-name="ce15">
            <text:p>5</text:p>
          </table:table-cell>
          <table:table-cell office:value-type="string" table:style-name="ce21">
            <text:p>10</text:p>
          </table:table-cell>
          <table:table-cell office:value-type="string" table:content-validation-name="val3" table:style-name="ce2">
            <text:p>(Transparent) Advertising</text:p>
          </table:table-cell>
          <table:table-cell office:value-type="string" table:content-validation-name="val2" table:style-name="ce3">
            <text:p>(Transparent) Advertising</text:p>
          </table:table-cell>
          <table:table-cell office:value-type="string" table:style-name="ce3">
            <text:p>Same as 9, but from publisher perspective</text:p>
          </table:table-cell>
          <table:table-cell office:value-type="boolean" office:boolean-value="true" table:style-name="ce3">
            <text:p>TRUE</text:p>
          </table:table-cell>
          <table:table-cell table:style-name="ce3"/>
          <table:table-cell table:number-columns-repeated="16377"/>
        </table:table-row>
        <table:table-row table:style-name="ro17">
          <table:table-cell office:value-type="float" office:value="6" table:style-name="ce22">
            <text:p>6</text:p>
          </table:table-cell>
          <table:table-cell table:style-name="ce21"/>
          <table:table-cell table:style-name="ce1"/>
          <table:table-cell table:number-columns-repeated="2" table:style-name="ce3"/>
          <table:table-cell office:value-type="boolean" office:boolean-value="false" table:style-name="ce3">
            <text:p>FALSE</text:p>
          </table:table-cell>
          <table:table-cell table:style-name="ce3"/>
          <table:table-cell table:number-columns-repeated="16377"/>
        </table:table-row>
        <table:table-row table:style-name="ro17">
          <table:table-cell office:value-type="float" office:value="6" table:style-name="ce22">
            <text:p>6</text:p>
          </table:table-cell>
          <table:table-cell office:value-type="string" table:style-name="ce21">
            <text:p>1</text:p>
          </table:table-cell>
          <table:table-cell office:value-type="string" table:style-name="ce2">
            <text:p>Preamble</text:p>
          </table:table-cell>
          <table:table-cell table:number-columns-repeated="2" table:style-name="ce3"/>
          <table:table-cell office:value-type="boolean" office:boolean-value="false" table:style-name="ce3">
            <text:p>FALSE</text:p>
          </table:table-cell>
          <table:table-cell table:style-name="ce3"/>
          <table:table-cell table:number-columns-repeated="16377"/>
        </table:table-row>
        <table:table-row table:style-name="ro17">
          <table:table-cell office:value-type="float" office:value="6" table:style-name="ce22">
            <text:p>6</text:p>
          </table:table-cell>
          <table:table-cell office:value-type="string" table:style-name="ce21">
            <text:p>2</text:p>
          </table:table-cell>
          <table:table-cell office:value-type="string" table:content-validation-name="val3" table:style-name="ce2">
            <text:p>Do not monopolise your own market, (Equal) Access Conditions</text:p>
          </table:table-cell>
          <table:table-cell office:value-type="string" table:content-validation-name="val2" table:style-name="ce3">
            <text:p>(Equal) Access Conditions</text:p>
          </table:table-cell>
          <table:table-cell office:value-type="string" table:style-name="ce3">
            <text:p>Do not use data only you have in competition with your business users</text:p>
          </table:table-cell>
          <table:table-cell office:value-type="boolean" office:boolean-value="false" table:style-name="ce3">
            <text:p>FALSE</text:p>
          </table:table-cell>
          <table:table-cell table:style-name="ce3"/>
          <table:table-cell table:number-columns-repeated="16377"/>
        </table:table-row>
        <table:table-row table:style-name="ro18">
          <table:table-cell office:value-type="float" office:value="6" table:style-name="ce22">
            <text:p>6</text:p>
          </table:table-cell>
          <table:table-cell office:value-type="string" table:style-name="ce21">
            <text:p>3</text:p>
          </table:table-cell>
          <table:table-cell office:value-type="string" table:content-validation-name="val3" table:style-name="ce2">
            <text:p>Changeable Defaults</text:p>
          </table:table-cell>
          <table:table-cell office:value-type="string" table:content-validation-name="val2" table:style-name="ce3">
            <text:p>Changeable Defaults</text:p>
          </table:table-cell>
          <table:table-cell office:value-type="string" table:style-name="ce3">
            <text:p>Uninstall default apps; allow easy change of deault settings that "steer" users to services of your platform; Let on first use select default app.</text:p>
          </table:table-cell>
          <table:table-cell office:value-type="boolean" office:boolean-value="true" table:style-name="ce3">
            <text:p>TRUE</text:p>
          </table:table-cell>
          <table:table-cell table:style-name="ce3"/>
          <table:table-cell table:number-columns-repeated="16377"/>
        </table:table-row>
        <table:table-row table:style-name="ro19">
          <table:table-cell office:value-type="float" office:value="6" table:style-name="ce22">
            <text:p>6</text:p>
          </table:table-cell>
          <table:table-cell office:value-type="string" table:style-name="ce21">
            <text:p>4</text:p>
          </table:table-cell>
          <table:table-cell office:value-type="string" table:content-validation-name="val3" table:style-name="ce2">
            <text:p>(Equal) Interoperability, (Equal) Access Conditions</text:p>
          </table:table-cell>
          <table:table-cell office:value-type="string" table:content-validation-name="val2" table:style-name="ce3">
            <text:p>Changeable Defaults, (Equal) Interoperability</text:p>
          </table:table-cell>
          <table:table-cell office:value-type="string" table:style-name="ce3">
            <text:p>Allow install of third-pary applications or app stores from means other than your own services (e.g., app marketplace). Dont prevent users from setting the store as their new default.</text:p>
          </table:table-cell>
          <table:table-cell office:value-type="boolean" office:boolean-value="true" table:style-name="ce3">
            <text:p>TRUE</text:p>
          </table:table-cell>
          <table:table-cell table:style-name="ce3"/>
          <table:table-cell table:number-columns-repeated="16377"/>
        </table:table-row>
        <table:table-row table:style-name="ro18">
          <table:table-cell office:value-type="float" office:value="6" table:style-name="ce22">
            <text:p>6</text:p>
          </table:table-cell>
          <table:table-cell office:value-type="string" table:style-name="ce21">
            <text:p>5</text:p>
          </table:table-cell>
          <table:table-cell office:value-type="string" table:content-validation-name="val3" table:style-name="ce2">
            <text:p>(Equal) Ranking, Do not monopolise your own market</text:p>
          </table:table-cell>
          <table:table-cell office:value-type="string" table:content-validation-name="val2" table:style-name="ce3">
            <text:p>(Equal) Ranking</text:p>
          </table:table-cell>
          <table:table-cell office:value-type="string" table:style-name="ce3">
            <text:p>Do not favour your own services in rankings and related indexing, crawling. Apply transparent, fair, and non-disciminatory conditions to such ranking.</text:p>
          </table:table-cell>
          <table:table-cell office:value-type="boolean" office:boolean-value="true" table:style-name="ce3">
            <text:p>TRUE</text:p>
          </table:table-cell>
          <table:table-cell table:style-name="ce3"/>
          <table:table-cell table:number-columns-repeated="16377"/>
        </table:table-row>
        <table:table-row table:style-name="ro17">
          <table:table-cell office:value-type="float" office:value="6" table:style-name="ce22">
            <text:p>6</text:p>
          </table:table-cell>
          <table:table-cell office:value-type="string" table:style-name="ce21">
            <text:p>6</text:p>
          </table:table-cell>
          <table:table-cell office:value-type="string" table:content-validation-name="val3" table:style-name="ce2">
            <text:p>Do not limit or discourage Alternative Choice</text:p>
          </table:table-cell>
          <table:table-cell office:value-type="string" table:content-validation-name="val2" table:style-name="ce3">
            <text:p>Changeable Defaults</text:p>
          </table:table-cell>
          <table:table-cell office:value-type="string" table:style-name="ce3">
            <text:p>Do not restrict user from switching to different apps on the platform.</text:p>
          </table:table-cell>
          <table:table-cell office:value-type="boolean" office:boolean-value="true" table:style-name="ce3">
            <text:p>TRUE</text:p>
          </table:table-cell>
          <table:table-cell table:style-name="ce3"/>
          <table:table-cell table:number-columns-repeated="16377"/>
        </table:table-row>
        <table:table-row table:style-name="ro19">
          <table:table-cell office:value-type="float" office:value="6" table:style-name="ce22">
            <text:p>6</text:p>
          </table:table-cell>
          <table:table-cell office:value-type="string" table:style-name="ce21">
            <text:p>7</text:p>
          </table:table-cell>
          <table:table-cell office:value-type="string" table:content-validation-name="val3" table:style-name="ce2">
            <text:p>(Equal) Interoperability</text:p>
          </table:table-cell>
          <table:table-cell office:value-type="string" table:content-validation-name="val2" table:style-name="ce3">
            <text:p>(Equal) Interoperability</text:p>
          </table:table-cell>
          <table:table-cell office:value-type="string" table:style-name="ce3">
            <text:p>allow other providers of services or hardware same (free of charge) access/interoperability as your own services have with the hardware or software features. Interoperability must not compromise system integrity.</text:p>
          </table:table-cell>
          <table:table-cell office:value-type="boolean" office:boolean-value="true" table:style-name="ce3">
            <text:p>TRUE</text:p>
          </table:table-cell>
          <table:table-cell table:style-name="ce3"/>
          <table:table-cell table:number-columns-repeated="16377"/>
        </table:table-row>
        <table:table-row table:style-name="ro18">
          <table:table-cell office:value-type="float" office:value="6" table:style-name="ce22">
            <text:p>6</text:p>
          </table:table-cell>
          <table:table-cell office:value-type="string" table:style-name="ce21">
            <text:p>8</text:p>
          </table:table-cell>
          <table:table-cell office:value-type="string" table:content-validation-name="val3" table:style-name="ce2">
            <text:p>(Transparent) Advertising</text:p>
          </table:table-cell>
          <table:table-cell office:value-type="string" table:content-validation-name="val2" table:style-name="ce3">
            <text:p>(Transparent) Advertising</text:p>
          </table:table-cell>
          <table:table-cell office:value-type="string" table:style-name="ce3">
            <text:p>allow advertister and publishers access to your measurement tools and data to confirm performance of advert. Enough to allow "independent verification".</text:p>
          </table:table-cell>
          <table:table-cell office:value-type="boolean" office:boolean-value="true" table:style-name="ce3">
            <text:p>TRUE</text:p>
          </table:table-cell>
          <table:table-cell table:style-name="ce3"/>
          <table:table-cell table:number-columns-repeated="16377"/>
        </table:table-row>
        <table:table-row table:style-name="ro17">
          <table:table-cell office:value-type="float" office:value="6" table:style-name="ce22">
            <text:p>6</text:p>
          </table:table-cell>
          <table:table-cell office:value-type="string" table:style-name="ce21">
            <text:p>9</text:p>
          </table:table-cell>
          <table:table-cell office:value-type="string" table:content-validation-name="val3" table:style-name="ce2">
            <text:p>Portable User Data</text:p>
          </table:table-cell>
          <table:table-cell office:value-type="string" table:content-validation-name="val2" table:style-name="ce3">
            <text:p>Portable User Data</text:p>
          </table:table-cell>
          <table:table-cell office:value-type="string" table:style-name="ce3">
            <text:p>portability of user data, continuous and real-time access to data</text:p>
          </table:table-cell>
          <table:table-cell office:value-type="boolean" office:boolean-value="true" table:style-name="ce3">
            <text:p>TRUE</text:p>
          </table:table-cell>
          <table:table-cell table:style-name="ce3"/>
          <table:table-cell table:number-columns-repeated="16377"/>
        </table:table-row>
        <table:table-row table:style-name="ro19">
          <table:table-cell office:value-type="float" office:value="6" table:style-name="ce22">
            <text:p>6</text:p>
          </table:table-cell>
          <table:table-cell office:value-type="string" table:style-name="ce21">
            <text:p>10</text:p>
          </table:table-cell>
          <table:table-cell office:value-type="string" table:content-validation-name="val3" table:style-name="ce2">
            <text:p>Accessible Business Data</text:p>
          </table:table-cell>
          <table:table-cell office:value-type="string" table:content-validation-name="val2" table:style-name="ce3">
            <text:p>Accessible Business Data</text:p>
          </table:table-cell>
          <table:table-cell office:value-type="string" table:style-name="ce3">
            <text:p>give business users continuous and real-time data access to their and the data of their uses, if the users consented and <text:s/>only when directly related with business user.</text:p>
          </table:table-cell>
          <table:table-cell office:value-type="boolean" office:boolean-value="true" table:style-name="ce3">
            <text:p>TRUE</text:p>
          </table:table-cell>
          <table:table-cell office:value-type="string" table:style-name="ce3">
            <text:p>Tradeoff</text:p>
          </table:table-cell>
          <table:table-cell table:number-columns-repeated="16377"/>
        </table:table-row>
        <table:table-row table:style-name="ro18">
          <table:table-cell office:value-type="float" office:value="6" table:style-name="ce22">
            <text:p>6</text:p>
          </table:table-cell>
          <table:table-cell office:value-type="string" table:style-name="ce21">
            <text:p>11</text:p>
          </table:table-cell>
          <table:table-cell office:value-type="string" table:content-validation-name="val3" table:style-name="ce2">
            <text:p>Training Data Licensing</text:p>
          </table:table-cell>
          <table:table-cell office:value-type="string" table:content-validation-name="val2" table:style-name="ce3">
            <text:p>Accessible Training Data</text:p>
          </table:table-cell>
          <table:table-cell office:value-type="string" table:style-name="ce3">
            <text:p>Give third party search engine providers access on fair terms to ranking, query, click and view data. Personal data shall be anonymised.</text:p>
          </table:table-cell>
          <table:table-cell office:value-type="boolean" office:boolean-value="true" table:style-name="ce3">
            <text:p>TRUE</text:p>
          </table:table-cell>
          <table:table-cell office:value-type="string" table:style-name="ce3">
            <text:p>Tradeoff</text:p>
          </table:table-cell>
          <table:table-cell table:number-columns-repeated="16377"/>
        </table:table-row>
        <table:table-row table:style-name="ro18">
          <table:table-cell office:value-type="float" office:value="6" table:style-name="ce22">
            <text:p>6</text:p>
          </table:table-cell>
          <table:table-cell office:value-type="string" table:style-name="ce21">
            <text:p>12</text:p>
          </table:table-cell>
          <table:table-cell office:value-type="string" table:content-validation-name="val3" table:style-name="ce2">
            <text:p>(Equal) Access Conditions</text:p>
          </table:table-cell>
          <table:table-cell office:value-type="string" table:content-validation-name="val2" table:style-name="ce3">
            <text:p>(Equal) Access Conditions</text:p>
          </table:table-cell>
          <table:table-cell office:value-type="string" table:style-name="ce3">
            <text:p>Acesss conditions to software application stores, search engines, and social network services</text:p>
          </table:table-cell>
          <table:table-cell office:value-type="boolean" office:boolean-value="false" table:style-name="ce3">
            <text:p>FALSE</text:p>
          </table:table-cell>
          <table:table-cell table:style-name="ce3"/>
          <table:table-cell table:number-columns-repeated="16377"/>
        </table:table-row>
        <table:table-row table:style-name="ro17">
          <table:table-cell office:value-type="float" office:value="6" table:style-name="ce22">
            <text:p>6</text:p>
          </table:table-cell>
          <table:table-cell office:value-type="string" table:style-name="ce21">
            <text:p>13</text:p>
          </table:table-cell>
          <table:table-cell office:value-type="string" table:content-validation-name="val3" table:style-name="ce2">
            <text:p>Anti-Pattern, Seamless Closing</text:p>
          </table:table-cell>
          <table:table-cell office:value-type="string" table:content-validation-name="val2" table:style-name="ce3">
            <text:p>(Equal) Access Conditions</text:p>
          </table:table-cell>
          <table:table-cell office:value-type="string" table:style-name="ce3">
            <text:p>No disproportionate termination conditions, termination musnt be difficult.<text:s/></text:p>
          </table:table-cell>
          <table:table-cell office:value-type="boolean" office:boolean-value="false" table:style-name="ce3">
            <text:p>FALSE</text:p>
          </table:table-cell>
          <table:table-cell table:style-name="ce3"/>
          <table:table-cell table:number-columns-repeated="16377"/>
        </table:table-row>
        <table:table-row table:style-name="ro17">
          <table:table-cell office:value-type="float" office:value="7" table:style-name="ce22">
            <text:p>7</text:p>
          </table:table-cell>
          <table:table-cell table:style-name="ce21"/>
          <table:table-cell table:style-name="ce1"/>
          <table:table-cell table:number-columns-repeated="2" table:style-name="ce3"/>
          <table:table-cell office:value-type="boolean" office:boolean-value="false" table:style-name="ce3">
            <text:p>FALSE</text:p>
          </table:table-cell>
          <table:table-cell table:style-name="ce3"/>
          <table:table-cell table:number-columns-repeated="16377"/>
        </table:table-row>
        <table:table-row table:style-name="ro18">
          <table:table-cell office:value-type="float" office:value="7" table:style-name="ce22">
            <text:p>7</text:p>
          </table:table-cell>
          <table:table-cell office:value-type="string" table:style-name="ce21">
            <text:p>1</text:p>
          </table:table-cell>
          <table:table-cell office:value-type="string" table:content-validation-name="val3" table:style-name="ce2">
            <text:p>(Equal) Interoperability</text:p>
          </table:table-cell>
          <table:table-cell office:value-type="string" table:content-validation-name="val2" table:style-name="ce3">
            <text:p>(Equal) Interoperability</text:p>
          </table:table-cell>
          <table:table-cell office:value-type="string" table:style-name="ce3">
            <text:p>make basic functionalities (see below) of comms services interoperable upon request, free of charge.</text:p>
          </table:table-cell>
          <table:table-cell office:value-type="boolean" office:boolean-value="true" table:style-name="ce3">
            <text:p>TRUE</text:p>
          </table:table-cell>
          <table:table-cell table:style-name="ce3"/>
          <table:table-cell table:number-columns-repeated="16377"/>
        </table:table-row>
        <table:table-row table:style-name="ro17">
          <table:table-cell office:value-type="float" office:value="7" table:style-name="ce22">
            <text:p>7</text:p>
          </table:table-cell>
          <table:table-cell office:value-type="string" table:style-name="ce21">
            <text:p>2a</text:p>
          </table:table-cell>
          <table:table-cell office:value-type="string" table:content-validation-name="val3" table:style-name="ce2">
            <text:p>(Equal) Interoperability</text:p>
          </table:table-cell>
          <table:table-cell office:value-type="string" table:content-validation-name="val2" table:style-name="ce3">
            <text:p>(Equal) Interoperability</text:p>
          </table:table-cell>
          <table:table-cell office:value-type="string" table:style-name="ce3">
            <text:p>end-to-end messaging with attachments</text:p>
          </table:table-cell>
          <table:table-cell office:value-type="boolean" office:boolean-value="true" table:style-name="ce3">
            <text:p>TRUE</text:p>
          </table:table-cell>
          <table:table-cell table:style-name="ce3"/>
          <table:table-cell table:number-columns-repeated="16377"/>
        </table:table-row>
        <table:table-row table:style-name="ro17">
          <table:table-cell office:value-type="float" office:value="7" table:style-name="ce22">
            <text:p>7</text:p>
          </table:table-cell>
          <table:table-cell office:value-type="string" table:style-name="ce21">
            <text:p>2b</text:p>
          </table:table-cell>
          <table:table-cell office:value-type="string" table:content-validation-name="val3" table:style-name="ce2">
            <text:p>(Equal) Interoperability</text:p>
          </table:table-cell>
          <table:table-cell office:value-type="string" table:content-validation-name="val2" table:style-name="ce3">
            <text:p>(Equal) Interoperability</text:p>
          </table:table-cell>
          <table:table-cell office:value-type="string" table:style-name="ce3">
            <text:p>end-to-end messaging with groups with attachments</text:p>
          </table:table-cell>
          <table:table-cell office:value-type="boolean" office:boolean-value="true" table:style-name="ce3">
            <text:p>TRUE</text:p>
          </table:table-cell>
          <table:table-cell table:style-name="ce3"/>
          <table:table-cell table:number-columns-repeated="16377"/>
        </table:table-row>
        <table:table-row table:style-name="ro17">
          <table:table-cell office:value-type="float" office:value="7" table:style-name="ce22">
            <text:p>7</text:p>
          </table:table-cell>
          <table:table-cell office:value-type="string" table:style-name="ce21">
            <text:p>2c</text:p>
          </table:table-cell>
          <table:table-cell office:value-type="string" table:content-validation-name="val3" table:style-name="ce2">
            <text:p>(Equal) Interoperability</text:p>
          </table:table-cell>
          <table:table-cell office:value-type="string" table:content-validation-name="val2" table:style-name="ce3">
            <text:p>(Equal) Interoperability</text:p>
          </table:table-cell>
          <table:table-cell office:value-type="string" table:style-name="ce3">
            <text:p>end-to-end voice calls</text:p>
          </table:table-cell>
          <table:table-cell office:value-type="boolean" office:boolean-value="true" table:style-name="ce3">
            <text:p>TRUE</text:p>
          </table:table-cell>
          <table:table-cell table:style-name="ce3"/>
          <table:table-cell table:number-columns-repeated="16377"/>
        </table:table-row>
        <table:table-row table:style-name="ro18">
          <table:table-cell office:value-type="float" office:value="7" table:style-name="ce22">
            <text:p>7</text:p>
          </table:table-cell>
          <table:table-cell office:value-type="string" table:style-name="ce21">
            <text:p>3</text:p>
          </table:table-cell>
          <table:table-cell office:value-type="string" table:content-validation-name="val3" table:style-name="ce2">
            <text:p>(Equal) Interoperability</text:p>
          </table:table-cell>
          <table:table-cell office:value-type="string" table:content-validation-name="val2" table:style-name="ce3">
            <text:p>(Equal) Interoperability</text:p>
          </table:table-cell>
          <table:table-cell office:value-type="string" table:style-name="ce3">
            <text:p>The level of security you give your own users has to be upheld (e2e encryption)</text:p>
          </table:table-cell>
          <table:table-cell office:value-type="boolean" office:boolean-value="true" table:style-name="ce3">
            <text:p>TRUE</text:p>
          </table:table-cell>
          <table:table-cell office:value-type="string" table:style-name="ce3">
            <text:p>Tradeoff</text:p>
          </table:table-cell>
          <table:table-cell table:number-columns-repeated="16377"/>
        </table:table-row>
        <table:table-row table:style-name="ro17">
          <table:table-cell office:value-type="float" office:value="7" table:style-name="ce22">
            <text:p>7</text:p>
          </table:table-cell>
          <table:table-cell office:value-type="string" table:style-name="ce21">
            <text:p>4</text:p>
          </table:table-cell>
          <table:table-cell office:value-type="string" table:style-name="ce2">
            <text:p>Remarks reagarding the reference offer</text:p>
          </table:table-cell>
          <table:table-cell office:value-type="string" table:content-validation-name="val2" table:style-name="ce3">
            <text:p>(Equal) Interoperability</text:p>
          </table:table-cell>
          <table:table-cell office:value-type="string" table:style-name="ce2">
            <text:p>Remarks reagarding the reference offer</text:p>
          </table:table-cell>
          <table:table-cell office:value-type="boolean" office:boolean-value="false" table:style-name="ce3">
            <text:p>FALSE</text:p>
          </table:table-cell>
          <table:table-cell table:style-name="ce3"/>
          <table:table-cell table:number-columns-repeated="16377"/>
        </table:table-row>
        <table:table-row table:style-name="ro18">
          <table:table-cell office:value-type="float" office:value="7" table:style-name="ce22">
            <text:p>7</text:p>
          </table:table-cell>
          <table:table-cell office:value-type="string" table:style-name="ce21">
            <text:p>5</text:p>
          </table:table-cell>
          <table:table-cell office:value-type="string" table:content-validation-name="val3" table:style-name="ce2">
            <text:p>(Equal) Interoperability</text:p>
          </table:table-cell>
          <table:table-cell office:value-type="string" table:content-validation-name="val2" table:style-name="ce3">
            <text:p>(Equal) Interoperability</text:p>
          </table:table-cell>
          <table:table-cell office:value-type="string" table:style-name="ce3">
            <text:p>Interoperability can be requested by a different comms service; needs to be complied with within 3 months.</text:p>
          </table:table-cell>
          <table:table-cell office:value-type="boolean" office:boolean-value="true" table:style-name="ce3">
            <text:p>TRUE</text:p>
          </table:table-cell>
          <table:table-cell table:style-name="ce3"/>
          <table:table-cell table:number-columns-repeated="16377"/>
        </table:table-row>
        <table:table-row table:style-name="ro17">
          <table:table-cell office:value-type="float" office:value="7" table:style-name="ce22">
            <text:p>7</text:p>
          </table:table-cell>
          <table:table-cell office:value-type="string" table:style-name="ce21">
            <text:p>6</text:p>
          </table:table-cell>
          <table:table-cell office:value-type="string" table:style-name="ce2">
            <text:p>Remarks on time limits</text:p>
          </table:table-cell>
          <table:table-cell office:value-type="string" table:content-validation-name="val2" table:style-name="ce3">
            <text:p>(Equal) Interoperability</text:p>
          </table:table-cell>
          <table:table-cell office:value-type="string" table:style-name="ce2">
            <text:p>Remarks on time limits</text:p>
          </table:table-cell>
          <table:table-cell office:value-type="boolean" office:boolean-value="false" table:style-name="ce3">
            <text:p>FALSE</text:p>
          </table:table-cell>
          <table:table-cell table:style-name="ce3"/>
          <table:table-cell table:number-columns-repeated="16377"/>
        </table:table-row>
        <table:table-row table:style-name="ro20">
          <table:table-cell office:value-type="float" office:value="7" table:style-name="ce22">
            <text:p>7</text:p>
          </table:table-cell>
          <table:table-cell office:value-type="string" table:style-name="ce21">
            <text:p>7</text:p>
          </table:table-cell>
          <table:table-cell office:value-type="string" table:content-validation-name="val3" table:style-name="ce2">
            <text:p>(Equal) Interoperability</text:p>
          </table:table-cell>
          <table:table-cell office:value-type="string" table:content-validation-name="val2" table:style-name="ce3">
            <text:p>(Equal) Interoperability</text:p>
          </table:table-cell>
          <table:table-cell office:value-type="string" table:style-name="ce3">
            <text:p>User are free to decide to make use of the functionalities provided</text:p>
          </table:table-cell>
          <table:table-cell office:value-type="boolean" office:boolean-value="true" table:style-name="ce3">
            <text:p>TRUE</text:p>
          </table:table-cell>
          <table:table-cell office:value-type="string" table:style-name="ce3">
            <text:p>Interpretation: This allows limited feature support. E.g., an interoperable service may choose to not offer video call interop.</text:p>
          </table:table-cell>
          <table:table-cell table:number-columns-repeated="16377"/>
        </table:table-row>
        <table:table-row table:style-name="ro17">
          <table:table-cell office:value-type="float" office:value="7" table:style-name="ce22">
            <text:p>7</text:p>
          </table:table-cell>
          <table:table-cell office:value-type="string" table:style-name="ce21">
            <text:p>8</text:p>
          </table:table-cell>
          <table:table-cell office:value-type="string" table:content-validation-name="val3" table:style-name="ce2">
            <text:p>(Equal) Interoperability</text:p>
          </table:table-cell>
          <table:table-cell office:value-type="string" table:content-validation-name="val2" table:style-name="ce3">
            <text:p>(Equal) Interoperability</text:p>
          </table:table-cell>
          <table:table-cell office:value-type="string" table:style-name="ce3">
            <text:p>Share only the necessary personal data. Comply with GDPR.</text:p>
          </table:table-cell>
          <table:table-cell office:value-type="boolean" office:boolean-value="true" table:style-name="ce3">
            <text:p>TRUE</text:p>
          </table:table-cell>
          <table:table-cell office:value-type="string" table:style-name="ce3">
            <text:p>Tradeoff</text:p>
          </table:table-cell>
          <table:table-cell table:number-columns-repeated="16377"/>
        </table:table-row>
        <table:table-row table:style-name="ro17">
          <table:table-cell office:value-type="float" office:value="7" table:style-name="ce22">
            <text:p>7</text:p>
          </table:table-cell>
          <table:table-cell office:value-type="string" table:style-name="ce21">
            <text:p>9</text:p>
          </table:table-cell>
          <table:table-cell office:value-type="string" table:content-validation-name="val3" table:style-name="ce2">
            <text:p>(Equal) Interoperability</text:p>
          </table:table-cell>
          <table:table-cell office:value-type="string" table:content-validation-name="val2" table:style-name="ce3">
            <text:p>(Equal) Interoperability</text:p>
          </table:table-cell>
          <table:table-cell office:value-type="string" table:style-name="ce3">
            <text:p>This all shall not endanger integriy, security, and privacy of the service.</text:p>
          </table:table-cell>
          <table:table-cell office:value-type="boolean" office:boolean-value="true" table:style-name="ce3">
            <text:p>TRUE</text:p>
          </table:table-cell>
          <table:table-cell office:value-type="string" table:style-name="ce3">
            <text:p>Tradeoff</text:p>
          </table:table-cell>
          <table:table-cell table:number-columns-repeated="16377"/>
        </table:table-row>
        <table:table-row table:number-rows-repeated="3" table:style-name="ro13">
          <table:table-cell table:style-name="ce1"/>
          <table:table-cell table:style-name="ce21"/>
          <table:table-cell table:style-name="ce1"/>
          <table:table-cell table:number-columns-repeated="4" table:style-name="ce3"/>
          <table:table-cell table:number-columns-repeated="16377"/>
        </table:table-row>
        <table:table-row table:style-name="ro13">
          <table:table-cell/>
          <table:table-cell table:style-name="ce21"/>
          <table:table-cell table:style-name="ce1"/>
          <table:table-cell table:number-columns-repeated="4" table:style-name="ce3"/>
          <table:table-cell table:number-columns-repeated="16377"/>
        </table:table-row>
        <table:table-row table:number-rows-repeated="1048527" table:style-name="ro13">
          <table:table-cell table:number-columns-repeated="16384"/>
        </table:table-row>
      </table:table>
      <table:table table:name="Gatekeeper_Tactics" table:style-name="ta1">
        <table:table-column table:style-name="co25" table:number-columns-repeated="2"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7" table:number-columns-repeated="16378" table:default-cell-style-name="ce1"/>
        <table:table-row table:style-name="ro15">
          <table:table-cell office:value-type="string" table:style-name="ce61">
            <text:p>Report</text:p>
          </table:table-cell>
          <table:table-cell office:value-type="string" table:style-name="ce51">
            <text:p>Quote</text:p>
          </table:table-cell>
          <table:table-cell office:value-type="string" table:style-name="ce50">
            <text:p>Strategy</text:p>
          </table:table-cell>
          <table:table-cell office:value-type="string" table:style-name="ce50">
            <text:p>Tactic Name</text:p>
          </table:table-cell>
          <table:table-cell table:style-name="ce50"/>
          <table:table-cell table:number-columns-repeated="3" table:style-name="ce51"/>
          <table:table-cell table:number-columns-repeated="19" table:style-name="ce50"/>
          <table:table-cell table:number-columns-repeated="16357" table:style-name="ce52"/>
        </table:table-row>
        <table:table-row table:style-name="ro6">
          <table:table-cell office:value-type="string" table:style-name="ce62">
            <text:p>Google</text:p>
          </table:table-cell>
          <table:table-cell office:value-type="string" table:style-name="ce3">
            <text:p>Google <text:s/>has <text:s/>developed <text:s/>consent <text:s/>screens <text:s/>that <text:s/>provide <text:s/>users <text:s/>the <text:s/>opportunity <text:s/>to easily <text:s/>accept <text:s/>or <text:s/>reject <text:s/>relevant <text:s/>cross-service <text:s/>data <text:s/>exchanges. <text:s text:c="2"/>In <text:s/>the <text:s/>backend, <text:s/>Google <text:s/>has developed <text:s/>the <text:s/>necessary <text:s/>infrastructure <text:s/>to <text:s/>record <text:s/>and <text:s/>enforce <text:s/>users’ <text:s/>Art. <text:s/>5(2) <text:s/>consent <text:s/>choices throughout Google’s systems.</text:p>
          </table:table-cell>
          <table:table-cell office:value-type="string" table:content-validation-name="val4" table:style-name="ce2">
            <text:p>Opt-In to Personalisation</text:p>
          </table:table-cell>
          <table:table-cell office:value-type="string" table:style-name="ce2">
            <text:p>Consent Mode</text:p>
          </table:table-cell>
          <table:table-cell table:style-name="ce1"/>
          <table:table-cell table:number-columns-repeated="3" table:style-name="ce3"/>
          <table:table-cell table:number-columns-repeated="16376" table:style-name="ce1"/>
        </table:table-row>
        <table:table-row table:style-name="ro6">
          <table:table-cell table:style-name="ce62"/>
          <table:table-cell office:value-type="string" table:style-name="ce3">
            <text:p>Consent <text:s/>options <text:s/>are <text:s/>transparent, <text:s/>simple <text:s/>and <text:s/>clear, <text:s/>and <text:s/>provide <text:s/>users <text:s/>with <text:s/>symmetrical,</text:p>
            <text:p>equally-weighted <text:s/>options <text:s/>to <text:s/>reject <text:s/>all <text:s/>or accept all, and a prominent option to customise</text:p>
            <text:p>their choices.</text:p>
            <text:p/>
          </table:table-cell>
          <table:table-cell table:content-validation-name="val4" table:style-name="ce2"/>
          <table:table-cell table:style-name="ce2"/>
          <table:table-cell table:style-name="ce1"/>
          <table:table-cell table:number-columns-repeated="3" table:style-name="ce3"/>
          <table:table-cell table:number-columns-repeated="16376" table:style-name="ce1"/>
        </table:table-row>
        <table:table-row table:style-name="ro4">
          <table:table-cell table:style-name="ce62"/>
          <table:table-cell office:value-type="string" table:style-name="ce3">
            <text:p>users <text:s/>can <text:s/>revise <text:s/>or <text:s/>revoke <text:s/>their <text:s/>consent <text:s/>at <text:s/>any <text:s/>time <text:s/>via</text:p>
            <text:p>account setings.</text:p>
            <text:p/>
          </table:table-cell>
          <table:table-cell table:content-validation-name="val4" table:style-name="ce2"/>
          <table:table-cell table:style-name="ce2"/>
          <table:table-cell table:style-name="ce1"/>
          <table:table-cell table:number-columns-repeated="3" table:style-name="ce3"/>
          <table:table-cell table:number-columns-repeated="16376" table:style-name="ce1"/>
        </table:table-row>
        <table:table-row table:style-name="ro7">
          <table:table-cell table:style-name="ce62"/>
          <table:table-cell office:value-type="string" table:style-name="ce3">
            <text:p>Non-consented <text:s/>end <text:s/>users <text:s/>are <text:s/>able <text:s/>to <text:s/>use <text:s/>a <text:s/>“less <text:s/>personalized <text:s/>but <text:s/>equivalent alternative” of the non-consented <text:s/>service(s). <text:s/>Besides <text:s/>some <text:s/>features <text:s/>that <text:s/>might <text:s/>no <text:s/>longer <text:s/>be <text:s/>available <text:s/>on <text:s/>some Google <text:s/>services <text:s/>because <text:s/>they <text:s/>rely <text:s/>on <text:s/>cross-service <text:s/>data <text:s/>exchanges <text:s/>that are <text:s/>not <text:s/>exempted under Art. 5(2)(c), the end user’s experience will be preserved.</text:p>
            <text:p/>
          </table:table-cell>
          <table:table-cell table:content-validation-name="val4" table:style-name="ce2"/>
          <table:table-cell table:style-name="ce2"/>
          <table:table-cell table:style-name="ce1"/>
          <table:table-cell table:number-columns-repeated="3" table:style-name="ce3"/>
          <table:table-cell table:number-columns-repeated="16376" table:style-name="ce1"/>
        </table:table-row>
        <table:table-row table:style-name="ro3">
          <table:table-cell table:style-name="ce62"/>
          <table:table-cell office:value-type="string" table:style-name="ce3">
            <text:p>Signed-out <text:s/>users <text:s/>with <text:s/>an EEA IP address are treated as non-consenting users.</text:p>
          </table:table-cell>
          <table:table-cell table:content-validation-name="val4" table:style-name="ce2"/>
          <table:table-cell table:style-name="ce2"/>
          <table:table-cell table:style-name="ce1"/>
          <table:table-cell table:number-columns-repeated="3" table:style-name="ce3"/>
          <table:table-cell table:number-columns-repeated="16376" table:style-name="ce1"/>
        </table:table-row>
        <table:table-row table:style-name="ro4">
          <table:table-cell table:style-name="ce62"/>
          <table:table-cell office:value-type="string" table:style-name="ce3">
            <text:p>Google <text:s/>works <text:s/>with <text:s/>advertisers <text:s/>and <text:s/>publishers to gather consent for the <text:s/>processing <text:s/>of <text:s/>end <text:s/>user <text:s/>personal <text:s/>data <text:s/>covered <text:s/>by <text:s/>Art. <text:s/>5(2)(a) <text:s/>via <text:s/>Google’s <text:s/>EU <text:s/>user <text:s/>consent policy.</text:p>
          </table:table-cell>
          <table:table-cell office:value-type="string" table:content-validation-name="val4" table:style-name="ce2">
            <text:p>Opt-In to Personalisation</text:p>
          </table:table-cell>
          <table:table-cell office:value-type="string" table:style-name="ce3">
            <text:p>Gather Consent</text:p>
          </table:table-cell>
          <table:table-cell table:style-name="ce1"/>
          <table:table-cell table:number-columns-repeated="3" table:style-name="ce3"/>
          <table:table-cell table:number-columns-repeated="16376" table:style-name="ce1"/>
        </table:table-row>
        <table:table-row table:style-name="ro3">
          <table:table-cell table:style-name="ce62"/>
          <table:table-cell office:value-type="string" table:style-name="ce3">
            <text:p>Google <text:s/>requires <text:s/>advertising <text:s/>partners <text:s/>to <text:s/>obtain <text:s/>legally valid <text:s/>end <text:s/>user <text:s/>consent <text:s/>on <text:s/>their <text:s/>own <text:s/>service<text:s text:c="2"/></text:p>
          </table:table-cell>
          <table:table-cell table:content-validation-name="val4" table:style-name="ce2"/>
          <table:table-cell table:number-columns-repeated="2" table:style-name="ce1"/>
          <table:table-cell table:number-columns-repeated="3" table:style-name="ce3"/>
          <table:table-cell table:number-columns-repeated="16376" table:style-name="ce1"/>
        </table:table-row>
        <table:table-row table:style-name="ro4">
          <table:table-cell table:style-name="ce62"/>
          <table:table-cell office:value-type="string" table:style-name="ce3">
            <text:p>Publishers <text:s/>are <text:s/>required <text:s/>to use <text:s/>a <text:s/>Consent <text:s/>Management <text:s/>Plaform <text:s/>(CMP) <text:s/>that <text:s/>has <text:s/>been <text:s/>certiied <text:s/>by <text:s/>Google <text:s/>and <text:s/>has integrated <text:s/>with <text:s/>the <text:s/>IAB’s <text:s/>Transparency <text:s/>and Consent Framework (TCF)</text:p>
          </table:table-cell>
          <table:table-cell table:content-validation-name="val4" table:style-name="ce3"/>
          <table:table-cell table:number-columns-repeated="2" table:style-name="ce1"/>
          <table:table-cell table:number-columns-repeated="3" table:style-name="ce3"/>
          <table:table-cell table:number-columns-repeated="16376" table:style-name="ce1"/>
        </table:table-row>
        <table:table-row table:style-name="ro2">
          <table:table-cell table:style-name="ce62"/>
          <table:table-cell office:value-type="string" table:style-name="ce3">
            <text:p>None <text:s/>of Google’s <text:s/>core <text:s/>plaform <text:s/>services <text:s/>(CPSs) <text:s/>requires <text:s/>end <text:s/>users <text:s/>to <text:s/>sign <text:s/>in <text:s/>to <text:s/>another <text:s/>first-party service <text:s/>as <text:s/>a <text:s/>condition <text:s/>for <text:s/>using <text:s/>the <text:s/>CPS.</text:p>
          </table:table-cell>
          <table:table-cell table:content-validation-name="val4" table:style-name="ce3"/>
          <table:table-cell office:value-type="string" table:style-name="ce3">
            <text:p>Doesn't Apply</text:p>
          </table:table-cell>
          <table:table-cell table:style-name="ce1"/>
          <table:table-cell table:number-columns-repeated="3" table:style-name="ce3"/>
          <table:table-cell table:number-columns-repeated="16376" table:style-name="ce1"/>
        </table:table-row>
        <table:table-row table:style-name="ro2">
          <table:table-cell office:value-type="string" table:style-name="ce63">
            <text:p>Booking</text:p>
          </table:table-cell>
          <table:table-cell office:value-type="string" table:style-name="ce3">
            <text:p>BHI operates Booking.com, the only service owned by BHI that was</text:p>
            <text:p>designated as a CPS on 13 May 2024</text:p>
          </table:table-cell>
          <table:table-cell table:content-validation-name="val4" table:style-name="ce2"/>
          <table:table-cell table:style-name="ce3"/>
          <table:table-cell table:style-name="ce1"/>
          <table:table-cell table:number-columns-repeated="3" table:style-name="ce3"/>
          <table:table-cell table:number-columns-repeated="16376" table:style-name="ce1"/>
        </table:table-row>
        <table:table-row table:style-name="ro10">
          <table:table-cell table:style-name="ce63"/>
          <table:table-cell office:value-type="string" table:style-name="ce3">
            <text:p>Booking.com, Agoda, KAYAK, OpenTable, and Priceline all</text:p>
            <text:p>constitute separate data controllers under the GDPR and operate with distinct</text:p>
            <text:p>privacy policies. As a consequence, even prior to the implementation of the</text:p>
            <text:p>DMA, Booking.com engages in limited cross-service traveller personal data</text:p>
            <text:p>processing that could fall within the scope of Art. 5(2) DMA.</text:p>
          </table:table-cell>
          <table:table-cell office:value-type="string" table:content-validation-name="val4" table:style-name="ce2">
            <text:p>Opt-In to Personalisation</text:p>
          </table:table-cell>
          <table:table-cell office:value-type="string" table:style-name="ce3">
            <text:p>Use separate data controllers to limit inter-platform processing of personal data</text:p>
          </table:table-cell>
          <table:table-cell table:style-name="ce28"/>
          <table:table-cell table:number-columns-repeated="3" table:style-name="ce3"/>
          <table:table-cell table:number-columns-repeated="16376" table:style-name="ce1"/>
        </table:table-row>
        <table:table-row table:style-name="ro9">
          <table:table-cell table:style-name="ce63"/>
          <table:table-cell office:value-type="string" table:style-name="ce3">
            <text:p>BHI decommissioned the small</text:p>
            <text:p>number of instances of cross-service processing of traveller personal data</text:p>
            <text:p>that would have required the traveller’s consent under Art. 5(2) DMA</text:p>
          </table:table-cell>
          <table:table-cell office:value-type="string" table:content-validation-name="val4" table:style-name="ce2">
            <text:p>Opt-In to Personalisation</text:p>
          </table:table-cell>
          <table:table-cell office:value-type="string" table:style-name="ce3">
            <text:p>No inter-platform processing of personal data by default</text:p>
          </table:table-cell>
          <table:table-cell table:style-name="ce28"/>
          <table:table-cell table:number-columns-repeated="3" table:style-name="ce3"/>
          <table:table-cell table:number-columns-repeated="16376" table:style-name="ce1"/>
        </table:table-row>
        <table:table-row table:style-name="ro8">
          <table:table-cell office:value-type="string" table:style-name="ce63">
            <text:p>Meta</text:p>
          </table:table-cell>
          <table:table-cell office:value-type="string" table:style-name="ce3">
            <text:p>consent <text:s/>to <text:s/>the <text:s/>combination <text:s/>and <text:s/>use <text:s/>of <text:s/>their <text:s/>personal <text:s/>data <text:s/>across <text:s/>Facebook and <text:s/>Instagram by choosing to add their accounts to the same Accounts Center; and Instagram by choosing to add their accounts to the same Accounts Center; or <text:s/>withhold <text:s/>their <text:s/>consent <text:s/>to <text:s/>such combination and use by keeping their Facebook and Instagram accounts separate in the Accounts Center</text:p>
          </table:table-cell>
          <table:table-cell office:value-type="string" table:content-validation-name="val4" table:style-name="ce2">
            <text:p>Opt-In to Personalisation</text:p>
          </table:table-cell>
          <table:table-cell office:value-type="string" table:style-name="ce3">
            <text:p>Centralised Account Center<text:s/></text:p>
          </table:table-cell>
          <table:table-cell table:style-name="ce1"/>
          <table:table-cell table:number-columns-repeated="3" table:style-name="ce3"/>
          <table:table-cell table:number-columns-repeated="16376" table:style-name="ce1"/>
        </table:table-row>
        <table:table-row table:style-name="ro9">
          <table:table-cell table:style-name="ce63"/>
          <table:table-cell office:value-type="string" table:style-name="ce3">
            <text:p>Meta <text:s/>presents <text:s/>this <text:s/>choice <text:s/>to <text:s/>end <text:s/>users <text:s/>through dedicated choice screens which ensure end users can exercise their DMA choice by either providing or withholding their DMA consent.</text:p>
            <text:p/>
          </table:table-cell>
          <table:table-cell office:value-type="string" table:content-validation-name="val4" table:style-name="ce2">
            <text:p>Opt-In to Personalisation</text:p>
          </table:table-cell>
          <table:table-cell office:value-type="string" table:style-name="ce3">
            <text:p>Choice Screen</text:p>
          </table:table-cell>
          <table:table-cell table:style-name="ce1"/>
          <table:table-cell table:number-columns-repeated="3" table:style-name="ce3"/>
          <table:table-cell table:number-columns-repeated="16376" table:style-name="ce1"/>
        </table:table-row>
        <table:table-row table:style-name="ro7">
          <table:table-cell table:style-name="ce63"/>
          <table:table-cell office:value-type="string" table:style-name="ce3">
            <text:p>Meta <text:s/>does <text:s/>not <text:s/>combine <text:s/>end <text:s/>user <text:s/>personal <text:s/>data <text:s/>between <text:s/>WhatsApp <text:s/>and <text:s/>other<text:s/></text:p>
            <text:p>Meta <text:s/>CPSs <text:s/>or <text:s/>‘other <text:s/>services’ <text:s/>(i.e., <text:s/>Facebook <text:s/>Gaming <text:s/>Play <text:s/>and <text:s/>Facebook</text:p>
            <text:p>Dating) <text:s/>in <text:s/>the <text:s/>EU. <text:s/>Meta <text:s/>and <text:s/>WhatsApp <text:s/>have <text:s/>in <text:s/>place <text:s/>systems <text:s/>and <text:s/>controls</text:p>
            <text:p>designed <text:s/>to <text:s/>ensure <text:s/>that <text:s/>Meta <text:s/>does <text:s/>not <text:s/>combine <text:s/>an <text:s/>end <text:s/>user’s <text:s/>personal <text:s/>data</text:p>
          </table:table-cell>
          <table:table-cell office:value-type="string" table:content-validation-name="val4" table:style-name="ce2">
            <text:p>Opt-In to Personalisation</text:p>
          </table:table-cell>
          <table:table-cell office:value-type="string" table:style-name="ce3">
            <text:p>"Systems and Controls"</text:p>
          </table:table-cell>
          <table:table-cell table:style-name="ce28"/>
          <table:table-cell table:number-columns-repeated="3" table:style-name="ce3"/>
          <table:table-cell table:number-columns-repeated="16376" table:style-name="ce1"/>
        </table:table-row>
        <table:table-row table:style-name="ro21">
          <table:table-cell table:style-name="ce63"/>
          <table:table-cell office:value-type="string" table:style-name="ce3">
            <text:p>the ability to choose an ad-supported service, which allows for the processing of third-party data for</text:p>
            <text:p>ads <text:s/>and <text:s/>combines <text:s/>their <text:s/>personal <text:s/>data <text:s/>from <text:s/>Facebook <text:s/>and/or <text:s/>Instagram <text:s/>to</text:p>
            <text:p>deliver personalized and relevant ads; or a <text:s/>subscription <text:s/>service, <text:s/>which <text:s/>allows <text:s/>users <text:s/>to <text:s/>receive <text:s/>the <text:s/>same <text:s/>service <text:s/>without processing <text:s/>their <text:s/>third-party <text:s/>data <text:s/>for <text:s/>ads <text:s/>and <text:s/>combining <text:s/>their <text:s/>personal <text:s/>data from <text:s/>Facebook <text:s/>and/or <text:s/>Instagram <text:s/>for <text:s/>personalized <text:s/>advertising <text:s/>purposes. <text:s/>This leads <text:s/>to <text:s/>end <text:s/>users <text:s/>experiencing <text:s/>a <text:s/>Facebook <text:s/>and/or <text:s/>Instagram <text:s/>experience <text:s/>that</text:p>
            <text:p>is <text:s/>less <text:s/>personalized <text:s/>but <text:s/>equivalent; <text:s/>the <text:s/>only <text:s/>difference <text:s/>that <text:s/>end <text:s/>users <text:s/>will</text:p>
            <text:p>experience <text:s/>is <text:s/>that <text:s/>Facebook <text:s/>and/or <text:s/>Instagram are provided with no advertising</text:p>
            <text:p>(the Ads Choice).</text:p>
          </table:table-cell>
          <table:table-cell office:value-type="string" table:content-validation-name="val4" table:style-name="ce2">
            <text:p>Opt-In to Personalisation</text:p>
          </table:table-cell>
          <table:table-cell office:value-type="string" table:style-name="ce3">
            <text:p>Subscription Service</text:p>
          </table:table-cell>
          <table:table-cell table:style-name="ce1"/>
          <table:table-cell table:number-columns-repeated="3" table:style-name="ce3"/>
          <table:table-cell table:number-columns-repeated="16376"/>
        </table:table-row>
        <table:table-row table:style-name="ro4">
          <table:table-cell table:style-name="ce63"/>
          <table:table-cell office:value-type="string" table:style-name="ce3">
            <text:p>since <text:s/>November <text:s/>2024, <text:s/>EU <text:s/>users <text:s/>who <text:s/>choose <text:s/>the <text:s/>ad-supported <text:s/>service <text:s/>can <text:s/>now also <text:s/>choose <text:s/>to <text:s/>see <text:s/>less <text:s/>personalized <text:s/>ads, <text:s/>with <text:s/>continued <text:s/>access <text:s/>to <text:s/>Facebook <text:s/>and Instagram free of charge</text:p>
          </table:table-cell>
          <table:table-cell office:value-type="string" table:content-validation-name="val4" table:style-name="ce2">
            <text:p>Opt-In to Personalisation</text:p>
          </table:table-cell>
          <table:table-cell office:value-type="string" table:style-name="ce3">
            <text:p>Choice Screen</text:p>
          </table:table-cell>
          <table:table-cell table:style-name="ce1"/>
          <table:table-cell table:number-columns-repeated="3" table:style-name="ce3"/>
          <table:table-cell table:number-columns-repeated="16376"/>
        </table:table-row>
        <table:table-row table:style-name="ro4">
          <table:table-cell table:style-name="ce63"/>
          <table:table-cell office:value-type="string" table:style-name="ce3">
            <text:p>Meta <text:s/>presents <text:s/>the <text:s/>Ads <text:s/>Choice <text:s/>to <text:s/>end <text:s/>users <text:s/>through <text:s/>dedicated <text:s/>choice <text:s/>screens; Meta <text:s/>presents <text:s/>the <text:s/>Ads <text:s/>Choice <text:s/>to <text:s/>end <text:s/>users <text:s/>through <text:s/>dedicated <text:s/>choice <text:s/>screens</text:p>
          </table:table-cell>
          <table:table-cell table:content-validation-name="val4" table:style-name="ce2"/>
          <table:table-cell table:style-name="ce3"/>
          <table:table-cell table:style-name="ce1"/>
          <table:table-cell table:number-columns-repeated="3" table:style-name="ce3"/>
          <table:table-cell table:number-columns-repeated="16376"/>
        </table:table-row>
        <table:table-row table:style-name="ro3">
          <table:table-cell table:style-name="ce63"/>
          <table:table-cell office:value-type="string" table:style-name="ce3">
            <text:p>in November 2024, Meta significantly reduced the subscription price:</text:p>
          </table:table-cell>
          <table:table-cell office:value-type="string" table:content-validation-name="val4" table:style-name="ce2">
            <text:p>Opt-In to Personalisation</text:p>
          </table:table-cell>
          <table:table-cell office:value-type="string" table:style-name="ce3">
            <text:p>Subscription Service</text:p>
          </table:table-cell>
          <table:table-cell table:style-name="ce1"/>
          <table:table-cell table:number-columns-repeated="3" table:style-name="ce3"/>
          <table:table-cell table:number-columns-repeated="16376"/>
        </table:table-row>
        <table:table-row table:style-name="ro4">
          <table:table-cell table:style-name="ce63"/>
          <table:table-cell office:value-type="string" table:style-name="ce3">
            <text:p>Where <text:s/>end <text:s/>users <text:s/>choose <text:s/>the <text:s/>personalized <text:s/>ads-based <text:s/>experience, <text:s/>end <text:s/>users <text:s/>can continue <text:s/>to <text:s/>access <text:s/>additional, <text:s/>granular <text:s/>controls, continue <text:s/>to <text:s/>access <text:s/>additional, <text:s/>granular <text:s/>controls</text:p>
          </table:table-cell>
          <table:table-cell office:value-type="string" table:content-validation-name="val4" table:style-name="ce2">
            <text:p>Opt-In to Personalisation</text:p>
          </table:table-cell>
          <table:table-cell office:value-type="string" table:style-name="ce3">
            <text:p>Choice Screen</text:p>
          </table:table-cell>
          <table:table-cell table:style-name="ce1"/>
          <table:table-cell table:number-columns-repeated="3" table:style-name="ce3"/>
          <table:table-cell table:number-columns-repeated="16376"/>
        </table:table-row>
        <table:table-row table:style-name="ro11">
          <table:table-cell table:style-name="ce63"/>
          <table:table-cell office:value-type="string" table:style-name="ce3">
            <text:p>ability to choose between <text:s/>a <text:s/>Facebook <text:s/>Messenger <text:s/>experience <text:s/>that <text:s/>is <text:s/>combined <text:s/>with <text:s/>their <text:s/>Facebook account; or an <text:s/>alternative, <text:s/>new <text:s/>Facebook <text:s/>Messenger <text:s/>experience <text:s/>that is not combined with their Facebook account (the Facebook Messenger Choice) In <text:s/>the <text:s/>case <text:s/>of <text:s/>the <text:s/>latter, <text:s/>end <text:s/>users <text:s/>will <text:s/>benefit <text:s/>from <text:s/>the <text:s/>opportunity <text:s/>to <text:s/>create <text:s/>a new <text:s/>Facebook <text:s/>Messenger <text:s/>account <text:s/>that <text:s/>is <text:s/>dedicated <text:s/>to <text:s/>the <text:s/>Facebook <text:s/>Messenger experience <text:s/>and <text:s/>separate <text:s/>from <text:s/>their <text:s/>Facebook <text:s/>account<text:s/></text:p>
          </table:table-cell>
          <table:table-cell office:value-type="string" table:content-validation-name="val4" table:style-name="ce2">
            <text:p>Opt-In to Personalisation</text:p>
          </table:table-cell>
          <table:table-cell office:value-type="string" table:style-name="ce3">
            <text:p>Offer Alternatives for Registration</text:p>
          </table:table-cell>
          <table:table-cell table:style-name="ce1"/>
          <table:table-cell table:number-columns-repeated="3" table:style-name="ce3"/>
          <table:table-cell table:number-columns-repeated="16376"/>
        </table:table-row>
        <table:table-row table:style-name="ro3">
          <table:table-cell table:style-name="ce63"/>
          <table:table-cell office:value-type="string" table:style-name="ce3">
            <text:p>Meta <text:s/>presents <text:s/>the <text:s/>Facebook <text:s/>Messenger <text:s/>Choice <text:s/>to <text:s/>end <text:s/>users <text:s/>through <text:s/>dedicated choice <text:s/>screens</text:p>
          </table:table-cell>
          <table:table-cell table:content-validation-name="val4" table:style-name="ce2"/>
          <table:table-cell table:style-name="ce3"/>
          <table:table-cell table:style-name="ce1"/>
          <table:table-cell table:number-columns-repeated="3" table:style-name="ce3"/>
          <table:table-cell table:number-columns-repeated="16376"/>
        </table:table-row>
        <table:table-row table:style-name="ro22">
          <table:table-cell table:style-name="ce63"/>
          <table:table-cell office:value-type="string" table:style-name="ce3">
            <text:p>The <text:s/>outcome <text:s/>of <text:s/>setting <text:s/>up <text:s/>a <text:s/>new <text:s/>Messenger <text:s/>without <text:s/>Facebook <text:s/>account is <text:s/>akin <text:s/>to <text:s/>the <text:s/>outcome <text:s/>of <text:s/>setting <text:s/>up <text:s/>a <text:s/>new <text:s/>email <text:s/>account <text:s/>in <text:s/>that <text:s/>the <text:s/>end <text:s/>user <text:s/>is choosing <text:s/>to <text:s/>start <text:s/>afresh. <text:s/>For <text:s/>example, <text:s/>as <text:s/>a <text:s/>direct <text:s/>result <text:s/>of <text:s/>an <text:s/>end <text:s/>user’s <text:s/>choice <text:s/>to withhold <text:s/>consent, <text:s/>and to subsequently create a new Messenger without Facebook account, <text:s/>the <text:s/>end <text:s/>user <text:s/>cannot <text:s/>access, <text:s/>via <text:s/>the <text:s/>new <text:s/>Messenger <text:s/>without <text:s/>Facebook account, <text:s/>the <text:s/>messaging <text:s/>threads <text:s/>or <text:s/>contacts <text:s/>on <text:s/>their <text:s/>Facebook account. However, and <text:s/>for <text:s/>the <text:s/>avoidance <text:s/>of <text:s/>doubt, <text:s/>end <text:s/>users <text:s/>can <text:s/>still <text:s/>access <text:s/>their <text:s/>old <text:s/>Facebook messages via Facebook’s chat functionality.</text:p>
          </table:table-cell>
          <table:table-cell table:content-validation-name="val4" table:style-name="ce2"/>
          <table:table-cell table:style-name="ce3"/>
          <table:table-cell table:style-name="ce1"/>
          <table:table-cell table:style-name="ce3"/>
          <table:table-cell table:style-name="ce1"/>
          <table:table-cell table:style-name="ce3"/>
          <table:table-cell table:number-columns-repeated="16376"/>
        </table:table-row>
        <table:table-row table:style-name="ro3">
          <table:table-cell table:style-name="ce63"/>
          <table:table-cell office:value-type="string" table:style-name="ce3">
            <text:p>Meta <text:s/>presents <text:s/>the <text:s/>Facebook <text:s/>Marketplace <text:s/>Choice <text:s/>to <text:s/>end <text:s/>users <text:s/>through <text:s/>dedicated choice <text:s/>screens</text:p>
          </table:table-cell>
          <table:table-cell office:value-type="string" table:content-validation-name="val4" table:style-name="ce2">
            <text:p>Opt-In to Personalisation</text:p>
          </table:table-cell>
          <table:table-cell office:value-type="string" table:style-name="ce3">
            <text:p>Choice Screens</text:p>
          </table:table-cell>
          <table:table-cell table:style-name="ce1"/>
          <table:table-cell table:style-name="ce3"/>
          <table:table-cell table:style-name="ce1"/>
          <table:table-cell table:style-name="ce3"/>
          <table:table-cell table:number-columns-repeated="16376"/>
        </table:table-row>
        <table:table-row table:style-name="ro4">
          <table:table-cell table:style-name="ce63"/>
          <table:table-cell office:value-type="string" table:style-name="ce3">
            <text:p>End <text:s/>users <text:s/>who <text:s/>withhold <text:s/>consent <text:s/>continue <text:s/>to <text:s/>benefit <text:s/>from <text:s/>the <text:s/>functionalities <text:s/>that deliver <text:s/>the <text:s/>same, <text:s/>engaging <text:s/>Facebook <text:s/>Marketplace <text:s/>experience <text:s/>without <text:s/>support from <text:s/>the <text:s/>end <text:s/>user’s <text:s/>Facebook <text:s/>data</text:p>
          </table:table-cell>
          <table:table-cell table:content-validation-name="val4" table:style-name="ce2"/>
          <table:table-cell table:style-name="ce3"/>
          <table:table-cell table:style-name="ce1"/>
          <table:table-cell table:number-columns-repeated="3" table:style-name="ce3"/>
          <table:table-cell table:number-columns-repeated="16376"/>
        </table:table-row>
        <table:table-row table:style-name="ro6">
          <table:table-cell table:style-name="ce63"/>
          <table:table-cell office:value-type="string" table:style-name="ce3">
            <text:p>For example, <text:s/>as <text:s/>a <text:s/>direct <text:s/>result <text:s/>of <text:s/>an <text:s/>end <text:s/>user’s <text:s/>choice <text:s/>to <text:s/>withhold <text:s/>consent, <text:s/>the <text:s/>end user <text:s/>cannot <text:s/>communicate <text:s/>with <text:s/>potential <text:s/>buyers <text:s/>and <text:s/>sellers <text:s/>via <text:s/>Facebook messages. <text:s/>Instead, <text:s/>end <text:s/>users <text:s/>have <text:s/>the <text:s/>ability <text:s/>to <text:s/>communicate <text:s/>with <text:s/>other Facebook Marketplace end users via email.</text:p>
          </table:table-cell>
          <table:table-cell table:content-validation-name="val4" table:style-name="ce2"/>
          <table:table-cell table:style-name="ce3"/>
          <table:table-cell table:style-name="ce1"/>
          <table:table-cell table:style-name="ce3"/>
          <table:table-cell table:style-name="ce1"/>
          <table:table-cell table:style-name="ce3"/>
          <table:table-cell table:number-columns-repeated="16376"/>
        </table:table-row>
        <table:table-row table:style-name="ro2">
          <table:table-cell table:style-name="ce63"/>
          <table:table-cell office:value-type="string" table:style-name="ce3">
            <text:p>the ability to choose: <text:s/>to <text:s/>consent <text:s/>to <text:s/>Meta <text:s/>combining <text:s/>their <text:s/>personal <text:s/>data <text:s/>from <text:s/>Facebook <text:s/>... ; or to <text:s/>withhold <text:s/>consent<text:s text:c="2"/></text:p>
          </table:table-cell>
          <table:table-cell office:value-type="string" table:content-validation-name="val4" table:style-name="ce2">
            <text:p>Opt-In to Personalisation</text:p>
          </table:table-cell>
          <table:table-cell office:value-type="string" table:style-name="ce3">
            <text:p>Choice Screens</text:p>
          </table:table-cell>
          <table:table-cell table:style-name="ce1"/>
          <table:table-cell table:number-columns-repeated="3" table:style-name="ce3"/>
          <table:table-cell table:number-columns-repeated="16376"/>
        </table:table-row>
        <table:table-row table:style-name="ro4">
          <table:table-cell table:style-name="ce63"/>
          <table:table-cell office:value-type="string" table:style-name="ce3">
            <text:p>end <text:s/>users <text:s/>will <text:s/>access <text:s/>an <text:s/>alternative <text:s/>Facebook Gaming <text:s/>Play <text:s/>experience <text:s/>that <text:s/>does <text:s/>not <text:s/>incorporate <text:s/>games <text:s/>and <text:s/>features that <text:s/>rely <text:s/>on <text:s/>combination <text:s/>with <text:s/>their <text:s/>personal <text:s/>data <text:s/>from <text:s/>Facebook</text:p>
          </table:table-cell>
          <table:table-cell table:content-validation-name="val4" table:style-name="ce2"/>
          <table:table-cell table:style-name="ce3"/>
          <table:table-cell table:style-name="ce1"/>
          <table:table-cell table:number-columns-repeated="3" table:style-name="ce3"/>
          <table:table-cell table:number-columns-repeated="16376"/>
        </table:table-row>
        <table:table-row table:style-name="ro6">
          <table:table-cell table:style-name="ce63"/>
          <table:table-cell office:value-type="string" table:style-name="ce3">
            <text:p>for <text:s/>Facebook <text:s/>Dating, <text:s/>end <text:s/>users <text:s/>will <text:s/>not <text:s/>be <text:s/>able <text:s/>to <text:s/>access <text:s/>the <text:s/>Facebook Dating <text:s/>feature <text:s/>because <text:s/>Facebook <text:s/>Dating <text:s/>requires <text:s/>data <text:s/>from <text:s/>Facebook <text:s/>to fulfil <text:s/>key <text:s/>user <text:s/>privacy <text:s/>commitments <text:s/>such <text:s/>as <text:s/>the <text:s/>commitment <text:s/>to <text:s/>all Facebook Dating end users that they will not see their Facebook friends on Facebook Dating</text:p>
          </table:table-cell>
          <table:table-cell table:content-validation-name="val4" table:style-name="ce2"/>
          <table:table-cell table:style-name="ce3"/>
          <table:table-cell table:style-name="ce1"/>
          <table:table-cell table:number-columns-repeated="3" table:style-name="ce3"/>
          <table:table-cell table:number-columns-repeated="16376"/>
        </table:table-row>
        <table:table-row table:style-name="ro2">
          <table:table-cell table:style-name="ce63"/>
          <table:table-cell office:value-type="string" table:style-name="ce3">
            <text:p>Meta <text:s/>is <text:s/>unable <text:s/>to <text:s/>offer <text:s/>Facebook <text:s/>Dating <text:s/>to <text:s/>end <text:s/>users <text:s/>who <text:s/>withhold <text:s/>consent <text:s/>as Meta <text:s/>cannot <text:s/>fulfil <text:s/>the <text:s/>foundational <text:s/>privacy <text:s/>commitments <text:s/>to <text:s/>end <text:s/>users</text:p>
          </table:table-cell>
          <table:table-cell table:content-validation-name="val4" table:style-name="ce2"/>
          <table:table-cell table:style-name="ce3"/>
          <table:table-cell table:style-name="ce1"/>
          <table:table-cell table:number-columns-repeated="3" table:style-name="ce3"/>
          <table:table-cell table:number-columns-repeated="16376"/>
        </table:table-row>
        <table:table-row table:style-name="ro8">
          <table:table-cell office:value-type="string" table:style-name="ce63">
            <text:p>Apple</text:p>
          </table:table-cell>
          <table:table-cell office:value-type="string" table:style-name="ce3">
            <text:p>When <text:s/>visiting <text:s/>the <text:s/>iOS App <text:s/>Store <text:s/>or <text:s/>iPadOS App <text:s/>Store <text:s/>for <text:s/>the <text:s/>first <text:s/>time, <text:s/>end <text:s/>users are <text:s/>prompted <text:s/>to <text:s/>indicate <text:s/>whether <text:s/>they <text:s/>prefer <text:s/>to <text:s/>receive <text:s/>Personalized Ads <text:s/>or <text:s/>non- personalized <text:s/>ads. <text:s/>If <text:s/>the <text:s/>user <text:s/>chooses <text:s/>to <text:s/>receive <text:s/>Personalized <text:s/>Ads, <text:s/>then <text:s/>their segment information will be available to Ad Platforms, using the privacy-preserving method described above to personalize their ads.</text:p>
          </table:table-cell>
          <table:table-cell office:value-type="string" table:content-validation-name="val4" table:style-name="ce3">
            <text:p>Opt-In to Personalisation</text:p>
          </table:table-cell>
          <table:table-cell office:value-type="string" table:style-name="ce3">
            <text:p>Choice Screen</text:p>
          </table:table-cell>
          <table:table-cell table:style-name="ce1"/>
          <table:table-cell table:number-columns-repeated="3" table:style-name="ce3"/>
          <table:table-cell table:number-columns-repeated="16376"/>
        </table:table-row>
        <table:table-row table:style-name="ro4">
          <table:table-cell table:style-name="ce63"/>
          <table:table-cell office:value-type="string" table:style-name="ce3">
            <text:p>Apple <text:s/>no <text:s/>longer <text:s/>uses App <text:s/>Store-related data signals together with signals pertaining to other services in EU jurisdictions for the purposes of sending emails and push notifications where applicable.</text:p>
          </table:table-cell>
          <table:table-cell office:value-type="string" table:content-validation-name="val4" table:style-name="ce3">
            <text:p>Opt-In to Personalisation, Anti-Pattern</text:p>
          </table:table-cell>
          <table:table-cell office:value-type="string" table:style-name="ce3">
            <text:p>Anti-Pattern</text:p>
          </table:table-cell>
          <table:table-cell table:style-name="ce1"/>
          <table:table-cell table:number-columns-repeated="3" table:style-name="ce3"/>
          <table:table-cell table:number-columns-repeated="16376"/>
        </table:table-row>
        <table:table-row table:style-name="ro6">
          <table:table-cell table:style-name="ce63"/>
          <table:table-cell office:value-type="string" table:style-name="ce3">
            <text:p>Arcade would also suggest games to users based on their use of and downloads in App <text:s/>Store, <text:s/>especially <text:s/>relating <text:s/>to <text:s/>games, <text:s/>in <text:s/>the <text:s/>“Apple <text:s/>Arcade <text:s/>Games <text:s/>for <text:s/>You” section <text:s/>(see <text:s/>Figure <text:s/>3). As <text:s/>this <text:s/>data <text:s/>stays <text:s/>on <text:s/>the <text:s/>user’s <text:s/>device <text:s/>and <text:s/>remains <text:s/>under the users’ control, this processing does not fall within the scope of Art. 5(2) DMA.</text:p>
          </table:table-cell>
          <table:table-cell office:value-type="string" table:content-validation-name="val4" table:style-name="ce3">
            <text:p>Opt-In to Personalisation</text:p>
          </table:table-cell>
          <table:table-cell office:value-type="string" table:style-name="ce3">
            <text:p>This contradicts below paragraph.</text:p>
          </table:table-cell>
          <table:table-cell table:style-name="ce1"/>
          <table:table-cell table:number-columns-repeated="3" table:style-name="ce3"/>
          <table:table-cell table:number-columns-repeated="16376"/>
        </table:table-row>
        <table:table-row table:style-name="ro10">
          <table:table-cell table:style-name="ce63"/>
          <table:table-cell office:value-type="string" table:style-name="ce3">
            <text:p>To <text:s/>comply <text:s/>with <text:s/>Art. <text:s/>5(2) <text:s/>DMA, <text:s/>Apple <text:s/>has <text:s/>carefully <text:s/>reviewed <text:s/>and <text:s/>modified <text:s/>the signals used for personalization in the App Store as well as Apple Arcade. Following this review, a user’s downloads, purchases, in-app-purchases and engagement with third-party <text:s/>games <text:s/>from <text:s/>the App <text:s/>Store <text:s/>are <text:s/>no <text:s/>longer <text:s/>used <text:s/>for <text:s/>personalization <text:s/>in <text:s/>the Arcade <text:s/>tab <text:s/>and <text:s/>the <text:s/>“Apple <text:s/>Arcade <text:s/>Games <text:s/>for <text:s/>You” <text:s/>section. <text:s/>Conversely, engagement with the Arcade tab is not used to personalize other third-party content of the App Store.</text:p>
          </table:table-cell>
          <table:table-cell office:value-type="string" table:content-validation-name="val4" table:style-name="ce3">
            <text:p>Controlled Personalisation</text:p>
          </table:table-cell>
          <table:table-cell office:value-type="string" table:style-name="ce3">
            <text:p>Anti-Pattern</text:p>
          </table:table-cell>
          <table:table-cell table:style-name="ce1"/>
          <table:table-cell table:number-columns-repeated="3" table:style-name="ce3"/>
          <table:table-cell table:number-columns-repeated="16376"/>
        </table:table-row>
        <table:table-row table:style-name="ro22">
          <table:table-cell table:style-name="ce63"/>
          <table:table-cell office:value-type="string" table:style-name="ce3">
            <text:p>Apps <text:s/>that <text:s/>use <text:s/>a <text:s/>third-party <text:s/>or <text:s/>social <text:s/>login <text:s/>service <text:s/>(such <text:s/>as <text:s/>Facebook <text:s/>Login, Google <text:s/>Sign-In, <text:s/>Sign <text:s/>in <text:s/>with <text:s/>Twitter, <text:s/>Sign <text:s/>In <text:s/>with <text:s/>LinkedIn, <text:s/>Login <text:s/>with <text:s/>Amazon, <text:s/>or WeChat <text:s/>Login) <text:s/>to <text:s/>set <text:s/>up <text:s/>or <text:s/>authenticate <text:s/>the <text:s/>user’s <text:s/>primary <text:s/>account <text:s/>with <text:s/>the <text:s/>app must <text:s/>also <text:s/>offer <text:s/>as <text:s/>an <text:s/>equivalent <text:s/>option <text:s/>another <text:s/>login <text:s/>service <text:s/>with <text:s/>the <text:s/>following features: the login service limits data collection to the user’s name and email address; the <text:s/>login <text:s/>service <text:s/>allows <text:s/>users <text:s/>to <text:s/>keep <text:s/>their <text:s/>email <text:s/>address <text:s/>private <text:s/>as <text:s/>part <text:s/>of setting up their account; and the <text:s/>login <text:s/>service <text:s/>does <text:s/>not <text:s/>collect <text:s/>interactions <text:s/>with <text:s/>your <text:s/>app <text:s/>for <text:s/>advertizing purposes without consent.</text:p>
          </table:table-cell>
          <table:table-cell office:value-type="string" table:content-validation-name="val4" table:style-name="ce3">
            <text:p>Opt-In to Personalisation</text:p>
          </table:table-cell>
          <table:table-cell office:value-type="string" table:style-name="ce3">
            <text:p>Privacy-Preserving Log-In</text:p>
          </table:table-cell>
          <table:table-cell table:style-name="ce1"/>
          <table:table-cell table:number-columns-repeated="3" table:style-name="ce3"/>
          <table:table-cell table:number-columns-repeated="16376"/>
        </table:table-row>
        <table:table-row table:style-name="ro23">
          <table:table-cell table:style-name="ce63"/>
          <table:table-cell office:value-type="string" table:style-name="ce3">
            <text:p>Another login service is not required if:<text:s/></text:p>
            <text:p>Your <text:s/>app <text:s/>is <text:s/>an <text:s/>alternative <text:s/>app <text:s/>marketplace, <text:s/>or <text:s/>an <text:s/>app <text:s/>distributed <text:s/>from <text:s/>an alternative <text:s/>app <text:s/>marketplace, <text:s/>that <text:s/>uses <text:s/>a <text:s/>marketplace-specific <text:s/>login <text:s/>for <text:s/>account, download, and commerce features. Your <text:s/>app <text:s/>is <text:s/>an <text:s/>education, <text:s/>enterprise, <text:s/>or <text:s/>business <text:s/>app <text:s/>that <text:s/>requires <text:s/>the <text:s/>user <text:s/>to sign in with an existing education or enterprise account. Your <text:s/>app <text:s/>uses <text:s/>a <text:s/>government <text:s/>or <text:s/>industry-backed <text:s/>citizen <text:s/>identification <text:s/>system <text:s/>or electronic ID to authenticate users. Your <text:s/>app <text:s/>is <text:s/>a <text:s/>client <text:s/>for <text:s/>a <text:s/>specific third-party <text:s/>service <text:s/>and <text:s/>users <text:s/>are <text:s/>required <text:s/>to sign in to their mail, social media, or other third-party account directly to access their content.</text:p>
          </table:table-cell>
          <table:table-cell table:content-validation-name="val4" table:style-name="ce3"/>
          <table:table-cell table:style-name="ce3"/>
          <table:table-cell table:style-name="ce1"/>
          <table:table-cell table:number-columns-repeated="3" table:style-name="ce3"/>
          <table:table-cell table:number-columns-repeated="16376"/>
        </table:table-row>
        <table:table-row table:style-name="ro22">
          <table:table-cell office:value-type="string" table:style-name="ce63">
            <text:p>Amazon</text:p>
          </table:table-cell>
          <table:table-cell office:value-type="string" table:style-name="ce3">
            <text:p>Customers who visit the EU Amazon mobile shopping application or EU Amazon Store</text:p>
            <text:p>domains (e.g., Amazon.de) will encounter two pop-up consent prompts: one will</text:p>
            <text:p>request the customer’s consent to share their personal data between the Amazon Store</text:p>
            <text:p>and other separately provided Amazon services to personalize the Amazon Store</text:p>
            <text:p>experience; the other will request the customer’s consent to share their personal data</text:p>
            <text:p>between services provided separately for personalized advertising.</text:p>
          </table:table-cell>
          <table:table-cell office:value-type="string" table:content-validation-name="val4" table:style-name="ce3">
            <text:p>Opt-In to Personalisation</text:p>
          </table:table-cell>
          <table:table-cell office:value-type="string" table:style-name="ce3">
            <text:p>Choice Screen</text:p>
          </table:table-cell>
          <table:table-cell table:style-name="ce1"/>
          <table:table-cell table:number-columns-repeated="3" table:style-name="ce3"/>
          <table:table-cell table:number-columns-repeated="16376"/>
        </table:table-row>
        <table:table-row table:style-name="ro22">
          <table:table-cell table:style-name="ce63"/>
          <table:table-cell office:value-type="string" table:style-name="ce3">
            <text:p>When a customer creates a new Amazon account or signs into an existing account, they</text:p>
            <text:p>see a new prompt. The prompt requests consent for the Amazon Store to combine and</text:p>
            <text:p>cross-use the customer’s personal data generated in the Amazon Store with the same</text:p>
            <text:p>customer’s personal data generated in other Amazon services. The consent requested</text:p>
            <text:p>by this prompt pertains to the types of combinations and cross uses of personal data that</text:p>
            <text:p>are required for personalized experiences other than advertising.</text:p>
          </table:table-cell>
          <table:table-cell office:value-type="string" table:content-validation-name="val4" table:style-name="ce3">
            <text:p>Opt-In to Personalisation</text:p>
          </table:table-cell>
          <table:table-cell office:value-type="string" table:style-name="ce3">
            <text:p>Choice Screen</text:p>
          </table:table-cell>
          <table:table-cell table:style-name="ce1"/>
          <table:table-cell table:number-columns-repeated="3" table:style-name="ce3"/>
          <table:table-cell table:number-columns-repeated="16376"/>
        </table:table-row>
        <table:table-row table:style-name="ro4">
          <table:table-cell table:style-name="ce63"/>
          <table:table-cell office:value-type="string" table:style-name="ce3">
            <text:p>The prompt gives customers a genuine choice and control over how the Amazon</text:p>
            <text:p>Store will combine and cross-use their data with other Amazon services.</text:p>
          </table:table-cell>
          <table:table-cell office:value-type="string" table:content-validation-name="val4" table:style-name="ce3">
            <text:p>Opt-In to Personalisation</text:p>
          </table:table-cell>
          <table:table-cell office:value-type="string" table:style-name="ce3">
            <text:p>Choice Screen</text:p>
          </table:table-cell>
          <table:table-cell table:style-name="ce1"/>
          <table:table-cell table:number-columns-repeated="3" table:style-name="ce3"/>
          <table:table-cell table:number-columns-repeated="16376"/>
        </table:table-row>
        <table:table-row table:style-name="ro23">
          <table:table-cell table:style-name="ce63"/>
          <table:table-cell office:value-type="string" table:style-name="ce3">
            <text:p>The prompt clearly explains to customers what they are consenting to, for what</text:p>
            <text:p>purpose (personalized Amazon Store experience), and for which processing</text:p>
            <text:p>operations. The request for consent is prominent in the customer journey, in plain</text:p>
            <text:p>language and in a way the customers can easily understand. The prompt includes a</text:p>
            <text:p>hyperlink on the term “multiple services”, directing to a page where customers can</text:p>
            <text:p>find the list of services to which their choices apply. It calls out the right to revisit</text:p>
            <text:p>the consent selection at any time.</text:p>
          </table:table-cell>
          <table:table-cell office:value-type="string" table:content-validation-name="val4" table:style-name="ce3">
            <text:p>Opt-In to Personalisation</text:p>
          </table:table-cell>
          <table:table-cell office:value-type="string" table:style-name="ce3">
            <text:p>Choice Screen</text:p>
          </table:table-cell>
          <table:table-cell table:style-name="ce1"/>
          <table:table-cell table:number-columns-repeated="3" table:style-name="ce3"/>
          <table:table-cell table:number-columns-repeated="16376"/>
        </table:table-row>
        <table:table-row table:style-name="ro22">
          <table:table-cell table:style-name="ce63"/>
          <table:table-cell office:value-type="string" table:style-name="ce3">
            <text:p>In addition to what we have described above, when a customer visits the EU Amazon</text:p>
            <text:p>mobile shopping application or EU Amazon Store domains (e.g., Amazon.de), they will</text:p>
            <text:p>also see a consent prompt for advertising purposes. The prompt requests consent for</text:p>
            <text:p>Amazon Ads to use a customer’s personal data generated in any of Amazon services</text:p>
            <text:p>(e.g., Prime Video), or obtained from third parties, to personalize the ads that Amazon</text:p>
            <text:p>will show the customer on another Amazon service (e.g., Amazon Store).</text:p>
          </table:table-cell>
          <table:table-cell office:value-type="string" table:content-validation-name="val4" table:style-name="ce3">
            <text:p>Opt-In to Personalisation</text:p>
          </table:table-cell>
          <table:table-cell office:value-type="string" table:style-name="ce3">
            <text:p>Choice Screen</text:p>
          </table:table-cell>
          <table:table-cell table:style-name="ce1"/>
          <table:table-cell table:number-columns-repeated="3" table:style-name="ce3"/>
          <table:table-cell table:number-columns-repeated="16376"/>
        </table:table-row>
        <table:table-row table:style-name="ro8">
          <table:table-cell table:style-name="ce63"/>
          <table:table-cell office:value-type="string" table:style-name="ce3">
            <text:p>The Amazon Ads Prompt gives customers a genuine choice and control over how</text:p>
            <text:p>Amazon Ads will use personal data from an Amazon service or from third parties</text:p>
            <text:p>to personalize the ads that Amazon will show a customer on another Amazon</text:p>
            <text:p>service</text:p>
          </table:table-cell>
          <table:table-cell office:value-type="string" table:content-validation-name="val4" table:style-name="ce3">
            <text:p>Opt-In to Personalisation</text:p>
          </table:table-cell>
          <table:table-cell table:style-name="ce3"/>
          <table:table-cell table:style-name="ce1"/>
          <table:table-cell table:number-columns-repeated="3" table:style-name="ce3"/>
          <table:table-cell table:number-columns-repeated="16376"/>
        </table:table-row>
        <table:table-row table:style-name="ro4">
          <table:table-cell table:style-name="ce63"/>
          <table:table-cell office:value-type="string" table:style-name="ce3">
            <text:p>The Amazon Ads Prompt clearly explains to customers what they are consenting</text:p>
            <text:p>to, for what purpose (personalized ads), and for which processing operations</text:p>
          </table:table-cell>
          <table:table-cell office:value-type="string" table:content-validation-name="val4" table:style-name="ce3">
            <text:p>Opt-In to Personalisation</text:p>
          </table:table-cell>
          <table:table-cell table:style-name="ce3"/>
          <table:table-cell table:style-name="ce1"/>
          <table:table-cell table:number-columns-repeated="3" table:style-name="ce3"/>
          <table:table-cell table:number-columns-repeated="16376"/>
        </table:table-row>
        <table:table-row table:style-name="ro4">
          <table:table-cell table:style-name="ce63"/>
          <table:table-cell office:value-type="string" table:style-name="ce3">
            <text:p>Amazon stores the consent selections made by customers in respect of both the Amazon</text:p>
            <text:p>Ads Prompt and Amazon Store Prompt in the same central consent data store.</text:p>
          </table:table-cell>
          <table:table-cell office:value-type="string" table:content-validation-name="val4" table:style-name="ce3">
            <text:p>Opt-In to Personalisation</text:p>
          </table:table-cell>
          <table:table-cell office:value-type="string" table:style-name="ce3">
            <text:p>Central Consent Data Store</text:p>
          </table:table-cell>
          <table:table-cell table:style-name="ce1"/>
          <table:table-cell table:number-columns-repeated="3" table:style-name="ce3"/>
          <table:table-cell table:number-columns-repeated="16376"/>
        </table:table-row>
        <table:table-row table:style-name="ro3">
          <table:table-cell table:style-name="ce63"/>
          <table:table-cell office:value-type="string" table:style-name="ce3">
            <text:p>There are two main data elements stored with the consent selection made by the customer:</text:p>
          </table:table-cell>
          <table:table-cell office:value-type="string" table:content-validation-name="val4" table:style-name="ce3">
            <text:p>Opt-In to Personalisation</text:p>
          </table:table-cell>
          <table:table-cell office:value-type="string" table:style-name="ce3">
            <text:p>Central Consent Data Store</text:p>
          </table:table-cell>
          <table:table-cell table:style-name="ce1"/>
          <table:table-cell table:number-columns-repeated="3" table:style-name="ce3"/>
          <table:table-cell table:number-columns-repeated="16376"/>
        </table:table-row>
        <table:table-row table:style-name="ro10">
          <table:table-cell table:style-name="ce63"/>
          <table:table-cell office:value-type="string" table:style-name="ce3">
            <text:p>Consent selection.</text:p>
            <text:p>When a customer signs into their Amazon account with their</text:p>
            <text:p>credentials and makes their consent selection (accepts or declines from the first</text:p>
            <text:p>layer of either prompt or selects “On” or “Off” in response to the granular choices</text:p>
            <text:p>on the second layer), their choices will be stored in Amazon’s central consent</text:p>
            <text:p>datastore.</text:p>
          </table:table-cell>
          <table:table-cell table:content-validation-name="val4" table:style-name="ce3"/>
          <table:table-cell office:value-type="string" table:style-name="ce3">
            <text:p>Central Consent Data Store</text:p>
          </table:table-cell>
          <table:table-cell table:style-name="ce1"/>
          <table:table-cell table:number-columns-repeated="3" table:style-name="ce3"/>
          <table:table-cell table:number-columns-repeated="16376"/>
        </table:table-row>
        <table:table-row table:style-name="ro24">
          <table:table-cell table:style-name="ce63"/>
          <table:table-cell office:value-type="string" table:style-name="ce3">
            <text:p>Session ID.</text:p>
            <text:p>When a customer visits the EU Amazon mobile shopping application</text:p>
            <text:p>or EU Amazon Store domains (e.g., Amazon.de) without signing in with their</text:p>
            <text:p>credentials, the customer’s consent selections for advertising purposes are stored</text:p>
            <text:p>against a session identifier: this is a unique identifier linked to the device and web</text:p>
            <text:p>browser through which the customer visits Amazon. Because Amazon does not</text:p>
            <text:p>track customers across sessions, a single customer will see the prompt, and be able</text:p>
            <text:p>to make session-specific consent selections, each time they start a new session. For</text:p>
            <text:p>example, if a customer visits Amazon.de using their primary browser (e.g., Safari)</text:p>
            <text:p>on their mobile device without signing in, they will see the Amazon Ads Prompt;</text:p>
            <text:p>if they visit from another browser (e.g., Google Chrome) on their mobile device</text:p>
            <text:p>they will see the same Amazon Ads Prompt. In each case, Amazon will respect the</text:p>
            <text:p>choice associated with the customer’s session; the choice will last as long as that</text:p>
            <text:p>customer continues to use the same device and browser, for up to 12 months.</text:p>
          </table:table-cell>
          <table:table-cell table:content-validation-name="val4" table:style-name="ce3"/>
          <table:table-cell office:value-type="string" table:style-name="ce3">
            <text:p>Central Consent Data Store</text:p>
          </table:table-cell>
          <table:table-cell table:style-name="ce1"/>
          <table:table-cell table:number-columns-repeated="3" table:style-name="ce3"/>
          <table:table-cell table:number-columns-repeated="16376"/>
        </table:table-row>
        <table:table-row table:style-name="ro21">
          <table:table-cell table:style-name="ce63"/>
          <table:table-cell office:value-type="string" table:style-name="ce3">
            <text:p>Consent expiration.</text:p>
            <text:p>Consent records also include a “Time to Live” (“TTL”),</text:p>
            <text:p>which triggers the consent expiration period. The TTL dictates the length of time</text:p>
            <text:p>the consent selection will live in our systems. If a customer declines consent after</text:p>
            <text:p>March 2024, we will assign a TTL of 365 days. Once a consent record reaches the</text:p>
            <text:p>TTL, it is moved to a separate data store where historical consents are preserved</text:p>
            <text:p>for audit purposes. If a customer has declined consent and the TTL has expired,</text:p>
            <text:p>they will see the consent prompt again the next time they visit an EU Amazon Store</text:p>
            <text:p>domain or use the EU Amazon mobile shopping application.</text:p>
          </table:table-cell>
          <table:table-cell table:content-validation-name="val4" table:style-name="ce3"/>
          <table:table-cell office:value-type="string" table:style-name="ce3">
            <text:p>Central Consent Data Store</text:p>
          </table:table-cell>
          <table:table-cell table:style-name="ce1"/>
          <table:table-cell table:number-columns-repeated="3" table:style-name="ce3"/>
          <table:table-cell table:number-columns-repeated="16376" table:style-name="ce1"/>
        </table:table-row>
        <table:table-row table:style-name="ro4">
          <table:table-cell table:style-name="ce63"/>
          <table:table-cell office:value-type="string" table:style-name="ce3">
            <text:p>Customers can withdraw their consent or change their consent selections at any time by</text:p>
            <text:p>navigating to the relevant page in their Amazon account settings</text:p>
          </table:table-cell>
          <table:table-cell office:value-type="string" table:content-validation-name="val4" table:style-name="ce3">
            <text:p>Opt-In to Personalisation</text:p>
          </table:table-cell>
          <table:table-cell table:style-name="ce3"/>
          <table:table-cell table:style-name="ce1"/>
          <table:table-cell table:number-columns-repeated="3" table:style-name="ce3"/>
          <table:table-cell table:number-columns-repeated="16376" table:style-name="ce1"/>
        </table:table-row>
        <table:table-row table:style-name="ro25">
          <table:table-cell table:style-name="ce63"/>
          <table:table-cell office:value-type="string" table:style-name="ce3">
            <text:p>Classifying customer personal data: When customers visit Amazon sites or use Amazon applications, they generate personal</text:p>
            <text:p>data that is collected by Amazon. Amazon then applies pre-determined rules to attribute</text:p>
            <text:p>(i.e., classify) the customer’s personal data with the service through which the data was</text:p>
            <text:p>generated. For example, when a customer visits the Amazon Store and purchases a pair</text:p>
            <text:p>of shoes, Amazon will classify this data as belonging to the Amazon Store. As a general</text:p>
            <text:p>rule, data is classified to only one service except for certain customer purchase data that</text:p>
            <text:p>involves both the Amazon Store to process the transaction and another service to fulfil</text:p>
            <text:p>the order. For example, a customer purchase of a Kindle eBook would be processed by</text:p>
            <text:p>the Amazon Store service but fulfilled by the Kindle reading service. Amazon uses the</text:p>
            <text:p>data classification as one of three inputs when enforcing a customer’s consent selections</text:p>
            <text:p>as described in the below Section.</text:p>
          </table:table-cell>
          <table:table-cell office:value-type="string" table:content-validation-name="val4" table:style-name="ce3">
            <text:p>Opt-In to Personalisation</text:p>
          </table:table-cell>
          <table:table-cell office:value-type="string" table:style-name="ce3">
            <text:p>Policy Engine</text:p>
          </table:table-cell>
          <table:table-cell table:style-name="ce1"/>
          <table:table-cell table:number-columns-repeated="3" table:style-name="ce3"/>
          <table:table-cell table:number-columns-repeated="16376" table:style-name="ce1"/>
        </table:table-row>
        <table:table-row table:style-name="ro23">
          <table:table-cell table:style-name="ce63"/>
          <table:table-cell office:value-type="string" table:style-name="ce3">
            <text:p>When an Amazon service, including Amazon Ads, wants to show personalized content</text:p>
            <text:p>to a customer, the service will request personal data through data access layers</text:p>
            <text:p>supported by policy engines (“Policy Engine”).</text:p>
            <text:p/>
            <text:p>As the Policy Engines make decisions, we record these decisions in a log. The data</text:p>
            <text:p>access layer then executes against that decision. In other words, the decision determines</text:p>
            <text:p>what data is returned by the data access layer to the service that made the request for</text:p>
            <text:p>data.</text:p>
          </table:table-cell>
          <table:table-cell office:value-type="string" table:content-validation-name="val4" table:style-name="ce3">
            <text:p>Opt-In to Personalisation</text:p>
          </table:table-cell>
          <table:table-cell office:value-type="string" table:style-name="ce3">
            <text:p>Policy Engine</text:p>
          </table:table-cell>
          <table:table-cell table:style-name="ce1"/>
          <table:table-cell table:number-columns-repeated="3" table:style-name="ce3"/>
          <table:table-cell table:number-columns-repeated="16376" table:style-name="ce1"/>
        </table:table-row>
        <table:table-row table:style-name="ro9">
          <table:table-cell table:style-name="ce63"/>
          <table:table-cell office:value-type="string" table:style-name="ce3">
            <text:p>Amazon is always innovating on behalf of customers. As part of our iterative</text:p>
            <text:p>development process, we listen to, and learn from our customers through different types</text:p>
            <text:p>of testing, including usability tests and A/B tests.</text:p>
          </table:table-cell>
          <table:table-cell office:value-type="string" table:content-validation-name="val4" table:style-name="ce3">
            <text:p>Opt-In to Personalisation</text:p>
          </table:table-cell>
          <table:table-cell table:style-name="ce3"/>
          <table:table-cell table:style-name="ce1"/>
          <table:table-cell table:number-columns-repeated="3" table:style-name="ce3"/>
          <table:table-cell table:number-columns-repeated="16376" table:style-name="ce1"/>
        </table:table-row>
        <table:table-row table:style-name="ro2">
          <table:table-cell table:style-name="ce63"/>
          <table:table-cell office:value-type="string" table:style-name="ce3">
            <text:p>Amazon has also implemented automatic monitoring and reporting of customer consent</text:p>
            <text:p>rates.</text:p>
          </table:table-cell>
          <table:table-cell office:value-type="string" table:content-validation-name="val4" table:style-name="ce3">
            <text:p>Opt-In to Personalisation</text:p>
          </table:table-cell>
          <table:table-cell office:value-type="string" table:style-name="ce3">
            <text:p>Monitoring</text:p>
          </table:table-cell>
          <table:table-cell table:style-name="ce1"/>
          <table:table-cell table:number-columns-repeated="3" table:style-name="ce3"/>
          <table:table-cell table:number-columns-repeated="16376" table:style-name="ce1"/>
        </table:table-row>
        <table:table-row table:style-name="ro12">
          <table:table-cell table:style-name="ce63"/>
          <table:table-cell office:value-type="string" table:style-name="ce3">
            <text:p>While the number of consenting customers does not demonstrate the “effectiveness” of</text:p>
            <text:p>compliance with this obligation, Amazon monitors the number of customers who do or</text:p>
            <text:p>do not consent to the processing of their personal data</text:p>
            <text:p/>
            <text:p>Amazon has implemented automatic monitoring and reporting of customer consent</text:p>
            <text:p>rates. We evaluate the percentage of active Amazon Store customers over a 7-day</text:p>
            <text:p>period. Between March and December 2024, consent rates were approximately</text:p>
            <text:p>[Confidential] for the Amazon Store and [Confidential] for Amazon Ads.</text:p>
          </table:table-cell>
          <table:table-cell office:value-type="string" table:content-validation-name="val4" table:style-name="ce3">
            <text:p>Opt-In to Personalisation</text:p>
          </table:table-cell>
          <table:table-cell office:value-type="string" table:style-name="ce3">
            <text:p>Metric</text:p>
          </table:table-cell>
          <table:table-cell table:style-name="ce1"/>
          <table:table-cell table:number-columns-repeated="3" table:style-name="ce3"/>
          <table:table-cell table:number-columns-repeated="16376" table:style-name="ce1"/>
        </table:table-row>
        <table:table-row table:style-name="ro26">
          <table:table-cell table:style-name="ce63"/>
          <table:table-cell office:value-type="string" table:style-name="ce3">
            <text:p>Second, we have introduced two separate, complementary audit mechanisms</text:p>
            <text:p>(automated and manual). Our automated detection mechanism is used to validate that</text:p>
            <text:p>the Policy Engine is properly applying the rules for all EU customer personal data and</text:p>
            <text:p>that the resulting decisions enforce customer’s consent selections. Our manual audit</text:p>
            <text:p>consisted in comparing the captured customer consent with the customer consent used</text:p>
            <text:p>by Amazon.</text:p>
          </table:table-cell>
          <table:table-cell office:value-type="string" table:content-validation-name="val4" table:style-name="ce3">
            <text:p>Opt-In to Personalisation</text:p>
          </table:table-cell>
          <table:table-cell office:value-type="string" table:style-name="ce3">
            <text:p>Automatic and manual audit mechanism for the Policy Engine</text:p>
          </table:table-cell>
          <table:table-cell table:style-name="ce1"/>
          <table:table-cell table:number-columns-repeated="3" table:style-name="ce3"/>
          <table:table-cell table:number-columns-repeated="16376" table:style-name="ce1"/>
        </table:table-row>
        <table:table-row table:style-name="ro10">
          <table:table-cell table:style-name="ce63"/>
          <table:table-cell office:value-type="string" table:style-name="ce3">
            <text:p>Amazon has also set up a system of access event anomaly monitoring, modelled on the</text:p>
            <text:p>processes we put in place in order to comply with Amazon’s commitments [...] Access event anomaly monitoring involves monitoring the enforcement logs for</text:p>
            <text:p>anomalies. [...] By March 2024, Amazon implemented an automated detection mechanism to confirm</text:p>
            <text:p>that the enforcement logs have sufficient data to validate the data access decisions by</text:p>
            <text:p>the Policy Engine</text:p>
          </table:table-cell>
          <table:table-cell office:value-type="string" table:content-validation-name="val4" table:style-name="ce3">
            <text:p>Opt-In to Personalisation</text:p>
          </table:table-cell>
          <table:table-cell office:value-type="string" table:style-name="ce3">
            <text:p>Automatic and manual audit mechanism for the Policy Engine</text:p>
          </table:table-cell>
          <table:table-cell table:style-name="ce1"/>
          <table:table-cell table:number-columns-repeated="3" table:style-name="ce3"/>
          <table:table-cell table:number-columns-repeated="16376" table:style-name="ce1"/>
        </table:table-row>
        <table:table-row table:style-name="ro22">
          <table:table-cell table:style-name="ce63"/>
          <table:table-cell office:value-type="string" table:style-name="ce3">
            <text:p>Featuring consistently low prices. Amazon aims to feature consistently low prices</text:p>
            <text:p>to customers. To that effect, Amazon considers prices that can be observed in</text:p>
            <text:p>reputable competing stores. When Amazon learns that a product is available from a</text:p>
            <text:p>reputable store for less than an offer in the Amazon Store, Amazon will not</text:p>
            <text:p>highlight that offer as the Featured Offer (“FO”) (or the Second Displayed Offer</text:p>
            <text:p>(“SDO”)). The offer remains available for purchase in the Amazon Store.</text:p>
          </table:table-cell>
          <table:table-cell table:content-validation-name="val4" table:style-name="ce3"/>
          <table:table-cell table:style-name="ce3"/>
          <table:table-cell table:style-name="ce1"/>
          <table:table-cell table:number-columns-repeated="3" table:style-name="ce3"/>
          <table:table-cell table:number-columns-repeated="16376" table:style-name="ce1"/>
        </table:table-row>
        <table:table-row table:style-name="ro27">
          <table:table-cell table:style-name="ce63"/>
          <table:table-cell office:value-type="string" table:style-name="ce3">
            <text:p>As explained at paragraph (18) 1. above, Amazon uses a tool to ensure that the Amazon</text:p>
            <text:p>Store features consistently low prices to customers. This tool is designed to match the</text:p>
            <text:p>price of a Seller’s offer in the Amazon Store to prices that are set independently by</text:p>
            <text:p>competing third-party stores. This tool does not take into account Sellers’ own prices</text:p>
            <text:p>off-Amazon. As a result, any Seller making offers in any of the Amazon Stores in the</text:p>
            <text:p>EU can offer the same products on any third-party online marketplace or its own direct</text:p>
            <text:p>to customer website at any price without affecting their eligibility to be highlighted as</text:p>
            <text:p>the FO or SDO.</text:p>
          </table:table-cell>
          <table:table-cell table:content-validation-name="val4" table:style-name="ce3"/>
          <table:table-cell table:style-name="ce3"/>
          <table:table-cell table:style-name="ce1"/>
          <table:table-cell table:number-columns-repeated="3" table:style-name="ce3"/>
          <table:table-cell table:number-columns-repeated="16376" table:style-name="ce1"/>
        </table:table-row>
        <table:table-row table:style-name="ro13">
          <table:table-cell table:style-name="ce64"/>
          <table:table-cell table:number-columns-repeated="26" table:style-name="ce30"/>
          <table:table-cell table:number-columns-repeated="16357"/>
        </table:table-row>
        <table:table-row table:style-name="ro2">
          <table:table-cell office:value-type="string" table:style-name="ce63">
            <text:p>Google</text:p>
          </table:table-cell>
          <table:table-cell office:value-type="string" table:style-name="ce3">
            <text:p>The DMA <text:s/>states <text:s/>that <text:s/>any <text:s/>data <text:s/>transfer <text:s/>solution <text:s/>must <text:s/>not <text:s/>undermine <text:s/>user <text:s/>privacy <text:s/>and <text:s/>security, <text:s/>and should <text:s/>not <text:s/>contradict the GDPR.</text:p>
          </table:table-cell>
          <table:table-cell office:value-type="string" table:content-validation-name="val4" table:style-name="ce3">
            <text:p>Portable User Data</text:p>
          </table:table-cell>
          <table:table-cell table:number-columns-repeated="4" table:style-name="ce3"/>
          <table:table-cell table:number-columns-repeated="16377" table:style-name="ce1"/>
        </table:table-row>
        <table:table-row table:style-name="ro6">
          <table:table-cell table:style-name="ce63"/>
          <table:table-cell office:value-type="string" table:style-name="ce3">
            <text:p>Third-party “authorisation” means users can transfer data directly from a gatekeeper’s designated core plaform service (CPS) to a third-party service, avoiding the need <text:s/>for <text:s/>users <text:s/>to <text:s/>download <text:s/>and <text:s/>re-upload <text:s/>the <text:s/>data <text:s/>themselves. This <text:s/>promotes <text:s/>the DMA’s goal of contestability.</text:p>
          </table:table-cell>
          <table:table-cell table:content-validation-name="val4" table:style-name="ce3"/>
          <table:table-cell table:style-name="ce3"/>
          <table:table-cell table:style-name="ce26"/>
          <table:table-cell table:number-columns-repeated="2" table:style-name="ce3"/>
          <table:table-cell table:number-columns-repeated="16377" table:style-name="ce1"/>
        </table:table-row>
        <table:table-row table:style-name="ro6">
          <table:table-cell table:style-name="ce63"/>
          <table:table-cell office:value-type="string" table:style-name="ce3">
            <text:p>Google <text:s/>complies <text:s/>with <text:s/>end <text:s/>user <text:s/>portability <text:s/>obligations <text:s/>across <text:s/>all <text:s/>user-facing <text:s/>CPSs <text:s/>via <text:s/>Google’s centralised <text:s/>portability <text:s/>tool, <text:s/>known <text:s/>as <text:s/>“Takeout”. <text:s text:c="2"/>In <text:s/>addition, <text:s/>on <text:s/>6 <text:s/>March <text:s/>2024 <text:s/>Google launched its <text:s/>Data <text:s/>Portability <text:s/>API, <text:s/>a <text:s/>new <text:s/>solution <text:s/>built <text:s/>on <text:s/>the <text:s/>functionalities <text:s/>of <text:s/>Takeout <text:s/>to <text:s/>support <text:s/>its <text:s/>Art. 6(9) compliance.</text:p>
          </table:table-cell>
          <table:table-cell table:content-validation-name="val4" table:style-name="ce3"/>
          <table:table-cell office:value-type="string" table:style-name="ce3">
            <text:p>Centralised Portability Tool; Data <text:s/>Portability <text:s/>API</text:p>
          </table:table-cell>
          <table:table-cell table:number-columns-repeated="3" table:style-name="ce3"/>
          <table:table-cell table:number-columns-repeated="16377" table:style-name="ce1"/>
        </table:table-row>
        <table:table-row table:style-name="ro4">
          <table:table-cell table:style-name="ce63"/>
          <table:table-cell office:value-type="string" table:style-name="ce3">
            <text:p>it <text:s/>introduced <text:s/>new <text:s/>features <text:s/>for <text:s/>the API <text:s/>that <text:s/>allow <text:s/>(i) <text:s/>users <text:s/>to <text:s/>grant <text:s/>authorised <text:s/>third <text:s/>parties <text:s/>forward-looking <text:s/>access <text:s/>to <text:s/>data <text:s/>and <text:s/>(ii) developers to apply date-range ilters in the export of users’ activity data.</text:p>
          </table:table-cell>
          <table:table-cell table:content-validation-name="val4" table:style-name="ce3"/>
          <table:table-cell table:number-columns-repeated="4" table:style-name="ce3"/>
          <table:table-cell table:number-columns-repeated="16377" table:style-name="ce1"/>
        </table:table-row>
        <table:table-row table:style-name="ro8">
          <table:table-cell table:style-name="ce63"/>
          <table:table-cell office:value-type="string" table:style-name="ce3">
            <text:p>Takeout <text:s/>was <text:s/>conceived <text:s/>as <text:s/>a <text:s/>way <text:s/>to <text:s/>help <text:s/>users <text:s/>create backups of their data; however, today <text:s/>it <text:s/>is <text:s/>used <text:s/>for <text:s/>a <text:s/>wide <text:s/>range <text:s/>of <text:s/>use <text:s/>cases, <text:s/>including <text:s/>to <text:s/>export <text:s/>images <text:s/>for editing, to free up space <text:s/>on <text:s/>a <text:s/>device <text:s/>by <text:s/>archiving <text:s/>old <text:s/>iles, <text:s/>to <text:s/>create <text:s/>backups <text:s/>on <text:s/>both <text:s/>hard <text:s/>drives <text:s/>and <text:s/>cloud services, and to migrate iles and data to a new service or device.</text:p>
          </table:table-cell>
          <table:table-cell table:content-validation-name="val4" table:style-name="ce3"/>
          <table:table-cell office:value-type="string" table:style-name="ce3">
            <text:p>Centralised Portability Tool</text:p>
          </table:table-cell>
          <table:table-cell table:number-columns-repeated="3" table:style-name="ce3"/>
          <table:table-cell table:number-columns-repeated="16377"/>
        </table:table-row>
        <table:table-row table:style-name="ro3">
          <table:table-cell table:style-name="ce63"/>
          <table:table-cell office:value-type="string" table:style-name="ce3">
            <text:p>End <text:s/>users <text:s/>can <text:s/>export <text:s/>data <text:s/>in <text:s/>several <text:s/>machine-readable <text:s/>standard <text:s/>formats</text:p>
          </table:table-cell>
          <table:table-cell table:content-validation-name="val4" table:style-name="ce3"/>
          <table:table-cell table:number-columns-repeated="4" table:style-name="ce3"/>
          <table:table-cell table:number-columns-repeated="16377"/>
        </table:table-row>
        <table:table-row table:style-name="ro2">
          <table:table-cell table:style-name="ce63"/>
          <table:table-cell office:value-type="string" table:style-name="ce3">
            <text:p>Takeout <text:s/>gives <text:s/>users <text:s/>the <text:s/>lexibility <text:s/>to <text:s/>select <text:s/>speciic <text:s/>data <text:s/>categories, <text:s/>allowing <text:s/>them <text:s/>to <text:s/>export</text:p>
            <text:p>copies <text:s/>of <text:s/>relevant <text:s/>categories,</text:p>
          </table:table-cell>
          <table:table-cell table:content-validation-name="val4" table:style-name="ce3"/>
          <table:table-cell table:number-columns-repeated="4" table:style-name="ce3"/>
          <table:table-cell table:number-columns-repeated="16377"/>
        </table:table-row>
        <table:table-row table:style-name="ro11">
          <table:table-cell table:style-name="ce63"/>
          <table:table-cell office:value-type="string" table:style-name="ce3">
            <text:p>Users <text:s/>may <text:s/>access <text:s/>the <text:s/>Takeout <text:s/>tool <text:s/>whenever <text:s/>they <text:s/>wish, <text:s/>and <text:s/>make <text:s/>as <text:s/>many <text:s/>requests <text:s/>as <text:s/>they like; There <text:s/>is no limit to the number of Takeout requests that end users can make. <text:s/>Google may set up constraints <text:s/>and <text:s/>safeguards <text:s/>to <text:s/>protect <text:s/>the <text:s/>Takeout <text:s/>tool <text:s/>and <text:s/>related <text:s/>systems <text:s/>against <text:s/>abuse <text:s/>or attacks <text:s/>by <text:s/>malicious <text:s/>actors. In <text:s/>particular, restricting the number of daily and concurrent exports per <text:s/>each <text:s/>user <text:s/>prevents <text:s/>system <text:s/>overload</text:p>
          </table:table-cell>
          <table:table-cell table:content-validation-name="val4" table:style-name="ce3"/>
          <table:table-cell table:number-columns-repeated="4" table:style-name="ce3"/>
          <table:table-cell table:number-columns-repeated="16377"/>
        </table:table-row>
        <table:table-row table:style-name="ro2">
          <table:table-cell table:style-name="ce63"/>
          <table:table-cell office:value-type="string" table:style-name="ce3">
            <text:p>Accessing <text:s/>and <text:s/>exporting <text:s/>data <text:s/>from <text:s/>Takeout <text:s/>occurs <text:s/>in real-time. <text:s/>Google provides a copy of the <text:s/>user’s <text:s/>data <text:s/>at the time the request is processed</text:p>
          </table:table-cell>
          <table:table-cell table:content-validation-name="val4" table:style-name="ce3"/>
          <table:table-cell table:number-columns-repeated="4" table:style-name="ce3"/>
          <table:table-cell table:number-columns-repeated="16377"/>
        </table:table-row>
        <table:table-row table:style-name="ro2">
          <table:table-cell table:style-name="ce63"/>
          <table:table-cell office:value-type="string" table:style-name="ce3">
            <text:p>Users <text:s/>can <text:s/>decide <text:s/>whether <text:s/>to <text:s/>download <text:s/>a <text:s/>copy <text:s/>of <text:s/>the <text:s/>iles <text:s/>onto <text:s/>a <text:s/>device or send a copy of their data directly to select third-party storage services.</text:p>
          </table:table-cell>
          <table:table-cell table:content-validation-name="val4" table:style-name="ce3"/>
          <table:table-cell table:number-columns-repeated="4" table:style-name="ce3"/>
          <table:table-cell table:number-columns-repeated="16377"/>
        </table:table-row>
        <table:table-row table:style-name="ro2">
          <table:table-cell table:style-name="ce63"/>
          <table:table-cell office:value-type="string" table:style-name="ce3">
            <text:p>Takeout <text:s/>is <text:s/>accessible <text:s/>across <text:s/>various <text:s/>Google <text:s/>surfaces, <text:s/>making <text:s/>it <text:s/>easy <text:s/>to <text:s/>ind. <text:s/>Takeout’s success is conirmed by consistent growth of data exports<text:s/></text:p>
          </table:table-cell>
          <table:table-cell table:content-validation-name="val4" table:style-name="ce3"/>
          <table:table-cell table:number-columns-repeated="4" table:style-name="ce3"/>
          <table:table-cell table:number-columns-repeated="16377"/>
        </table:table-row>
        <table:table-row table:style-name="ro11">
          <table:table-cell table:style-name="ce63"/>
          <table:table-cell office:value-type="string" table:style-name="ce26">
            <text:p>Takeout facilitates switching and multi-homing. <text:s/>Users can export a copy of their data and deploy it <text:s/>with <text:s/>another <text:s/>service <text:s/>that <text:s/>may <text:s/>beter <text:s/>(or <text:s/>diferently) <text:s/>meet <text:s/>their <text:s/>needs, <text:s/>without <text:s/>interrupting their <text:s/>use <text:s/>of <text:s/>Google’s <text:s/>services <text:s/>in <text:s/>any <text:s/>way. <text:s text:c="2"/>If <text:s/>users <text:s/>ultimately <text:s/>prefer <text:s/>Google’s <text:s/>service, <text:s/>they <text:s/>can keep <text:s/>using <text:s/>it <text:s/>as <text:s/>before. <text:s text:c="2"/>If, <text:s/>on <text:s/>the <text:s/>other <text:s/>hand, users want to switch wholesale to a rival, they can safely remove their data from their Google Account</text:p>
          </table:table-cell>
          <table:table-cell table:content-validation-name="val4" table:style-name="ce3"/>
          <table:table-cell table:number-columns-repeated="4" table:style-name="ce3"/>
          <table:table-cell table:number-columns-repeated="16377"/>
        </table:table-row>
        <table:table-row table:style-name="ro2">
          <table:table-cell table:style-name="ce63"/>
          <table:table-cell office:value-type="string" table:style-name="ce3">
            <text:p>users can visit a third-party service <text:s/>and <text:s/>provide <text:s/>the <text:s/>authorisation <text:s/>to <text:s/>that <text:s/>service <text:s/>to <text:s/>export <text:s/>a <text:s/>copy <text:s/>of data the user wants to share with that third party</text:p>
          </table:table-cell>
          <table:table-cell table:content-validation-name="val4" table:style-name="ce3"/>
          <table:table-cell office:value-type="string" table:style-name="ce3">
            <text:p>Data Portability API</text:p>
          </table:table-cell>
          <table:table-cell table:number-columns-repeated="3" table:style-name="ce3"/>
          <table:table-cell table:number-columns-repeated="16377"/>
        </table:table-row>
        <table:table-row table:style-name="ro8">
          <table:table-cell table:style-name="ce63"/>
          <table:table-cell office:value-type="string" table:style-name="ce3">
            <text:p>Third-party <text:s/>developers <text:s/>are <text:s/>able <text:s/>to <text:s/>request <text:s/>access <text:s/>to <text:s/>the <text:s/>Data <text:s/>Portability <text:s/>API <text:s/>and <text:s/>are</text:p>
            <text:p>then <text:s/>subject <text:s/>to <text:s/>Google’s <text:s/>developer <text:s/>veriication <text:s/>process <text:s/>in <text:s/>accordance <text:s/>with <text:s/>Google’s</text:p>
            <text:p>Data Portability API Developer Policy and other relevant policies.</text:p>
            <text:p/>
          </table:table-cell>
          <table:table-cell table:content-validation-name="val4" table:style-name="ce3"/>
          <table:table-cell table:number-columns-repeated="4" table:style-name="ce3"/>
          <table:table-cell table:number-columns-repeated="16377"/>
        </table:table-row>
        <table:table-row table:style-name="ro4">
          <table:table-cell table:style-name="ce63"/>
          <table:table-cell office:value-type="string" table:style-name="ce3">
            <text:p>can <text:s/>click <text:s/>a <text:s/>buton <text:s/>or <text:s/>select <text:s/>an <text:s/>option <text:s/>shown <text:s/>on the <text:s/>developer’s <text:s/>app <text:s/>or <text:s/>website <text:s/>that <text:s/>allows <text:s/>them <text:s/>to <text:s/>have <text:s/>their <text:s/>relevant <text:s/>data <text:s/>copied and moved from Google directly to the third-party developer’s product or service.</text:p>
          </table:table-cell>
          <table:table-cell table:content-validation-name="val4" table:style-name="ce3"/>
          <table:table-cell table:number-columns-repeated="4" table:style-name="ce3"/>
          <table:table-cell table:number-columns-repeated="16377"/>
        </table:table-row>
        <table:table-row table:style-name="ro2">
          <table:table-cell table:style-name="ce63"/>
          <table:table-cell office:value-type="string" table:style-name="ce3">
            <text:p>Users <text:s/>then <text:s/>authenticate <text:s/>and <text:s/>authorise <text:s/>access <text:s/>for <text:s/>the <text:s/>third-party <text:s/>developer <text:s/>using <text:s/>their Google account and industry standard and ubiquitous OAuth 2.0</text:p>
          </table:table-cell>
          <table:table-cell table:content-validation-name="val4" table:style-name="ce3"/>
          <table:table-cell table:number-columns-repeated="4" table:style-name="ce3"/>
          <table:table-cell table:number-columns-repeated="16377"/>
        </table:table-row>
        <table:table-row table:style-name="ro8">
          <table:table-cell table:style-name="ce63"/>
          <table:table-cell office:value-type="string" table:style-name="ce3">
            <text:p>users <text:s/>elect <text:s/>(i) <text:s/>what <text:s/>categories <text:s/>of <text:s/>data <text:s/>they <text:s/>wish <text:s/>to share <text:s/>with <text:s/>the <text:s/>third <text:s/>party, <text:s/>and <text:s/>(ii) <text:s/>whether to grant the third party authorisation to make a single transfer of a copy of their existing data,or authorise access for a period of time - <text:s/>30 <text:s/>days <text:s/>or <text:s/>180 <text:s/>days <text:s/>- <text:s/>during <text:s/>which <text:s/>the <text:s/>third <text:s/>party <text:s/>can <text:s/>export <text:s/>updated <text:s/>copies <text:s/>of <text:s/>the user’s data.</text:p>
          </table:table-cell>
          <table:table-cell table:content-validation-name="val4" table:style-name="ce3"/>
          <table:table-cell table:number-columns-repeated="4" table:style-name="ce3"/>
          <table:table-cell table:number-columns-repeated="16377"/>
        </table:table-row>
        <table:table-row table:style-name="ro3">
          <table:table-cell table:style-name="ce63"/>
          <table:table-cell office:value-type="string" table:style-name="ce3">
            <text:p>authorised <text:s/>third <text:s/>parties <text:s/>are able to generate a new request every 24 hours.</text:p>
          </table:table-cell>
          <table:table-cell table:content-validation-name="val4" table:style-name="ce3"/>
          <table:table-cell table:number-columns-repeated="4" table:style-name="ce3"/>
          <table:table-cell table:number-columns-repeated="16377"/>
        </table:table-row>
        <table:table-row table:style-name="ro4">
          <table:table-cell table:style-name="ce63"/>
          <table:table-cell office:value-type="string" table:style-name="ce3">
            <text:p>Authorised <text:s/>third <text:s/>parties <text:s/>can <text:s/>access <text:s/>all <text:s/>historical <text:s/>users’ <text:s/>data <text:s/>or, <text:s/>for <text:s/>users’ <text:s/>activity <text:s/>data, <text:s/>apply date-range ilters in the export of data they are interested in.</text:p>
            <text:p/>
          </table:table-cell>
          <table:table-cell table:content-validation-name="val4" table:style-name="ce3"/>
          <table:table-cell table:number-columns-repeated="4" table:style-name="ce3"/>
          <table:table-cell table:number-columns-repeated="16377"/>
        </table:table-row>
        <table:table-row table:style-name="ro6">
          <table:table-cell table:style-name="ce63"/>
          <table:table-cell office:value-type="string" table:style-name="ce3">
            <text:p>The <text:s/>data <text:s/>categories <text:s/>(scopes) <text:s/>available <text:s/>via <text:s/>the <text:s/>Data <text:s/>Portability <text:s/>API <text:s/>are <text:s/>listed <text:s/>in <text:s/>the <text:s/>relevant documentation made available to third party developers. The documentation is available at: htps://developers.google.com/data-portability/user-guide/scopes</text:p>
          </table:table-cell>
          <table:table-cell table:content-validation-name="val4" table:style-name="ce3"/>
          <table:table-cell table:number-columns-repeated="4" table:style-name="ce3"/>
          <table:table-cell table:number-columns-repeated="16377"/>
        </table:table-row>
        <table:table-row table:style-name="ro6">
          <table:table-cell table:style-name="ce63"/>
          <table:table-cell office:value-type="string" table:style-name="ce3">
            <text:p>Google <text:s/>makes <text:s/>the <text:s/>data <text:s/>available <text:s/>to <text:s/>authorised <text:s/>third <text:s/>parties <text:s/>in <text:s/>machine-readable <text:s/>formats. Publicly <text:s/>available <text:s/>developer-facing <text:s/>documentation <text:s/>explains <text:s/>the <text:s/>structure <text:s/>and <text:s/>format <text:s/>of <text:s/>data <text:s/>to ensure that third-party developers are able to efectively port the data (see below).</text:p>
            <text:p/>
          </table:table-cell>
          <table:table-cell table:content-validation-name="val4" table:style-name="ce3"/>
          <table:table-cell table:number-columns-repeated="4" table:style-name="ce3"/>
          <table:table-cell table:number-columns-repeated="16377"/>
        </table:table-row>
        <table:table-row table:style-name="ro8">
          <table:table-cell table:style-name="ce63"/>
          <table:table-cell office:value-type="string" table:style-name="ce3">
            <text:p>Takeout’s safeguards ensure Google’s compliance with the GDPR; Users have to re-authenticate their account (i.e., provide their user <text:s/>credentials) <text:s/>to <text:s/>execute <text:s/>an <text:s/>export, <text:s/>even <text:s/>if <text:s/>they <text:s/>are <text:s/>already <text:s/>signed <text:s/>in The <text:s/>data <text:s/>is <text:s/>encrypted <text:s/>in <text:s/>transit; Users are notiied when exports start and finish. The <text:s/>archive <text:s/>data is only available for a limited amount of time,</text:p>
          </table:table-cell>
          <table:table-cell table:content-validation-name="val4" table:style-name="ce3"/>
          <table:table-cell table:number-columns-repeated="4" table:style-name="ce3"/>
          <table:table-cell table:number-columns-repeated="16377"/>
        </table:table-row>
        <table:table-row table:style-name="ro3">
          <table:table-cell table:style-name="ce63"/>
          <table:table-cell office:value-type="string" table:style-name="ce3">
            <text:p>The <text:s/>Data <text:s/>Portability <text:s/>API <text:s/>includes <text:s/>proportionate <text:s/>safeguards <text:s/>to <text:s/>protect <text:s/>user <text:s/>security <text:s/>and privacy</text:p>
          </table:table-cell>
          <table:table-cell table:content-validation-name="val4" table:style-name="ce3"/>
          <table:table-cell table:number-columns-repeated="4" table:style-name="ce3"/>
          <table:table-cell table:number-columns-repeated="16377"/>
        </table:table-row>
        <table:table-row table:style-name="ro26">
          <table:table-cell table:style-name="ce63"/>
          <table:table-cell office:value-type="string" table:style-name="ce3">
            <text:p>Screening: Google <text:s/>conducts <text:s/>automated <text:s/>checks <text:s/>to <text:s/>ensure <text:s/>that <text:s/>the <text:s/>third-party developer is not a known abusive or ineligible entity; Pre-Veriication. <text:s text:c="2"/>During <text:s/>this <text:s/>phase <text:s/>Google <text:s/>conirms <text:s/>that <text:s/>the developer has submited a complete application. Veriication. <text:s/>Google reviews the application for compliance with all relevant olicies. App <text:s/>Security. <text:s text:c="2"/>Third-party <text:s/>developers <text:s/>requesting <text:s/>API <text:s/>scopes <text:s/>classiied <text:s/>as <text:s/>“restricted” must <text:s/>demonstrate <text:s/>that <text:s/>the <text:s/>app <text:s/>adheres <text:s/>to <text:s/>Cloud <text:s/>Application <text:s/>Security <text:s/>Assessment requirements, including by obtaining a leter of validation from the App Defense Alliance.</text:p>
          </table:table-cell>
          <table:table-cell table:content-validation-name="val4" table:style-name="ce3"/>
          <table:table-cell table:number-columns-repeated="4" table:style-name="ce3"/>
          <table:table-cell table:number-columns-repeated="16377"/>
        </table:table-row>
        <table:table-row table:style-name="ro10">
          <table:table-cell office:value-type="string" table:style-name="ce63">
            <text:p>Booking</text:p>
          </table:table-cell>
          <table:table-cell office:value-type="string" table:style-name="ce3">
            <text:p>Booking.com launched a new Booking.com Data Portability API that</text:p>
            <text:p>enables signed-in travellers to easily transfer data they provided or generated</text:p>
            <text:p>on Booking.com (referred to as “Traveller Data”) to registered third parties. Travellers can download or transfer Traveller Data if collected for the specific</text:p>
            <text:p>traveller, including reservation details, contact information, reviews, settings,</text:p>
            <text:p>search history, and more.</text:p>
          </table:table-cell>
          <table:table-cell office:value-type="string" table:content-validation-name="val4" table:style-name="ce2">
            <text:p>Portable User Data</text:p>
          </table:table-cell>
          <table:table-cell office:value-type="string" table:style-name="ce3">
            <text:p>Data Portability API</text:p>
          </table:table-cell>
          <table:table-cell table:number-columns-repeated="3" table:style-name="ce3"/>
          <table:table-cell table:number-columns-repeated="16377"/>
        </table:table-row>
        <table:table-row table:style-name="ro5">
          <table:table-cell table:style-name="ce63"/>
          <table:table-cell office:value-type="string" table:style-name="ce3">
            <text:p>The API is free of charge and available at any time.</text:p>
          </table:table-cell>
          <table:table-cell office:value-type="string" table:content-validation-name="val4" table:style-name="ce2">
            <text:p>Portable User Data</text:p>
          </table:table-cell>
          <table:table-cell office:value-type="string" table:style-name="ce3">
            <text:p>Data Portability API</text:p>
          </table:table-cell>
          <table:table-cell table:number-columns-repeated="3" table:style-name="ce3"/>
          <table:table-cell table:number-columns-repeated="16377"/>
        </table:table-row>
        <table:table-row table:style-name="ro22">
          <table:table-cell table:style-name="ce63"/>
          <table:table-cell office:value-type="string" table:style-name="ce3">
            <text:p>In addition, travellers can also download Traveller Data on their own devices</text:p>
            <text:p>in a zip folder containing files in JSON format and larger attachments in JPG</text:p>
            <text:p>format (e.g., images uploaded as profile pictures). Depending on the size of</text:p>
            <text:p>the data and the internet speed of the traveller, the download can be instant</text:p>
            <text:p>or may take a few minutes. After downloading the data to their device,</text:p>
            <text:p>travellers can port this data to any third party of their choice.</text:p>
          </table:table-cell>
          <table:table-cell office:value-type="string" table:content-validation-name="val4" table:style-name="ce2">
            <text:p>Portable User Data</text:p>
          </table:table-cell>
          <table:table-cell office:value-type="string" table:style-name="ce3">
            <text:p>Data Portability API</text:p>
          </table:table-cell>
          <table:table-cell table:number-columns-repeated="3" table:style-name="ce3"/>
          <table:table-cell table:number-columns-repeated="16377"/>
        </table:table-row>
        <table:table-row table:style-name="ro3">
          <table:table-cell table:style-name="ce63"/>
          <table:table-cell office:value-type="string" table:style-name="ce3">
            <text:p>travellers can download the data</text:p>
            <text:p>to their device or copy the link.</text:p>
          </table:table-cell>
          <table:table-cell office:value-type="string" table:content-validation-name="val4" table:style-name="ce2">
            <text:p>Portable User Data</text:p>
          </table:table-cell>
          <table:table-cell office:value-type="string" table:style-name="ce3">
            <text:p>Data Portability API</text:p>
          </table:table-cell>
          <table:table-cell table:number-columns-repeated="3" table:style-name="ce3"/>
          <table:table-cell table:number-columns-repeated="16377"/>
        </table:table-row>
        <table:table-row table:style-name="ro2">
          <table:table-cell table:style-name="ce63"/>
          <table:table-cell office:value-type="string" table:style-name="ce3">
            <text:p>Once the traveller has copied the link, they can provide it to a</text:p>
            <text:p>registered third-party online platform.</text:p>
          </table:table-cell>
          <table:table-cell office:value-type="string" table:content-validation-name="val4" table:style-name="ce2">
            <text:p>Portable User Data</text:p>
          </table:table-cell>
          <table:table-cell office:value-type="string" table:style-name="ce3">
            <text:p>Data Portability API</text:p>
          </table:table-cell>
          <table:table-cell table:style-name="ce3"/>
          <table:table-cell table:style-name="ce1"/>
          <table:table-cell table:style-name="ce3"/>
          <table:table-cell table:number-columns-repeated="16377"/>
        </table:table-row>
        <table:table-row table:style-name="ro4">
          <table:table-cell table:style-name="ce63"/>
          <table:table-cell office:value-type="string" table:style-name="ce3">
            <text:p>To protect the traveller’s security,</text:p>
            <text:p>the traveller will authenticate themselves when providing the link through</text:p>
            <text:p>the OAuth login pop-up.</text:p>
          </table:table-cell>
          <table:table-cell office:value-type="string" table:content-validation-name="val4" table:style-name="ce2">
            <text:p>Portable User Data</text:p>
          </table:table-cell>
          <table:table-cell office:value-type="string" table:style-name="ce3">
            <text:p>Data Portability API</text:p>
          </table:table-cell>
          <table:table-cell table:style-name="ce3"/>
          <table:table-cell table:style-name="ce1"/>
          <table:table-cell table:style-name="ce3"/>
          <table:table-cell table:number-columns-repeated="16377"/>
        </table:table-row>
        <table:table-row table:style-name="ro9">
          <table:table-cell table:style-name="ce63"/>
          <table:table-cell office:value-type="string" table:style-name="ce3">
            <text:p>Travellers can then choose whether they want to allow a (a) one-time or</text:p>
            <text:p>(b) continuous data export for a duration of 180 days with data refreshed</text:p>
            <text:p>every 24 hours</text:p>
          </table:table-cell>
          <table:table-cell office:value-type="string" table:content-validation-name="val4" table:style-name="ce2">
            <text:p>Portable User Data</text:p>
          </table:table-cell>
          <table:table-cell office:value-type="string" table:style-name="ce3">
            <text:p>Data Portability API</text:p>
          </table:table-cell>
          <table:table-cell table:number-columns-repeated="3" table:style-name="ce3"/>
          <table:table-cell table:number-columns-repeated="16377"/>
        </table:table-row>
        <table:table-row table:style-name="ro9">
          <table:table-cell table:style-name="ce63"/>
          <table:table-cell office:value-type="string" table:style-name="ce3">
            <text:p>This preferences menu can be developed by the</text:p>
            <text:p>registered third party based on documentation published on the Booking.</text:p>
            <text:p>com webpage for developers (referred to as the “Developers Portal”).</text:p>
          </table:table-cell>
          <table:table-cell office:value-type="string" table:content-validation-name="val4" table:style-name="ce2">
            <text:p>Portable User Data</text:p>
          </table:table-cell>
          <table:table-cell office:value-type="string" table:style-name="ce3">
            <text:p>Data Portability API</text:p>
          </table:table-cell>
          <table:table-cell table:style-name="ce3"/>
          <table:table-cell table:style-name="ce1"/>
          <table:table-cell table:style-name="ce3"/>
          <table:table-cell table:number-columns-repeated="16377"/>
        </table:table-row>
        <table:table-row table:style-name="ro9">
          <table:table-cell table:style-name="ce63"/>
          <table:table-cell office:value-type="string" table:style-name="ce3">
            <text:p>Travellers remain in control of their data and can revoke access of the thirdparty</text:p>
            <text:p>platform to the shared Traveller Data in the “Security” section of the</text:p>
            <text:p>account settings on the Booking.com website or app</text:p>
          </table:table-cell>
          <table:table-cell office:value-type="string" table:content-validation-name="val4" table:style-name="ce2">
            <text:p>Portable User Data</text:p>
          </table:table-cell>
          <table:table-cell office:value-type="string" table:style-name="ce3">
            <text:p>Data Portability API</text:p>
          </table:table-cell>
          <table:table-cell table:number-columns-repeated="3" table:style-name="ce3"/>
          <table:table-cell table:number-columns-repeated="16377"/>
        </table:table-row>
        <table:table-row table:style-name="ro4">
          <table:table-cell table:style-name="ce63"/>
          <table:table-cell office:value-type="string" table:style-name="ce3">
            <text:p>Third parties are able to integrate with the Data Portability API by following a</text:p>
            <text:p>simple registration process explained in detail on the Developers Portal</text:p>
          </table:table-cell>
          <table:table-cell office:value-type="string" table:content-validation-name="val4" table:style-name="ce2">
            <text:p>Portable User Data</text:p>
          </table:table-cell>
          <table:table-cell office:value-type="string" table:style-name="ce3">
            <text:p>Data Portability API</text:p>
          </table:table-cell>
          <table:table-cell table:number-columns-repeated="3" table:style-name="ce3"/>
          <table:table-cell table:number-columns-repeated="16377"/>
        </table:table-row>
        <table:table-row table:style-name="ro11">
          <table:table-cell office:value-type="string" table:style-name="ce63">
            <text:p>Meta</text:p>
          </table:table-cell>
          <table:table-cell office:value-type="string" table:style-name="ce3">
            <text:p>Meta <text:s/>provides <text:s/>end <text:s/>users <text:s/>on <text:s/>Facebook <text:s/>(including <text:s/>Facebook <text:s/>Messenger <text:s/>and Facebook <text:s/>Marketplace) <text:s/>and <text:s/>Instagram <text:s/>with <text:s/>access <text:s/>to <text:s/>advanced <text:s/>download <text:s/>and portability tools, namely: Download <text:s/>Your <text:s/>Information <text:s/>(“DYI”), <text:s/>which <text:s/>enables <text:s/>end <text:s/>users <text:s/>to <text:s/>download <text:s/>a</text:p>
            <text:p>copy of their information at any time. End users can choose to receive their data</text:p>
            <text:p>in either a machine readable (JSON) or easy-to-view (HTML) format.</text:p>
          </table:table-cell>
          <table:table-cell office:value-type="string" table:content-validation-name="val4" table:style-name="ce2">
            <text:p>Portable User Data</text:p>
          </table:table-cell>
          <table:table-cell office:value-type="string" table:style-name="ce3">
            <text:p>Offer Export to Common Format;</text:p>
          </table:table-cell>
          <table:table-cell table:number-columns-repeated="3" table:style-name="ce3"/>
          <table:table-cell table:number-columns-repeated="16377"/>
        </table:table-row>
        <table:table-row table:style-name="ro7">
          <table:table-cell table:style-name="ce63"/>
          <table:table-cell office:value-type="string" table:style-name="ce3">
            <text:p>Transfer <text:s/>Your <text:s/>Information <text:s/>(“TYI”), <text:s/>which <text:s/>enables <text:s/>end <text:s/>users <text:s/>to <text:s/>directly <text:s/>port <text:s/>a copy <text:s/>of <text:s/>their <text:s/>photos, <text:s/>videos, <text:s/>posts, <text:s/>notes, <text:s/>or <text:s/>events <text:s/>to <text:s/>a <text:s/>number <text:s/>of <text:s/>recipient third-party <text:s/>services. <text:s/>Meta currently offers ten third-party destinations to which users <text:s/>can <text:s/>directly <text:s/>transfer <text:s/>their <text:s/>data: <text:s/>Google <text:s/>Photos, <text:s/>Dropbox, <text:s/>WordPress, Koofr, <text:s/>Photobucket, <text:s/>Backblaze <text:s/>B2, <text:s/>Google <text:s/>Docs, <text:s/>Google <text:s/>Calendar, <text:s/>Daybook, and Blogger.23</text:p>
          </table:table-cell>
          <table:table-cell office:value-type="string" table:content-validation-name="val4" table:style-name="ce2">
            <text:p>Portable User Data</text:p>
          </table:table-cell>
          <table:table-cell office:value-type="string" table:style-name="ce3">
            <text:p>Transfer Data to registerd third-parties.</text:p>
          </table:table-cell>
          <table:table-cell table:number-columns-repeated="3" table:style-name="ce3"/>
          <table:table-cell table:number-columns-repeated="16377"/>
        </table:table-row>
        <table:table-row table:style-name="ro6">
          <table:table-cell table:style-name="ce63"/>
          <table:table-cell office:value-type="string" table:style-name="ce3">
            <text:p>DYI <text:s/>now <text:s/>enables <text:s/>all <text:s/>data available for download to be transferred directly to third-party storage destinations like <text:s/>Dropbox. <text:s/>In <text:s/>addition, <text:s/>users have the capability to implement regular, automatic recurring <text:s/>transfers <text:s/>for <text:s/>both <text:s/>DYI <text:s/>and <text:s/>TYI <text:s/>at <text:s/>their <text:s/>chosen <text:s/>frequency <text:s/>(daily, <text:s/>monthly, yearly) and duration.</text:p>
          </table:table-cell>
          <table:table-cell office:value-type="string" table:content-validation-name="val4" table:style-name="ce2">
            <text:p>Portable User Data</text:p>
          </table:table-cell>
          <table:table-cell office:value-type="string" table:style-name="ce3">
            <text:p>Offer Export to third-party storage provider</text:p>
          </table:table-cell>
          <table:table-cell table:number-columns-repeated="3" table:style-name="ce3"/>
          <table:table-cell table:number-columns-repeated="16377"/>
        </table:table-row>
        <table:table-row table:style-name="ro2">
          <table:table-cell table:style-name="ce63"/>
          <table:table-cell office:value-type="string" table:style-name="ce3">
            <text:p>Third <text:s/>parties <text:s/>that <text:s/>wish <text:s/>to <text:s/>integrate <text:s/>with <text:s/>DYI <text:s/>or <text:s/>TYI <text:s/>can <text:s/>get <text:s/>further information via Meta’s dedicated landing page, which hosts a variety of resources.</text:p>
          </table:table-cell>
          <table:table-cell office:value-type="string" table:content-validation-name="val4" table:style-name="ce2">
            <text:p>Portable User Data</text:p>
          </table:table-cell>
          <table:table-cell office:value-type="string" table:style-name="ce3">
            <text:p>Transfer Data to registerd third-parties.</text:p>
          </table:table-cell>
          <table:table-cell table:number-columns-repeated="3" table:style-name="ce3"/>
          <table:table-cell table:number-columns-repeated="16377"/>
        </table:table-row>
        <table:table-row table:style-name="ro9">
          <table:table-cell table:style-name="ce63"/>
          <table:table-cell office:value-type="string" table:style-name="ce3">
            <text:p>download <text:s/>and <text:s/>portability <text:s/>tools <text:s/>Request <text:s/>Account <text:s/>Information <text:s/>(“RAI”) and Request Channel <text:s/>Report <text:s/>(“RCR”), <text:s/>which <text:s/>respectively <text:s/>enable <text:s/>end <text:s/>users <text:s/>to <text:s/>export <text:s/>their WhatsApp <text:s/>account <text:s/>information <text:s/>and <text:s/>settings, <text:s/>and <text:s/>their <text:s/>activity <text:s/>on <text:s/>and <text:s/>use <text:s/>of WhatsApp Channels.</text:p>
          </table:table-cell>
          <table:table-cell office:value-type="string" table:content-validation-name="val4" table:style-name="ce2">
            <text:p>Portable User Data</text:p>
          </table:table-cell>
          <table:table-cell office:value-type="string" table:style-name="ce3">
            <text:p>Offer Export;</text:p>
          </table:table-cell>
          <table:table-cell table:number-columns-repeated="3" table:style-name="ce3"/>
          <table:table-cell table:number-columns-repeated="16377"/>
        </table:table-row>
        <table:table-row table:style-name="ro2">
          <table:table-cell table:style-name="ce63"/>
          <table:table-cell office:value-type="string" table:style-name="ce3">
            <text:p>Meta <text:s/>has <text:s/>introduced <text:s/>the capability <text:s/>to <text:s/>implement <text:s/>regular, <text:s/>automatic <text:s/>recurring <text:s/>transfers <text:s/>for <text:s/>both <text:s/>RAI <text:s/>and RCR.</text:p>
          </table:table-cell>
          <table:table-cell table:content-validation-name="val4" table:style-name="ce2"/>
          <table:table-cell table:number-columns-repeated="4" table:style-name="ce3"/>
          <table:table-cell table:number-columns-repeated="16377"/>
        </table:table-row>
        <table:table-row table:style-name="ro6">
          <table:table-cell office:value-type="string" table:style-name="ce63">
            <text:p>Apple</text:p>
          </table:table-cell>
          <table:table-cell office:value-type="string" table:style-name="ce3">
            <text:p>Apple <text:s/>provides <text:s/>the <text:s/>data <text:s/>access <text:s/>and <text:s/>data <text:s/>portability <text:s/>features <text:s/>available through <text:s/>its <text:s/>Data <text:s/>and <text:s/>Privacy <text:s/>Page, <text:s/>including <text:s/>continuous <text:s/>and <text:s/>real-time access <text:s/>to <text:s/>the <text:s/>relevant <text:s/>data <text:s/>through <text:s/>scheduled <text:s/>downloads <text:s/>as <text:s/>well <text:s/>as <text:s/>the option <text:s/>to <text:s/>have <text:s/>in-scope <text:s/>data <text:s/>transferred <text:s/>to <text:s/>and <text:s/>used <text:s/>by <text:s/>authorized <text:s/>third parties.</text:p>
          </table:table-cell>
          <table:table-cell office:value-type="string" table:content-validation-name="val4" table:style-name="ce3">
            <text:p>Portable User Data</text:p>
          </table:table-cell>
          <table:table-cell office:value-type="string" table:style-name="ce3">
            <text:p>Scheduled Data Downloads;<text:s/></text:p>
          </table:table-cell>
          <table:table-cell table:style-name="ce1"/>
          <table:table-cell table:number-columns-repeated="2" table:style-name="ce3"/>
          <table:table-cell table:number-columns-repeated="16377"/>
        </table:table-row>
        <table:table-row table:style-name="ro4">
          <table:table-cell table:style-name="ce63"/>
          <table:table-cell office:value-type="string" table:style-name="ce3">
            <text:p>Users have the ability to consent to exporting their data to authorized third parties <text:s/>including <text:s/>authorized <text:s/>alternative <text:s/>app <text:s/>marketplaces <text:s/>and <text:s/>developers. This gives users more control over the data Apple collects and uses.</text:p>
          </table:table-cell>
          <table:table-cell office:value-type="string" table:content-validation-name="val4" table:style-name="ce3">
            <text:p>Portable User Data</text:p>
          </table:table-cell>
          <table:table-cell office:value-type="string" table:style-name="ce3">
            <text:p>Data Transfer to Authorised Third-Parties</text:p>
          </table:table-cell>
          <table:table-cell table:number-columns-repeated="3" table:style-name="ce3"/>
          <table:table-cell table:number-columns-repeated="16377"/>
        </table:table-row>
        <table:table-row table:style-name="ro8">
          <table:table-cell table:style-name="ce63"/>
          <table:table-cell office:value-type="string" table:style-name="ce3">
            <text:p>Apple <text:s/>is <text:s/>in <text:s/>addition <text:s/>developing <text:s/>a <text:s/>device <text:s/>switching <text:s/>solution <text:s/>that <text:s/>helps mobile <text:s/>operating <text:s/>system <text:s/>providers <text:s/>to <text:s/>develop <text:s/>more <text:s/>user-friendly <text:s/>solutions to transfer data from an iPhone to an non-Apple phone, and has developed a <text:s/>browser <text:s/>switching <text:s/>solution <text:s/>for <text:s/>exporting <text:s/>and <text:s/>importing <text:s/>relevant <text:s/>browser data into another browser on the same device.</text:p>
          </table:table-cell>
          <table:table-cell office:value-type="string" table:content-validation-name="val4" table:style-name="ce3">
            <text:p>Portable User Data</text:p>
          </table:table-cell>
          <table:table-cell office:value-type="string" table:style-name="ce3">
            <text:p>Switching Tool</text:p>
          </table:table-cell>
          <table:table-cell table:number-columns-repeated="3" table:style-name="ce3"/>
          <table:table-cell table:number-columns-repeated="16377"/>
        </table:table-row>
        <table:table-row table:style-name="ro2">
          <table:table-cell table:style-name="ce63"/>
          <table:table-cell office:value-type="string" table:style-name="ce3">
            <text:p>They have the option to request access to individual categories of data, or request access to all data by clicking on the “select all” button</text:p>
          </table:table-cell>
          <table:table-cell office:value-type="string" table:content-validation-name="val4" table:style-name="ce3">
            <text:p>Portable User Data</text:p>
          </table:table-cell>
          <table:table-cell office:value-type="string" table:style-name="ce3">
            <text:p>Data Requests</text:p>
          </table:table-cell>
          <table:table-cell table:number-columns-repeated="3" table:style-name="ce3"/>
          <table:table-cell table:number-columns-repeated="16377"/>
        </table:table-row>
        <table:table-row table:style-name="ro10">
          <table:table-cell table:style-name="ce63"/>
          <table:table-cell office:value-type="string" table:style-name="ce3">
            <text:p>Once <text:s/>a <text:s/>user <text:s/>has <text:s/>submitted <text:s/>a <text:s/>request, Apple <text:s/>performs <text:s/>a <text:s/>security <text:s/>check <text:s/>to <text:s/>ensure that the request is not of a fraudulent nature, e.g., with a view to committing identity theft <text:s/>and <text:s/>prepares <text:s/>a <text:s/>file <text:s/>containing <text:s/>the <text:s/>user’s <text:s/>personal <text:s/>data. <text:s/>Once <text:s/>the <text:s/>security check is complete, the personal data which the end user requested is prepared and made available for download. If end users wish to receive access to their data on a regular <text:s/>basis, <text:s/>they <text:s/>have <text:s/>to <text:s/>renew <text:s/>their <text:s/>request, <text:s/>triggering <text:s/>a <text:s/>new <text:s/>data <text:s/>preparation process.</text:p>
          </table:table-cell>
          <table:table-cell office:value-type="string" table:content-validation-name="val4" table:style-name="ce3">
            <text:p>Portable User Data</text:p>
          </table:table-cell>
          <table:table-cell office:value-type="string" table:style-name="ce3">
            <text:p>Data File Requests</text:p>
          </table:table-cell>
          <table:table-cell table:number-columns-repeated="3" table:style-name="ce3"/>
          <table:table-cell table:number-columns-repeated="16377"/>
        </table:table-row>
        <table:table-row table:style-name="ro4">
          <table:table-cell table:style-name="ce63"/>
          <table:table-cell office:value-type="string" table:style-name="ce3">
            <text:p>on-device <text:s/>data <text:s/>which <text:s/>is <text:s/>not <text:s/>accessible <text:s/>to <text:s/>any <text:s/>third <text:s/>party, <text:s/>including Apple, and which is not controlled by Apple, is not provided to end users via Apple's Data and Privacy Page.</text:p>
          </table:table-cell>
          <table:table-cell table:content-validation-name="val4" table:style-name="ce3"/>
          <table:table-cell table:number-columns-repeated="4" table:style-name="ce3"/>
          <table:table-cell table:number-columns-repeated="16377"/>
        </table:table-row>
        <table:table-row table:style-name="ro3">
          <table:table-cell table:style-name="ce63"/>
          <table:table-cell office:value-type="string" table:style-name="ce3">
            <text:p>The data in scope of Art. 6(9) DMA is provided in .json and .csv formats.</text:p>
          </table:table-cell>
          <table:table-cell office:value-type="string" table:content-validation-name="val4" table:style-name="ce3">
            <text:p>Portable User Data</text:p>
          </table:table-cell>
          <table:table-cell office:value-type="string" table:style-name="ce3">
            <text:p>Export in machine readable data</text:p>
          </table:table-cell>
          <table:table-cell table:number-columns-repeated="3" table:style-name="ce3"/>
          <table:table-cell table:number-columns-repeated="16377"/>
        </table:table-row>
        <table:table-row table:style-name="ro6">
          <table:table-cell table:style-name="ce63"/>
          <table:table-cell office:value-type="string" table:style-name="ce3">
            <text:p>In addition, through the Data and Privacy Page, users can also select the “Transfer a copy of your data” option, to directly transfer all of their photos and videos which they store on iCloud to Google Photos or to directly transfer playlists in their Apple Music account to their Google account on Google’s YouTube Music service.</text:p>
          </table:table-cell>
          <table:table-cell office:value-type="string" table:content-validation-name="val4" table:style-name="ce3">
            <text:p>Portable User Data</text:p>
          </table:table-cell>
          <table:table-cell office:value-type="string" table:style-name="ce3">
            <text:p>Transfer to authorised third-parties</text:p>
          </table:table-cell>
          <table:table-cell table:number-columns-repeated="3" table:style-name="ce3"/>
          <table:table-cell table:number-columns-repeated="16377"/>
        </table:table-row>
        <table:table-row table:style-name="ro4">
          <table:table-cell table:style-name="ce63"/>
          <table:table-cell office:value-type="string" table:style-name="ce3">
            <text:p>End <text:s/>users <text:s/>can initiate the transfer of their data either through Apple’s Data and Privacy Page or via an <text:s/>authorized <text:s/>third <text:s/>party’s <text:s/>interface <text:s/>(where <text:s/>the <text:s/>third <text:s/>party <text:s/>provides <text:s/>for <text:s/>such <text:s/>an option).</text:p>
          </table:table-cell>
          <table:table-cell table:content-validation-name="val4" table:style-name="ce3"/>
          <table:table-cell table:number-columns-repeated="4" table:style-name="ce3"/>
          <table:table-cell table:number-columns-repeated="16377"/>
        </table:table-row>
        <table:table-row table:style-name="ro11">
          <table:table-cell table:style-name="ce63"/>
          <table:table-cell office:value-type="string" table:style-name="ce3">
            <text:p>Through daily or weekly scheduled downloads (depending on the preference of the user), Apple ensures that data provided corresponds to the data available to Apple at <text:s/>the <text:s/>time <text:s/>of <text:s/>a <text:s/>user’s <text:s/>request. <text:s/>Therefore, <text:s/>any <text:s/>updates <text:s/>or <text:s/>alterations <text:s/>to <text:s/>an <text:s/>end user’s data in Apple’s systems will be shared without unreasonable delay. Apple has chosen <text:s/>these <text:s/>intervals <text:s/>because, <text:s/>generally, <text:s/>an <text:s/>end <text:s/>user’s <text:s/>account <text:s/>will <text:s/>show <text:s/>no significant engagement over the course of a 24-hour period.</text:p>
          </table:table-cell>
          <table:table-cell table:content-validation-name="val4" table:style-name="ce3"/>
          <table:table-cell office:value-type="string" table:style-name="ce3">
            <text:p>Data File Requests</text:p>
          </table:table-cell>
          <table:table-cell table:number-columns-repeated="3" table:style-name="ce3"/>
          <table:table-cell table:number-columns-repeated="16377"/>
        </table:table-row>
        <table:table-row table:style-name="ro26">
          <table:table-cell table:style-name="ce63"/>
          <table:table-cell office:value-type="string" table:style-name="ce3">
            <text:p>End <text:s/>users <text:s/>can <text:s/>schedule <text:s/>daily <text:s/>downloads <text:s/>of <text:s/>their <text:s/>relevant <text:s/>CPS <text:s/>data <text:s/>for <text:s/>thirty <text:s/>days or <text:s/>weekly <text:s/>downloads <text:s/>for <text:s/>one <text:s/>hundred <text:s/>and <text:s/>eighty <text:s/>days <text:s/>following <text:s/>an <text:s/>initial <text:s/>check. These <text:s/>time <text:s/>limits <text:s/>ensure <text:s/>that <text:s/>personal <text:s/>data <text:s/>is <text:s/>not <text:s/>continuously <text:s/>transferred <text:s/>to <text:s/>the user <text:s/>(or <text:s/>any <text:s/>authorized <text:s/>third-party) <text:s/>for <text:s/>an <text:s/>unlimited <text:s/>time <text:s/>period, <text:s/>for <text:s/>example <text:s/>in instances <text:s/>where <text:s/>users <text:s/>have <text:s/>(i) <text:s/>forgotten <text:s/>that <text:s/>they <text:s/>have <text:s/>initiated <text:s/>a <text:s/>continuous <text:s/>data transfer or (ii) do not take the action to log in via Apple’s Data and Privacy Page to alter the data transfer they have previously requested.</text:p>
          </table:table-cell>
          <table:table-cell table:content-validation-name="val4" table:style-name="ce3"/>
          <table:table-cell table:number-columns-repeated="4" table:style-name="ce3"/>
          <table:table-cell table:number-columns-repeated="16377"/>
        </table:table-row>
        <table:table-row table:style-name="ro27">
          <table:table-cell table:style-name="ce63"/>
          <table:table-cell office:value-type="string" table:style-name="ce3">
            <text:p>Apple <text:s/>is <text:s/>highly <text:s/>cognisant <text:s/>that <text:s/>providing <text:s/>potentially <text:s/>sensitive <text:s/>user <text:s/>data <text:s/>to <text:s/>a <text:s/>broad audience <text:s/>of <text:s/>potential <text:s/>recipients, <text:s/>on <text:s/>an <text:s/>ongoing <text:s/>basis, <text:s/>comes <text:s/>with <text:s/>inherent <text:s/>risks from <text:s/>both <text:s/>a <text:s/>privacy <text:s/>and <text:s/>a <text:s/>broader <text:s/>security <text:s/>perspective. <text:s/>Apple, <text:s/>in <text:s/>developing <text:s/>its approach <text:s/>to <text:s/>data <text:s/>access <text:s/>under <text:s/>the <text:s/>DMA, <text:s/>has <text:s/>carefully <text:s/>considered <text:s/>both <text:s/>the <text:s/>known security <text:s/>and <text:s/>privacy <text:s/>risks <text:s/>and <text:s/>how <text:s/>these <text:s/>are <text:s/>currently <text:s/>tackled <text:s/>in <text:s/>the <text:s/>context <text:s/>of Apple’s <text:s/>data <text:s/>sharing <text:s/>capabilities, <text:s/>but <text:s/>also <text:s/>potential <text:s/>additional <text:s/>risks <text:s/>which <text:s/>may <text:s/>be introduced <text:s/>through <text:s/>the <text:s/>DMA’s <text:s/>data <text:s/>access <text:s/>requirements. <text:s/>This <text:s/>applies <text:s/>in <text:s/>particular with regard to providing user data to authorized third parties. Data brokers and even fraudsters are constantly evolving strategies to harvest data to match data points to individual users.</text:p>
          </table:table-cell>
          <table:table-cell table:content-validation-name="val4" table:style-name="ce3"/>
          <table:table-cell office:value-type="string" table:style-name="ce3">
            <text:p>Transfer to authorised third-parties</text:p>
          </table:table-cell>
          <table:table-cell table:number-columns-repeated="3" table:style-name="ce3"/>
          <table:table-cell table:number-columns-repeated="16377"/>
        </table:table-row>
        <table:table-row table:style-name="ro23">
          <table:table-cell table:style-name="ce63"/>
          <table:table-cell office:value-type="string" table:style-name="ce3">
            <text:p>Apple <text:s/>has <text:s/>addressed <text:s/>those <text:s/>risks <text:s/>by <text:s/>(i) <text:s/>implementing <text:s/>a <text:s/>robust <text:s/>user <text:s/>authentication and authorization mechanism which ensures that the data transfer has indeed been authorized by the end user the relevant data is associated with, and (ii) requiring a self assessment process aimed at excluding third parties in instances in which there is <text:s/>a <text:s/>high <text:s/>risk <text:s/>that <text:s/>the <text:s/>relevant <text:s/>data <text:s/>would <text:s/>be <text:s/>used <text:s/>to <text:s/>the <text:s/>detriment <text:s/>of <text:s/>the <text:s/>relevant user. Specifically, these measures aim to exclude third parties that intend to request portability of personal data through Apple’s APIs for the sake of selling or licensing such <text:s/>personal <text:s/>data <text:s/>to <text:s/>third <text:s/>parties <text:s/>with <text:s/>whom <text:s/>the <text:s/>respective <text:s/>end <text:s/>users <text:s/>have <text:s/>no relation.</text:p>
          </table:table-cell>
          <table:table-cell office:value-type="string" table:content-validation-name="val4" table:style-name="ce3">
            <text:p>Portable User Data</text:p>
          </table:table-cell>
          <table:table-cell office:value-type="string" table:style-name="ce3">
            <text:p>Transfer to authorised third-parties</text:p>
          </table:table-cell>
          <table:table-cell table:number-columns-repeated="3" table:style-name="ce3"/>
          <table:table-cell table:number-columns-repeated="16377"/>
        </table:table-row>
        <table:table-row table:style-name="ro22">
          <table:table-cell table:style-name="ce63"/>
          <table:table-cell office:value-type="string" table:style-name="ce3">
            <text:p>When <text:s/>a <text:s/>user <text:s/>navigates <text:s/>to <text:s/>a relevant <text:s/>third <text:s/>party’s <text:s/>website <text:s/>or <text:s/>uses <text:s/>a <text:s/>third-party <text:s/>app, <text:s/>they <text:s/>can <text:s/>request <text:s/>portability of <text:s/>their Apple <text:s/>CPS <text:s/>data <text:s/>via <text:s/>the <text:s/>third <text:s/>party’s <text:s/>user <text:s/>interface. <text:s/>In <text:s/>order <text:s/>to <text:s/>ensure <text:s/>the third party is indeed duly authorized by the end user, the end user is re-directed to Apple <text:s/>via <text:s/>a <text:s/>frame <text:s/>(i.e. <text:s/>without <text:s/>having <text:s/>to <text:s/>leave <text:s/>the <text:s/>third-party <text:s/>app <text:s/>or <text:s/>service <text:s/>from which <text:s/>they <text:s/>initiate <text:s/>the <text:s/>data <text:s/>transfer), <text:s/>where <text:s/>the <text:s/>end <text:s/>user <text:s/>is <text:s/>asked <text:s/>to <text:s/>authenticate themselves <text:s/>through <text:s/>their <text:s/>Apple <text:s/>Account, <text:s/>formerly <text:s/>Apple <text:s/>ID. <text:s/>This <text:s/>step, <text:s/>which <text:s/>is enabled <text:s/>using <text:s/>the <text:s/>OAuth <text:s/>standard, <text:s/>allows <text:s/>the <text:s/>integration <text:s/>of <text:s/>a <text:s/>two <text:s/>factor authentication.</text:p>
          </table:table-cell>
          <table:table-cell office:value-type="string" table:content-validation-name="val4" table:style-name="ce3">
            <text:p>Portable User Data</text:p>
          </table:table-cell>
          <table:table-cell office:value-type="string" table:style-name="ce3">
            <text:p>Data Transfer API with User Authorisation</text:p>
          </table:table-cell>
          <table:table-cell table:number-columns-repeated="3" table:style-name="ce3"/>
          <table:table-cell table:number-columns-repeated="16377"/>
        </table:table-row>
        <table:table-row table:style-name="ro9">
          <table:table-cell table:style-name="ce63"/>
          <table:table-cell office:value-type="string" table:style-name="ce3">
            <text:p>Once <text:s/>the <text:s/>authentication <text:s/>and <text:s/>authorization <text:s/>steps <text:s/>are <text:s/>complete, <text:s/>the <text:s/>third <text:s/>party receives <text:s/>access <text:s/>tokens <text:s/>from <text:s/>Apple, <text:s/>allowing <text:s/>them <text:s/>to <text:s/>continuously <text:s/>pull <text:s/>the <text:s/>end user’s personal data from Apple at the same frequency that applies to downloads to the end user.</text:p>
          </table:table-cell>
          <table:table-cell office:value-type="string" table:content-validation-name="val4" table:style-name="ce3">
            <text:p>Portable User Data</text:p>
          </table:table-cell>
          <table:table-cell office:value-type="string" table:style-name="ce3">
            <text:p>Data Transfer API with User Authorisation</text:p>
          </table:table-cell>
          <table:table-cell table:number-columns-repeated="3" table:style-name="ce3"/>
          <table:table-cell table:number-columns-repeated="16377"/>
        </table:table-row>
        <table:table-row table:style-name="ro9">
          <table:table-cell table:style-name="ce63"/>
          <table:table-cell office:value-type="string" table:style-name="ce3">
            <text:p>Via Apple’s Data and Privacy Page, Users to cancel an ongoing transfer at any time before it is delivered. Users are also able to review and revoke the portability of their data to third parties. To this end, Apple has introduced the user interface shown in Figure 4.</text:p>
          </table:table-cell>
          <table:table-cell office:value-type="string" table:content-validation-name="val4" table:style-name="ce3">
            <text:p>Portable User Data</text:p>
          </table:table-cell>
          <table:table-cell office:value-type="string" table:style-name="ce3">
            <text:p>Data Portability Dashboard</text:p>
          </table:table-cell>
          <table:table-cell table:number-columns-repeated="3" table:style-name="ce3"/>
          <table:table-cell table:number-columns-repeated="16377"/>
        </table:table-row>
        <table:table-row table:style-name="ro26">
          <table:table-cell table:style-name="ce63"/>
          <table:table-cell office:value-type="string" table:style-name="ce3">
            <text:p>Third parties requesting portability of end user data under Art. 6(9) DMA have to go through <text:s/>Apple’s <text:s/>third-party <text:s/>enrollment <text:s/>process <text:s/>which <text:s/>is <text:s/>comprised <text:s/>of <text:s/>three <text:s/>key elements: <text:s/>(i) <text:s/>a <text:s/>questionnaire <text:s/>which <text:s/>all <text:s/>third <text:s/>parties <text:s/>must <text:s/>answer, <text:s/>(ii) <text:s/>a <text:s/>review <text:s/>for requests where third parties have indicated in the questionnaire that they either are or have been subject to a relevant investigation or final court decision, or intend to sell <text:s/>or <text:s/>license <text:s/>the <text:s/>personal <text:s/>data <text:s/>which <text:s/>they <text:s/>receive <text:s/>through <text:s/>Apple’s <text:s/>relevant <text:s/>API and (iii) a complaint mechanism for denied requests.</text:p>
          </table:table-cell>
          <table:table-cell office:value-type="string" table:content-validation-name="val4" table:style-name="ce3">
            <text:p>Portable User Data</text:p>
          </table:table-cell>
          <table:table-cell office:value-type="string" table:style-name="ce3">
            <text:p>Data Transfer API with User Authorisation</text:p>
          </table:table-cell>
          <table:table-cell table:number-columns-repeated="3" table:style-name="ce3"/>
          <table:table-cell table:number-columns-repeated="16377"/>
        </table:table-row>
        <table:table-row table:style-name="ro10">
          <table:table-cell table:style-name="ce63"/>
          <table:table-cell office:value-type="string" table:style-name="ce3">
            <text:p>Apple is developing a device switching solution that will help the providers of other handset <text:s/>and <text:s/>tablet <text:s/>OSs <text:s/>to <text:s/>develop <text:s/>additional <text:s/>user-friendly <text:s/>solutions <text:s/>to <text:s/>securely transfer <text:s/>all <text:s/>envisaged <text:s/>data <text:s/>from <text:s/>iOS <text:s/>and <text:s/>iPadOS <text:s/>to <text:s/>another <text:s/>OS. <text:s/>However, <text:s/>such <text:s/>a solution requires working with other OS providers and accordingly is dependent on such <text:s/>work <text:s/>progressing <text:s/>in <text:s/>a <text:s/>consistent <text:s/>manner. <text:s/>This <text:s/>is <text:s/>a <text:s/>complex <text:s/>undertaking <text:s/>that Apple <text:s/>will <text:s/>seek <text:s/>to <text:s/>ensure <text:s/>is <text:s/>as <text:s/>user <text:s/>friendly <text:s/>and <text:s/>secure <text:s/>as <text:s/>possible. <text:s/>The <text:s/>solution cannot be implemented at the cost of security.</text:p>
          </table:table-cell>
          <table:table-cell office:value-type="string" table:content-validation-name="val4" table:style-name="ce3">
            <text:p>Portable User Data</text:p>
          </table:table-cell>
          <table:table-cell office:value-type="string" table:style-name="ce3">
            <text:p>Switching Tool</text:p>
          </table:table-cell>
          <table:table-cell table:number-columns-repeated="3" table:style-name="ce3"/>
          <table:table-cell table:number-columns-repeated="16377"/>
        </table:table-row>
        <table:table-row table:style-name="ro2">
          <table:table-cell table:style-name="ce63"/>
          <table:table-cell office:value-type="string" table:style-name="ce3">
            <text:p>Apple <text:s/>has <text:s/>developed <text:s/>a <text:s/>solution <text:s/>for <text:s/>exporting <text:s/>and <text:s/>importing <text:s/>data <text:s/>into <text:s/>another browser on the same device on iOS and iPadOS.</text:p>
          </table:table-cell>
          <table:table-cell office:value-type="string" table:content-validation-name="val4" table:style-name="ce3">
            <text:p>Portable User Data</text:p>
          </table:table-cell>
          <table:table-cell office:value-type="string" table:style-name="ce3">
            <text:p>Switching Tool</text:p>
          </table:table-cell>
          <table:table-cell table:number-columns-repeated="3" table:style-name="ce3"/>
          <table:table-cell table:number-columns-repeated="16377"/>
        </table:table-row>
        <table:table-row table:style-name="ro10">
          <table:table-cell table:style-name="ce63"/>
          <table:table-cell office:value-type="string" table:style-name="ce3">
            <text:p>The <text:s/>first <text:s/>API <text:s/>enables <text:s/>authorized <text:s/>third <text:s/>parties <text:s/>who <text:s/>provide <text:s/>their <text:s/>users <text:s/>with <text:s/>the option to import certain Apple data to their service or platform, to link the account the <text:s/>user <text:s/>has <text:s/>on <text:s/>their <text:s/>service <text:s/>or <text:s/>platform <text:s/>with <text:s/>that <text:s/>user’s <text:s/>Apple <text:s/>account <text:s/>by invoking Apple’s <text:s/>OAuth, <text:s/>i.e. <text:s/>an <text:s/>open <text:s/>industry-standard, APIs. <text:s/>This <text:s/>allows <text:s/>them to <text:s/>authenticate <text:s/>the <text:s/>user <text:s/>and <text:s/>to <text:s/>request <text:s/>portability <text:s/>of <text:s/>the <text:s/>user’s <text:s/>Apple <text:s/>data <text:s/>on behalf <text:s/>of <text:s/>the <text:s/>user, <text:s/>i.e. <text:s/>it <text:s/>provides <text:s/>the <text:s/>third <text:s/>party <text:s/>with <text:s/>the <text:s/>required <text:s/>tokens <text:s/>for portability.</text:p>
          </table:table-cell>
          <table:table-cell office:value-type="string" table:content-validation-name="val4" table:style-name="ce3">
            <text:p>Portable User Data</text:p>
          </table:table-cell>
          <table:table-cell office:value-type="string" table:style-name="ce3">
            <text:p>Data Transfer API with User Authorisation</text:p>
          </table:table-cell>
          <table:table-cell table:number-columns-repeated="3" table:style-name="ce3"/>
          <table:table-cell table:number-columns-repeated="16377"/>
        </table:table-row>
        <table:table-row table:style-name="ro10">
          <table:table-cell table:style-name="ce63"/>
          <table:table-cell office:value-type="string" table:style-name="ce3">
            <text:p>The <text:s/>second API <text:s/>is <text:s/>essentially <text:s/>a <text:s/>DMA <text:s/>transfer <text:s/>specific API. <text:s/>It <text:s/>enables <text:s/>the <text:s/>third party <text:s/>to <text:s/>place <text:s/>a <text:s/>recurring <text:s/>or <text:s/>one-time <text:s/>request <text:s/>for <text:s/>transferring <text:s/>data <text:s/>from <text:s/>the user’s Apple account to the user’s linked third-party account. It also allows third parties <text:s/>to <text:s/>resubmit <text:s/>a <text:s/>data <text:s/>portability <text:s/>request, <text:s/>to <text:s/>fetch <text:s/>the <text:s/>relevant <text:s/>data <text:s/>and <text:s/>to cancel <text:s/>a <text:s/>previously <text:s/>placed <text:s/>request <text:s/>for <text:s/>recurring <text:s/>data <text:s/>portability. <text:s/>This <text:s/>is necessary <text:s/>in <text:s/>case <text:s/>the <text:s/>user <text:s/>indicates <text:s/>to <text:s/>the <text:s/>third <text:s/>party <text:s/>that <text:s/>they <text:s/>withdraw <text:s/>their consent. The user can do so directly via the Data and Privacy Page.</text:p>
          </table:table-cell>
          <table:table-cell table:content-validation-name="val4" table:style-name="ce3"/>
          <table:table-cell table:number-columns-repeated="4" table:style-name="ce3"/>
          <table:table-cell table:number-columns-repeated="16377"/>
        </table:table-row>
        <table:table-row table:style-name="ro2">
          <table:table-cell office:value-type="string" table:style-name="ce63">
            <text:p>Amazon</text:p>
          </table:table-cell>
          <table:table-cell office:value-type="string" table:style-name="ce3">
            <text:p>sharing data with authorized third parties through an Application Programming</text:p>
            <text:p>Interface (“API”);</text:p>
          </table:table-cell>
          <table:table-cell office:value-type="string" table:content-validation-name="val4" table:style-name="ce3">
            <text:p>Portable User Data</text:p>
          </table:table-cell>
          <table:table-cell office:value-type="string" table:style-name="ce3">
            <text:p>Portability API</text:p>
          </table:table-cell>
          <table:table-cell table:number-columns-repeated="3" table:style-name="ce3"/>
          <table:table-cell table:number-columns-repeated="16377"/>
        </table:table-row>
        <table:table-row table:style-name="ro3">
          <table:table-cell table:style-name="ce63"/>
          <table:table-cell office:value-type="string" table:style-name="ce3">
            <text:p>through a self-service download portal accessible by end</text:p>
            <text:p>users.</text:p>
          </table:table-cell>
          <table:table-cell office:value-type="string" table:content-validation-name="val4" table:style-name="ce3">
            <text:p>Portable User Data</text:p>
          </table:table-cell>
          <table:table-cell office:value-type="string" table:style-name="ce3">
            <text:p>Export</text:p>
          </table:table-cell>
          <table:table-cell table:number-columns-repeated="3" table:style-name="ce3"/>
          <table:table-cell table:number-columns-repeated="16377"/>
        </table:table-row>
        <table:table-row table:style-name="ro5">
          <table:table-cell table:style-name="ce63"/>
          <table:table-cell office:value-type="string" table:style-name="ce6">
            <text:p>step by step guide excluded ????</text:p>
          </table:table-cell>
          <table:table-cell table:content-validation-name="val4" table:style-name="ce3"/>
          <table:table-cell table:number-columns-repeated="4" table:style-name="ce3"/>
          <table:table-cell table:number-columns-repeated="16377"/>
        </table:table-row>
        <table:table-row table:style-name="ro9">
          <table:table-cell table:style-name="ce63"/>
          <table:table-cell office:value-type="string" table:style-name="ce3">
            <text:p>As explained above, our purpose-built Portability API allows third parties to embed a</text:p>
            <text:p>button on their user-facing website or application inviting their users to share their</text:p>
            <text:p>Amazon data with them</text:p>
          </table:table-cell>
          <table:table-cell office:value-type="string" table:content-validation-name="val4" table:style-name="ce3">
            <text:p>Portable User Data</text:p>
          </table:table-cell>
          <table:table-cell office:value-type="string" table:style-name="ce3">
            <text:p>Portability API</text:p>
          </table:table-cell>
          <table:table-cell table:number-columns-repeated="3" table:style-name="ce3"/>
          <table:table-cell table:number-columns-repeated="16377"/>
        </table:table-row>
        <table:table-row table:style-name="ro6">
          <table:table-cell table:style-name="ce63"/>
          <table:table-cell office:value-type="string" table:style-name="ce3">
            <text:p>As a security measure, we rely on two-factor</text:p>
            <text:p>authentication to authenticate the customer before they can select their preferences and</text:p>
            <text:p>authorize the data sharing. This aligns with the industry standards for authenticating</text:p>
            <text:p>user identity.</text:p>
          </table:table-cell>
          <table:table-cell office:value-type="string" table:content-validation-name="val4" table:style-name="ce3">
            <text:p>Portable User Data</text:p>
          </table:table-cell>
          <table:table-cell office:value-type="string" table:style-name="ce3">
            <text:p>Portability API</text:p>
          </table:table-cell>
          <table:table-cell table:number-columns-repeated="3" table:style-name="ce3"/>
          <table:table-cell table:number-columns-repeated="16377"/>
        </table:table-row>
        <table:table-row table:style-name="ro28">
          <table:table-cell table:style-name="ce63"/>
          <table:table-cell office:value-type="string" table:style-name="ce3">
            <text:p>The customer is then offered choices with respect to the amount of historical data they</text:p>
            <text:p>wish to share. Customers are able to select from different date ranges. For instance, they</text:p>
            <text:p>will be able to choose data from the last 5 days, last 30 days, last 60 days, last one year,</text:p>
            <text:p>and finally, data that dates back to a specific date that the customer can select. For</text:p>
            <text:p>instance, a customer who has several years’ worth of Amazon order history could</text:p>
            <text:p>choose to share all of it but could also choose to share only the most recent purchases</text:p>
            <text:p>(e.g., over the past 20 days). Then, the customer can select the duration of authorization</text:p>
            <text:p>over which the third party can have access to their data via Amazon. For instance,</text:p>
            <text:p>customers can authorize a one-time sharing experience, or allow the third party to</text:p>
            <text:p>access their data for the next 30 days, 90 days, 180 days, or one year, as illustrated in</text:p>
            <text:p>the figures below.</text:p>
            <text:p/>
            <text:p>We have deliberately chosen a maximum data access period of one year for security</text:p>
            <text:p>purposes and to comply with our GDPR obligations. This feature ensures that a third</text:p>
            <text:p>party’s API session does not stay active long after a customer has forgotten about their</text:p>
            <text:p>initial authorization. Customers who wish to continue sharing their data can return to</text:p>
            <text:p>the chosen third-party website or application and re-authorize sharing prior to or after</text:p>
            <text:p>the expiration of their originally chosen data sharing period.</text:p>
          </table:table-cell>
          <table:table-cell office:value-type="string" table:content-validation-name="val4" table:style-name="ce3">
            <text:p>Portable User Data</text:p>
          </table:table-cell>
          <table:table-cell table:number-columns-repeated="4" table:style-name="ce3"/>
          <table:table-cell table:number-columns-repeated="16377"/>
        </table:table-row>
        <table:table-row table:style-name="ro2">
          <table:table-cell table:style-name="ce63"/>
          <table:table-cell office:value-type="string" table:style-name="ce3">
            <text:p>Customers will also be notified</text:p>
            <text:p>via email or SMS when they provide authorization for a third party to access their data</text:p>
          </table:table-cell>
          <table:table-cell office:value-type="string" table:content-validation-name="val4" table:style-name="ce3">
            <text:p>Portable User Data</text:p>
          </table:table-cell>
          <table:table-cell office:value-type="string" table:style-name="ce3">
            <text:p>keep user informed</text:p>
          </table:table-cell>
          <table:table-cell table:number-columns-repeated="3" table:style-name="ce3"/>
          <table:table-cell table:number-columns-repeated="16377"/>
        </table:table-row>
        <table:table-row table:style-name="ro6">
          <table:table-cell table:style-name="ce63"/>
          <table:table-cell office:value-type="string" table:style-name="ce3">
            <text:p>As an alternative data portability solution, customers can request to download a copy</text:p>
            <text:p>of their data and share it with any third party through our Transfer Your Data portal.</text:p>
            <text:p>The data available in the Transfer Your Data portal and the Portability API are the same.</text:p>
          </table:table-cell>
          <table:table-cell office:value-type="string" table:content-validation-name="val4" table:style-name="ce3">
            <text:p>Portable User Data</text:p>
          </table:table-cell>
          <table:table-cell office:value-type="string" table:style-name="ce3">
            <text:p>Export via "Transfer Your Data portal"</text:p>
          </table:table-cell>
          <table:table-cell table:number-columns-repeated="3" table:style-name="ce3"/>
          <table:table-cell table:number-columns-repeated="16377" table:style-name="ce1"/>
        </table:table-row>
        <table:table-row table:style-name="ro8">
          <table:table-cell table:style-name="ce63"/>
          <table:table-cell office:value-type="string" table:style-name="ce3">
            <text:p>Based on the customer’s selections and authorizations, third parties have continuous</text:p>
            <text:p>access to data. Once authorized, third parties are able to request the customer’s data at</text:p>
            <text:p>any time and can create scripts to automatically call the API at selected intervals, for</text:p>
            <text:p>instance, on a daily basis</text:p>
          </table:table-cell>
          <table:table-cell office:value-type="string" table:content-validation-name="val4" table:style-name="ce3">
            <text:p>Portable User Data</text:p>
          </table:table-cell>
          <table:table-cell office:value-type="string" table:style-name="ce3">
            <text:p>daily basis</text:p>
          </table:table-cell>
          <table:table-cell table:number-columns-repeated="3" table:style-name="ce3"/>
          <table:table-cell table:number-columns-repeated="16377" table:style-name="ce1"/>
        </table:table-row>
        <table:table-row table:style-name="ro26">
          <table:table-cell table:style-name="ce63"/>
          <table:table-cell office:value-type="string" table:style-name="ce3">
            <text:p>We undertake two steps in order to build a secure way for our customers to share their</text:p>
            <text:p>data pursuant to Article 6(9) and to comply with our data security obligations. First, we</text:p>
            <text:p>undertake identity and security vetting of third parties seeking access to Amazon’s</text:p>
            <text:p>Portability API. Second, we inform users to the potential risks and consequences of</text:p>
            <text:p>sharing their personal data with third parties. These steps are necessary to comply with</text:p>
            <text:p>our obligations under the DMA and GDPR.</text:p>
          </table:table-cell>
          <table:table-cell office:value-type="string" table:content-validation-name="val4" table:style-name="ce3">
            <text:p>Portable User Data</text:p>
          </table:table-cell>
          <table:table-cell office:value-type="string" table:style-name="ce3">
            <text:p>Control who has access</text:p>
          </table:table-cell>
          <table:table-cell table:number-columns-repeated="3" table:style-name="ce3"/>
          <table:table-cell table:number-columns-repeated="16377" table:style-name="ce1"/>
        </table:table-row>
        <table:table-row table:style-name="ro8">
          <table:table-cell table:style-name="ce63"/>
          <table:table-cell office:value-type="string" table:style-name="ce3">
            <text:p>While figures corresponding to the uptake of data portability opportunities by end users</text:p>
            <text:p>and authorized third parties do not demonstrate the “effectiveness” of compliance with</text:p>
            <text:p>the obligation, Amazon regularly monitors customer download requests and third</text:p>
            <text:p>parties’ requests to access the Portability API.</text:p>
          </table:table-cell>
          <table:table-cell table:content-validation-name="val4" table:style-name="ce3"/>
          <table:table-cell office:value-type="string" table:style-name="ce3">
            <text:p>monitoring / metrics</text:p>
          </table:table-cell>
          <table:table-cell table:number-columns-repeated="3" table:style-name="ce3"/>
          <table:table-cell table:number-columns-repeated="16377" table:style-name="ce1"/>
        </table:table-row>
        <table:table-row table:style-name="ro29">
          <table:table-cell table:style-name="ce63"/>
          <table:table-cell office:value-type="string" table:style-name="ce3">
            <text:p>To access the Portability API, a third party must create an Amazon developer account.</text:p>
            <text:p>It can then submit its business identity-related details and select whether it wishes to</text:p>
            <text:p>access Category 1 and/or Category 2 data via “Contact Us” form to initiate the business</text:p>
            <text:p>identity and security assessment. The third party has access to the Portability API as</text:p>
            <text:p>soon as the verification process is complete. Once integrated with the Portability API,</text:p>
            <text:p>the third party can embed a button on its customer-accessible application or website</text:p>
            <text:p>that, when clicked on, directs users to an Amazon Login page where they can log into</text:p>
            <text:p>their Amazon account and authorize the third party to receive their data directly. Further</text:p>
            <text:p>information on the procedure for third parties to access the Portability API is provided</text:p>
            <text:p>in Section 2.1.2.ii.a) above.</text:p>
          </table:table-cell>
          <table:table-cell office:value-type="string" table:content-validation-name="val4" table:style-name="ce3">
            <text:p>Portable User Data</text:p>
          </table:table-cell>
          <table:table-cell office:value-type="string" table:style-name="ce3">
            <text:p>Portability API</text:p>
          </table:table-cell>
          <table:table-cell table:number-columns-repeated="3" table:style-name="ce3"/>
          <table:table-cell table:number-columns-repeated="16377" table:style-name="ce1"/>
        </table:table-row>
        <table:table-row table:style-name="ro13">
          <table:table-cell table:style-name="ce64"/>
          <table:table-cell table:number-columns-repeated="26" table:style-name="ce30"/>
          <table:table-cell table:number-columns-repeated="16357"/>
        </table:table-row>
        <table:table-row table:style-name="ro9">
          <table:table-cell office:value-type="string" table:style-name="ce63">
            <text:p>Google</text:p>
          </table:table-cell>
          <table:table-cell office:value-type="string" table:style-name="ce3">
            <text:p>An <text:s/>online <text:s/>search <text:s/>engine <text:s/>(OSE) <text:s/>choice <text:s/>screen <text:s/>on <text:s/>devices <text:s/>that <text:s/>preinstall <text:s/>Google <text:s/>Search and <text:s/>place <text:s/>the <text:s/>widget <text:s/>on <text:s/>the <text:s/>device’s <text:s/>home <text:s/>screen, <text:s/>and <text:s/>a <text:s/>browser <text:s/>choice <text:s/>screen <text:s/>on devices that set Google Chrome as default</text:p>
          </table:table-cell>
          <table:table-cell office:value-type="string" table:content-validation-name="val4" table:style-name="ce3">
            <text:p>Changeable Defaults</text:p>
          </table:table-cell>
          <table:table-cell office:value-type="string" table:style-name="ce3">
            <text:p>Default Choice Screen</text:p>
          </table:table-cell>
          <table:table-cell table:number-columns-repeated="3" table:style-name="ce3"/>
          <table:table-cell table:number-columns-repeated="16377" table:style-name="ce1"/>
        </table:table-row>
        <table:table-row table:style-name="ro2">
          <table:table-cell table:style-name="ce63"/>
          <table:table-cell office:value-type="string" table:style-name="ce3">
            <text:p>Google <text:s/>Android <text:s/>already <text:s/>complied <text:s/>with <text:s/>Art. <text:s/>6(3)’s <text:s/>obligation <text:s/>to <text:s/>allow <text:s/>the <text:s/>uninstallation <text:s/>of <text:s/>apps</text:p>
            <text:p>and <text:s/>easy <text:s/>default <text:s/>switching <text:s/>prior <text:s/>to <text:s/>the <text:s/>DMA.</text:p>
          </table:table-cell>
          <table:table-cell office:value-type="string" table:content-validation-name="val4" table:style-name="ce3">
            <text:p>Changeable Defaults</text:p>
          </table:table-cell>
          <table:table-cell office:value-type="string" table:style-name="ce3">
            <text:p>Uninstallation of Apps; Easily Switchable Defaults</text:p>
          </table:table-cell>
          <table:table-cell table:number-columns-repeated="3" table:style-name="ce3"/>
          <table:table-cell table:number-columns-repeated="16377" table:style-name="ce1"/>
        </table:table-row>
        <table:table-row table:style-name="ro7">
          <table:table-cell table:style-name="ce63"/>
          <table:table-cell office:value-type="string" table:style-name="ce3">
            <text:p>Google <text:s/>Android <text:s/>allows <text:s/>users <text:s/>to <text:s/>uninstall <text:s/>apps <text:s/>by: <text:s/>(i) <text:s/>fully <text:s/>deleting apps that <text:s/>are <text:s/>downloaded <text:s/>or <text:s/>pre-installed <text:s/>in <text:s/>a <text:s/>Google <text:s/>Android <text:s/>device’s <text:s/>user <text:s/>partition; <text:s/>and <text:s/>(ii) uninstalling <text:s/>apps <text:s/>in <text:s/>a <text:s/>Google <text:s/>ndroid <text:s text:c="2"/>device’s <text:s/>system <text:s/>partition <text:s/>such <text:s/>that <text:s/>they <text:s/>are returned into an <text:s/>uninstalled <text:s/>state. <text:s text:c="2"/>Certain <text:s/>apps <text:s/>on <text:s/>Pixel <text:s/>devices <text:s/>that <text:s/>are <text:s/>essential to the functioning of the operating system or of the device cannot be uninstalled.</text:p>
          </table:table-cell>
          <table:table-cell table:content-validation-name="val4" table:style-name="ce3"/>
          <table:table-cell office:value-type="string" table:style-name="ce2">
            <text:p>Uninstallation of Apps</text:p>
          </table:table-cell>
          <table:table-cell table:number-columns-repeated="3" table:style-name="ce3"/>
          <table:table-cell table:number-columns-repeated="16377" table:style-name="ce1"/>
        </table:table-row>
        <table:table-row table:style-name="ro4">
          <table:table-cell table:style-name="ce63"/>
          <table:table-cell office:value-type="string" table:style-name="ce3">
            <text:p>Google <text:s/>Android <text:s/>enables <text:s/>users <text:s/>to <text:s/>switch <text:s/>defaults <text:s/>for <text:s/>certain <text:s/>app <text:s/>categories <text:s/>easily <text:s/>from their device’s setings menu.</text:p>
            <text:p/>
          </table:table-cell>
          <table:table-cell table:content-validation-name="val4" table:style-name="ce3"/>
          <table:table-cell office:value-type="string" table:style-name="ce3">
            <text:p>Switchable Default Apps in Settings</text:p>
          </table:table-cell>
          <table:table-cell table:number-columns-repeated="3" table:style-name="ce3"/>
          <table:table-cell table:number-columns-repeated="16377" table:style-name="ce1"/>
        </table:table-row>
        <table:table-row table:style-name="ro8">
          <table:table-cell table:style-name="ce63"/>
          <table:table-cell office:value-type="string" table:style-name="ce3">
            <text:p>"disambiguation <text:s/>boxes” <text:s/>when <text:s/>a <text:s/>user <text:s/>triggers <text:s/>a <text:s/>relevant <text:s/>default functionality <text:s/>that <text:s/>more <text:s/>than <text:s/>one <text:s/>app <text:s/>on <text:s/>their <text:s/>device <text:s/>is <text:s/>capable <text:s/>of <text:s/>carrying out, and the user <text:s/>has <text:s/>not <text:s/>previously <text:s/>selected a default. <text:s/>Disambiguation boxes ofer users a choice of apps <text:s/>they <text:s/>would like <text:s/>to <text:s/>fulil <text:s/>their <text:s/>intent <text:s/>and <text:s/>allow <text:s/>the <text:s/>user <text:s/>to <text:s/>set <text:s/>the <text:s/>selected <text:s/>app <text:s/>as default.</text:p>
          </table:table-cell>
          <table:table-cell table:content-validation-name="val4" table:style-name="ce3"/>
          <table:table-cell office:value-type="string" table:style-name="ce3">
            <text:p>disambiguation boxes</text:p>
          </table:table-cell>
          <table:table-cell table:number-columns-repeated="3" table:style-name="ce3"/>
          <table:table-cell table:number-columns-repeated="16377" table:style-name="ce1"/>
        </table:table-row>
        <table:table-row table:style-name="ro2">
          <table:table-cell table:style-name="ce63"/>
          <table:table-cell office:value-type="string" table:style-name="ce3">
            <text:p>Google <text:s/>Android <text:s/>enables <text:s/>downloaded <text:s/>apps <text:s/>to <text:s/>prompt <text:s/>users <text:s/>to <text:s/>set <text:s/>those <text:s/>apps <text:s/>as</text:p>
            <text:p>defaults.</text:p>
          </table:table-cell>
          <table:table-cell table:content-validation-name="val4" table:style-name="ce3"/>
          <table:table-cell office:value-type="string" table:style-name="ce3">
            <text:p>default prompts</text:p>
          </table:table-cell>
          <table:table-cell table:number-columns-repeated="3" table:style-name="ce3"/>
          <table:table-cell table:number-columns-repeated="16377" table:style-name="ce1"/>
        </table:table-row>
        <table:table-row table:style-name="ro6">
          <table:table-cell table:style-name="ce63"/>
          <table:table-cell office:value-type="string" table:style-name="ce3">
            <text:p>Google <text:s/>shows <text:s/>OS-level <text:s/>OSE <text:s/>and <text:s/>browser <text:s/>choice <text:s/>screens <text:s/>in <text:s/>the <text:s/>device <text:s/>setup <text:s/>wizard <text:s/>of Google Android <text:s/>devices. <text:s text:c="2"/>Users <text:s/>are <text:s/>shown: <text:s/>(1) <text:s/>an <text:s/>introductory <text:s/>screen <text:s/>explaining <text:s/>the <text:s/>purpose <text:s/>of <text:s/>the choice <text:s/>screen <text:s/>and the consequences of the user’s choice; (2) the browser choice screen; and (3) the OSE choice screen.</text:p>
          </table:table-cell>
          <table:table-cell table:content-validation-name="val4" table:style-name="ce3"/>
          <table:table-cell office:value-type="string" table:style-name="ce3">
            <text:p>browser and search engine choice screen</text:p>
          </table:table-cell>
          <table:table-cell table:number-columns-repeated="3" table:style-name="ce3"/>
          <table:table-cell table:number-columns-repeated="16377" table:style-name="ce1"/>
        </table:table-row>
        <table:table-row table:style-name="ro11">
          <table:table-cell table:style-name="ce63"/>
          <table:table-cell office:value-type="string" table:style-name="ce3">
            <text:p>The <text:s/>Commission <text:s/>in <text:s/>Microsot <text:s/>explained <text:s/>that: <text:s/>“Displaying <text:s/>five <text:s/>web <text:s/>browsers <text:s/>in <text:s/>a <text:s/>prominent manner, and seven more when the user scrolls sideways, strikes an appropriate balance between the <text:s/>need <text:s/>to <text:s/>have <text:s/>a <text:s/>workable <text:s/>choice <text:s/>screen <text:s/>that <text:s/>users <text:s/>are <text:s/>likely <text:s/>to <text:s/>make <text:s/>use <text:s/>of <text:s/>and <text:s/>making <text:s/>the choice <text:s/>screen <text:s/>as <text:s/>accessible <text:s/>as possible to web browser vendors.” <text:s/>See Case AT.39530 Microsot (tying), Commission decision of 6 March 2013.</text:p>
          </table:table-cell>
          <table:table-cell table:content-validation-name="val4" table:style-name="ce3"/>
          <table:table-cell table:number-columns-repeated="2" table:style-name="ce3"/>
          <table:table-cell table:style-name="ce1"/>
          <table:table-cell table:style-name="ce3"/>
          <table:table-cell table:number-columns-repeated="16377" table:style-name="ce1"/>
        </table:table-row>
        <table:table-row table:style-name="ro4">
          <table:table-cell table:style-name="ce63"/>
          <table:table-cell office:value-type="string" table:style-name="ce3">
            <text:p>If the selected OSE is not already on the device, it will be automatically downloaded from Google Play [...] <text:s/>If the selected browser is not already on the device, it will be automatically downloaded from Google Play.</text:p>
          </table:table-cell>
          <table:table-cell table:content-validation-name="val4" table:style-name="ce3"/>
          <table:table-cell table:number-columns-repeated="4" table:style-name="ce3"/>
          <table:table-cell table:number-columns-repeated="16377" table:style-name="ce1"/>
        </table:table-row>
        <table:table-row table:style-name="ro9">
          <table:table-cell table:style-name="ce63"/>
          <table:table-cell office:value-type="string" table:style-name="ce3">
            <text:p>To <text:s/>participate <text:s/>in <text:s/>Google’s <text:s/>choice <text:s/>screens, <text:s/>OSE <text:s/>and <text:s/>browser <text:s/>providers <text:s/>can <text:s/>apply <text:s/>via <text:s/>Google’s website. [...] <text:s/>is <text:s/>updated <text:s/>twice <text:s/>per <text:s/>year <text:s/>in <text:s/>April <text:s/>and <text:s/>October,</text:p>
            <text:p>based on the applications that Google received up until that date.</text:p>
          </table:table-cell>
          <table:table-cell table:content-validation-name="val4" table:style-name="ce3"/>
          <table:table-cell table:number-columns-repeated="4" table:style-name="ce3"/>
          <table:table-cell table:number-columns-repeated="16377" table:style-name="ce1"/>
        </table:table-row>
        <table:table-row table:style-name="ro10">
          <table:table-cell table:style-name="ce63"/>
          <table:table-cell office:value-type="string" table:style-name="ce3">
            <text:p>The five most popular eligible general search services in each country according to StatCounter (including Google) are displayed at the top, ordered randomly each time the choice screen is shown. [...] Up to seven remaining eligible general search services are shown below the initial five services, similarly ordered randomly. In the event there are more than seven remaining general search services in a given country, the seven services to be shown on the choice screen in that country are selected at random each time the choice screen is displayed.</text:p>
          </table:table-cell>
          <table:table-cell table:content-validation-name="val4" table:style-name="ce3"/>
          <table:table-cell table:number-columns-repeated="4" table:style-name="ce3"/>
          <table:table-cell table:number-columns-repeated="16377"/>
        </table:table-row>
        <table:table-row table:style-name="ro2">
          <table:table-cell table:style-name="ce63"/>
          <table:table-cell office:value-type="string" table:style-name="ce3">
            <text:p>Eligibility criteria for participating in the choice screen: General search provider, Localization, App in Google Play, Delivery of technical assets</text:p>
          </table:table-cell>
          <table:table-cell table:content-validation-name="val4" table:style-name="ce3"/>
          <table:table-cell table:number-columns-repeated="4" table:style-name="ce3"/>
          <table:table-cell table:number-columns-repeated="16377"/>
        </table:table-row>
        <table:table-row table:style-name="ro6">
          <table:table-cell table:style-name="ce63"/>
          <table:table-cell office:value-type="string" table:style-name="ce3">
            <text:p>Google <text:s/>has <text:s/>adjusted <text:s/>the <text:s/>design <text:s/>of <text:s/>the <text:s/>OSE <text:s/>choice <text:s/>screen <text:s/>to show a fully randomised list of top eligible <text:s/>OSE <text:s/>and <text:s/>browser providers in each EEA Member State, based on Google Play Installation data on Android devices in each EEA Member State.</text:p>
            <text:p/>
          </table:table-cell>
          <table:table-cell table:content-validation-name="val4" table:style-name="ce3"/>
          <table:table-cell table:number-columns-repeated="4" table:style-name="ce3"/>
          <table:table-cell table:number-columns-repeated="16377"/>
        </table:table-row>
        <table:table-row table:style-name="ro2">
          <table:table-cell table:style-name="ce63"/>
          <table:table-cell office:value-type="string" table:style-name="ce3">
            <text:p>Once <text:s/>users <text:s/>install <text:s/>the <text:s/>relevant <text:s/>update, they <text:s/>are <text:s/>shown <text:s/>a <text:s/>persistent <text:s/>notification <text:s/>until <text:s/>they <text:s/>make <text:s/>a <text:s/>selection <text:s/>from <text:s/>the <text:s/>choice screen.<text:s/></text:p>
          </table:table-cell>
          <table:table-cell table:content-validation-name="val4" table:style-name="ce3"/>
          <table:table-cell table:number-columns-repeated="4" table:style-name="ce3"/>
          <table:table-cell table:number-columns-repeated="16377"/>
        </table:table-row>
        <table:table-row table:style-name="ro3">
          <table:table-cell table:style-name="ce63"/>
          <table:table-cell office:value-type="string" table:style-name="ce3">
            <text:p>An <text:s/>online <text:s/>search <text:s/>engine <text:s/>(OSE) <text:s/>choice <text:s/>screen <text:s/>for <text:s/>Google <text:s/>Chrome<text:s/></text:p>
          </table:table-cell>
          <table:table-cell office:value-type="string" table:content-validation-name="val4" table:style-name="ce3">
            <text:p>Changeable Defaults</text:p>
          </table:table-cell>
          <table:table-cell office:value-type="string" table:style-name="ce3">
            <text:p>search engine choice screen</text:p>
          </table:table-cell>
          <table:table-cell table:number-columns-repeated="3" table:style-name="ce3"/>
          <table:table-cell table:number-columns-repeated="16377"/>
        </table:table-row>
        <table:table-row table:style-name="ro8">
          <table:table-cell table:style-name="ce63"/>
          <table:table-cell office:value-type="string" table:style-name="ce3">
            <text:p>Easily <text:s/>switchable defaults. <text:s/>Google Chrome already enabled easy default switching prior to the DMA’s <text:s/>adoption. <text:s text:c="2"/>In <text:s/>particular, <text:s/>end <text:s/>users <text:s/>can <text:s/>switch <text:s/>the <text:s/>default <text:s/>OSE <text:s/>in <text:s/>Google <text:s/>Chrome <text:s/>at <text:s/>any time <text:s/>in <text:s/>three <text:s/>simple <text:s/>steps <text:s/>via <text:s/>the <text:s/>Google <text:s/>Chrome <text:s/>setings <text:s/>menu. <text:s text:c="2"/>Google <text:s/>Chrome <text:s/>does <text:s/>not seek to override users’ default choices.</text:p>
          </table:table-cell>
          <table:table-cell office:value-type="string" table:content-validation-name="val4" table:style-name="ce3">
            <text:p>Changeable Defaults</text:p>
          </table:table-cell>
          <table:table-cell office:value-type="string" table:style-name="ce3">
            <text:p>Switchable Default Apps in Settings</text:p>
          </table:table-cell>
          <table:table-cell table:number-columns-repeated="3" table:style-name="ce3"/>
          <table:table-cell table:number-columns-repeated="16377"/>
        </table:table-row>
        <table:table-row table:style-name="ro6">
          <table:table-cell table:style-name="ce63"/>
          <table:table-cell office:value-type="string" table:style-name="ce3">
            <text:p>On non-Google Android devices, Google shows an OSE choice screen, <text:s/>when <text:s/>Google <text:s/>Search <text:s/>is <text:s/>set <text:s/>as <text:s/>default, <text:s/>in <text:s/>the <text:s/>“first-run <text:s/>experience” <text:s/>in <text:s/>Google <text:s/>Chrome when <text:s/>the <text:s/>user <text:s/>irst <text:s/>opens <text:s/>Google <text:s/>Chrome <text:s/>ater <text:s/>installation, <text:s/>or <text:s/>ater <text:s/>irst <text:s/>updating <text:s/>to <text:s/>a <text:s/>version that <text:s/>includes <text:s/>the <text:s/>choice <text:s/>screen.<text:s/></text:p>
          </table:table-cell>
          <table:table-cell office:value-type="string" table:content-validation-name="val4" table:style-name="ce3">
            <text:p>Changeable Defaults</text:p>
          </table:table-cell>
          <table:table-cell office:value-type="string" table:style-name="ce3">
            <text:p>Choice <text:s/>screens</text:p>
          </table:table-cell>
          <table:table-cell table:number-columns-repeated="3" table:style-name="ce3"/>
          <table:table-cell table:number-columns-repeated="16377"/>
        </table:table-row>
        <table:table-row table:style-name="ro9">
          <table:table-cell table:style-name="ce63"/>
          <table:table-cell office:value-type="string" table:style-name="ce3">
            <text:p>Google <text:s/>has <text:s/>adjusted <text:s/>the <text:s/>design <text:s/>of <text:s/>the <text:s/>Google <text:s/>Chrome <text:s/>choice <text:s/>screen <text:s/>to <text:s/>show <text:s/>a <text:s/>fully randomised <text:s/>list <text:s/>of <text:s/>top <text:s/>eligible <text:s/>OSE <text:s/>providers <text:s/>in <text:s/>each <text:s/>EEA <text:s/>Member <text:s/>State, <text:s/>based <text:s/>on <text:s/>Google <text:s/>Play installation <text:s/>data <text:s/>on <text:s/>Google <text:s/>Android <text:s/>devices <text:s/>in <text:s/>each <text:s/>EEA <text:s/>Member <text:s/>State.<text:s/></text:p>
          </table:table-cell>
          <table:table-cell office:value-type="string" table:content-validation-name="val4" table:style-name="ce3">
            <text:p>Changeable Defaults</text:p>
          </table:table-cell>
          <table:table-cell office:value-type="string" table:style-name="ce3">
            <text:p>Choice <text:s/>screens</text:p>
          </table:table-cell>
          <table:table-cell table:number-columns-repeated="3" table:style-name="ce3"/>
          <table:table-cell table:number-columns-repeated="16377"/>
        </table:table-row>
        <table:table-row table:style-name="ro2">
          <table:table-cell office:value-type="string" table:style-name="ce63">
            <text:p>Apple</text:p>
          </table:table-cell>
          <table:table-cell office:value-type="string" table:style-name="ce3">
            <text:p>Apple <text:s/>has <text:s/>provided <text:s/>end <text:s/>users <text:s/>with <text:s/>a <text:s/>choice <text:s/>screen <text:s/>for <text:s/>browser <text:s/>apps, containing <text:s/>a <text:s/>list <text:s/>of <text:s/>the <text:s/>main <text:s/>available <text:s/>web <text:s/>browsers <text:s/>upon <text:s/>first <text:s/>launch <text:s/>of Safari.</text:p>
          </table:table-cell>
          <table:table-cell office:value-type="string" table:content-validation-name="val4" table:style-name="ce3">
            <text:p>Changeable Defaults</text:p>
          </table:table-cell>
          <table:table-cell office:value-type="string" table:style-name="ce3">
            <text:p>Choice Screen</text:p>
          </table:table-cell>
          <table:table-cell table:number-columns-repeated="3" table:style-name="ce3"/>
          <table:table-cell table:number-columns-repeated="16377"/>
        </table:table-row>
        <table:table-row table:style-name="ro2">
          <table:table-cell table:style-name="ce63"/>
          <table:table-cell office:value-type="string" table:style-name="ce3">
            <text:p>Apple <text:s/>offers <text:s/>additional <text:s/>default <text:s/>controls <text:s/>for <text:s/>users <text:s/>in <text:s/>Settings <text:s/>for <text:s/>app marketplaces, browser apps and for contactless apps:</text:p>
          </table:table-cell>
          <table:table-cell office:value-type="string" table:content-validation-name="val4" table:style-name="ce3">
            <text:p>Changeable Defaults</text:p>
          </table:table-cell>
          <table:table-cell office:value-type="string" table:style-name="ce3">
            <text:p>Default App Controls in Settings</text:p>
          </table:table-cell>
          <table:table-cell table:style-name="ce3"/>
          <table:table-cell table:style-name="ce1"/>
          <table:table-cell table:style-name="ce3"/>
          <table:table-cell table:number-columns-repeated="16377"/>
        </table:table-row>
        <table:table-row table:style-name="ro4">
          <table:table-cell table:style-name="ce63"/>
          <table:table-cell office:value-type="string" table:style-name="ce3">
            <text:p>App <text:s/>marketplace <text:s/>apps <text:s/>— <text:s/>Users <text:s/>are <text:s/>able <text:s/>to <text:s/>manage <text:s/>their preferred <text:s/>default <text:s/>app <text:s/>marketplace. <text:s/>Platform <text:s/>features <text:s/>for <text:s/>finding and <text:s/>using <text:s/>apps <text:s/>like <text:s/>Spotlight <text:s/>are <text:s/>integrated <text:s/>with <text:s/>a <text:s/>user’s <text:s/>default app marketplace.</text:p>
          </table:table-cell>
          <table:table-cell office:value-type="string" table:content-validation-name="val4" table:style-name="ce3">
            <text:p>Changeable Defaults</text:p>
          </table:table-cell>
          <table:table-cell office:value-type="string" table:style-name="ce2">
            <text:p>Default App Choice</text:p>
          </table:table-cell>
          <table:table-cell table:style-name="ce3"/>
          <table:table-cell table:style-name="ce1"/>
          <table:table-cell table:style-name="ce3"/>
          <table:table-cell table:number-columns-repeated="16377"/>
        </table:table-row>
        <table:table-row table:style-name="ro4">
          <table:table-cell table:style-name="ce63"/>
          <table:table-cell office:value-type="string" table:style-name="ce3">
            <text:p>Contactless <text:s/>apps <text:s/>— <text:s/>Users <text:s/>are <text:s/>able <text:s/>to <text:s/>manage <text:s/>their <text:s/>preferred default contactless app through a new default setting, and select any eligible app adopting the HCE Entitlement as the default.</text:p>
          </table:table-cell>
          <table:table-cell office:value-type="string" table:content-validation-name="val4" table:style-name="ce3">
            <text:p>Changeable Defaults</text:p>
          </table:table-cell>
          <table:table-cell table:style-name="ce1"/>
          <table:table-cell table:number-columns-repeated="3" table:style-name="ce3"/>
          <table:table-cell table:number-columns-repeated="16377"/>
        </table:table-row>
        <table:table-row table:style-name="ro4">
          <table:table-cell table:style-name="ce63"/>
          <table:table-cell office:value-type="string" table:style-name="ce3">
            <text:p>In <text:s/>a <text:s/>section <text:s/>at <text:s/>the <text:s/>top <text:s/>of <text:s/>iOS <text:s/>and <text:s/>iPadOS <text:s/>18’s <text:s/>Apps <text:s/>section <text:s/>in <text:s/>Settings, there <text:s/>is <text:s/>a <text:s/>centralized <text:s/>default <text:s/>settings <text:s/>page <text:s/>where <text:s/>users <text:s/>can <text:s/>manage <text:s/>their default settings easily.</text:p>
          </table:table-cell>
          <table:table-cell office:value-type="string" table:content-validation-name="val4" table:style-name="ce3">
            <text:p>Changeable Defaults</text:p>
          </table:table-cell>
          <table:table-cell office:value-type="string" table:style-name="ce3">
            <text:p>Default App Controls in Settings</text:p>
          </table:table-cell>
          <table:table-cell table:style-name="ce3"/>
          <table:table-cell table:style-name="ce1"/>
          <table:table-cell table:style-name="ce3"/>
          <table:table-cell table:number-columns-repeated="16377"/>
        </table:table-row>
        <table:table-row table:style-name="ro2">
          <table:table-cell table:style-name="ce63"/>
          <table:table-cell office:value-type="string" table:style-name="ce3">
            <text:p>Apple <text:s/>has <text:s/>made <text:s/>available <text:s/>an <text:s/>API <text:s/>that allows a browser app to check if it is currently the default browser app.</text:p>
          </table:table-cell>
          <table:table-cell office:value-type="string" table:content-validation-name="val4" table:style-name="ce3">
            <text:p>Changeable Defaults</text:p>
          </table:table-cell>
          <table:table-cell office:value-type="string" table:style-name="ce3">
            <text:p>Browser Default API</text:p>
          </table:table-cell>
          <table:table-cell table:number-columns-repeated="3" table:style-name="ce3"/>
          <table:table-cell table:number-columns-repeated="16377"/>
        </table:table-row>
        <table:table-row table:style-name="ro6">
          <table:table-cell table:style-name="ce63"/>
          <table:table-cell office:value-type="string" table:style-name="ce3">
            <text:p>Apple <text:s/>also <text:s/>enables <text:s/>users <text:s/>to <text:s/>completely <text:s/>delete <text:s/>additional <text:s/>apps <text:s/>from <text:s/>iOS and <text:s/>iPadOS <text:s/>should <text:s/>they <text:s/>wish <text:s/>to <text:s/>do <text:s/>so. As <text:s/>of <text:s/>iOS <text:s/>18.2 <text:s/>and <text:s/>iPadOS <text:s/>18.2, iOS and iPadOS allow the following app deletions for users in the EU: the App Store, Messages, Camera, Photos, and Safari apps.</text:p>
          </table:table-cell>
          <table:table-cell office:value-type="string" table:content-validation-name="val4" table:style-name="ce3">
            <text:p>Changeable Defaults</text:p>
          </table:table-cell>
          <table:table-cell office:value-type="string" table:style-name="ce3">
            <text:p>Default App Uninstall</text:p>
          </table:table-cell>
          <table:table-cell table:number-columns-repeated="3" table:style-name="ce3"/>
          <table:table-cell table:number-columns-repeated="16377"/>
        </table:table-row>
        <table:table-row table:style-name="ro30">
          <table:table-cell table:style-name="ce63"/>
          <table:table-cell office:value-type="string" table:style-name="ce3">
            <text:p>Apple <text:s/>provides <text:s/>for <text:s/>apps, <text:s/>on <text:s/>iOS <text:s/>and <text:s/>iPadOS, <text:s/>different <text:s/>distribution options in the EU In <text:s/>addition <text:s/>to <text:s/>downloading <text:s/>them <text:s/>from <text:s/>the <text:s/>iOS <text:s/>and <text:s/>iPadOS <text:s/>App <text:s/>Stores, users <text:s/>can <text:s/>also <text:s/>download <text:s/>apps <text:s/>from <text:s/>alternative <text:s/>app <text:s/>marketplaces <text:s/>and directly <text:s/>from <text:s/>the <text:s/>web. <text:s/>Alternative <text:s/>app <text:s/>marketplaces <text:s/>can <text:s/>be <text:s/>downloaded from <text:s/>the <text:s/>respective <text:s/>developer’s <text:s/>website. <text:s/>The <text:s/>same <text:s/>applies <text:s/>to <text:s/>apps <text:s/>from developers’ eligible for web distribution. App <text:s/>developers <text:s/>are <text:s/>able <text:s/>to <text:s/>choose <text:s/>the <text:s/>distribution <text:s/>options <text:s/>through <text:s/>which they <text:s/>want <text:s/>to <text:s/>distribute <text:s/>their <text:s/>app <text:s/>(alternative <text:s/>app <text:s/>marketplaces, <text:s/>web distribution, the iOS and iPadOS App Stores, or any combination of these) in App Store Connect after agreeing to relevant business terms for apps in the EU via developer.apple.com. Alternative <text:s/>app <text:s/>marketplaces <text:s/>can <text:s/>install <text:s/>and <text:s/>support <text:s/>software <text:s/>on <text:s/>iOS <text:s/>and iPadOS <text:s/>devices, <text:s/>access <text:s/>data <text:s/>across <text:s/>a <text:s/>catalog <text:s/>of <text:s/>apps, <text:s/>manage <text:s/>users’ purchases <text:s/>and <text:s/>subscriptions, <text:s/>and <text:s/>more. <text:s/>Similarly, <text:s/>apps <text:s/>downloaded <text:s/>from the web can access data, manage users’ purchases and subscriptions, and more. Users can manage their marketplace apps in Settings. Similarly, users can manage their list of websites allowed to download apps from the web</text:p>
          </table:table-cell>
          <table:table-cell office:value-type="string" table:content-validation-name="val4" table:style-name="ce3">
            <text:p>Changeable Defaults</text:p>
          </table:table-cell>
          <table:table-cell office:value-type="string" table:style-name="ce3">
            <text:p>Alternative App Distribution</text:p>
          </table:table-cell>
          <table:table-cell table:number-columns-repeated="3" table:style-name="ce3"/>
          <table:table-cell table:number-columns-repeated="16377"/>
        </table:table-row>
        <table:table-row table:style-name="ro7">
          <table:table-cell table:style-name="ce63"/>
          <table:table-cell office:value-type="string" table:style-name="ce3">
            <text:p>To reflect <text:s/>the <text:s/>DMA’s <text:s/>changes, <text:s/>iOS <text:s/>17.4 <text:s/>added <text:s/>an <text:s/>additional <text:s/>user <text:s/>prompt <text:s/>that presents choices for users to select their default browser app. When EU users open Safari <text:s/>for <text:s/>the <text:s/>first <text:s/>time <text:s/>after <text:s/>updating <text:s/>their <text:s/>device <text:s/>to <text:s/>iOS <text:s/>17.4 <text:s/>or <text:s/>later, <text:s/>they <text:s/>are prompted to choose their default browser app and presented with a list of the main web browsers apps available in their EU member state that can be selected as their default browser app.</text:p>
          </table:table-cell>
          <table:table-cell office:value-type="string" table:content-validation-name="val4" table:style-name="ce3">
            <text:p>Changeable Defaults</text:p>
          </table:table-cell>
          <table:table-cell office:value-type="string" table:style-name="ce3">
            <text:p>Default Browser Choice Screen</text:p>
          </table:table-cell>
          <table:table-cell table:number-columns-repeated="3" table:style-name="ce3"/>
          <table:table-cell table:number-columns-repeated="16377" table:style-name="ce1"/>
        </table:table-row>
        <table:table-row table:style-name="ro8">
          <table:table-cell table:style-name="ce63"/>
          <table:table-cell office:value-type="string" table:style-name="ce3">
            <text:p>To <text:s/>be <text:s/>considered <text:s/>for <text:s/>inclusion <text:s/>in <text:s/>the <text:s/>list <text:s/>of <text:s/>browser <text:s/>app <text:s/>options <text:s/>on <text:s/>iOS, <text:s/>an <text:s/>app needs to meet the following criteria: Have the Default Browser Entitlement. Have been downloaded by at least 5,000 users across all the EU storefronts of the App Store on iPhone in the prior calendar year. Be available on the App Store on iOS in the EU.</text:p>
          </table:table-cell>
          <table:table-cell table:content-validation-name="val4" table:style-name="ce3"/>
          <table:table-cell table:number-columns-repeated="4" table:style-name="ce3"/>
          <table:table-cell table:number-columns-repeated="16377" table:style-name="ce1"/>
        </table:table-row>
        <table:table-row table:style-name="ro11">
          <table:table-cell table:style-name="ce63"/>
          <table:table-cell office:value-type="string" table:style-name="ce3">
            <text:p>Up to 11 of the most downloaded browsers apps on iOS and iPadOS in that country in the prior year that meet the above criteria will be selected for the browser choice screen in addition to Safari. If <text:s/>a <text:s/>developer <text:s/>has <text:s/>multiple <text:s/>browser <text:s/>apps, <text:s/>only <text:s/>the <text:s/>most <text:s/>downloaded <text:s/>app <text:s/>will <text:s/>be eligible. <text:s/>Apple <text:s/>will <text:s/>update <text:s/>the <text:s/>list <text:s/>of <text:s/>browsers <text:s/>eligible <text:s/>to <text:s/>be <text:s/>shown <text:s/>on <text:s/>the <text:s/>choice screen once per calendar year. <text:s/>Browsers <text:s/>apps <text:s/>will <text:s/>be <text:s/>shown <text:s/>in <text:s/>a <text:s/>randomized <text:s/>order <text:s/>per <text:s/>device on the browser choice screen.</text:p>
          </table:table-cell>
          <table:table-cell table:content-validation-name="val4" table:style-name="ce3"/>
          <table:table-cell table:number-columns-repeated="4" table:style-name="ce3"/>
          <table:table-cell table:number-columns-repeated="16377" table:style-name="ce1"/>
        </table:table-row>
        <table:table-row table:style-name="ro7">
          <table:table-cell table:style-name="ce63"/>
          <table:table-cell office:value-type="string" table:style-name="ce3">
            <text:p>All <text:s/>users <text:s/>with <text:s/>Safari <text:s/>as <text:s/>their <text:s/>default <text:s/>browser <text:s/>app, <text:s/>including <text:s/>users <text:s/>who <text:s/>have</text:p>
            <text:p>already seen the choice screen prior to the update, are prompted with the choice</text:p>
            <text:p>screen upon first launch of Safari after installing iOS 18.2 and iPadOS 18.2.</text:p>
            <text:p>The choice screen is shown once per device instead of once per user.</text:p>
          </table:table-cell>
          <table:table-cell table:content-validation-name="val4" table:style-name="ce3"/>
          <table:table-cell table:number-columns-repeated="4" table:style-name="ce3"/>
          <table:table-cell table:number-columns-repeated="16377" table:style-name="ce1"/>
        </table:table-row>
        <table:table-row table:style-name="ro4">
          <table:table-cell table:style-name="ce63"/>
          <table:table-cell office:value-type="string" table:style-name="ce3">
            <text:p>In a special segment at the top of iOS and iPadOS 18’s new Apps settings, there is a <text:s/>new <text:s/>Default <text:s/>Apps <text:s/>section <text:s/>in <text:s/>Settings <text:s/>where <text:s/>users <text:s/>can <text:s/>manage <text:s/>their <text:s/>default settings easily.</text:p>
          </table:table-cell>
          <table:table-cell office:value-type="string" table:content-validation-name="val4" table:style-name="ce3">
            <text:p>Changeable Defaults</text:p>
          </table:table-cell>
          <table:table-cell office:value-type="string" table:style-name="ce3">
            <text:p>Central Default App Settings Page</text:p>
          </table:table-cell>
          <table:table-cell table:number-columns-repeated="3" table:style-name="ce3"/>
          <table:table-cell table:number-columns-repeated="16377" table:style-name="ce1"/>
        </table:table-row>
        <table:table-row table:style-name="ro6">
          <table:table-cell table:style-name="ce63"/>
          <table:table-cell office:value-type="string" table:style-name="ce3">
            <text:p>In <text:s/>December <text:s/>2024, <text:s/>Apple <text:s/>introduced <text:s/>a <text:s/>new <text:s/>default <text:s/>control <text:s/>for <text:s/>users <text:s/>for <text:s/>calling, messaging, passwords &amp; codes, keyboards, and call filtering. Apple also introduced a <text:s/>centralized <text:s/>default <text:s/>settings <text:s/>page. <text:s/>In <text:s/>Spring <text:s/>2025, <text:s/>Apple <text:s/>will <text:s/>add <text:s/>support <text:s/>for default settings for navigation apps and translation.</text:p>
          </table:table-cell>
          <table:table-cell table:content-validation-name="val4" table:style-name="ce3"/>
          <table:table-cell table:number-columns-repeated="4" table:style-name="ce3"/>
          <table:table-cell table:number-columns-repeated="16377" table:style-name="ce1"/>
        </table:table-row>
        <table:table-row table:style-name="ro3">
          <table:table-cell table:style-name="ce63"/>
          <table:table-cell office:value-type="string" table:style-name="ce3">
            <text:p>Apple <text:s/>has <text:s/>made <text:s/>the <text:s/>App <text:s/>Store, <text:s/>Messages, <text:s/>Camera, <text:s/>Photos, <text:s/>and <text:s/>Safari <text:s/>apps deletable for users in the EU.</text:p>
          </table:table-cell>
          <table:table-cell office:value-type="string" table:content-validation-name="val4" table:style-name="ce3">
            <text:p>Changeable Defaults</text:p>
          </table:table-cell>
          <table:table-cell office:value-type="string" table:style-name="ce3">
            <text:p>Support Unistallation of Default Apps</text:p>
          </table:table-cell>
          <table:table-cell table:number-columns-repeated="3" table:style-name="ce3"/>
          <table:table-cell table:number-columns-repeated="16377" table:style-name="ce1"/>
        </table:table-row>
        <table:table-row table:style-name="ro26">
          <table:table-cell table:style-name="ce63"/>
          <table:table-cell office:value-type="string" table:style-name="ce3">
            <text:p>Starting from iOS 18.2 and iPadOS 18.2, developers of browser apps on the choice screen <text:s/>have <text:s/>access <text:s/>to <text:s/>a <text:s/>new <text:s/>set <text:s/>of <text:s/>data <text:s/>detailed <text:s/>in <text:s/>the <text:s/>“Browser <text:s/>Choice <text:s/>Screen Selection” reports. <text:s/>These reports are provided through Apple’s existing Analytics Reports API. This API is publicly documented, and allows developers to collect a wide <text:s/>variety <text:s/>of <text:s/>data, <text:s/>including <text:s/>items <text:s/>such <text:s/>as <text:s/>selection <text:s/>rates <text:s/>on <text:s/>the <text:s/>choice <text:s/>screen and information about default selection. Developers can use this data to understand their browser app’s performance on the choice screen:</text:p>
          </table:table-cell>
          <table:table-cell office:value-type="string" table:content-validation-name="val4" table:style-name="ce3">
            <text:p>Changeable Defaults</text:p>
          </table:table-cell>
          <table:table-cell office:value-type="string" table:style-name="ce3">
            <text:p>Default Browser Choice Screen</text:p>
          </table:table-cell>
          <table:table-cell table:number-columns-repeated="3" table:style-name="ce3"/>
          <table:table-cell table:number-columns-repeated="16377" table:style-name="ce1"/>
        </table:table-row>
        <table:table-row table:style-name="ro8">
          <table:table-cell table:style-name="ce63"/>
          <table:table-cell office:value-type="string" table:style-name="ce3">
            <text:p>A <text:s/>new API <text:s/>made <text:s/>available <text:s/>on <text:s/>iOS <text:s/>18.2 <text:s/>and <text:s/>iPadOS <text:s/>18.2 <text:s/>allows <text:s/>a <text:s/>browser <text:s/>app <text:s/>to check if it is currently the default browser app. With the release of iOS and iPadOS 18.4, Apple will enable browser apps to check whether they are set as default four times <text:s/>per <text:s/>year. <text:s/>It <text:s/>will <text:s/>be <text:s/>a <text:s/>matter <text:s/>for <text:s/>the <text:s/>browser <text:s/>developer <text:s/>as <text:s/>to <text:s/>when <text:s/>to perform each of the four checks per year.</text:p>
          </table:table-cell>
          <table:table-cell office:value-type="string" table:content-validation-name="val4" table:style-name="ce3">
            <text:p>Changeable Defaults</text:p>
          </table:table-cell>
          <table:table-cell office:value-type="string" table:style-name="ce3">
            <text:p>Limited Default App Check API</text:p>
          </table:table-cell>
          <table:table-cell table:number-columns-repeated="3" table:style-name="ce3"/>
          <table:table-cell table:number-columns-repeated="16377" table:style-name="ce1"/>
        </table:table-row>
        <table:table-row table:style-name="ro4">
          <table:table-cell table:style-name="ce63"/>
          <table:table-cell office:value-type="string" table:style-name="ce3">
            <text:p>With <text:s/>the <text:s/>launch <text:s/>of <text:s/>the <text:s/>browser <text:s/>choice <text:s/>screen <text:s/>on <text:s/>iOS <text:s/>17.4 <text:s/>selecting <text:s/>Safari <text:s/>or selecting <text:s/>a <text:s/>third-party <text:s/>web <text:s/>browser <text:s/>takes <text:s/>the <text:s/>same <text:s/>number <text:s/>of <text:s/>taps, <text:s/>regardless <text:s/>of whether the browser selected is already installed.</text:p>
          </table:table-cell>
          <table:table-cell office:value-type="string" table:content-validation-name="val4" table:style-name="ce3">
            <text:p>Changeable Defaults</text:p>
          </table:table-cell>
          <table:table-cell office:value-type="string" table:style-name="ce3">
            <text:p>Default Browser Choice Screen</text:p>
          </table:table-cell>
          <table:table-cell table:number-columns-repeated="3" table:style-name="ce3"/>
          <table:table-cell table:number-columns-repeated="16377" table:style-name="ce1"/>
        </table:table-row>
        <table:table-row table:style-name="ro4">
          <table:table-cell table:style-name="ce63"/>
          <table:table-cell office:value-type="string" table:style-name="ce3">
            <text:p>If <text:s/>the <text:s/>chosen <text:s/>default <text:s/>browser <text:s/>is <text:s/>not <text:s/>already <text:s/>downloaded <text:s/>on <text:s/>device, <text:s/>the <text:s/>choice screen <text:s/>will <text:s/>show <text:s/>the <text:s/>selected <text:s/>browser’s <text:s/>download <text:s/>progress <text:s/>on <text:s/>the <text:s/>choice screen before automatically opening.</text:p>
          </table:table-cell>
          <table:table-cell table:content-validation-name="val4" table:style-name="ce3"/>
          <table:table-cell table:number-columns-repeated="4" table:style-name="ce3"/>
          <table:table-cell table:number-columns-repeated="16377" table:style-name="ce1"/>
        </table:table-row>
        <table:table-row table:style-name="ro9">
          <table:table-cell table:style-name="ce63"/>
          <table:table-cell office:value-type="string" table:style-name="ce3">
            <text:p>If Safari is currently in the user’s Dock or on the first page of the Home Screen and the user selects a browser that is not currently installed on their device from the choice screen, the selected browser will replace the Safari icon in the user’s Dock or in the Home Screen.<text:s/></text:p>
          </table:table-cell>
          <table:table-cell table:content-validation-name="val4" table:style-name="ce3"/>
          <table:table-cell table:number-columns-repeated="4" table:style-name="ce3"/>
          <table:table-cell table:number-columns-repeated="16377" table:style-name="ce1"/>
        </table:table-row>
        <table:table-row table:style-name="ro6">
          <table:table-cell table:style-name="ce63"/>
          <table:table-cell office:value-type="string" table:style-name="ce3">
            <text:p>Users <text:s/>have <text:s/>different <text:s/>ways <text:s/>to <text:s/>easily <text:s/>change <text:s/>their <text:s/>default <text:s/>settings. <text:s/>They <text:s/>may <text:s/>be prompted <text:s/>to <text:s/>do <text:s/>so <text:s/>by <text:s/>3P <text:s/>apps. <text:s/>Developers <text:s/>can <text:s/>link <text:s/>users <text:s/>directly <text:s/>to <text:s/>the <text:s/>app’s individual <text:s/>page <text:s/>in <text:s/>Settings. <text:s/>As <text:s/>of <text:s/>December <text:s/>2024, <text:s/>developers <text:s/>can <text:s/>also <text:s/>include deep links in their apps to take users to Settings &gt; Apps &gt; Default Apps.</text:p>
          </table:table-cell>
          <table:table-cell office:value-type="string" table:content-validation-name="val4" table:style-name="ce3">
            <text:p>Changeable Defaults</text:p>
          </table:table-cell>
          <table:table-cell office:value-type="string" table:style-name="ce3">
            <text:p>Allow Apps to Prompt a User for Default App Settings</text:p>
          </table:table-cell>
          <table:table-cell table:number-columns-repeated="3" table:style-name="ce3"/>
          <table:table-cell table:number-columns-repeated="16377" table:style-name="ce1"/>
        </table:table-row>
        <table:table-row table:style-name="ro4">
          <table:table-cell table:style-name="ce63"/>
          <table:table-cell office:value-type="string" table:style-name="ce3">
            <text:p>All apps for which a default setting exists can prompt users to set that app as their default, regardless of their distribution source. Users can change their default apps easily.</text:p>
          </table:table-cell>
          <table:table-cell office:value-type="string" table:content-validation-name="val4" table:style-name="ce3">
            <text:p>Changeable Defaults</text:p>
          </table:table-cell>
          <table:table-cell office:value-type="string" table:style-name="ce3">
            <text:p>Default App Prompting</text:p>
          </table:table-cell>
          <table:table-cell table:number-columns-repeated="3" table:style-name="ce3"/>
          <table:table-cell table:number-columns-repeated="16377" table:style-name="ce1"/>
        </table:table-row>
        <table:table-row table:style-name="ro13">
          <table:table-cell table:style-name="ce64"/>
          <table:table-cell table:number-columns-repeated="26" table:style-name="ce30"/>
          <table:table-cell table:number-columns-repeated="16357"/>
        </table:table-row>
        <table:table-row table:style-name="ro7">
          <table:table-cell office:value-type="string" table:style-name="ce63">
            <text:p>Google</text:p>
          </table:table-cell>
          <table:table-cell office:value-type="string" table:style-name="ce3">
            <text:p>This <text:s/>code <text:s/>already <text:s/>complied <text:s/>with <text:s/>Art. <text:s/>6(7) <text:s/>prior <text:s/>to <text:s/>the <text:s/>DMA’s <text:s/>adoption <text:s/>given <text:s/>its open-source nature. <text:s/>As an open-source code, the Android AOSP is inherently fully interoperable for <text:s/>both <text:s/>first-party <text:s/>and <text:s/>third-party <text:s/>products. <text:s text:c="2"/>Google <text:s/>Android <text:s/>permits <text:s/>third-party <text:s/>app <text:s/>and hardware <text:s/>developers <text:s/>to <text:s/>access <text:s/>and <text:s/>interoperate <text:s/>with <text:s/>the <text:s/>OS <text:s/>in <text:s/>the <text:s/>same <text:s/>way <text:s/>as <text:s/>Google’s first-party apps and hardware.</text:p>
          </table:table-cell>
          <table:table-cell office:value-type="string" table:content-validation-name="val4" table:style-name="ce3">
            <text:p>(Equal) Interoperability</text:p>
          </table:table-cell>
          <table:table-cell office:value-type="string" table:style-name="ce3">
            <text:p>Open Source Code</text:p>
          </table:table-cell>
          <table:table-cell table:style-name="ce3"/>
          <table:table-cell table:style-name="ce1"/>
          <table:table-cell table:style-name="ce3"/>
          <table:table-cell table:number-columns-repeated="16377" table:style-name="ce1"/>
        </table:table-row>
        <table:table-row table:style-name="ro4">
          <table:table-cell table:style-name="ce63"/>
          <table:table-cell office:value-type="string" table:style-name="ce3">
            <text:p>To <text:s/>enable <text:s/>developers <text:s/>to <text:s/>submit <text:s/>requests <text:s/>about <text:s/>Google <text:s/>Android <text:s/>interoperability, <text:s/>Google <text:s/>has launched a dedicated portal that they can access as detailed below.</text:p>
            <text:p/>
          </table:table-cell>
          <table:table-cell office:value-type="string" table:content-validation-name="val4" table:style-name="ce3">
            <text:p>(Equal) Interoperability</text:p>
          </table:table-cell>
          <table:table-cell office:value-type="string" table:style-name="ce3">
            <text:p>Interoperability Requests</text:p>
          </table:table-cell>
          <table:table-cell table:style-name="ce3"/>
          <table:table-cell table:style-name="ce1"/>
          <table:table-cell table:style-name="ce3"/>
          <table:table-cell table:number-columns-repeated="16377"/>
        </table:table-row>
        <table:table-row table:style-name="ro5">
          <table:table-cell table:style-name="ce63"/>
          <table:table-cell office:value-type="string" table:style-name="ce3">
            <text:p>Current open requests of Android interoperability</text:p>
          </table:table-cell>
          <table:table-cell office:value-type="string" table:content-validation-name="val4" table:style-name="ce3">
            <text:p>(Equal) Interoperability</text:p>
          </table:table-cell>
          <table:table-cell office:value-type="string" table:style-name="ce3">
            <text:p>Interoperability Requests</text:p>
          </table:table-cell>
          <table:table-cell table:number-columns-repeated="3" table:style-name="ce3"/>
          <table:table-cell table:number-columns-repeated="16377"/>
        </table:table-row>
        <table:table-row table:style-name="ro9">
          <table:table-cell table:style-name="ce63"/>
          <table:table-cell office:value-type="string" table:style-name="ce25">
            <text:p>Google <text:s/>Play <text:s/>launched <text:s/>the External Offers program; allowing <text:s/>Google <text:s/>Play <text:s/>developers <text:s/>to <text:s/>promote <text:s/>ofers <text:s/>within <text:s/>their <text:s/>Google <text:s/>Play <text:s/>apps <text:s/>and <text:s/>show hyperlinks <text:s/>that <text:s/>take <text:s/>users <text:s/>out <text:s/>of <text:s/>the <text:s/>apps <text:s/>to <text:s/>their <text:s/>external sites to conclude contracts for those offers.</text:p>
          </table:table-cell>
          <table:table-cell office:value-type="string" table:content-validation-name="val4" table:style-name="ce25">
            <text:p>Anti-Pattern, Do not limit or discourage Alternative Choice</text:p>
          </table:table-cell>
          <table:table-cell office:value-type="string" table:style-name="ce25">
            <text:p>External Offers Program</text:p>
          </table:table-cell>
          <table:table-cell table:number-columns-repeated="3" table:style-name="ce3"/>
          <table:table-cell table:number-columns-repeated="16377"/>
        </table:table-row>
        <table:table-row table:style-name="ro6">
          <table:table-cell table:style-name="ce63"/>
          <table:table-cell office:value-type="string" table:style-name="ce3">
            <text:p>First, <text:s/>developers <text:s/>are <text:s/>able <text:s/>to <text:s/>present <text:s/>within <text:s/>their <text:s/>Google <text:s/>Play <text:s/>apps <text:s/>promotional <text:s/>messages <text:s/>and hyperlinks <text:s/>for <text:s/>external <text:s/>ofers <text:s/>on <text:s/>their <text:s/>sites, <text:s/>where <text:s/>users <text:s/>can <text:s/>contract <text:s/>for <text:s/>those <text:s/>ofers. Developers <text:s/>that <text:s/>wish <text:s/>to <text:s/>make <text:s/>use <text:s/>of <text:s/>this <text:s/>opportunity <text:s/>need <text:s/>to <text:s/>sign <text:s/>up <text:s/>to <text:s/>Google <text:s/>Play’s External Ofers program.</text:p>
          </table:table-cell>
          <table:table-cell table:content-validation-name="val4" table:style-name="ce3"/>
          <table:table-cell table:number-columns-repeated="4" table:style-name="ce3"/>
          <table:table-cell table:number-columns-repeated="16377"/>
        </table:table-row>
        <table:table-row table:style-name="ro22">
          <table:table-cell table:style-name="ce63"/>
          <table:table-cell office:value-type="string" table:style-name="ce3">
            <text:p>Second, <text:s/>to <text:s/>protect <text:s/>user <text:s/>safety, <text:s/>Google <text:s/>Play <text:s/>implements <text:s/>proportionate <text:s/>security <text:s/>measures <text:s/>for <text:s/>apps <text:s/>that <text:s/>show <text:s/>in-app <text:s/>promotions <text:s/>which <text:s/>lead <text:s/>users <text:s/>outside <text:s/>Play’s <text:s/>secure <text:s/>environment <text:s/>to <text:s/>an alternative distribution channel. <text:s/>This includes requiring developers enrolled in the External Ofers program <text:s/>to <text:s/>make <text:s/>users <text:s/>aware <text:s/>that, <text:s/>when <text:s/>a <text:s/>user <text:s/>clicks <text:s/>on <text:s/>hyperlink <text:s/>leading <text:s/>to <text:s/>an <text:s/>external <text:s/>ofer, they <text:s/>are <text:s/>transacting <text:s/>outside <text:s/>the <text:s/>app <text:s/>without <text:s/>the <text:s/>security <text:s/>and <text:s/>safety <text:s/>that Google Play provides. The <text:s/>relevant <text:s/>requirements <text:s/>are <text:s/>published <text:s/>online <text:s/>and <text:s/>available <text:s/>through <text:s/>the <text:s/>Google <text:s/>Play <text:s/>Console Help Center.145</text:p>
          </table:table-cell>
          <table:table-cell table:content-validation-name="val4" table:style-name="ce3"/>
          <table:table-cell office:value-type="string" table:style-name="ce3">
            <text:p>External links warning<text:s/></text:p>
          </table:table-cell>
          <table:table-cell table:number-columns-repeated="2" table:style-name="ce1"/>
          <table:table-cell table:style-name="ce3"/>
          <table:table-cell table:number-columns-repeated="16377"/>
        </table:table-row>
        <table:table-row table:style-name="ro29">
          <table:table-cell table:style-name="ce63"/>
          <table:table-cell office:value-type="string" table:style-name="ce26">
            <text:p>Third, for apps that show external ofers, the following fees apply: A <text:s/>fee <text:s/>charged <text:s/>for <text:s/>the <text:s/>“initial <text:s/>acquisition <text:s/>of <text:s/>the <text:s/>end <text:s/>user” <text:s/>(Recital <text:s/>40), <text:s/>which <text:s/>is time-limited <text:s/>to <text:s/>two <text:s/>years. <text:s text:c="2"/>Play will charge a fee of 5% (autorenewing subscriptions) and 10% (other digital content, i.e., other ofers that are consumable within the app). A <text:s/>fee <text:s/>charged <text:s/>for <text:s/>ongoing <text:s/>services, <text:s/>which <text:s/>will <text:s/>amount <text:s/>to <text:s/>7% <text:s/>(auto-renewing subscriptions) <text:s/>and <text:s/>17% <text:s/>(other <text:s/>digital <text:s/>content). <text:s text:c="2"/>The <text:s/>ongoing <text:s/>service <text:s/>fee <text:s/>is <text:s/>charged <text:s/>for the <text:s/>value <text:s/>that <text:s/>Play <text:s/>provides <text:s/>ater <text:s/>a <text:s/>user <text:s/>downloads <text:s/>an <text:s/>app, <text:s/>such <text:s/>as <text:s/>the <text:s/>delivery <text:s/>of app updates, <text:s/>ongoing <text:s/>security <text:s/>features, <text:s/>and <text:s/>developer <text:s/>and <text:s/>analytics <text:s/>tools. <text:s/>Google <text:s/>Play will charge <text:s/>this <text:s/>fee <text:s/>during <text:s/>the <text:s/>“initial <text:s/>acquisition” <text:s/>period <text:s/>and <text:s/>then <text:s/>for <text:s/>the <text:s/>duration <text:s/>of <text:s/>the ongoing <text:s/>services <text:s/>ater <text:s/>that <text:s/>period. <text:s text:c="2"/>Developers <text:s/>will <text:s/>have <text:s/>the <text:s/>possibility <text:s/>to <text:s/>opt <text:s/>out <text:s/>of receiving ongoing services from Google Play, ater the “initial acquisition” period, subject to users agreeing and enabling the opt-out. <text:s/>When an opt-out occurs, the fee will end.</text:p>
          </table:table-cell>
          <table:table-cell table:content-validation-name="val4" table:style-name="ce3"/>
          <table:table-cell office:value-type="string" table:style-name="ce3">
            <text:p>External Offers Program</text:p>
          </table:table-cell>
          <table:table-cell table:number-columns-repeated="3" table:style-name="ce3"/>
          <table:table-cell table:number-columns-repeated="16377"/>
        </table:table-row>
        <table:table-row table:style-name="ro3">
          <table:table-cell table:style-name="ce63"/>
          <table:table-cell office:value-type="string" table:style-name="ce3">
            <text:p>Google enabled all developers to offer a non-Google Play billing system to EEA users for in-app purchases</text:p>
          </table:table-cell>
          <table:table-cell office:value-type="string" table:content-validation-name="val4" table:style-name="ce3">
            <text:p>Anti-Pattern, Do not limit or discourage Alternative Choice</text:p>
          </table:table-cell>
          <table:table-cell table:number-columns-repeated="4" table:style-name="ce3"/>
          <table:table-cell table:number-columns-repeated="16377"/>
        </table:table-row>
        <table:table-row table:style-name="ro7">
          <table:table-cell table:style-name="ce63"/>
          <table:table-cell office:value-type="string" table:style-name="ce3">
            <text:p>User <text:s/>Choice <text:s/>Billing <text:s/>program, <text:s/>developers <text:s/>can <text:s/>choose <text:s/>to <text:s/>give <text:s/>users <text:s/>the choice <text:s/>of <text:s/>whether <text:s/>to <text:s/>complete <text:s/>in-app <text:s/>purchases <text:s/>through <text:s/>either <text:s/>Google <text:s/>Play’s <text:s/>billing system <text:s/>or <text:s/>through <text:s/>an <text:s/>alternative <text:s/>billing <text:s/>system <text:s/>provided <text:s/>by <text:s/>the <text:s/>developer.149 Transactions <text:s/>completed <text:s/>using <text:s/>the <text:s/>developer’s <text:s/>alternative <text:s/>billing <text:s/>system <text:s/>are <text:s/>subject <text:s/>to Google Play’s standard service fee, less an adjustment of four percentage points.</text:p>
          </table:table-cell>
          <table:table-cell table:content-validation-name="val4" table:style-name="ce3"/>
          <table:table-cell office:value-type="string" table:style-name="ce3">
            <text:p>Alternative Payment Service</text:p>
          </table:table-cell>
          <table:table-cell table:number-columns-repeated="3" table:style-name="ce3"/>
          <table:table-cell table:number-columns-repeated="16377"/>
        </table:table-row>
        <table:table-row table:style-name="ro23">
          <table:table-cell table:style-name="ce63"/>
          <table:table-cell office:value-type="string" table:style-name="ce3">
            <text:p>Under <text:s/>the <text:s/>EEA <text:s/>program, <text:s/>developers <text:s/>can <text:s/>ofer <text:s/>users <text:s/>their <text:s/>own <text:s/>billing <text:s/>system <text:s/>to complete <text:s/>in-app <text:s/>purchases, <text:s/>without <text:s/>the <text:s/>option <text:s/>to <text:s/>use <text:s/>Google <text:s/>Play’s <text:s/>billing <text:s/>system. Transactions <text:s/>completed <text:s/>through <text:s/>a <text:s/>developer’s <text:s/>alternative <text:s/>billing <text:s/>system <text:s/>under <text:s/>the <text:s/>EEA program <text:s/>are <text:s/>subject <text:s/>to <text:s/>Google <text:s/>Play’s <text:s/>standard <text:s/>service <text:s/>fee, <text:s/>less <text:s/>an <text:s/>adjustment <text:s/>of <text:s/>three complete <text:s/>in-app <text:s/>purchases, <text:s/>without <text:s/>the <text:s/>option <text:s/>to <text:s/>use <text:s/>Google <text:s/>Play’s <text:s/>billing <text:s/>system. Transactions <text:s/>completed <text:s/>through <text:s/>a <text:s/>developer’s <text:s/>alternative <text:s/>billing <text:s/>system <text:s/>under <text:s/>the <text:s/>EEA program <text:s/>are <text:s/>subject <text:s/>to <text:s/>Google <text:s/>Play’s <text:s/>standard <text:s/>service <text:s/>fee, <text:s/>less <text:s/>an <text:s/>adjustment <text:s/>of <text:s/>three percentage points.percentage points.</text:p>
          </table:table-cell>
          <table:table-cell table:content-validation-name="val4" table:style-name="ce3"/>
          <table:table-cell office:value-type="string" table:style-name="ce3">
            <text:p>Custom Payment Service</text:p>
          </table:table-cell>
          <table:table-cell table:number-columns-repeated="3" table:style-name="ce3"/>
          <table:table-cell table:number-columns-repeated="16377"/>
        </table:table-row>
        <table:table-row table:style-name="ro23">
          <table:table-cell table:style-name="ce63"/>
          <table:table-cell office:value-type="string" table:style-name="ce3">
            <text:p>developers offering an alternative billing <text:s/>system <text:s/>under <text:s/>the <text:s/>User <text:s/>Choice <text:s/>Billing <text:s/>or <text:s/>EEA <text:s/>programs <text:s/>are <text:s/>required <text:s/>to <text:s/>integrate <text:s/>with <text:s/>the Alternative <text:s/>Billing <text:s/>APIs. These <text:s/>allow <text:s/>developers <text:s/>to <text:s/>(i) <text:s/>automatically <text:s/>report <text:s/>transactions completed <text:s/>via <text:s/>an <text:s/>alternative <text:s/>billing <text:s/>system; <text:s/>and <text:s/>(ii) <text:s/>automatically <text:s/>render <text:s/>the <text:s/>relevant <text:s/>user interface <text:s/>for <text:s/>the <text:s/>User <text:s/>Choice <text:s/>Billing <text:s/>program <text:s/>or <text:s/>EEA <text:s/>program. <text:s text:c="2"/>Developers <text:s/>that <text:s/>submit <text:s/>an application <text:s/>to <text:s/>enroll <text:s/>in the User Choice Billing or EEA programs will receive an email from Google Play <text:s/>outlining <text:s/>the <text:s/>steps <text:s/>they <text:s/>need <text:s/>to <text:s/>take <text:s/>to <text:s/>comply <text:s/>with <text:s/>the <text:s/>requirements <text:s/>of <text:s/>the <text:s/>Programe, including <text:s/>the <text:s/>integration <text:s/>of <text:s/>the <text:s/>Alternative <text:s/>Billing <text:s/>APIs.</text:p>
          </table:table-cell>
          <table:table-cell table:content-validation-name="val4" table:style-name="ce3"/>
          <table:table-cell table:number-columns-repeated="4" table:style-name="ce3"/>
          <table:table-cell table:number-columns-repeated="16377"/>
        </table:table-row>
        <table:table-row table:style-name="ro3">
          <table:table-cell table:style-name="ce63"/>
          <table:table-cell office:value-type="string" table:style-name="ce3">
            <text:p>The service fees Google Play charges for its intermediation service are FRAND</text:p>
          </table:table-cell>
          <table:table-cell office:value-type="string" table:content-validation-name="val4" table:style-name="ce3">
            <text:p>(Equal) Access Conditions</text:p>
          </table:table-cell>
          <table:table-cell office:value-type="string" table:style-name="ce3">
            <text:p>FRAND Fees</text:p>
          </table:table-cell>
          <table:table-cell table:number-columns-repeated="3" table:style-name="ce3"/>
          <table:table-cell table:number-columns-repeated="16377"/>
        </table:table-row>
        <table:table-row table:style-name="ro9">
          <table:table-cell table:style-name="ce63"/>
          <table:table-cell office:value-type="string" table:style-name="ce26">
            <text:p>First, <text:s/>Google <text:s/>Play’s <text:s/>fees <text:s/>are <text:s/>proportionate <text:s/>to <text:s/>the <text:s/>value <text:s/>of <text:s/>its <text:s/>intermediation <text:s/>service. Google <text:s/>Play’s <text:s/>service <text:s/>fee <text:s/>and <text:s/>revenue-based <text:s/>charging <text:s/>model <text:s/>is <text:s/>FRAND <text:s/>because <text:s/>it <text:s/>is proportionate to the value that Google Play provide<text:s/></text:p>
          </table:table-cell>
          <table:table-cell table:content-validation-name="val4" table:style-name="ce3"/>
          <table:table-cell table:number-columns-repeated="4" table:style-name="ce3"/>
          <table:table-cell table:number-columns-repeated="16377"/>
        </table:table-row>
        <table:table-row table:style-name="ro4">
          <table:table-cell table:style-name="ce63"/>
          <table:table-cell office:value-type="string" table:style-name="ce3">
            <text:p>In <text:s/>addition <text:s/>to <text:s/>the <text:s/>requirement <text:s/>that <text:s/>Google <text:s/>Play’s <text:s/>general <text:s/>conditions <text:s/>of <text:s/>access <text:s/>are <text:s/>FRAND, <text:s/>Art. <text:s/>6(12) <text:s/>also <text:s/>requires <text:s/>Google <text:s/>to <text:s/>publish <text:s/>its <text:s/>general <text:s/>conditions <text:s/>of <text:s/>access, <text:s/>including <text:s/>an <text:s/>ADSM<text:s/></text:p>
          </table:table-cell>
          <table:table-cell table:content-validation-name="val4" table:style-name="ce3"/>
          <table:table-cell office:value-type="string" table:style-name="ce3">
            <text:p>Publish Access Conditions</text:p>
          </table:table-cell>
          <table:table-cell table:number-columns-repeated="3" table:style-name="ce3"/>
          <table:table-cell table:number-columns-repeated="16377"/>
        </table:table-row>
        <table:table-row table:style-name="ro8">
          <table:table-cell table:style-name="ce63"/>
          <table:table-cell office:value-type="string" table:style-name="ce26">
            <text:p>Second, <text:s/>FRAND <text:s/>benchmarks <text:s/>confirm <text:s/>that <text:s/>Google <text:s/>Play’s <text:s/>fees <text:s/>and <text:s/>charging <text:s/>model <text:s/>are FRAND. <text:s/>Google <text:s/>Play’s <text:s/>fees <text:s/>comply with the two main benchmarks used to determine whether a fee <text:s/>is FRAND: <text:s/>(1) what non-gatekeepers charge today (the competitor benchmark); and (2) what the gatekeeper charged before it gained gatekeeper status (the ex ante benchmark).</text:p>
          </table:table-cell>
          <table:table-cell table:content-validation-name="val4" table:style-name="ce3"/>
          <table:table-cell table:number-columns-repeated="4" table:style-name="ce3"/>
          <table:table-cell table:number-columns-repeated="16377"/>
        </table:table-row>
        <table:table-row table:style-name="ro2">
          <table:table-cell table:style-name="ce63"/>
          <table:table-cell office:value-type="string" table:style-name="ce3">
            <text:p>Third, Google Play charges similarly-situated developers in the same way. <text:s/>Similarly-situated developers are subject to the same Google Play fees.</text:p>
          </table:table-cell>
          <table:table-cell table:content-validation-name="val4" table:style-name="ce3"/>
          <table:table-cell office:value-type="string" table:style-name="ce3">
            <text:p>?</text:p>
          </table:table-cell>
          <table:table-cell table:number-columns-repeated="3" table:style-name="ce3"/>
          <table:table-cell table:number-columns-repeated="16377"/>
        </table:table-row>
        <table:table-row table:style-name="ro10">
          <table:table-cell table:style-name="ce63"/>
          <table:table-cell office:value-type="string" table:style-name="ce3">
            <text:p>Google <text:s/>Play’s <text:s/>non-price <text:s/>terms <text:s/>are <text:s/>FRAND <text:s/>because <text:s/>they <text:s/>are <text:s/>transparent, <text:s/>easily <text:s/>accessible, <text:s/>and apply <text:s/>equally <text:s/>to <text:s/>all <text:s/>apps, <text:s/>including <text:s/>Google’s <text:s/>own. <text:s text:c="2"/>Google <text:s/>Play’s <text:s/>policies <text:s/>are <text:s/>set <text:s/>out <text:s/>in <text:s/>the Google <text:s/>Play <text:s/>Developer <text:s/>Distribution <text:s/>Agreement <text:s/>(DDA).161 <text:s text:c="2"/>The <text:s/>DDA <text:s/>sets <text:s/>out the <text:s/>contractual relationship <text:s/>between <text:s/>developers <text:s/>and <text:s/>Google <text:s/>in <text:s/>relation <text:s/>to <text:s/>the <text:s/>use <text:s/>of <text:s/>Google <text:s/>Play <text:s/>to <text:s/>distribute products. <text:s text:c="2"/>The <text:s/>DDA <text:s/>incorporates <text:s/>various <text:s/>Developer <text:s/>Program <text:s/>Policies <text:s/>(DPPs).<text:s/></text:p>
          </table:table-cell>
          <table:table-cell table:content-validation-name="val4" table:style-name="ce3"/>
          <table:table-cell office:value-type="string" table:style-name="ce3">
            <text:p>FRAND Fees</text:p>
          </table:table-cell>
          <table:table-cell table:number-columns-repeated="3" table:style-name="ce3"/>
          <table:table-cell table:number-columns-repeated="16377"/>
        </table:table-row>
        <table:table-row table:style-name="ro4">
          <table:table-cell office:value-type="string" table:style-name="ce63">
            <text:p>Apple</text:p>
          </table:table-cell>
          <table:table-cell office:value-type="string" table:style-name="ce3">
            <text:p>designated Apple as a gatekeeper under the DMA in relation to <text:s/>iOS, <text:s/>App <text:s/>Store , <text:s/>and <text:s/>Safari. <text:s text:c="2"/>In <text:s/>addition, <text:s/>the <text:s/>EC <text:s/>has <text:s/>adopted <text:s/>a <text:s/>separate designation <text:s/>decision <text:s/>with <text:s/>respect <text:s/>to <text:s/>iPadOS</text:p>
          </table:table-cell>
          <table:table-cell table:number-columns-repeated="5" table:style-name="ce3"/>
          <table:table-cell table:number-columns-repeated="16377"/>
        </table:table-row>
        <table:table-row table:style-name="ro4">
          <table:table-cell table:style-name="ce63"/>
          <table:table-cell office:value-type="string" table:style-name="ce3">
            <text:p>the <text:s/>option <text:s/>to <text:s/>distribute their iOS and iPadOS apps from the App Store, alternative app marketplaces, and/ or <text:s/>directly <text:s/>from <text:s/>a <text:s/>website <text:s/>owned <text:s/>by <text:s/>the <text:s/>developer <text:s/>(“Web <text:s/>Distribution”)</text:p>
          </table:table-cell>
          <table:table-cell office:value-type="string" table:content-validation-name="val4" table:style-name="ce3">
            <text:p>(Equal) Access Conditions</text:p>
          </table:table-cell>
          <table:table-cell office:value-type="string" table:style-name="ce3">
            <text:p>Alternative App Distribution</text:p>
          </table:table-cell>
          <table:table-cell table:number-columns-repeated="3" table:style-name="ce3"/>
          <table:table-cell table:number-columns-repeated="16377"/>
        </table:table-row>
        <table:table-row table:style-name="ro7">
          <table:table-cell table:style-name="ce63"/>
          <table:table-cell office:value-type="string" table:style-name="ce26">
            <text:p>The <text:s/>new <text:s/>business <text:s/>terms <text:s/>include <text:s/>a <text:s/>fee <text:s/>structure <text:s/>that <text:s/>reflects <text:s/>the <text:s/>many <text:s/>ways Apple creates <text:s/>value <text:s/>for <text:s/>developers <text:s/>– <text:s/>including <text:s/>distribution <text:s/>and <text:s/>discovery <text:s/>on <text:s/>the <text:s/>App Store, the App Store’s secure payment processing and related commerce services, Apple’s trusted and secure mobile platform, and all the tools and technology to build and share innovative apps with users around the world.</text:p>
          </table:table-cell>
          <table:table-cell office:value-type="string" table:content-validation-name="val4" table:style-name="ce3">
            <text:p>(Equal) Access Conditions</text:p>
          </table:table-cell>
          <table:table-cell office:value-type="string" table:style-name="ce3">
            <text:p>Platform Services Fees</text:p>
          </table:table-cell>
          <table:table-cell table:number-columns-repeated="3" table:style-name="ce3"/>
          <table:table-cell table:number-columns-repeated="16377"/>
        </table:table-row>
        <table:table-row table:style-name="ro8">
          <table:table-cell table:style-name="ce63"/>
          <table:table-cell office:value-type="string" table:style-name="ce24">
            <text:p>The <text:s/>new <text:s/>business <text:s/>terms <text:s/>for <text:s/>iOS <text:s/>and <text:s/>iPadOS <text:s/>apps <text:s/>in <text:s/>the <text:s/>EU <text:s/>include <text:s/>three elements: Reduced <text:s/>commission <text:s/>– <text:s/>iOS <text:s/>and <text:s/>iPadOS <text:s/>apps <text:s/>on <text:s/>the <text:s/>App <text:s/>Store <text:s/>pay <text:s/>a</text:p>
            <text:p>commission <text:s/>of <text:s/>either <text:s/>10% <text:s/>(for <text:s/>the <text:s/>vast <text:s/>majority <text:s/>of <text:s/>developers, <text:s/>and <text:s/>for subscriptions <text:s/>after <text:s/>their <text:s/>first <text:s/>year) <text:s/>or <text:s/>17% <text:s/>on <text:s/>transactions <text:s/>for <text:s/>digital <text:s/>goods <text:s/>and services, regardless of payment process system selected.</text:p>
          </table:table-cell>
          <table:table-cell table:content-validation-name="val4" table:style-name="ce3"/>
          <table:table-cell table:style-name="ce3"/>
          <table:table-cell table:style-name="ce25"/>
          <table:table-cell table:number-columns-repeated="2" table:style-name="ce3"/>
          <table:table-cell table:number-columns-repeated="16377"/>
        </table:table-row>
        <table:table-row table:style-name="ro7">
          <table:table-cell table:style-name="ce63"/>
          <table:table-cell office:value-type="string" table:style-name="ce3">
            <text:p>Payment processing fee – iOS and iPadOS apps on the App Store can use the App <text:s/>Store’s <text:s/>payment <text:s/>processing <text:s/>and <text:s/>related <text:s/>commerce <text:s/>services <text:s/>for <text:s/>an App <text:s/>Store’s <text:s/>payment <text:s/>processing <text:s/>and <text:s/>related <text:s/>commerce <text:s/>services <text:s/>for <text:s/>an additional <text:s/>3% <text:s/>fee. <text:s/>Developers <text:s/>can <text:s/>use <text:s/>a <text:s/>Payment <text:s/>Service <text:s/>Provider <text:s/>(“PSP”) within their app or link users to a website to process payments for no additional fee from Apple.</text:p>
          </table:table-cell>
          <table:table-cell table:content-validation-name="val4" table:style-name="ce3"/>
          <table:table-cell table:number-columns-repeated="4" table:style-name="ce3"/>
          <table:table-cell table:number-columns-repeated="16377"/>
        </table:table-row>
        <table:table-row table:style-name="ro10">
          <table:table-cell table:style-name="ce63"/>
          <table:table-cell office:value-type="string" table:style-name="ce3">
            <text:p>Core Technology Fee (“CTF”) – For iOS and iPadOS apps distributed from the App Store, an alternative app marketplace, and/or Web Distribution, developers pay <text:s/>€0.50 <text:s/>for <text:s/>each <text:s/>first <text:s/>annual <text:s/>install <text:s/>(“FAI”) <text:s text:c="2"/>per <text:s/>year <text:s/>over <text:s/>a <text:s/>1 <text:s/>million threshold. <text:s/>All <text:s/>developers <text:s/>in <text:s/>the <text:s/>ADP <text:s/>(except <text:s/>for <text:s/>providers <text:s/>of <text:s/>alternative <text:s/>app marketplaces) <text:s/>get <text:s/>one <text:s/>million <text:s/>free <text:s/>FAIs <text:s/>per <text:s/>app <text:s/>per <text:s/>calendar <text:s/>year. <text:s/>Under <text:s/>the new <text:s/>business <text:s/>terms <text:s/>for <text:s/>EU <text:s/>apps, <text:s/>Apple <text:s/>estimates <text:s/>that <text:s/>less <text:s/>than <text:s/>1% <text:s/>of developers would pay a Core Technology Fee on their EU apps.</text:p>
          </table:table-cell>
          <table:table-cell table:content-validation-name="val4" table:style-name="ce3"/>
          <table:table-cell table:number-columns-repeated="4" table:style-name="ce3"/>
          <table:table-cell table:number-columns-repeated="16377"/>
        </table:table-row>
        <table:table-row table:style-name="ro9">
          <table:table-cell table:style-name="ce63"/>
          <table:table-cell office:value-type="string" table:style-name="ce3">
            <text:p>For <text:s/>apps <text:s/>on <text:s/>macOS, <text:s/>watchOS, <text:s/>tvOS, <text:s/>and <text:s/>visionOS, <text:s/>developers <text:s/>who <text:s/>process payments using a PSP or by linking out to website get a discounted commission of 3% based on the App Store’s standard worldwide commission rate.</text:p>
          </table:table-cell>
          <table:table-cell office:value-type="string" table:content-validation-name="val4" table:style-name="ce3">
            <text:p>(Equal) Access Conditions</text:p>
          </table:table-cell>
          <table:table-cell office:value-type="string" table:style-name="ce3">
            <text:p>Platform Services Fees</text:p>
          </table:table-cell>
          <table:table-cell table:number-columns-repeated="3" table:style-name="ce3"/>
          <table:table-cell table:number-columns-repeated="16377"/>
        </table:table-row>
        <table:table-row table:style-name="ro22">
          <table:table-cell table:style-name="ce63"/>
          <table:table-cell office:value-type="string" table:style-name="ce3">
            <text:p>Apple offers developers a new option for alternative payment solutions; Using <text:s/>alternative <text:s/>payment <text:s/>solutions <text:s/>can <text:s/>create <text:s/>threats <text:s/>to <text:s/>user <text:s/>security and <text:s/>privacy <text:s/>and <text:s/>may <text:s/>compromise <text:s/>the <text:s/>user <text:s/>experience. <text:s/>This <text:s/>is <text:s/>why alternative <text:s/>payment <text:s/>solutions <text:s/>comply <text:s/>with <text:s/>a <text:s/>number <text:s/>of <text:s/>basic <text:s/>security requirements <text:s/>which <text:s/>help <text:s/>to <text:s/>prevent <text:s/>fraudulent <text:s/>transactions. To help end <text:s/>users <text:s/>understand <text:s/>that <text:s/>they <text:s/>are <text:s/>making <text:s/>a <text:s/>conscious <text:s/>decision <text:s/>to leave <text:s/>the App <text:s/>Store <text:s/>and <text:s/>contract <text:s/>directly <text:s/>with <text:s/>the <text:s/>developer, <text:s/>developers using <text:s/>alternative <text:s/>payment <text:s/>solutions <text:s/>are <text:s/>informing <text:s/>end <text:s/>users <text:s/>through disclosure sheets about leaving the App Store environment.</text:p>
          </table:table-cell>
          <table:table-cell office:value-type="string" table:content-validation-name="val4" table:style-name="ce3">
            <text:p>(Equal) Access Conditions</text:p>
          </table:table-cell>
          <table:table-cell office:value-type="string" table:style-name="ce3">
            <text:p>Alternative Payment Solutions</text:p>
          </table:table-cell>
          <table:table-cell table:number-columns-repeated="3" table:style-name="ce3"/>
          <table:table-cell table:number-columns-repeated="16377"/>
        </table:table-row>
        <table:table-row table:style-name="ro8">
          <table:table-cell table:style-name="ce63"/>
          <table:table-cell office:value-type="string" table:style-name="ce3">
            <text:p>For <text:s/>apps <text:s/>on <text:s/>iOS <text:s/>and <text:s/>iPadOS, <text:s/>developers <text:s/>who <text:s/>opt <text:s/>for <text:s/>Apple's <text:s/>IAP <text:s/>are charged <text:s/>an <text:s/>additional <text:s/>payment <text:s/>processing <text:s/>fee <text:s/>of <text:s/>3% <text:s/>which <text:s/>reflects <text:s/>the value <text:s/>provided <text:s/>by <text:s/>Apple’s <text:s/>own <text:s/>payment <text:s/>solution. <text:s/>For <text:s/>apps <text:s/>on <text:s/>macOS, watchOS, <text:s/>visionOS, <text:s/>and <text:s/>tvOS, <text:s/>developers <text:s/>who <text:s/>use <text:s/>alternative <text:s/>payment processing get a 3% discount on the commission they owe to Apple.</text:p>
          </table:table-cell>
          <table:table-cell office:value-type="string" table:content-validation-name="val4" table:style-name="ce3">
            <text:p>(Equal) Access Conditions</text:p>
          </table:table-cell>
          <table:table-cell office:value-type="string" table:style-name="ce3">
            <text:p>Platform Services Fees</text:p>
          </table:table-cell>
          <table:table-cell table:style-name="ce3"/>
          <table:table-cell table:style-name="ce1"/>
          <table:table-cell table:style-name="ce3"/>
          <table:table-cell table:number-columns-repeated="16377"/>
        </table:table-row>
        <table:table-row table:style-name="ro10">
          <table:table-cell table:style-name="ce63"/>
          <table:table-cell office:value-type="string" table:style-name="ce3">
            <text:p>Apple provides business users with the choice to offer their own or a third- Sign in with party sign-in service, as long as their solution includes a privacy-friendly Apple</text:p>
            <text:p>alternative of their choice. This requirement protects end users from choices made by business users that could threaten their privacy on the iPhone and iPad. By ensuring that end users have at least one privacy- friendly identification service in addition to the other service(s) chosen by the business user, Apple also ensures broader choices for end users</text:p>
          </table:table-cell>
          <table:table-cell office:value-type="string" table:content-validation-name="val4" table:style-name="ce3">
            <text:p>Do not limit or discourage Alternative Choice, (Equal) Interoperability</text:p>
          </table:table-cell>
          <table:table-cell office:value-type="string" table:style-name="ce3">
            <text:p>Sign-On Alternatives</text:p>
          </table:table-cell>
          <table:table-cell table:number-columns-repeated="3" table:style-name="ce3"/>
          <table:table-cell table:number-columns-repeated="16377"/>
        </table:table-row>
        <table:table-row table:style-name="ro10">
          <table:table-cell table:style-name="ce63"/>
          <table:table-cell office:value-type="string" table:style-name="ce3">
            <text:p>Apple has built an engineering team focused on assisting relevant teams and 5(7) – within <text:s/>Apple <text:s/>to <text:s/>work <text:s/>towards <text:s/>providing <text:s/>third <text:s/>parties <text:s/>with <text:s/>effective WebKit interoperability <text:s/>with <text:s/>newly <text:s/>released <text:s/>iOS <text:s/>and <text:s/>iPadOS <text:s/>hardware <text:s/>and software features. Apple <text:s/>provides <text:s/>a <text:s/>request <text:s/>form <text:s/>for <text:s/>developers <text:s/>to <text:s/>request <text:s/>effective interoperability <text:s/>with <text:s/>hardware <text:s/>and <text:s/>software <text:s/>features <text:s/>built <text:s/>into <text:s/>iOS, iPadOS, <text:s/>iPhone, <text:s/>and/or <text:s/>iPad <text:s/>for <text:s/>the <text:s/>limited <text:s/>number <text:s/>of <text:s/>interoperability requests that Apple may not capture in the normal course of business.</text:p>
          </table:table-cell>
          <table:table-cell office:value-type="string" table:content-validation-name="val4" table:style-name="ce3">
            <text:p>(Equal) Interoperability</text:p>
          </table:table-cell>
          <table:table-cell office:value-type="string" table:style-name="ce3">
            <text:p>Interoperability Requests</text:p>
          </table:table-cell>
          <table:table-cell table:number-columns-repeated="3" table:style-name="ce3"/>
          <table:table-cell table:number-columns-repeated="16377"/>
        </table:table-row>
        <table:table-row table:style-name="ro22">
          <table:table-cell table:style-name="ce63"/>
          <table:table-cell office:value-type="string" table:style-name="ce3">
            <text:p>Apple <text:s/>provides <text:s/>a <text:s/>suite <text:s/>of <text:s/>functionalities <text:s/>that <text:s/>lets <text:s/>alternative <text:s/>browser engines <text:s/>— <text:s/>browser <text:s/>engines <text:s/>other <text:s/>than <text:s/>WebKit <text:s/>— <text:s/>be <text:s/>installed <text:s/>and <text:s/>run on iOS and iPadOS for use in dedicated browser apps and apps providing in-app <text:s/>browsing <text:s/>in <text:s/>the <text:s/>EU. <text:s/>Apple <text:s/>provides <text:s/>developers access to technologies <text:s/>within <text:s/>the <text:s/>system <text:s/>that <text:s/>enable <text:s/>critical <text:s/>functionality <text:s/>and <text:s/>help developers <text:s/>leverage <text:s/>high-performance <text:s/>modern <text:s/>browser <text:s/>engines. <text:s/>To <text:s/>help keep <text:s/>users <text:s/>safe <text:s/>online, <text:s/>Apple <text:s/>only <text:s/>authorizes <text:s/>developers <text:s/>to <text:s/>implement alternative <text:s/>browser <text:s/>engines <text:s/>after <text:s/>meeting <text:s/>specific <text:s/>criteria <text:s/>and <text:s/>if <text:s/>they commit to a number of ongoing privacy and security requirements.</text:p>
          </table:table-cell>
          <table:table-cell office:value-type="string" table:content-validation-name="val4" table:style-name="ce3">
            <text:p>(Equal) Interoperability, (Equal) Access Conditions</text:p>
          </table:table-cell>
          <table:table-cell office:value-type="string" table:style-name="ce3">
            <text:p>Privacy and Security Requirements For Default Apps</text:p>
          </table:table-cell>
          <table:table-cell table:number-columns-repeated="3" table:style-name="ce3"/>
          <table:table-cell table:number-columns-repeated="16377"/>
        </table:table-row>
        <table:table-row table:style-name="ro9">
          <table:table-cell table:style-name="ce63"/>
          <table:table-cell office:value-type="string" table:style-name="ce3">
            <text:p>Apple <text:s/>has <text:s/>made <text:s/>available <text:s/>to <text:s/>EU <text:s/>developers <text:s/>a <text:s/>mechanism <text:s/>to <text:s/>facilitate the settlement of disputes arising in the context of access to the App Store, <text:s/>in <text:s/>the <text:s/>form <text:s/>of <text:s/>an <text:s/>EU-based, <text:s/>easily <text:s/>accessible <text:s/>mediation <text:s/>which <text:s/>is free of charge.</text:p>
          </table:table-cell>
          <table:table-cell office:value-type="string" table:content-validation-name="val4" table:style-name="ce3">
            <text:p>(Equal) Access Conditions</text:p>
          </table:table-cell>
          <table:table-cell office:value-type="string" table:style-name="ce3">
            <text:p>Alternative Dispute Settlement Mechanism</text:p>
          </table:table-cell>
          <table:table-cell table:number-columns-repeated="3" table:style-name="ce3"/>
          <table:table-cell table:number-columns-repeated="16377"/>
        </table:table-row>
        <table:table-row table:style-name="ro23">
          <table:table-cell table:style-name="ce63"/>
          <table:table-cell office:value-type="string" table:style-name="ce3">
            <text:p>ASA allows app <text:s/>developers <text:s/>to <text:s/>purchase <text:s/>placements <text:s/>on <text:s/>the <text:s/>iOS <text:s/>and <text:s/>iPadOS <text:s/>App <text:s/>Stores <text:s/>to promote <text:s/>their <text:s/>apps <text:s/>that <text:s/>are <text:s/>already <text:s/>distributed <text:s/>on <text:s/>the <text:s/>respective App <text:s/>Store <text:s/>and <text:s/>to optimize <text:s/>ad <text:s/>campaigns <text:s/>by <text:s/>serving <text:s/>ads <text:s/>only <text:s/>to <text:s/>certain <text:s/>segments <text:s/>of <text:s/>users. <text:s/>For <text:s/>this purpose, <text:s/>segment <text:s/>information <text:s/>generated <text:s/>on <text:s/>AMP <text:s/>backend <text:s/>systems <text:s/>based <text:s/>on certain account information and App Store downloads and purchase data is shared with <text:s/>user <text:s/>devices <text:s/>and <text:s/>then <text:s/>available <text:s/>to <text:s/>Apple’s <text:s/>ad <text:s/>platform <text:s/>ASA <text:s/>servers <text:s/>(“Ad Platforms”) <text:s/>in <text:s/>a <text:s/>manner <text:s/>that <text:s/>is <text:s/>not <text:s/>linked <text:s/>to <text:s/>the <text:s/>user <text:s/>and <text:s/>is <text:s/>subsequently <text:s/>used <text:s/>by Ad Platforms via the user devices to display targeted Search Ads to the user.</text:p>
          </table:table-cell>
          <table:table-cell table:content-validation-name="val4" table:style-name="ce3"/>
          <table:table-cell table:number-columns-repeated="4" table:style-name="ce3"/>
          <table:table-cell table:number-columns-repeated="16377"/>
        </table:table-row>
        <table:table-row table:style-name="ro9">
          <table:table-cell table:style-name="ce63"/>
          <table:table-cell office:value-type="string" table:style-name="ce3">
            <text:p>Apple <text:s/>prevented <text:s/>developers <text:s/>from <text:s/>incorporating <text:s/>in-app <text:s/>advertizing <text:s/>encouraging users to make a purchase outside of the App Store. This includes calls to action such as buttons that link to a website or other external links in-app.</text:p>
          </table:table-cell>
          <table:table-cell office:value-type="string" table:content-validation-name="val4" table:style-name="ce3">
            <text:p>(Equal) Access Conditions, Do not monopolise your own market</text:p>
          </table:table-cell>
          <table:table-cell office:value-type="string" table:style-name="ce3">
            <text:p>Anti-Pattern</text:p>
          </table:table-cell>
          <table:table-cell table:number-columns-repeated="3" table:style-name="ce3"/>
          <table:table-cell table:number-columns-repeated="16377"/>
        </table:table-row>
        <table:table-row table:style-name="ro8">
          <table:table-cell table:style-name="ce63"/>
          <table:table-cell office:value-type="string" table:style-name="ce3">
            <text:p>On August 8, 2024, Apple announced proposed changes to the ability of developers to communicate and promote offers available outside of the app from within the app for digital goods or services. <text:s/>Apple has not yet implemented any changes as it is engaged <text:s/>in <text:s/>ongoing <text:s/>constructive <text:s/>conversations <text:s/>with <text:s/>the <text:s/>EU <text:s/>about <text:s/>those <text:s/>proposed changes.</text:p>
          </table:table-cell>
          <table:table-cell table:content-validation-name="val4" table:style-name="ce3"/>
          <table:table-cell office:value-type="string" table:style-name="ce3">
            <text:p>Not yet implemented</text:p>
          </table:table-cell>
          <table:table-cell table:number-columns-repeated="3" table:style-name="ce3"/>
          <table:table-cell table:number-columns-repeated="16377"/>
        </table:table-row>
        <table:table-row table:style-name="ro12">
          <table:table-cell table:style-name="ce63"/>
          <table:table-cell office:value-type="string" table:style-name="ce3">
            <text:p>The <text:s/>Multiplatform <text:s/>Rule <text:s/>states: <text:s/>“Apps <text:s/>that <text:s/>operate <text:s/>across <text:s/>multiple <text:s/>platforms may <text:s/>allow <text:s/>users <text:s/>to <text:s/>access <text:s/>content, <text:s/>subscriptions, <text:s/>or <text:s/>features <text:s/>they <text:s/>have acquired in your app on other platforms or your web site, including consumable items in multi-platform games, provided those items are also available as in-app purchases within the app; In the context of the DMA, Apple has amended the requirement that content is also available for purchases within the app through Apple’s IAP only. As of the iOS, App Store, and Safari DMA Compliance Date, end users are able to use, within the app, content, <text:s/>subscriptions, <text:s/>features <text:s/>or <text:s/>other <text:s/>items <text:s/>purchased <text:s/>outside <text:s/>the <text:s/>app, <text:s/>even where <text:s/>these <text:s/>are <text:s/>not <text:s/>available <text:s/>for <text:s/>purchase <text:s/>through <text:s/>IAP <text:s/>but <text:s/>instead <text:s/>through alternative payment</text:p>
          </table:table-cell>
          <table:table-cell office:value-type="string" table:content-validation-name="val4" table:style-name="ce3">
            <text:p>(Equal) Access Conditions</text:p>
          </table:table-cell>
          <table:table-cell office:value-type="string" table:style-name="ce3">
            <text:p>Anti-Pattern</text:p>
          </table:table-cell>
          <table:table-cell table:number-columns-repeated="3" table:style-name="ce3"/>
          <table:table-cell table:number-columns-repeated="16377"/>
        </table:table-row>
        <table:table-row table:style-name="ro4">
          <table:table-cell table:style-name="ce63"/>
          <table:table-cell office:value-type="string" table:style-name="ce3">
            <text:p>As <text:s/>of <text:s/>the <text:s/>iOS, <text:s/>App <text:s/>Store, <text:s/>and <text:s/>Safari <text:s/>DMA <text:s/>Compliance <text:s/>Date, <text:s/>Apple <text:s/>no <text:s/>longer requires developers distributing apps through EU storefronts of the App Store to use IAP.</text:p>
          </table:table-cell>
          <table:table-cell office:value-type="string" table:content-validation-name="val4" table:style-name="ce3">
            <text:p>(Equal) Interoperability</text:p>
          </table:table-cell>
          <table:table-cell office:value-type="string" table:style-name="ce3">
            <text:p>Anti-Pattern</text:p>
          </table:table-cell>
          <table:table-cell table:number-columns-repeated="3" table:style-name="ce3"/>
          <table:table-cell table:number-columns-repeated="16377"/>
        </table:table-row>
        <table:table-row table:style-name="ro4">
          <table:table-cell table:style-name="ce63"/>
          <table:table-cell office:value-type="string" table:style-name="ce3">
            <text:p>For <text:s/>this <text:s/>purpose, <text:s/>developers <text:s/>can <text:s/>call <text:s/>the <text:s/>relevant <text:s/>API <text:s/>(StoreKit External Purchase API) prior to (i) each payment flow; and (ii) each flow to enter end user payment information</text:p>
          </table:table-cell>
          <table:table-cell office:value-type="string" table:content-validation-name="val4" table:style-name="ce3">
            <text:p>(Equal) Interoperability</text:p>
          </table:table-cell>
          <table:table-cell office:value-type="string" table:style-name="ce3">
            <text:p>Alternative Purchase API</text:p>
          </table:table-cell>
          <table:table-cell table:number-columns-repeated="3" table:style-name="ce3"/>
          <table:table-cell table:number-columns-repeated="16377"/>
        </table:table-row>
        <table:table-row table:style-name="ro7">
          <table:table-cell table:style-name="ce63"/>
          <table:table-cell office:value-type="string" table:style-name="ce3">
            <text:p>For <text:s/>the <text:s/>benefit <text:s/>of <text:s/>consumers, <text:s/>Apple <text:s/>requires <text:s/>that <text:s/>the <text:s/>provider <text:s/>of <text:s/>alternative payment <text:s/>processing <text:s/>complies <text:s/>with <text:s/>a <text:s/>number <text:s/>of <text:s/>basic <text:s/>security <text:s/>requirements (Level <text:s/>1 <text:s/>PCI <text:s/>compliance <text:s/>for <text:s/>handling <text:s/>credit <text:s/>and <text:s/>debit <text:s/>card <text:s/>data <text:s/>and 85 compliance with the PSD when not handling credit and debit card data ). These basic security requirements offer some protection to end users acquired through the App Store.</text:p>
          </table:table-cell>
          <table:table-cell office:value-type="string" table:content-validation-name="val4" table:style-name="ce3">
            <text:p>(Equal) Interoperability</text:p>
          </table:table-cell>
          <table:table-cell office:value-type="string" table:style-name="ce3">
            <text:p>Require Adherence to (Security) Industry Standards</text:p>
          </table:table-cell>
          <table:table-cell table:number-columns-repeated="3" table:style-name="ce3"/>
          <table:table-cell table:number-columns-repeated="16377"/>
        </table:table-row>
        <table:table-row table:style-name="ro4">
          <table:table-cell table:style-name="ce63"/>
          <table:table-cell office:value-type="string" table:style-name="ce3">
            <text:p>To <text:s/>further <text:s/>ensure <text:s/>end <text:s/>user <text:s/>safety <text:s/>and <text:s/>security, <text:s/>the <text:s/>in-app <text:s/>payment <text:s/>flow <text:s/>of alternative <text:s/>payment <text:s/>processing <text:s/>may <text:s/>not <text:s/>contain <text:s/>any <text:s/>hidden, <text:s/>dormant <text:s/>or undocumented payment functionality or behavior.</text:p>
          </table:table-cell>
          <table:table-cell office:value-type="string" table:content-validation-name="val4" table:style-name="ce3">
            <text:p>(Equal) Interoperability</text:p>
          </table:table-cell>
          <table:table-cell office:value-type="string" table:style-name="ce3">
            <text:p>Require Adherence to (Security) Industry Standards</text:p>
          </table:table-cell>
          <table:table-cell table:number-columns-repeated="3" table:style-name="ce3"/>
          <table:table-cell table:number-columns-repeated="16377"/>
        </table:table-row>
        <table:table-row table:style-name="ro8">
          <table:table-cell table:style-name="ce63"/>
          <table:table-cell office:value-type="string" table:style-name="ce3">
            <text:p>Prior to its designation as a gatekeeper, Apple’s Guidelines provided that “Apps that browse <text:s/>the <text:s/>web <text:s/>must <text:s/>use <text:s/>the <text:s/>appropriate <text:s/>WebKit <text:s/>framework <text:s/>and <text:s/>WebKit JavaScript” <text:s/>and <text:s/>apps <text:s/>that <text:s/>may <text:s/>contain <text:s/>or <text:s/>run <text:s/>code <text:s/>that <text:s/>is <text:s/>not <text:s/>embedded <text:s/>in <text:s/>the binary <text:s/>“only <text:s/>use <text:s/>capabilities <text:s/>available <text:s/>in <text:s/>a <text:s/>standard <text:s/>WebKit <text:s/>view <text:s/>[…] <text:s/>and <text:s/>use WebKit […] to run third-party software”.</text:p>
          </table:table-cell>
          <table:table-cell office:value-type="string" table:content-validation-name="val4" table:style-name="ce3">
            <text:p>(Equal) Interoperability</text:p>
          </table:table-cell>
          <table:table-cell office:value-type="string" table:style-name="ce3">
            <text:p>Anti-Pattern</text:p>
          </table:table-cell>
          <table:table-cell table:number-columns-repeated="3" table:style-name="ce3"/>
          <table:table-cell table:number-columns-repeated="16377"/>
        </table:table-row>
        <table:table-row table:style-name="ro21">
          <table:table-cell table:style-name="ce63"/>
          <table:table-cell office:value-type="string" table:style-name="ce3">
            <text:p>As <text:s/>browser <text:s/>engines <text:s/>are <text:s/>constantly <text:s/>exposed <text:s/>to <text:s/>untrusted <text:s/>and <text:s/>potentially <text:s/>malicious content and have visibility of sensitive user data, they are one of the most common attack <text:s/>vectors <text:s/>for <text:s/>bad <text:s/>actors. <text:s/>To <text:s/>help <text:s/>keep <text:s/>users <text:s/>safe <text:s/>online, <text:s/>Apple <text:s/>will <text:s/>only authorize <text:s/>a <text:s/>developer <text:s/>to <text:s/>implement <text:s/>alternative <text:s/>browser <text:s/>engines <text:s/>if <text:s/>it <text:s/>meets <text:s/>specific criteria <text:s/>and <text:s/>commits <text:s/>to <text:s/>a <text:s/>number <text:s/>of <text:s/>ongoing <text:s/>privacy <text:s/>and <text:s/>security <text:s/>requirements, including timely security updates to address emerging threats and vulnerabilities. To use <text:s/>an <text:s/>alternative <text:s/>browser <text:s/>engine <text:s/>in <text:s/>their <text:s/>app, <text:s/>developers <text:s/>need <text:s/>to <text:s/>request <text:s/>and obtain <text:s/>the <text:s/>Web <text:s/>Browser <text:s/>Engine <text:s/>Entitlement <text:s/>(for <text:s/>browser <text:s/>apps <text:s/>that <text:s/>want <text:s/>to <text:s/>use alternative <text:s/>browser <text:s/>engines) <text:s/>or <text:s/>the <text:s/>Embedded <text:s/>Browser <text:s/>Engine <text:s/>Entitlement <text:s/>(for apps that provide in-app browsing experiences that want to use alternative browser engines).</text:p>
          </table:table-cell>
          <table:table-cell office:value-type="string" table:content-validation-name="val4" table:style-name="ce3">
            <text:p>(Equal) Interoperability</text:p>
          </table:table-cell>
          <table:table-cell office:value-type="string" table:style-name="ce3">
            <text:p>A priori Authorisation of Safety Critical Apps</text:p>
          </table:table-cell>
          <table:table-cell table:number-columns-repeated="3" table:style-name="ce3"/>
          <table:table-cell table:number-columns-repeated="16377"/>
        </table:table-row>
        <table:table-row table:style-name="ro3">
          <table:table-cell table:style-name="ce63"/>
          <table:table-cell office:value-type="string" table:style-name="ce27">
            <text:p><text:a xlink:href="https://developer.apple.com/support/alternative-browser-engines/">https://developer.apple.com/support/alternative-browser-engines/</text:a></text:p>
          </table:table-cell>
          <table:table-cell office:value-type="string" table:content-validation-name="val4" table:style-name="ce3">
            <text:p>(Equal) Interoperability</text:p>
          </table:table-cell>
          <table:table-cell office:value-type="string" table:style-name="ce3">
            <text:p>A priori Authorisation of Safety Critical Apps</text:p>
          </table:table-cell>
          <table:table-cell table:number-columns-repeated="3" table:style-name="ce3"/>
          <table:table-cell table:number-columns-repeated="16377"/>
        </table:table-row>
        <table:table-row table:style-name="ro4">
          <table:table-cell table:style-name="ce63"/>
          <table:table-cell office:value-type="string" table:style-name="ce3">
            <text:p>Apple <text:s/>enabled <text:s/>browser <text:s/>developers <text:s/>to <text:s/>also <text:s/>use <text:s/>their <text:s/>iOS <text:s/>and <text:s/>iPadOS <text:s/>devices outside <text:s/>the <text:s/>EU <text:s/>to <text:s/>develop <text:s/>and <text:s/>test <text:s/>browsers <text:s/>and <text:s/>apps <text:s/>providing <text:s/>in-app <text:s/>browsing based <text:s/>on <text:s/>alternative <text:s/>browser <text:s/>engines.</text:p>
          </table:table-cell>
          <table:table-cell table:content-validation-name="val4" table:style-name="ce3"/>
          <table:table-cell table:number-columns-repeated="4" table:style-name="ce3"/>
          <table:table-cell table:number-columns-repeated="16377"/>
        </table:table-row>
        <table:table-row table:style-name="ro2">
          <table:table-cell table:style-name="ce63"/>
          <table:table-cell office:value-type="string" table:style-name="ce3">
            <text:p>Apple makes end users of apps in EU storefronts of the App Store using alternative payment <text:s/>processing <text:s/>aware <text:s/>that <text:s/>they <text:s/>are <text:s/>no <text:s/>longer <text:s/>transacting <text:s/>through <text:s/>IAP.</text:p>
          </table:table-cell>
          <table:table-cell office:value-type="string" table:content-validation-name="val4" table:style-name="ce3">
            <text:p>(Equal) Interoperability</text:p>
          </table:table-cell>
          <table:table-cell office:value-type="string" table:style-name="ce3">
            <text:p>Alternative Purchase API</text:p>
          </table:table-cell>
          <table:table-cell table:number-columns-repeated="3" table:style-name="ce3"/>
          <table:table-cell table:number-columns-repeated="16377"/>
        </table:table-row>
        <table:table-row table:style-name="ro22">
          <table:table-cell table:style-name="ce63"/>
          <table:table-cell office:value-type="string" table:style-name="ce3">
            <text:p>For <text:s/>this <text:s/>purpose, <text:s/>and <text:s/>to <text:s/>help end users understand whether an app contains alternative payment processing, the App <text:s/>Store <text:s/>displays <text:s/>an <text:s/>informational <text:s/>banner <text:s/>on <text:s/>the <text:s/>app’s <text:s/>product <text:s/>page <text:s/>to <text:s/>identify the <text:s/>developer’s <text:s/>enablement <text:s/>of <text:s/>this <text:s/>entitlement. <text:s/>When <text:s/>downloading <text:s/>an <text:s/>app, <text:s/>users are <text:s/>also <text:s/>informed <text:s/>if <text:s/>an <text:s/>app <text:s/>uses <text:s/>alternative <text:s/>payment <text:s/>processing <text:s/>on <text:s/>the <text:s/>purchase confirmation <text:s/>sheet. <text:s/>Apps <text:s/>that <text:s/>use <text:s/>alternative <text:s/>payment <text:s/>processing <text:s/>are <text:s/>required <text:s/>to present <text:s/>users <text:s/>with <text:s/>a <text:s/>disclosure <text:s/>prior <text:s/>to <text:s/>each <text:s/>transaction <text:s/>to <text:s/>help <text:s/>users <text:s/>understand that they are no longer transacting with Apple (see Figure 1).</text:p>
          </table:table-cell>
          <table:table-cell table:content-validation-name="val4" table:style-name="ce3"/>
          <table:table-cell table:number-columns-repeated="4" table:style-name="ce3"/>
          <table:table-cell table:number-columns-repeated="16377"/>
        </table:table-row>
        <table:table-row table:style-name="ro4">
          <table:table-cell table:style-name="ce63"/>
          <table:table-cell office:value-type="string" table:style-name="ce3">
            <text:p>Developers <text:s/>need <text:s/>to <text:s/>agree <text:s/>to <text:s/>make <text:s/>a <text:s/>customer <text:s/>service <text:s/>process <text:s/>available <text:s/>for <text:s/>end users, <text:s/>including <text:s/>a <text:s/>process <text:s/>to <text:s/>dispute <text:s/>unauthorized <text:s/>transactions, <text:s/>manage subscriptions (if applicable), and request refunds.</text:p>
          </table:table-cell>
          <table:table-cell table:content-validation-name="val4" table:style-name="ce3"/>
          <table:table-cell table:number-columns-repeated="4" table:style-name="ce3"/>
          <table:table-cell table:number-columns-repeated="16377"/>
        </table:table-row>
        <table:table-row table:style-name="ro23">
          <table:table-cell table:style-name="ce63"/>
          <table:table-cell office:value-type="string" table:style-name="ce3">
            <text:p>In <text:s/>the <text:s/>context <text:s/>of <text:s/>the <text:s/>DMA, Apple <text:s/>allows <text:s/>alternative <text:s/>app <text:s/>marketplaces <text:s/>to <text:s/>operate as <text:s/>native <text:s/>apps <text:s/>on <text:s/>iOS <text:s/>and <text:s/>iPadOS. <text:s/>Apple <text:s/>also <text:s/>allows <text:s/>Web <text:s/>Distribution. <text:s/>To mitigate, <text:s/>insofar <text:s/>possible, <text:s/>the <text:s/>risks <text:s/>introduced <text:s/>by <text:s/>the <text:s/>allowance <text:s/>of <text:s/>alternative <text:s/>app marketplaces <text:s/>and <text:s/>Web <text:s/>Distribution <text:s/>on <text:s/>iOS <text:s/>and <text:s/>iPadOS, <text:s/>Apple <text:s/>has <text:s/>adopted <text:s/>a baseline <text:s/>level <text:s/>of <text:s/>review <text:s/>of <text:s/>iOS <text:s/>and <text:s/>iPadOS <text:s/>apps <text:s/>applicable <text:s/>regardless <text:s/>of <text:s/>the distribution <text:s/>channel <text:s/>(Notarization) <text:s/>and <text:s/>minimum <text:s/>standards <text:s/>for <text:s/>alternative <text:s/>app marketplaces (Alternative App Marketplace Entitlement) and developers requesting access <text:s/>to <text:s/>Web <text:s/>Distribution <text:s/>(Access <text:s/>to <text:s/>Web <text:s/>Distribution), <text:s/>designed <text:s/>to <text:s/>mitigate <text:s/>the significant risks</text:p>
          </table:table-cell>
          <table:table-cell office:value-type="string" table:content-validation-name="val4" table:style-name="ce3">
            <text:p>(Equal) Access Conditions</text:p>
          </table:table-cell>
          <table:table-cell office:value-type="string" table:style-name="ce3">
            <text:p>Baseline Reviews for all Distribution Channels</text:p>
          </table:table-cell>
          <table:table-cell table:number-columns-repeated="3" table:style-name="ce3"/>
          <table:table-cell table:number-columns-repeated="16377"/>
        </table:table-row>
        <table:table-row table:style-name="ro4">
          <table:table-cell table:style-name="ce63"/>
          <table:table-cell office:value-type="string" table:style-name="ce3">
            <text:p>alternative <text:s/>app <text:s/>marketplace <text:s/>apps <text:s/>can <text:s/>install <text:s/>and <text:s/>support <text:s/>software <text:s/>on devices, <text:s/>access <text:s/>data <text:s/>across <text:s/>a <text:s/>catalog <text:s/>of <text:s/>apps, <text:s/>manage <text:s/>users’ <text:s/>purchases <text:s/>and subscriptions, and more.</text:p>
          </table:table-cell>
          <table:table-cell office:value-type="string" table:content-validation-name="val4" table:style-name="ce3">
            <text:p>(Equal) Interoperability</text:p>
          </table:table-cell>
          <table:table-cell office:value-type="string" table:style-name="ce3">
            <text:p>Alternative Marketplaces</text:p>
          </table:table-cell>
          <table:table-cell table:number-columns-repeated="3" table:style-name="ce3"/>
          <table:table-cell table:number-columns-repeated="16377"/>
        </table:table-row>
        <table:table-row table:style-name="ro7">
          <table:table-cell table:style-name="ce63"/>
          <table:table-cell office:value-type="string" table:style-name="ce3">
            <text:p>Authorized <text:s/>alternative <text:s/>app <text:s/>marketplace <text:s/>developers <text:s/>get <text:s/>access <text:s/>to <text:s/>app marketplace <text:s/>technologies <text:s/>that <text:s/>allow <text:s/>them <text:s/>to <text:s/>receive <text:s/>apps <text:s/>from <text:s/>other Apple <text:s/>Developer <text:s/>Program <text:s/>members <text:s/>securely, <text:s/>let <text:s/>users <text:s/>download <text:s/>and <text:s/>install their <text:s/>marketplace <text:s/>iOS <text:s/>and <text:s/>iPadOS <text:s/>apps <text:s/>from <text:s/>their <text:s/>marketplace <text:s/>developer’s website, integrate with system functionality, backup and restore users’ apps, and more.</text:p>
          </table:table-cell>
          <table:table-cell table:content-validation-name="val4" table:style-name="ce3"/>
          <table:table-cell table:number-columns-repeated="4" table:style-name="ce3"/>
          <table:table-cell table:number-columns-repeated="16377"/>
        </table:table-row>
        <table:table-row table:style-name="ro4">
          <table:table-cell table:style-name="ce63"/>
          <table:table-cell office:value-type="string" table:style-name="ce3">
            <text:p>In addition, iOS and iPadOS provide access to APIs that facilitate the distribution of developers’ <text:s/>apps <text:s/>from <text:s/>the <text:s/>web, <text:s/>integrate <text:s/>with <text:s/>system <text:s/>functionality, <text:s/>back <text:s/>up <text:s/>and restore users’ apps, and more.</text:p>
          </table:table-cell>
          <table:table-cell office:value-type="string" table:content-validation-name="val4" table:style-name="ce3">
            <text:p>(Equal) Interoperability</text:p>
          </table:table-cell>
          <table:table-cell office:value-type="string" table:style-name="ce3">
            <text:p>Alternative App Distribution</text:p>
          </table:table-cell>
          <table:table-cell table:number-columns-repeated="3" table:style-name="ce3"/>
          <table:table-cell table:number-columns-repeated="16377"/>
        </table:table-row>
        <table:table-row table:style-name="ro4">
          <table:table-cell table:style-name="ce63"/>
          <table:table-cell office:value-type="string" table:style-name="ce3">
            <text:p>Furthermore, <text:s/>apps <text:s/>downloaded <text:s/>from <text:s/>alternative <text:s/>app <text:s/>marketplaces <text:s/>or <text:s/>directly <text:s/>from the <text:s/>web <text:s/>benefit <text:s/>from <text:s/>many <text:s/>of <text:s/>the <text:s/>same <text:s/>features <text:s/>and <text:s/>capabilities <text:s/>as <text:s/>apps downloaded from the App Store, including the following:</text:p>
          </table:table-cell>
          <table:table-cell table:content-validation-name="val4" table:style-name="ce3"/>
          <table:table-cell table:number-columns-repeated="4" table:style-name="ce3"/>
          <table:table-cell table:number-columns-repeated="16377"/>
        </table:table-row>
        <table:table-row table:style-name="ro7">
          <table:table-cell table:style-name="ce63"/>
          <table:table-cell office:value-type="string" table:style-name="ce3">
            <text:p>Developers <text:s/>of <text:s/>all <text:s/>apps <text:s/>are <text:s/>able <text:s/>to <text:s/>request <text:s/>entitlements <text:s/>to <text:s/>access <text:s/>specific capabilities or security permissions. Except for entitlements which are specific to</text:p>
            <text:p>the <text:s/>iOS App <text:s/>Store <text:s/>and/or <text:s/>iPadOS App <text:s/>Store <text:s/>(e.g., <text:s/>those <text:s/>about <text:s/>use <text:s/>of Apple’s</text:p>
            <text:p>IAP), developers are able to request the same set of entitlements regardless of</text:p>
            <text:p>the marketplace they distribute their apps on.</text:p>
          </table:table-cell>
          <table:table-cell table:content-validation-name="val4" table:style-name="ce3"/>
          <table:table-cell table:number-columns-repeated="4" table:style-name="ce3"/>
          <table:table-cell table:number-columns-repeated="16377"/>
        </table:table-row>
        <table:table-row table:style-name="ro3">
          <table:table-cell table:style-name="ce63"/>
          <table:table-cell office:value-type="string" table:style-name="ce3">
            <text:p>All <text:s/>apps <text:s/>are <text:s/>also <text:s/>integrated <text:s/>with <text:s/>numerous <text:s/>features <text:s/>of <text:s/>iOS <text:s/>and <text:s/>iPadOS,</text:p>
          </table:table-cell>
          <table:table-cell table:content-validation-name="val4" table:style-name="ce3"/>
          <table:table-cell table:number-columns-repeated="4" table:style-name="ce3"/>
          <table:table-cell table:number-columns-repeated="16377"/>
        </table:table-row>
        <table:table-row table:style-name="ro2">
          <table:table-cell table:style-name="ce63"/>
          <table:table-cell office:value-type="string" table:style-name="ce3">
            <text:p>Users <text:s/>can <text:s/>also <text:s/>install <text:s/>apps <text:s/>from <text:s/>a <text:s/>developer’s <text:s/>website <text:s/>by <text:s/>approving <text:s/>the developer to install apps in Settings on their iPhone or iPad.</text:p>
          </table:table-cell>
          <table:table-cell office:value-type="string" table:content-validation-name="val4" table:style-name="ce3">
            <text:p>(Equal) Interoperability</text:p>
          </table:table-cell>
          <table:table-cell office:value-type="string" table:style-name="ce3">
            <text:p>Alternative App Distribution</text:p>
          </table:table-cell>
          <table:table-cell table:number-columns-repeated="3" table:style-name="ce3"/>
          <table:table-cell table:number-columns-repeated="16377"/>
        </table:table-row>
        <table:table-row table:style-name="ro9">
          <table:table-cell table:style-name="ce63"/>
          <table:table-cell office:value-type="string" table:style-name="ce3">
            <text:p>Apple <text:s/>continues <text:s/>to <text:s/>make <text:s/>significant <text:s/>engineering <text:s/>efforts <text:s/>to <text:s/>expand <text:s/>effective <text:s/>interoperability <text:s/>in <text:s/>specific <text:s/>areas <text:s/>contemplated <text:s/>by <text:s/>the <text:s/>DMA, <text:s/>while <text:s/>to <text:s/>the <text:s/>extent possible preserving the integrity of iOS and the iPhone, as well as iPadOS and the iPad.</text:p>
          </table:table-cell>
          <table:table-cell office:value-type="string" table:content-validation-name="val4" table:style-name="ce3">
            <text:p>(Equal) Interoperability</text:p>
          </table:table-cell>
          <table:table-cell table:number-columns-repeated="4" table:style-name="ce3"/>
          <table:table-cell table:number-columns-repeated="16377"/>
        </table:table-row>
        <table:table-row table:style-name="ro4">
          <table:table-cell table:style-name="ce63"/>
          <table:table-cell office:value-type="string" table:style-name="ce3">
            <text:p>A <text:s/>request <text:s/>form <text:s/>for <text:s/>developers <text:s/>to <text:s/>request <text:s/>additional <text:s/>interoperability <text:s/>with hardware <text:s/>and <text:s/>software <text:s/>features <text:s/>built <text:s/>into <text:s/>iPhone <text:s/>and <text:s/>iOS, <text:s/>as <text:s/>well <text:s/>as <text:s/>iPad <text:s/>and iPadOS</text:p>
          </table:table-cell>
          <table:table-cell office:value-type="string" table:content-validation-name="val4" table:style-name="ce3">
            <text:p>(Equal) Interoperability</text:p>
          </table:table-cell>
          <table:table-cell office:value-type="string" table:style-name="ce3">
            <text:p>Interoperability Requests</text:p>
          </table:table-cell>
          <table:table-cell table:number-columns-repeated="3" table:style-name="ce3"/>
          <table:table-cell table:number-columns-repeated="16377"/>
        </table:table-row>
        <table:table-row table:style-name="ro8">
          <table:table-cell table:style-name="ce63"/>
          <table:table-cell office:value-type="string" table:style-name="ce3">
            <text:p>Developers <text:s/>can <text:s/>submit <text:s/>a <text:s/>request <text:s/>for <text:s/>effective <text:s/>interoperability <text:s/>through <text:s/>a <text:s/>request form <text:s/>on <text:s/>Apple’s <text:s/>Developer <text:s/>portal <text:s/>at <text:s/>developer.apple.com. <text:s/>The <text:s/>developer’s <text:s/>Apple Developer Program membership must be in good standing and the developer must have <text:s/>entered <text:s/>into <text:s/>the <text:s/>current <text:s/>terms <text:s/>of <text:s/>the <text:s/>Apple <text:s/>Developer <text:s/>Program <text:s/>License Agreement.</text:p>
          </table:table-cell>
          <table:table-cell table:content-validation-name="val4" table:style-name="ce3"/>
          <table:table-cell table:number-columns-repeated="4" table:style-name="ce3"/>
          <table:table-cell table:number-columns-repeated="16377"/>
        </table:table-row>
        <table:table-row table:style-name="ro11">
          <table:table-cell table:style-name="ce63"/>
          <table:table-cell office:value-type="string" table:style-name="ce3">
            <text:p>A <text:s/>dedicated <text:s/>web <text:s/>page <text:s/>on <text:s/>the <text:s/>portal <text:s/>explains <text:s/>the <text:s/>nature <text:s/>and <text:s/>sequence <text:s/>of <text:s/>the process, <text:s/>contains <text:s/>general <text:s/>information <text:s/>on <text:s/>the <text:s/>DMA <text:s/>and <text:s/>on <text:s/>Art. <text:s/>6(7) <text:s/>DMA <text:s/>and includes <text:s/>an <text:s/>FAQ <text:s/>section. <text:s/>Apple <text:s/>asks <text:s/>developers <text:s/>several <text:s/>questions <text:s/>to <text:s/>gather structured <text:s/>information <text:s/>on <text:s/>the <text:s/>requests <text:s/>and <text:s/>to <text:s/>be <text:s/>able <text:s/>to <text:s/>efficiently <text:s/>assess interoperability <text:s/>requests. <text:s/>Figure <text:s/>1 <text:s/>below <text:s/>illustrates <text:s/>the <text:s/>dedicated <text:s/>interoperability web page and the questions asked of developers.</text:p>
          </table:table-cell>
          <table:table-cell table:content-validation-name="val4" table:style-name="ce3"/>
          <table:table-cell table:number-columns-repeated="4" table:style-name="ce3"/>
          <table:table-cell table:number-columns-repeated="16377"/>
        </table:table-row>
        <table:table-row table:style-name="ro6">
          <table:table-cell table:style-name="ce63"/>
          <table:table-cell office:value-type="string" table:style-name="ce3">
            <text:p>To <text:s/>the <text:s/>extent <text:s/>an <text:s/>effective <text:s/>interoperability <text:s/>solution <text:s/>under <text:s/>the <text:s/>DMA <text:s/>is <text:s/>feasible <text:s/>and appropriate, <text:s/>Apple <text:s/>will <text:s/>subsequently <text:s/>develop <text:s/>the <text:s/>solution. <text:s/>Development <text:s/>is <text:s/>highly specific <text:s/>to <text:s/>each <text:s/>request. Apple <text:s/>will <text:s/>notify <text:s/>the <text:s/>developer <text:s/>when <text:s/>their <text:s/>interoperability request <text:s/>is <text:s/>addressed <text:s/>in <text:s/>a <text:s/>prerelease <text:s/>or <text:s/>software <text:s/>update.</text:p>
          </table:table-cell>
          <table:table-cell table:content-validation-name="val4" table:style-name="ce3"/>
          <table:table-cell table:number-columns-repeated="4" table:style-name="ce3"/>
          <table:table-cell table:number-columns-repeated="16377"/>
        </table:table-row>
        <table:table-row table:style-name="ro8">
          <table:table-cell table:style-name="ce63"/>
          <table:table-cell office:value-type="string" table:style-name="ce3">
            <text:p>If — despite Apple’s best efforts to scope the request — an interoperability solution ultimately <text:s/>cannot <text:s/>reasonably <text:s/>be <text:s/>developed <text:s/>(e.g., <text:s/>because <text:s/>of <text:s/>supervening <text:s/>integrity concerns <text:s/>which <text:s/>cannot <text:s/>be <text:s/>mitigated <text:s/>by <text:s/>necessary <text:s/>and <text:s/>proportionate <text:s/>measures, <text:s/>or other <text:s/>impacts <text:s/>on <text:s/>Apple’s <text:s/>property <text:s/>rights <text:s/>or <text:s/>operations), <text:s/>Apple <text:s/>will <text:s/>inform <text:s/>the developer accordingly and provide reasoning.</text:p>
          </table:table-cell>
          <table:table-cell table:content-validation-name="val4" table:style-name="ce3"/>
          <table:table-cell table:number-columns-repeated="4" table:style-name="ce3"/>
          <table:table-cell table:number-columns-repeated="16377"/>
        </table:table-row>
        <table:table-row table:style-name="ro2">
          <table:table-cell table:style-name="ce63"/>
          <table:table-cell office:value-type="string" table:style-name="ce3">
            <text:p>Apple <text:s/>has <text:s/>introduced <text:s/>a <text:s/>suite <text:s/>of <text:s/>functionalities <text:s/>that <text:s/>lets <text:s/>browser <text:s/>apps <text:s/>and <text:s/>apps providing <text:s/>in-app <text:s/>browsing <text:s/>using <text:s/>alternative <text:s/>browser <text:s/>engines</text:p>
          </table:table-cell>
          <table:table-cell office:value-type="string" table:content-validation-name="val4" table:style-name="ce3">
            <text:p>(Equal) Interoperability</text:p>
          </table:table-cell>
          <table:table-cell office:value-type="string" table:style-name="ce3">
            <text:p>Alternative Browser Engines</text:p>
          </table:table-cell>
          <table:table-cell table:number-columns-repeated="3" table:style-name="ce3"/>
          <table:table-cell table:number-columns-repeated="16377"/>
        </table:table-row>
        <table:table-row table:style-name="ro26">
          <table:table-cell table:style-name="ce63"/>
          <table:table-cell office:value-type="string" table:style-name="ce3">
            <text:p>However, <text:s/>as <text:s/>browser <text:s/>engines <text:s/>are <text:s/>constantly <text:s/>exposed <text:s/>to <text:s/>untrusted <text:s/>and <text:s/>potentially malicious content and have visibility of sensitive user data, they are one of the most common <text:s/>attack <text:s/>vectors <text:s/>for <text:s/>bad <text:s/>actors. To <text:s/>help <text:s/>keep <text:s/>users <text:s/>safe <text:s/>online, <text:s/>Apple <text:s/>will only <text:s/>authorize <text:s/>a <text:s/>developer <text:s/>to <text:s/>implement <text:s/>an <text:s/>alternative <text:s/>browser <text:s/>engine <text:s/>if <text:s/>it <text:s/>meets specific <text:s/>criteria <text:s/>and <text:s/>commits <text:s/>to <text:s/>a <text:s/>number <text:s/>of <text:s/>ongoing <text:s/>privacy <text:s/>and <text:s/>security requirements, <text:s/>including <text:s/>timely <text:s/>security <text:s/>updates <text:s/>to <text:s/>address <text:s/>emerging <text:s/>threats <text:s/>and vulnerabilities. This helps ensure insofar as possible the integrity of iOS/iPhone and iPadOS/iPad.<text:s text:c="2"/></text:p>
          </table:table-cell>
          <table:table-cell table:content-validation-name="val4" table:style-name="ce3"/>
          <table:table-cell table:number-columns-repeated="4" table:style-name="ce3"/>
          <table:table-cell table:number-columns-repeated="16377"/>
        </table:table-row>
        <table:table-row table:style-name="ro8">
          <table:table-cell table:style-name="ce63"/>
          <table:table-cell office:value-type="string" table:style-name="ce3">
            <text:p>Entitlement <text:s/>programs <text:s/>are <text:s/>used <text:s/>by <text:s/>Apple <text:s/>to <text:s/>ensure <text:s/>that <text:s/>only <text:s/>apps which <text:s/>need <text:s/>access <text:s/>to <text:s/>certain <text:s/>functionalities <text:s/>on <text:s/>the <text:s/>device <text:s/>as <text:s/>part <text:s/>of <text:s/>the <text:s/>services they <text:s/>provide <text:s/>users <text:s/>are <text:s/>granted <text:s/>such <text:s/>access <text:s/>to <text:s/>limit <text:s/>the <text:s/>potential <text:s/>for <text:s/>abuse. Entitlement <text:s/>requirements <text:s/>are <text:s/>applied <text:s/>for <text:s/>access <text:s/>to <text:s/>features <text:s/>that <text:s/>Apple <text:s/>already makes <text:s/>available.</text:p>
          </table:table-cell>
          <table:table-cell office:value-type="string" table:content-validation-name="val4" table:style-name="ce3">
            <text:p>(Equal) Interoperability</text:p>
          </table:table-cell>
          <table:table-cell office:value-type="string" table:style-name="ce3">
            <text:p>Interoperability Entitlements</text:p>
          </table:table-cell>
          <table:table-cell table:number-columns-repeated="3" table:style-name="ce3"/>
          <table:table-cell table:number-columns-repeated="16377"/>
        </table:table-row>
        <table:table-row table:style-name="ro31">
          <table:table-cell table:style-name="ce63"/>
          <table:table-cell office:value-type="string" table:style-name="ce3">
            <text:p>To use an alternative browser engine in their app, developers need to request and obtain the Web Browser Engine Entitlement (for browser apps that <text:s/>want <text:s/>to <text:s/>use <text:s/>alternative <text:s/>browser <text:s/>engines) <text:s/>or <text:s/>the <text:s/>Embedded <text:s/>Browser <text:s/>Engine Entitlement <text:s/>(for <text:s/>apps <text:s/>that <text:s/>provide <text:s/>in-app <text:s/>browsing <text:s/>experiences <text:s/>that <text:s/>want <text:s/>to <text:s/>use alternative <text:s/>browser <text:s/>engines). <text:s/>The <text:s/>entitlement <text:s/>criteria <text:s/>are <text:s/>available <text:s/>at <text:s/>https://developer.apple.com/support/alternative-browser-engines/. <text:s/>To <text:s/>qualify <text:s/>for <text:s/>the entitlement:</text:p>
            <text:p>• The app must be available on iOS or iPadOS in the EU only.</text:p>
            <text:p>• The app must meet specific functional and security requirements;</text:p>
            <text:p>• The program must adhere to particular security and privacy requirements;</text:p>
            <text:p>• Other <text:s/>clearly <text:s/>defined <text:s/>requirements <text:s/>must <text:s/>be <text:s/>met <text:s/>depending <text:s/>on <text:s/>the <text:s/>entitlement</text:p>
            <text:p>applied for.</text:p>
          </table:table-cell>
          <table:table-cell table:content-validation-name="val4" table:style-name="ce3"/>
          <table:table-cell table:number-columns-repeated="4" table:style-name="ce3"/>
          <table:table-cell table:number-columns-repeated="16377"/>
        </table:table-row>
        <table:table-row table:style-name="ro9">
          <table:table-cell table:style-name="ce63"/>
          <table:table-cell office:value-type="string" table:style-name="ce3">
            <text:p>The criteria somewhat mitigate the risks posed by web browsers and apps providing in-app browsing using third-party web browser engines to security and privacy. The required <text:s/>security <text:s/>and <text:s/>privacy <text:s/>standards <text:s/>do <text:s/>not <text:s/>go <text:s/>beyond <text:s/>the <text:s/>standards <text:s/>that <text:s/>are offered by WebKit.</text:p>
          </table:table-cell>
          <table:table-cell table:content-validation-name="val4" table:style-name="ce3"/>
          <table:table-cell table:number-columns-repeated="4" table:style-name="ce3"/>
          <table:table-cell table:number-columns-repeated="16377"/>
        </table:table-row>
        <table:table-row table:style-name="ro29">
          <table:table-cell table:style-name="ce63"/>
          <table:table-cell office:value-type="string" table:style-name="ce3">
            <text:p>Certain <text:s/>underlying <text:s/>data <text:s/>(i.e., <text:s/>analytics <text:s/>data, <text:s/>as <text:s/>set <text:s/>out <text:s/>in <text:s/>the <text:s/>above <text:s/>table <text:s/>for <text:s/>iOS and iPadOS) is collected from end users in a way that does not personally identify them, <text:s/>and <text:s/>only <text:s/>when <text:s/>they <text:s/>agree <text:s/>to <text:s/>share <text:s/>such <text:s/>data <text:s/>with <text:s/>Apple <text:s/>and <text:s/>developers. Only if end users decide to share their data with Apple, Apple has access to it and is able <text:s/>to <text:s/>make <text:s/>it <text:s/>available <text:s/>to <text:s/>developers. <text:s/>Before <text:s/>the <text:s/>update <text:s/>to <text:s/>iOS <text:s/>17.4 <text:s/>in <text:s/>March 2024, end users could choose, via their Settings, whether to provide analytics data from the use of their devices to Apple and developers separately (see Figure 5). <text:s/>Apple <text:s/>has <text:s/>implemented <text:s/>a <text:s/>single <text:s/>toggle, <text:s/>so <text:s/>that <text:s/>end <text:s/>users <text:s/>are <text:s/>only <text:s/>able <text:s/>to <text:s/>choose between <text:s/>sharing <text:s/>data <text:s/>with <text:s/>Apple <text:s/>and <text:s/>third-party <text:s/>developers, <text:s/>or <text:s/>sharing <text:s/>data <text:s/>with nobody <text:s/>(see <text:s/>below <text:s/>Figure <text:s/>6). <text:s/>This <text:s/>approach <text:s/>was <text:s/>also <text:s/>rolled <text:s/>out <text:s/>to <text:s/>iPadOS <text:s/>18 <text:s/>in September <text:s/>2024. <text:s/>It <text:s/>ensures <text:s/>that <text:s/>where Apple <text:s/>receives <text:s/>access <text:s/>to <text:s/>device <text:s/>analytics data <text:s/>including <text:s/>business <text:s/>user <text:s/>data, <text:s/>this <text:s/>data <text:s/>is <text:s/>also <text:s/>passed <text:s/>along <text:s/>to <text:s/>the <text:s/>business users.</text:p>
          </table:table-cell>
          <table:table-cell office:value-type="string" table:content-validation-name="val4" table:style-name="ce3">
            <text:p>Anti-Pattern, (Equal) Access Conditions, Accessible Business Data</text:p>
          </table:table-cell>
          <table:table-cell office:value-type="string" table:style-name="ce3">
            <text:p>Do not use data available only to you</text:p>
          </table:table-cell>
          <table:table-cell table:number-columns-repeated="3" table:style-name="ce3"/>
          <table:table-cell table:number-columns-repeated="16377"/>
        </table:table-row>
        <table:table-row table:style-name="ro6">
          <table:table-cell table:style-name="ce63"/>
          <table:table-cell office:value-type="string" table:style-name="ce3">
            <text:p>For the avoidance of doubt, where end users choose to share their data with neither Apple nor third-party developers, developers can still collect analytics data on their own, <text:s/>through <text:s/>their <text:s/>apps <text:s/>(to <text:s/>which <text:s/>Apple <text:s/>would <text:s/>have <text:s/>no <text:s/>access). <text:s/>This <text:s/>is independent of the user choice made through Apple’s device analytics page.</text:p>
          </table:table-cell>
          <table:table-cell table:content-validation-name="val4" table:style-name="ce3"/>
          <table:table-cell table:number-columns-repeated="4" table:style-name="ce3"/>
          <table:table-cell table:number-columns-repeated="16377"/>
        </table:table-row>
        <table:table-row table:style-name="ro4">
          <table:table-cell table:style-name="ce63"/>
          <table:table-cell office:value-type="string" table:style-name="ce3">
            <text:p>Apple <text:s/>charges <text:s/>a <text:s/>commission <text:s/>on <text:s/>sales <text:s/>of <text:s/>digital <text:s/>goods <text:s/>and <text:s/>services <text:s/>on <text:s/>the <text:s/>App</text:p>
            <text:p>Store. <text:s/>The <text:s/>App <text:s/>Store <text:s/>Commission <text:s/>remunerates <text:s/>Apple <text:s/>for <text:s/>the <text:s/>value <text:s/>provided <text:s/>to developers</text:p>
          </table:table-cell>
          <table:table-cell office:value-type="string" table:content-validation-name="val4" table:style-name="ce3">
            <text:p>(Equal) Access Conditions</text:p>
          </table:table-cell>
          <table:table-cell table:number-columns-repeated="4" table:style-name="ce3"/>
          <table:table-cell table:number-columns-repeated="16377"/>
        </table:table-row>
        <table:table-row table:style-name="ro9">
          <table:table-cell table:style-name="ce63"/>
          <table:table-cell office:value-type="string" table:style-name="ce3">
            <text:p>Alternative dispute settlement mechanism; is <text:s/>EU-based, <text:s/>easily <text:s/>accessible, <text:s/>impartial, <text:s/>independent, <text:s/>and <text:s/>free <text:s/>of <text:s/>charge <text:s/>for developers <text:s/>(i.e., <text:s/>developers <text:s/>do <text:s/>not <text:s/>have <text:s/>to <text:s/>pay <text:s/>for <text:s/>the <text:s/>mediation, <text:s/>but <text:s/>only <text:s/>for any legal costs that they choose to incur).</text:p>
          </table:table-cell>
          <table:table-cell office:value-type="string" table:content-validation-name="val4" table:style-name="ce3">
            <text:p>(Equal) Access Conditions</text:p>
          </table:table-cell>
          <table:table-cell office:value-type="string" table:style-name="ce3">
            <text:p>ADSM</text:p>
          </table:table-cell>
          <table:table-cell table:number-columns-repeated="3" table:style-name="ce3"/>
          <table:table-cell table:number-columns-repeated="16377"/>
        </table:table-row>
        <table:table-row table:style-name="ro2">
          <table:table-cell office:value-type="string" table:style-name="ce63">
            <text:p>Meta</text:p>
          </table:table-cell>
          <table:table-cell office:value-type="string" table:style-name="ce3">
            <text:p>terms <text:s/>and <text:s/>policies <text:s/>together <text:s/>provide <text:s/>for <text:s/>fair, <text:s/>reasonable <text:s/>and non-discriminatory conditions of access for all users, including business users.</text:p>
          </table:table-cell>
          <table:table-cell office:value-type="string" table:content-validation-name="val4" table:style-name="ce2">
            <text:p>(Equal) Access Conditions</text:p>
          </table:table-cell>
          <table:table-cell table:number-columns-repeated="4" table:style-name="ce3"/>
          <table:table-cell table:number-columns-repeated="16377"/>
        </table:table-row>
        <table:table-row table:style-name="ro26">
          <table:table-cell table:style-name="ce63"/>
          <table:table-cell office:value-type="string" table:style-name="ce3">
            <text:p>Facebook and Instagram’s conditions of access are FRAND; Creating <text:s/>a <text:s/>Facebook <text:s/>Page <text:s/>or <text:s/>Instagram <text:s/>professional <text:s/>account <text:s/>is <text:s/>entirely <text:s/>free <text:s/>of</text:p>
            <text:p>charge. It requires a pre-existing Facebook or Instagram profile.</text:p>
            <text:p>Creating <text:s/>either <text:s/>a <text:s/>Facebook <text:s/>or <text:s/>Instagram <text:s/>profile, <text:s/>in <text:s/>turn, <text:s/>requires <text:s/>the <text:s/>provision <text:s/>of</text:p>
            <text:p>minimal <text:s/>necessary <text:s/>information, <text:s/>limited <text:s/>permissions <text:s/>to <text:s/>facilitate <text:s/>the <text:s/>provision <text:s/>of the <text:s/>service, <text:s/>and <text:s/>agreement <text:s/>not <text:s/>to <text:s/>violate <text:s/>Facebook <text:s/>and <text:s/>Instagram <text:s/>terms <text:s/>and policies.</text:p>
          </table:table-cell>
          <table:table-cell table:content-validation-name="val4" table:style-name="ce2"/>
          <table:table-cell office:value-type="string" table:style-name="ce3">
            <text:p>Free Business Account</text:p>
          </table:table-cell>
          <table:table-cell table:number-columns-repeated="3" table:style-name="ce3"/>
          <table:table-cell table:number-columns-repeated="16377"/>
        </table:table-row>
        <table:table-row table:style-name="ro6">
          <table:table-cell table:style-name="ce63"/>
          <table:table-cell office:value-type="string" table:style-name="ce3">
            <text:p>Meta <text:s/>applies <text:s/>specific <text:s/>restrictions <text:s/>on <text:s/>account <text:s/>creation <text:s/>for <text:s/>safety <text:s/>and <text:s/>security reasons <text:s/>– <text:s/>for <text:s/>example, <text:s/>prohibiting <text:s/>people <text:s/>under <text:s/>the <text:s/>age <text:s/>of <text:s/>13, <text:s/>convicted <text:s/>sex offenders <text:s/>and <text:s/>users <text:s/>who <text:s/>have <text:s/>previously <text:s/>had <text:s/>their <text:s/>account <text:s/>disabled <text:s/>for a violation of the Meta Community Standards from using Facebook.</text:p>
          </table:table-cell>
          <table:table-cell table:content-validation-name="val4" table:style-name="ce2"/>
          <table:table-cell table:number-columns-repeated="4" table:style-name="ce3"/>
          <table:table-cell table:number-columns-repeated="16377"/>
        </table:table-row>
        <table:table-row table:style-name="ro9">
          <table:table-cell table:style-name="ce63"/>
          <table:table-cell office:value-type="string" table:style-name="ce3">
            <text:p>Meta <text:s/>maintains <text:s/>an <text:s/>ADSM <text:s/>specifically <text:s/>to <text:s/>allow <text:s/>business <text:s/>users <text:s/>to <text:s/>challenge <text:s/>a decision <text:s/>made <text:s/>to <text:s/>limit <text:s/>a <text:s/>business <text:s/>user’s <text:s/>access <text:s/>to <text:s/>Facebook <text:s/>or <text:s/>Instagram. <text:s/>The ADSM <text:s/>is <text:s/>easily <text:s/>accessible <text:s/>(as <text:s/>it <text:s/>is <text:s/>included <text:s/>in <text:s/>both <text:s/>Facebook <text:s/>and Instagram’s Help Centers</text:p>
          </table:table-cell>
          <table:table-cell office:value-type="string" table:content-validation-name="val4" table:style-name="ce2">
            <text:p>(Equal) Access Conditions</text:p>
          </table:table-cell>
          <table:table-cell office:value-type="string" table:style-name="ce3">
            <text:p>Alternative Dispute Settlement Mechanism</text:p>
          </table:table-cell>
          <table:table-cell table:number-columns-repeated="3" table:style-name="ce3"/>
          <table:table-cell table:number-columns-repeated="16377"/>
        </table:table-row>
        <table:table-row table:style-name="ro4">
          <table:table-cell table:style-name="ce63"/>
          <table:table-cell office:value-type="string" table:style-name="ce3">
            <text:p>Through <text:s/>Meta’s <text:s/>ADSM, <text:s/>business <text:s/>users <text:s/>of <text:s/>Facebook <text:s/>and <text:s/>Instagram <text:s/>may <text:s/>submit disputes <text:s/>related <text:s/>to <text:s/>the <text:s/>application <text:s/>of <text:s/>the <text:s/>conditions <text:s/>of <text:s/>access <text:s/>to <text:s/>Facebook <text:s/>or Instagram <text:s/>through <text:s/>a <text:s/>dedicated <text:s/>site.</text:p>
          </table:table-cell>
          <table:table-cell table:content-validation-name="val4" table:style-name="ce2"/>
          <table:table-cell table:number-columns-repeated="4" table:style-name="ce3"/>
          <table:table-cell table:number-columns-repeated="16377"/>
        </table:table-row>
        <table:table-row table:style-name="ro4">
          <table:table-cell table:style-name="ce63"/>
          <table:table-cell office:value-type="string" table:style-name="ce3">
            <text:p>Meta <text:s/>offers <text:s/>interoperability <text:s/>solutions <text:s/>for <text:s/>WhatsApp <text:s/>(the <text:s/>“WhatsApp Interoperability <text:s/>Solution”) <text:s/>and <text:s/>for <text:s/>Facebook <text:s/>Messenger <text:s/>(the <text:s/>“Facebook Messenger <text:s/>Interoperability <text:s/>Solution”), <text:s/>respectively</text:p>
          </table:table-cell>
          <table:table-cell office:value-type="string" table:content-validation-name="val4" table:style-name="ce2">
            <text:p>(Equal) Interoperability</text:p>
          </table:table-cell>
          <table:table-cell office:value-type="string" table:style-name="ce3">
            <text:p>Messenger Interoperability</text:p>
          </table:table-cell>
          <table:table-cell table:number-columns-repeated="3" table:style-name="ce3"/>
          <table:table-cell table:number-columns-repeated="16377"/>
        </table:table-row>
        <table:table-row table:style-name="ro9">
          <table:table-cell table:style-name="ce63"/>
          <table:table-cell office:value-type="string" table:style-name="ce3">
            <text:p>will <text:s/>facilitate <text:s/>communication <text:s/>between <text:s/>end <text:s/>users <text:s/>of third-party <text:s/>messaging <text:s/>providers <text:s/>and <text:s/>the <text:s/>respective <text:s/>WhatsApp <text:s/>or <text:s/>Facebook Messenger <text:s/>end <text:s/>users <text:s/>who <text:s/>have <text:s/>opted-in <text:s/>to <text:s/>third-party <text:s/>messaging, and vice-versa, while maximising user security, safety and privacy.</text:p>
          </table:table-cell>
          <table:table-cell office:value-type="string" table:content-validation-name="val4" table:style-name="ce2">
            <text:p>(Equal) Interoperability</text:p>
          </table:table-cell>
          <table:table-cell office:value-type="string" table:style-name="ce3">
            <text:p>Interoperate with third-party messaging providers<text:s/></text:p>
          </table:table-cell>
          <table:table-cell table:number-columns-repeated="3" table:style-name="ce3"/>
          <table:table-cell table:number-columns-repeated="16377"/>
        </table:table-row>
        <table:table-row table:style-name="ro2">
          <table:table-cell table:style-name="ce63"/>
          <table:table-cell office:value-type="string" table:style-name="ce3">
            <text:p>each of the Interoperability Solutions encompasses the following core functionalities: text messaging between individual end users; and</text:p>
          </table:table-cell>
          <table:table-cell table:content-validation-name="val4" table:style-name="ce2"/>
          <table:table-cell table:number-columns-repeated="4" table:style-name="ce3"/>
          <table:table-cell table:number-columns-repeated="16377"/>
        </table:table-row>
        <table:table-row table:style-name="ro22">
          <table:table-cell table:style-name="ce63"/>
          <table:table-cell office:value-type="string" table:style-name="ce3">
            <text:p>Reference Offers and requirements for Interoperability; To interoperate, Potential Partners will sign an agreement with Meta, whereby both parties <text:s/>will <text:s/>work <text:s/>together <text:s/>to <text:s/>enable <text:s/>interoperability. <text:s/>To <text:s/>facilitate <text:s/>this, <text:s/>Meta <text:s/>has published <text:s/>detailed <text:s/>Reference <text:s/>Offers <text:s/>(“RO”) <text:s/>that <text:s/>set out, amongst other things, the eligibility <text:s/>criteria <text:s/>Potential <text:s/>Partners <text:s/>must <text:s/>fulfil <text:s/>in <text:s/>order <text:s/>to <text:s/>interoperate <text:s/>with WhatsApp <text:s/>and <text:s/>Facebook <text:s/>Messenger,38 <text:s/>as <text:s/>well <text:s/>as <text:s/>the <text:s/>general <text:s/>terms, <text:s/>technical details <text:s/>and <text:s/>requirements <text:s/>that <text:s/>eligible <text:s/>Potential <text:s/>Partners <text:s/>must <text:s/>accept <text:s/>and <text:s/>comply with to ensure an effective, secure and stable interoperable service.</text:p>
          </table:table-cell>
          <table:table-cell office:value-type="string" table:content-validation-name="val4" table:style-name="ce2">
            <text:p>(Equal) Interoperability</text:p>
          </table:table-cell>
          <table:table-cell office:value-type="string" table:style-name="ce3">
            <text:p>Interoperability Reference Offers</text:p>
          </table:table-cell>
          <table:table-cell table:number-columns-repeated="3" table:style-name="ce3"/>
          <table:table-cell table:number-columns-repeated="16377"/>
        </table:table-row>
        <table:table-row table:style-name="ro11">
          <table:table-cell table:style-name="ce63"/>
          <table:table-cell office:value-type="string" table:style-name="ce3">
            <text:p>Potential <text:s/>Partners <text:s/>interested <text:s/>in <text:s/>interoperating <text:s/>with <text:s/>WhatsApp, <text:s/>Facebook Messenger, <text:s/>or <text:s/>both, <text:s/>can <text:s/>make <text:s/>a <text:s/>request <text:s/>for <text:s/>interoperability <text:s/>via <text:s/>Meta’s <text:s/>dedicated portal <text:s/>for <text:s/>interoperable <text:s/>messaging.39 <text:s/>Meta <text:s/>has <text:s/>also <text:s/>made <text:s/>available <text:s/>significant supporting <text:s/>materials <text:s/>on <text:s/>this <text:s/>portal, <text:s/>including <text:s/>an <text:s/>overview <text:s/>guide <text:s/>to <text:s/>the <text:s/>developer documentation <text:s/>for <text:s/>interoperable <text:s/>messaging, <text:s/>user <text:s/>experience <text:s/>mocks <text:s/>of <text:s/>the Interoperability Solutions and application guidelines for third-party NI-ICS.</text:p>
          </table:table-cell>
          <table:table-cell office:value-type="string" table:content-validation-name="val4" table:style-name="ce2">
            <text:p>(Equal) Interoperability</text:p>
          </table:table-cell>
          <table:table-cell office:value-type="string" table:style-name="ce3">
            <text:p>Portal for interoperability<text:s/></text:p>
          </table:table-cell>
          <table:table-cell table:number-columns-repeated="3" table:style-name="ce3"/>
          <table:table-cell table:number-columns-repeated="16377"/>
        </table:table-row>
        <table:table-row table:style-name="ro2">
          <table:table-cell table:style-name="ce63"/>
          <table:table-cell office:value-type="string" table:style-name="ce3">
            <text:p>Meta <text:s/>enables <text:s/>Potential <text:s/>Partners <text:s/>to <text:s/>choose between two different technical setups for integrating with WhatsApp’s architecture to facilitate interoperability.</text:p>
          </table:table-cell>
          <table:table-cell office:value-type="string" table:content-validation-name="val4" table:style-name="ce2">
            <text:p>(Equal) Interoperability</text:p>
          </table:table-cell>
          <table:table-cell table:number-columns-repeated="4" table:style-name="ce3"/>
          <table:table-cell table:number-columns-repeated="16377"/>
        </table:table-row>
        <table:table-row table:style-name="ro6">
          <table:table-cell table:style-name="ce63"/>
          <table:table-cell office:value-type="string" table:style-name="ce3">
            <text:p>Client-to-server-to-client model: WhatsApp’s <text:s/>primary <text:s/>offering <text:s/>to <text:s/>Potential <text:s/>Partners <text:s/>is <text:s/>to <text:s/>facilitate <text:s/>interoperability with <text:s/>the <text:s/>WhatsApp <text:s/>service <text:s/>by <text:s/>connecting <text:s/>the <text:s/>clients <text:s/>used <text:s/>by <text:s/>their <text:s/>end <text:s/>users directly <text:s/>to <text:s/>the <text:s/>WhatsApp <text:s/>server, <text:s/>meaning <text:s/>messages <text:s/>are <text:s/>not <text:s/>routed <text:s/>via <text:s/>the third-party server.</text:p>
          </table:table-cell>
          <table:table-cell office:value-type="string" table:content-validation-name="val4" table:style-name="ce2">
            <text:p>(Equal) Interoperability</text:p>
          </table:table-cell>
          <table:table-cell office:value-type="string" table:style-name="ce3">
            <text:p>Client-to-server-to-client Interoperability<text:s/></text:p>
          </table:table-cell>
          <table:table-cell table:number-columns-repeated="3" table:style-name="ce3"/>
          <table:table-cell table:number-columns-repeated="16377"/>
        </table:table-row>
        <table:table-row table:style-name="ro26">
          <table:table-cell table:style-name="ce63"/>
          <table:table-cell office:value-type="string" table:style-name="ce3">
            <text:p>This <text:s/>architecture <text:s/>allows <text:s/>Meta <text:s/>to <text:s/>access <text:s/>direct <text:s/>end <text:s/>user <text:s/>signals <text:s/>which <text:s/>WhatsApp uses <text:s/>to <text:s/>identify <text:s/>spam <text:s/>and <text:s/>abusive <text:s/>accounts.40 <text:s/>As <text:s/>mentioned <text:s/>above, <text:s/>this architecture <text:s/>also <text:s/>brings <text:s/>advantages <text:s/>in <text:s/>terms <text:s/>of <text:s/>overall <text:s/>reliability <text:s/>of <text:s/>the interoperable <text:s/>service <text:s/>as <text:s/>it <text:s/>benefits <text:s/>from <text:s/>WhatsApp’s <text:s/>infrastructure, <text:s/>which <text:s/>is already <text:s/>scaled <text:s/>to <text:s/>handle <text:s/>billions <text:s/>of <text:s/>messages <text:s/>each <text:s/>day. <text:s/>It <text:s/>also <text:s/>constitutes <text:s/>a “plug-and-play” <text:s/>model <text:s/>for <text:s/>Potential <text:s/>Partners, <text:s/>thereby lowering the barriers for and facilitating <text:s/>potential <text:s/>new <text:s/>entrants <text:s/>as <text:s/>they <text:s/>do <text:s/>not <text:s/>need <text:s/>to <text:s/>develop <text:s/>their <text:s/>own interoperable infrastructure.</text:p>
          </table:table-cell>
          <table:table-cell table:content-validation-name="val4" table:style-name="ce2"/>
          <table:table-cell table:number-columns-repeated="4" table:style-name="ce3"/>
          <table:table-cell table:number-columns-repeated="16377"/>
        </table:table-row>
        <table:table-row table:style-name="ro9">
          <table:table-cell table:style-name="ce63"/>
          <table:table-cell office:value-type="string" table:style-name="ce3">
            <text:p>Proxy server model; The <text:s/>proxy <text:s/>server <text:s/>model <text:s/>allows <text:s/>Potential <text:s/>Partners <text:s/>to <text:s/>add <text:s/>a <text:s/>proxy <text:s/>server <text:s/>as <text:s/>an “intermediary” <text:s/>that <text:s/>sits <text:s/>between <text:s/>their <text:s/>end <text:s/>users’ <text:s/>clients <text:s/>and the WhatsApp server, which gives them more flexibility and control</text:p>
          </table:table-cell>
          <table:table-cell office:value-type="string" table:content-validation-name="val4" table:style-name="ce2">
            <text:p>(Equal) Interoperability</text:p>
          </table:table-cell>
          <table:table-cell office:value-type="string" table:style-name="ce3">
            <text:p>Proxy server Interoperability<text:s/></text:p>
          </table:table-cell>
          <table:table-cell table:number-columns-repeated="3" table:style-name="ce3"/>
          <table:table-cell table:number-columns-repeated="16377"/>
        </table:table-row>
        <table:table-row table:style-name="ro7">
          <table:table-cell table:style-name="ce63"/>
          <table:table-cell office:value-type="string" table:style-name="ce3">
            <text:p>However, <text:s/>interposing <text:s/>proxy <text:s/>servers <text:s/>between <text:s/>the <text:s/>WhatsApp <text:s/>server <text:s/>and <text:s/>third-party clients <text:s/>reduces <text:s/>WhatsApp’s <text:s/>ability <text:s/>to <text:s/>ensure <text:s/>the <text:s/>same <text:s/>high <text:s/>standard <text:s/>of <text:s/>security, privacy <text:s/>and <text:s/>integrity <text:s/>provided <text:s/>to <text:s/>first-party <text:s/>WhatsApp <text:s/>users <text:s/>due <text:s/>to <text:s/>the <text:s/>lack <text:s/>of direct <text:s/>signals <text:s/>from <text:s/>third-party chats. Meta has endeavoured to mitigate these risks as <text:s/>much <text:s/>as <text:s/>possible <text:s/>with <text:s/>additional <text:s/>necessary <text:s/>and <text:s/>proportionate <text:s/>requirements <text:s/>in the RO.</text:p>
          </table:table-cell>
          <table:table-cell table:content-validation-name="val4" table:style-name="ce2"/>
          <table:table-cell table:number-columns-repeated="4" table:style-name="ce3"/>
          <table:table-cell table:number-columns-repeated="16377"/>
        </table:table-row>
        <table:table-row table:style-name="ro9">
          <table:table-cell table:style-name="ce63"/>
          <table:table-cell office:value-type="string" table:style-name="ce3">
            <text:p>The <text:s/>Facebook <text:s/>Messenger <text:s/>Interoperability <text:s/>Solution <text:s/>follows <text:s/>the <text:s/>same <text:s/>technical approach <text:s/>as <text:s/>the <text:s/>WhatsApp <text:s/>Interoperability <text:s/>Solution, and allows Potential Partners to choose between a client-to-server-to client model or a proxy server model.</text:p>
          </table:table-cell>
          <table:table-cell office:value-type="string" table:content-validation-name="val4" table:style-name="ce2">
            <text:p>(Equal) Interoperability</text:p>
          </table:table-cell>
          <table:table-cell office:value-type="string" table:style-name="ce3">
            <text:p>See Tactics Above</text:p>
          </table:table-cell>
          <table:table-cell table:number-columns-repeated="2" table:style-name="ce3"/>
          <table:table-cell table:number-columns-repeated="16378" table:style-name="ce1"/>
        </table:table-row>
        <table:table-row table:style-name="ro4">
          <table:table-cell table:style-name="ce63"/>
          <table:table-cell office:value-type="string" table:style-name="ce3">
            <text:p>the <text:s/>Interoperability <text:s/>Solutions <text:s/>seek <text:s/>to open <text:s/>WhatsApp <text:s/>and <text:s/>Facebook <text:s/>Messenger <text:s/>to <text:s/>interoperability <text:s/>with <text:s/>third-party NI-ICS, while maximising user security, privacy and safety.</text:p>
          </table:table-cell>
          <table:table-cell office:value-type="string" table:content-validation-name="val4" table:style-name="ce2">
            <text:p>(Equal) Interoperability</text:p>
          </table:table-cell>
          <table:table-cell office:value-type="string" table:style-name="ce3">
            <text:p>Interoperate with third-party messaging providers<text:s/></text:p>
          </table:table-cell>
          <table:table-cell table:number-columns-repeated="3" table:style-name="ce3"/>
          <table:table-cell table:number-columns-repeated="16377"/>
        </table:table-row>
        <table:table-row table:style-name="ro7">
          <table:table-cell table:style-name="ce63"/>
          <table:table-cell office:value-type="string" table:style-name="ce3">
            <text:p>Potential <text:s/>Partners must <text:s/>meet <text:s/>Meta’s <text:s/>high standards for E2EE by either using (i) an implementation of the <text:s/>Signal <text:s/>Protocol, <text:s/>which <text:s/>is <text:s/>described <text:s/>by <text:s/>third-party <text:s/>commentators <text:s/>as <text:s/>the <text:s/>“gold standard” <text:s/>for <text:s/>encryption, <text:s/>or <text:s/>(ii) <text:s/>another <text:s/>E2EE <text:s/>implementation, provided that it has a <text:s/>security <text:s/>standard <text:s/>that <text:s/>is <text:s/>equivalent <text:s/>to <text:s/>the <text:s/>Signal Protocol (and subject to Meta’s confirmation of compatibility).</text:p>
          </table:table-cell>
          <table:table-cell office:value-type="string" table:content-validation-name="val4" table:style-name="ce2">
            <text:p>(Equal) Interoperability</text:p>
          </table:table-cell>
          <table:table-cell office:value-type="string" table:style-name="ce3">
            <text:p>Best Practice Implementations as Foundation for Interoperability</text:p>
          </table:table-cell>
          <table:table-cell table:number-columns-repeated="3" table:style-name="ce3"/>
          <table:table-cell table:number-columns-repeated="16377"/>
        </table:table-row>
        <table:table-row table:style-name="ro10">
          <table:table-cell table:style-name="ce63"/>
          <table:table-cell office:value-type="string" table:style-name="ce3">
            <text:p>Notwithstanding <text:s/>this <text:s/>requirement, <text:s/>interoperability <text:s/>with <text:s/>third-party <text:s/>NI-ICS <text:s/>by definition <text:s/>means <text:s/>that <text:s/>Meta <text:s/>can <text:s/>no <text:s/>longer <text:s/>guarantee <text:s/>that <text:s/>no <text:s/>one <text:s/>other <text:s/>than <text:s/>the sender <text:s/>and <text:s/>intended <text:s/>recipients <text:s/>can <text:s/>access <text:s/>the <text:s/>content <text:s/>of <text:s/>a <text:s/>message. <text:s/>While <text:s/>Meta controls <text:s/>its <text:s/>own <text:s/>endpoints <text:s/>and <text:s/>cannot <text:s/>read <text:s/>or <text:s/>listen <text:s/>to <text:s/>user <text:s/>messages <text:s/>sent between <text:s/>first-party <text:s/>users, <text:s/>interoperating <text:s/>third-party <text:s/>NI-ICS <text:s/>may <text:s/>handle messages differently <text:s/>after <text:s/>delivery <text:s/>and <text:s/>provide <text:s/>for <text:s/>a <text:s/>different <text:s/>level <text:s/>of <text:s/>security <text:s/>than <text:s/>is currently available to Meta’s own end users.</text:p>
          </table:table-cell>
          <table:table-cell table:content-validation-name="val4" table:style-name="ce2"/>
          <table:table-cell table:number-columns-repeated="4" table:style-name="ce3"/>
          <table:table-cell table:number-columns-repeated="16377"/>
        </table:table-row>
        <table:table-row table:style-name="ro4">
          <table:table-cell table:style-name="ce63"/>
          <table:table-cell office:value-type="string" table:style-name="ce3">
            <text:p>To <text:s/>reduce <text:s/>the <text:s/>learning <text:s/>curve <text:s/>and <text:s/>limit <text:s/>the <text:s/>potential <text:s/>for <text:s/>user <text:s/>confusion, <text:s/>third-party interoperable <text:s/>chats <text:s/>look <text:s/>materially <text:s/>similar <text:s/>to <text:s/>first-party <text:s/>WhatsApp <text:s/>chats <text:s/>and <text:s/>are just as easy to use.</text:p>
          </table:table-cell>
          <table:table-cell office:value-type="string" table:content-validation-name="val4" table:style-name="ce2">
            <text:p>(Equal) Interoperability</text:p>
          </table:table-cell>
          <table:table-cell office:value-type="string" table:style-name="ce3">
            <text:p>Interoperate with third-party messaging providers<text:s/></text:p>
          </table:table-cell>
          <table:table-cell table:number-columns-repeated="3" table:style-name="ce3"/>
          <table:table-cell table:number-columns-repeated="16377"/>
        </table:table-row>
        <table:table-row table:style-name="ro4">
          <table:table-cell table:style-name="ce63"/>
          <table:table-cell office:value-type="string" table:style-name="ce3">
            <text:p>Meta <text:s/>has designed <text:s/>in-app <text:s/>notices <text:s/>that <text:s/>will <text:s/>inform <text:s/>end <text:s/>users <text:s/>of <text:s/>(i) <text:s/>the <text:s/>availability <text:s/>of interoperable <text:s/>messaging, <text:s/>and <text:s/>(ii) <text:s/>each <text:s/>time <text:s/>a <text:s/>new <text:s/>third-party <text:s/>messaging service is available for interoperable messaging.</text:p>
          </table:table-cell>
          <table:table-cell office:value-type="string" table:content-validation-name="val4" table:style-name="ce2">
            <text:p>(Equal) Interoperability</text:p>
          </table:table-cell>
          <table:table-cell office:value-type="string" table:style-name="ce3">
            <text:p>Interoperability Notification</text:p>
          </table:table-cell>
          <table:table-cell table:number-columns-repeated="3" table:style-name="ce3"/>
          <table:table-cell table:number-columns-repeated="16377"/>
        </table:table-row>
        <table:table-row table:style-name="ro26">
          <table:table-cell table:style-name="ce63"/>
          <table:table-cell office:value-type="string" table:style-name="ce3">
            <text:p>In <text:s/>line <text:s/>with <text:s/>DMA <text:s/>requirements <text:s/>and <text:s/>privacy <text:s/>expectations <text:s/>of <text:s/>users, <text:s/>WhatsApp <text:s/>end users <text:s/>will <text:s/>be <text:s/>required <text:s/>to <text:s/>opt-in <text:s/>to <text:s/>receiving <text:s/>third-party <text:s/>interoperated <text:s/>services. <text:s/>In light <text:s/>of <text:s/>the <text:s/>unavoidable <text:s/>E2EE, <text:s/>integrity, <text:s/>and <text:s/>security <text:s/>limitations <text:s/>associated <text:s/>with providing <text:s/>interoperability, <text:s/>and <text:s/>in compliance with existing transparency obligations (in <text:s/>particular <text:s/>under <text:s/>GDPR),41 <text:s/>Meta <text:s/>has <text:s/>designed <text:s/>the <text:s/>end <text:s/>user <text:s/>experience <text:s/>of interoperable <text:s/>messaging <text:s/>to <text:s/>empower <text:s/>users <text:s/>to <text:s/>make <text:s/>an <text:s/>informed <text:s/>decision <text:s/>as <text:s/>to whether they want to use interoperability services.</text:p>
          </table:table-cell>
          <table:table-cell office:value-type="string" table:content-validation-name="val4" table:style-name="ce2">
            <text:p>(Equal) Interoperability</text:p>
          </table:table-cell>
          <table:table-cell office:value-type="string" table:style-name="ce3">
            <text:p>Informed Opt-In Choice Screen</text:p>
          </table:table-cell>
          <table:table-cell table:number-columns-repeated="3" table:style-name="ce3"/>
          <table:table-cell table:number-columns-repeated="16377"/>
        </table:table-row>
        <table:table-row table:style-name="ro8">
          <table:table-cell table:style-name="ce63"/>
          <table:table-cell office:value-type="string" table:style-name="ce3">
            <text:p>In <text:s/>order <text:s/>to <text:s/>manage <text:s/>user <text:s/>expectations, <text:s/>and <text:s/>keep <text:s/>chats <text:s/>with <text:s/>similar <text:s/>levels <text:s/>of encryption, <text:s/>security <text:s/>and <text:s/>functionality <text:s/>together, <text:s/>first-party <text:s/>end <text:s/>users <text:s/>have <text:s/>the option <text:s/>to <text:s/>organise <text:s/>their <text:s/>third-party <text:s/>messages <text:s/>in <text:s/>a <text:s/>separate <text:s/>but <text:s/>readily <text:s/>accessible inbox <text:s/>tab. <text:s/>Alternatively, <text:s/>end <text:s/>users <text:s/>can <text:s/>choose <text:s/>to organise their third-party chats in the same inbox as their first-party chats.</text:p>
          </table:table-cell>
          <table:table-cell office:value-type="string" table:content-validation-name="val4" table:style-name="ce2">
            <text:p>(Equal) Interoperability</text:p>
          </table:table-cell>
          <table:table-cell office:value-type="string" table:style-name="ce3">
            <text:p>Segregated or Combined UI for Interoperability</text:p>
          </table:table-cell>
          <table:table-cell table:number-columns-repeated="3" table:style-name="ce3"/>
          <table:table-cell table:number-columns-repeated="16377"/>
        </table:table-row>
        <table:table-row table:style-name="ro9">
          <table:table-cell table:style-name="ce63"/>
          <table:table-cell office:value-type="string" table:style-name="ce3">
            <text:p>Meta <text:s/>has <text:s/>also <text:s/>included <text:s/>certain <text:s/>additional <text:s/>functionalities <text:s/>in <text:s/>the WhatsApp <text:s/>Interoperability <text:s/>Solution <text:s/>that <text:s/>go <text:s/>above <text:s/>and <text:s/>beyond <text:s/>the <text:s/>DMA requirements, comprising: reactions, replies, typing indicators and read receipts.</text:p>
          </table:table-cell>
          <table:table-cell table:content-validation-name="val4" table:style-name="ce2"/>
          <table:table-cell table:number-columns-repeated="4" table:style-name="ce3"/>
          <table:table-cell table:number-columns-repeated="16377"/>
        </table:table-row>
        <table:table-row table:style-name="ro2">
          <table:table-cell table:style-name="ce63"/>
          <table:table-cell office:value-type="string" table:style-name="ce3">
            <text:p>Similar <text:s/>to <text:s/>the <text:s/>WhatsApp <text:s/>Interoperability <text:s/>Solution, <text:s/>Meta <text:s/>has <text:s/>designed <text:s/>in-app notices <text:s/>for <text:s/>the <text:s/>Facebook <text:s/>Messenger <text:s/>Interoperability <text:s/>Solution <text:s/>that <text:s/>will <text:s/>infor</text:p>
          </table:table-cell>
          <table:table-cell office:value-type="string" table:content-validation-name="val4" table:style-name="ce2">
            <text:p>(Equal) Interoperability</text:p>
          </table:table-cell>
          <table:table-cell office:value-type="string" table:style-name="ce3">
            <text:p>Interoperability Notification</text:p>
          </table:table-cell>
          <table:table-cell table:number-columns-repeated="3" table:style-name="ce3"/>
          <table:table-cell table:number-columns-repeated="16377"/>
        </table:table-row>
        <table:table-row table:style-name="ro4">
          <table:table-cell table:style-name="ce63"/>
          <table:table-cell office:value-type="string" table:style-name="ce3">
            <text:p>Facebook <text:s/>Messenger <text:s/>end <text:s/>users <text:s/>will <text:s/>be <text:s/>required <text:s/>to <text:s/>opt-in <text:s/>to <text:s/>receiving <text:s/>third-party interoperated <text:s/>services. <text:s/>This <text:s/>empowers <text:s/>users <text:s/>to <text:s/>make <text:s/>an <text:s/>informed <text:s/>decision <text:s/>as <text:s/>to whether they want to use interoperability services.</text:p>
          </table:table-cell>
          <table:table-cell office:value-type="string" table:content-validation-name="val4" table:style-name="ce2">
            <text:p>(Equal) Interoperability</text:p>
          </table:table-cell>
          <table:table-cell office:value-type="string" table:style-name="ce3">
            <text:p>Informed Opt-In Choice Screen</text:p>
          </table:table-cell>
          <table:table-cell table:number-columns-repeated="3" table:style-name="ce3"/>
          <table:table-cell table:number-columns-repeated="16377"/>
        </table:table-row>
        <table:table-row table:style-name="ro4">
          <table:table-cell table:style-name="ce63"/>
          <table:table-cell office:value-type="string" table:style-name="ce3">
            <text:p>Facebook <text:s/>Messenger <text:s/>end <text:s/>users <text:s/>will <text:s/>also <text:s/>have <text:s/>the <text:s/>choice <text:s/>to <text:s/>organise <text:s/>their third-party <text:s/>messages <text:s/>in <text:s/>a <text:s/>separate <text:s/>but <text:s/>readily <text:s/>accessible <text:s/>inbox <text:s/>tab, <text:s/>or <text:s/>in the same inbox as their first-party chats.</text:p>
          </table:table-cell>
          <table:table-cell office:value-type="string" table:content-validation-name="val4" table:style-name="ce2">
            <text:p>(Equal) Interoperability</text:p>
          </table:table-cell>
          <table:table-cell office:value-type="string" table:style-name="ce3">
            <text:p>Segregated or Combined UI for Interoperability</text:p>
          </table:table-cell>
          <table:table-cell table:number-columns-repeated="3" table:style-name="ce3"/>
          <table:table-cell table:number-columns-repeated="16377"/>
        </table:table-row>
        <table:table-row table:style-name="ro9">
          <table:table-cell table:style-name="ce63"/>
          <table:table-cell office:value-type="string" table:style-name="ce3">
            <text:p>In <text:s/>relation <text:s/>to <text:s/>the <text:s/>additional <text:s/>functionalities <text:s/>included <text:s/>in <text:s/>the <text:s/>WhatsApp interoperability <text:s/>Solution <text:s/>(see <text:s/>paragraph <text:s/>132 <text:s/>above), <text:s/>Meta <text:s/>has <text:s/>made <text:s/>the <text:s/>same functionalities available in the Facebook Messenger Interoperability Solution.</text:p>
          </table:table-cell>
          <table:table-cell table:content-validation-name="val4" table:style-name="ce2"/>
          <table:table-cell table:number-columns-repeated="4" table:style-name="ce3"/>
          <table:table-cell table:number-columns-repeated="16377"/>
        </table:table-row>
        <table:table-row table:style-name="ro8">
          <table:table-cell table:style-name="ce63"/>
          <table:table-cell office:value-type="string" table:style-name="ce3">
            <text:p>Both <text:s/>Interoperability Solutions support any type of unique and stable identifier and provide <text:s/>an <text:s/>existence <text:s/>verification <text:s/>mechanism, <text:s/>which <text:s/>allows <text:s/>third-party <text:s/>users <text:s/>to assess <text:s/>whether <text:s/>a <text:s/>particular <text:s/>first-party <text:s/>end <text:s/>user can be contacted via interoperable chats <text:s/>(i.e., <text:s/>is <text:s/>a <text:s/>user <text:s/>of <text:s/>the <text:s/>first-party <text:s/>experience <text:s/>and <text:s/>has <text:s/>opted-in <text:s/>to <text:s/>interoperable chats) and vice-versa.</text:p>
          </table:table-cell>
          <table:table-cell office:value-type="string" table:content-validation-name="val4" table:style-name="ce2">
            <text:p>(Equal) Interoperability</text:p>
          </table:table-cell>
          <table:table-cell office:value-type="string" table:style-name="ce3">
            <text:p>Third-Party Existence Verification Mechanism</text:p>
          </table:table-cell>
          <table:table-cell table:number-columns-repeated="3" table:style-name="ce3"/>
          <table:table-cell table:number-columns-repeated="16377"/>
        </table:table-row>
        <table:table-row table:style-name="ro13">
          <table:table-cell table:style-name="ce64"/>
          <table:table-cell table:number-columns-repeated="15" table:style-name="ce30"/>
          <table:table-cell table:style-name="ce1"/>
          <table:table-cell table:number-columns-repeated="10" table:style-name="ce30"/>
          <table:table-cell table:number-columns-repeated="16357"/>
        </table:table-row>
        <table:table-row table:style-name="ro5">
          <table:table-cell office:value-type="string" table:style-name="ce63">
            <text:p>Google</text:p>
          </table:table-cell>
          <table:table-cell office:value-type="string" table:style-name="ce3">
            <text:p>Files <text:s/>disclosing <text:s/>event-level <text:s/>price <text:s/>and <text:s/>fee <text:s/>transparency</text:p>
          </table:table-cell>
          <table:table-cell office:value-type="string" table:content-validation-name="val4" table:style-name="ce3">
            <text:p>(Transparent) Advertising</text:p>
          </table:table-cell>
          <table:table-cell office:value-type="string" table:style-name="ce3">
            <text:p>price and fee files</text:p>
          </table:table-cell>
          <table:table-cell table:number-columns-repeated="3" table:style-name="ce3"/>
          <table:table-cell table:number-columns-repeated="16377" table:style-name="ce1"/>
        </table:table-row>
        <table:table-row table:style-name="ro4">
          <table:table-cell table:style-name="ce63"/>
          <table:table-cell office:value-type="string" table:style-name="ce3">
            <text:p>A <text:s/>non-aggregate <text:s/>data <text:s/>solution, <text:s/>called <text:s/>“Regional <text:s/>Data <text:s/>Access” <text:s/>is <text:s/>ofered <text:s/>to publishers; EEA <text:s/>publishers <text:s/>and <text:s/>their <text:s/>authorised <text:s/>third <text:s/>parties <text:s/>are <text:s/>able <text:s/>to <text:s/>access these iles at no additional cost.</text:p>
          </table:table-cell>
          <table:table-cell table:content-validation-name="val4" table:style-name="ce3"/>
          <table:table-cell office:value-type="string" table:style-name="ce3">
            <text:p>non aggregated data access</text:p>
          </table:table-cell>
          <table:table-cell table:number-columns-repeated="3" table:style-name="ce3"/>
          <table:table-cell table:number-columns-repeated="16377" table:style-name="ce1"/>
        </table:table-row>
        <table:table-row table:style-name="ro4">
          <table:table-cell table:style-name="ce63"/>
          <table:table-cell office:value-type="string" table:style-name="ce3">
            <text:p>Google <text:s/>Ads <text:s/>has <text:s/>enhanced <text:s/>the <text:s/>availability <text:s/>of <text:s/>free-of-charge, <text:s/>non-aggregate click-level <text:s/>data <text:s/>reporting <text:s/>to <text:s/>advertisers <text:s/>and <text:s/>their <text:s/>authorised <text:s/>third <text:s/>parties <text:s/>by disclosing <text:s/>click-level <text:s/>performance <text:s/>metrics</text:p>
          </table:table-cell>
          <table:table-cell table:content-validation-name="val4" table:style-name="ce3"/>
          <table:table-cell office:value-type="string" table:style-name="ce3">
            <text:p>click-level performance metrics</text:p>
          </table:table-cell>
          <table:table-cell table:number-columns-repeated="3" table:style-name="ce3"/>
          <table:table-cell table:number-columns-repeated="16377" table:style-name="ce1"/>
        </table:table-row>
        <table:table-row table:style-name="ro11">
          <table:table-cell table:style-name="ce63"/>
          <table:table-cell office:value-type="string" table:style-name="ce3">
            <text:p>Google already ofered advertisers and <text:s/>publishers <text:s/>a <text:s/>range <text:s/>of <text:s/>diferent <text:s/>data <text:s/>reporting <text:s/>options <text:s/>providing <text:s/>them <text:s/>with <text:s/>information concerning <text:s/>their <text:s/>use <text:s/>of <text:s/>Google’s <text:s/>advertising <text:s/>services, <text:s/>including <text:s/>price, <text:s/>remuneration, <text:s/>fee <text:s/>and performance <text:s/>metrics. Google provided (and continues to provide) these reports through various routes, <text:s/>including <text:s/>(i) <text:s/>user <text:s/>interfaces <text:s/>(UIs), <text:s/>(ii) <text:s/>DTFs, <text:s/>(iii) application programming interfaces (APIs), and (iv) Google’s Ads Data Hub.</text:p>
          </table:table-cell>
          <table:table-cell table:content-validation-name="val4" table:style-name="ce3"/>
          <table:table-cell office:value-type="string" table:style-name="ce3">
            <text:p>Dashboards; APIs; files;</text:p>
          </table:table-cell>
          <table:table-cell table:number-columns-repeated="3" table:style-name="ce3"/>
          <table:table-cell table:number-columns-repeated="16377" table:style-name="ce1"/>
        </table:table-row>
        <table:table-row table:style-name="ro10">
          <table:table-cell table:style-name="ce63"/>
          <table:table-cell office:value-type="string" table:style-name="ce3">
            <text:p>Google <text:s/>provides an additional fee transparency solution for advertisers [...] the <text:s/>price <text:s/>and <text:s/>any <text:s/>fees <text:s/>paid <text:s/>by <text:s/>the <text:s/>advertiser <text:s/>(one-sided <text:s/>transparency), <text:s/>the remuneration <text:s/>received <text:s/>by <text:s/>the <text:s/>publisher <text:s/>including <text:s/>any <text:s/>deductions <text:s/>and <text:s/>surcharges <text:s/>where <text:s/>the relevant <text:s/>publisher <text:s/>is <text:s/>using <text:s/>Google’s <text:s/>advertising <text:s/>products <text:s/>(subject <text:s/>to <text:s/>certain <text:s/>conditions <text:s/>being met, <text:s/>described <text:s/>further <text:s/>below, <text:s/>including <text:s/>publisher <text:s/>consent) <text:s/>(two-sided <text:s/>transparency), <text:s/>and <text:s/>the measure <text:s/>on <text:s/>which <text:s/>these <text:s/>prices, <text:s/>fees, <text:s/>and <text:s/>remunerations <text:s/>were <text:s/>calculated.<text:s/></text:p>
          </table:table-cell>
          <table:table-cell table:content-validation-name="val4" table:style-name="ce3"/>
          <table:table-cell office:value-type="string" table:style-name="ce2">
            <text:p>two-sided (fee) transparency</text:p>
          </table:table-cell>
          <table:table-cell table:number-columns-repeated="3" table:style-name="ce3"/>
          <table:table-cell table:number-columns-repeated="16377" table:style-name="ce1"/>
        </table:table-row>
        <table:table-row table:style-name="ro4">
          <table:table-cell table:style-name="ce63"/>
          <table:table-cell office:value-type="string" table:style-name="ce3">
            <text:p>Advertisers <text:s/>are presented with an option to request a file containing daily data from Google Ads,</text:p>
            <text:p>DV360, <text:s/>and <text:s/>CM360. <text:s text:c="2"/>These <text:s/>files <text:s/>are <text:s/>updated <text:s/>on a daily basis.</text:p>
          </table:table-cell>
          <table:table-cell table:content-validation-name="val4" table:style-name="ce3"/>
          <table:table-cell office:value-type="string" table:style-name="ce3">
            <text:p>file access of non-aggregate data</text:p>
          </table:table-cell>
          <table:table-cell table:number-columns-repeated="3" table:style-name="ce3"/>
          <table:table-cell table:number-columns-repeated="16377" table:style-name="ce1"/>
        </table:table-row>
        <table:table-row table:style-name="ro11">
          <table:table-cell table:style-name="ce63"/>
          <table:table-cell office:value-type="string" table:style-name="ce3">
            <text:p>Publishers <text:s/>using <text:s/>Google’s <text:s/>SSPs <text:s/>are <text:s/>asked <text:s/>whether <text:s/>they <text:s/>consent <text:s/>to <text:s/>sharing <text:s/>their <text:s/>price <text:s/>and <text:s/>fee data <text:s/>for <text:s/>billable <text:s/>advertisements <text:s/>with <text:s/>EEA <text:s/>advertisers <text:s/>who <text:s/>serve <text:s/>ads <text:s/>on <text:s/>their <text:s/>properties. [...] For <text:s/>those <text:s/>publishers <text:s/>that <text:s/>have <text:s/>provided <text:s/>consent, <text:s/>the <text:s/>amount <text:s/>paid <text:s/>to <text:s/>the <text:s/>publisher including any deductions and surcharges. (b) <text:s/>For <text:s/>non-consenting <text:s/>publishers, <text:s/>an <text:s/>aggregate <text:s/>amount <text:s/>based <text:s/>on <text:s/>the <text:s/>standard <text:s/>rate <text:s/>paid by publishers for the relevant product.</text:p>
          </table:table-cell>
          <table:table-cell table:content-validation-name="val4" table:style-name="ce3"/>
          <table:table-cell office:value-type="string" table:style-name="ce2">
            <text:p>two-sided (fee) transparency</text:p>
          </table:table-cell>
          <table:table-cell table:number-columns-repeated="3" table:style-name="ce3"/>
          <table:table-cell table:number-columns-repeated="16377" table:style-name="ce1"/>
        </table:table-row>
        <table:table-row table:style-name="ro13">
          <table:table-cell table:style-name="ce63"/>
          <table:table-cell office:value-type="string" table:number-columns-spanned="4" table:number-rows-spanned="1" table:style-name="ce43">
            <text:p>Same as 5.9, but from publisher perspective</text:p>
          </table:table-cell>
          <table:covered-table-cell table:number-columns-repeated="3"/>
          <table:table-cell table:number-columns-repeated="2" table:style-name="ce3"/>
          <table:table-cell table:number-columns-repeated="16377" table:style-name="ce1"/>
        </table:table-row>
        <table:table-row table:style-name="ro11">
          <table:table-cell table:style-name="ce63"/>
          <table:table-cell office:value-type="string" table:style-name="ce3">
            <text:p>Publishers <text:s/>are <text:s/>able to [...] GAM <text:s/>ofers <text:s/>a <text:s/>non-aggregate <text:s/>data solution. <text:s text:c="2"/>AdMob <text:s/>and <text:s/>AdSense <text:s/>customers <text:s/>are <text:s/>provided <text:s/>with <text:s/>details <text:s/>on <text:s/>how <text:s/>to <text:s/>create <text:s/>a GAM <text:s/>account <text:s/>if <text:s/>they <text:s/>are <text:s/>interested in non-aggregate data via the Help Center. <text:s/>The new solution <text:s/>in <text:s/>GAM <text:s/>is <text:s/>called <text:s/>“Regional <text:s/>Data <text:s/>Access”, <text:s/>and <text:s/>resembles <text:s/>Google’s <text:s/>pre-xisting DTFs. <text:s/>It <text:s/>includes <text:s/>events <text:s/>served <text:s/>to <text:s/>EEA <text:s/>end <text:s/>users. <text:s text:c="2"/>These <text:s/>iles <text:s/>are <text:s/>made available to EEA publishers <text:s/>at <text:s/>no <text:s/>additional <text:s/>cost.<text:s/></text:p>
          </table:table-cell>
          <table:table-cell table:content-validation-name="val4" table:style-name="ce3"/>
          <table:table-cell office:value-type="string" table:style-name="ce3">
            <text:p>file access of non-aggregate data</text:p>
          </table:table-cell>
          <table:table-cell table:number-columns-repeated="3" table:style-name="ce3"/>
          <table:table-cell table:number-columns-repeated="16377" table:style-name="ce1"/>
        </table:table-row>
        <table:table-row table:style-name="ro26">
          <table:table-cell table:style-name="ce63"/>
          <table:table-cell office:value-type="string" table:style-name="ce3">
            <text:p>With <text:s/>respect <text:s/>to <text:s/>advertisers, <text:s/>for <text:s/>Google <text:s/>Ads, <text:s/>customers <text:s/>could <text:s/>already <text:s/>access aggregated <text:s/>data <text:s/>to <text:s/>assess <text:s/>the <text:s/>performance <text:s/>of <text:s/>their <text:s/>ads, <text:s/>in addition to non-aggregated click-level <text:s/>reports <text:s/>through <text:s/>the <text:s/>Google <text:s/>Ads <text:s/>API. <text:s text:c="2"/>However, <text:s/>for <text:s/>the <text:s/>purposes <text:s/>of compliance <text:s/>with <text:s/>Art. <text:s/>6(8), <text:s/>Google <text:s/>Ads <text:s/>has <text:s text:c="2"/>nhanced <text:s/>the <text:s/>availability <text:s/>of <text:s/>free-of-charge, non-aggregate <text:s/>click-level <text:s/>data <text:s/>reporting <text:s/>to <text:s/>advertisers <text:s/>and <text:s/>authorised <text:s/>third <text:s/>parties <text:s/>by making <text:s/>click-level <text:s/>reports <text:s/>available <text:s/>to <text:s/>all <text:s/>EEA <text:s/>Google <text:s/>Ads <text:s/>advertisers <text:s/>in the UI. <text:s/>Reports accessed <text:s/>through <text:s/>the <text:s/>UI <text:s/>can <text:s/>be <text:s/>exported <text:s/>as <text:s/>CSV <text:s/>files.<text:s/></text:p>
          </table:table-cell>
          <table:table-cell table:content-validation-name="val4" table:style-name="ce3"/>
          <table:table-cell office:value-type="string" table:style-name="ce3">
            <text:p>Dashboard (with export); APIs</text:p>
          </table:table-cell>
          <table:table-cell table:number-columns-repeated="3" table:style-name="ce3"/>
          <table:table-cell table:number-columns-repeated="16377" table:style-name="ce1"/>
        </table:table-row>
        <table:table-row table:style-name="ro4">
          <table:table-cell office:value-type="string" table:style-name="ce63">
            <text:p>Meta</text:p>
          </table:table-cell>
          <table:table-cell office:value-type="string" table:style-name="ce3">
            <text:p>“Why <text:s/>Am <text:s/>I <text:s/>Seeing <text:s/>this <text:s/>Ad?” <text:s/>and <text:s/>“Why <text:s/>You’re <text:s/>Seeing <text:s/>this <text:s/>Ad”: <text:s/>End <text:s/>users <text:s/>can use <text:s/>these <text:s/>tools <text:s/>to <text:s/>understand <text:s/>why they are seeing a particular ad (see Figure 7</text:p>
          </table:table-cell>
          <table:table-cell office:value-type="string" table:content-validation-name="val4" table:style-name="ce2">
            <text:p>(Transparent) Advertising</text:p>
          </table:table-cell>
          <table:table-cell office:value-type="string" table:style-name="ce3">
            <text:p>Why Am I Seeing this Ad?</text:p>
          </table:table-cell>
          <table:table-cell table:number-columns-repeated="3" table:style-name="ce3"/>
          <table:table-cell table:number-columns-repeated="16377" table:style-name="ce1"/>
        </table:table-row>
        <table:table-row table:style-name="ro7">
          <table:table-cell table:style-name="ce63"/>
          <table:table-cell office:value-type="string" table:style-name="ce3">
            <text:p>Meta <text:s/>provides <text:s/>the <text:s/>following <text:s/>tools <text:s/>and <text:s/>information <text:s/>to <text:s/>advertisers, <text:s/>free <text:s/>of <text:s/>charge,</text:p>
            <text:p>and accessible at any time: Price <text:s/>information: <text:s/>a <text:s/>range <text:s/>of <text:s/>information <text:s/>via <text:s/>Ads <text:s/>Manager, <text:s/>which <text:s/>provides transparency <text:s/>over <text:s/>the <text:s/>price <text:s/>paid <text:s/>to <text:s/>advertise <text:s/>across <text:s/>Meta <text:s/>technologies’ surfaces and on third-party applications via Audience Network, and the metrics used to calculate prices</text:p>
          </table:table-cell>
          <table:table-cell office:value-type="string" table:content-validation-name="val4" table:style-name="ce2">
            <text:p>(Transparent) Advertising</text:p>
          </table:table-cell>
          <table:table-cell office:value-type="string" table:style-name="ce3">
            <text:p>Analytics Dashboard</text:p>
          </table:table-cell>
          <table:table-cell table:number-columns-repeated="3" table:style-name="ce3"/>
          <table:table-cell table:number-columns-repeated="16377" table:style-name="ce1"/>
        </table:table-row>
        <table:table-row table:style-name="ro9">
          <table:table-cell table:style-name="ce63"/>
          <table:table-cell office:value-type="string" table:style-name="ce3">
            <text:p>a <text:s/>DMA-specific <text:s/>report <text:s/>is <text:s/>available <text:s/>to <text:s/>download <text:s/>via Ads <text:s/>Manager, <text:s/>which <text:s/>specifies <text:s/>the <text:s/>remuneration <text:s/>received <text:s/>by <text:s/>a <text:s/>third-party publisher <text:s/>for <text:s/>ads <text:s/>delivered <text:s/>via <text:s/>Audience <text:s/>Network <text:s/>to <text:s/>people <text:s/>in <text:s/>the <text:s/>EEA <text:s/>on third-party applications.</text:p>
          </table:table-cell>
          <table:table-cell office:value-type="string" table:content-validation-name="val4" table:style-name="ce2">
            <text:p>(Transparent) Advertising</text:p>
          </table:table-cell>
          <table:table-cell office:value-type="string" table:style-name="ce3">
            <text:p>Offer DMA-specific Report Download</text:p>
          </table:table-cell>
          <table:table-cell table:number-columns-repeated="3" table:style-name="ce3"/>
          <table:table-cell table:number-columns-repeated="16377" table:style-name="ce1"/>
        </table:table-row>
        <table:table-row table:style-name="ro2">
          <table:table-cell table:style-name="ce63"/>
          <table:table-cell office:value-type="string" table:style-name="ce3">
            <text:p>Meta <text:s/>enables <text:s/>advertisers <text:s/>to <text:s/>easily <text:s/>export <text:s/>(in <text:s/>a <text:s/>common <text:s/>interoperable <text:s/>file <text:s/>format) this information so that it can be used in the tools of the advertiser’s choice.</text:p>
          </table:table-cell>
          <table:table-cell office:value-type="string" table:content-validation-name="val4" table:style-name="ce2">
            <text:p>(Transparent) Advertising</text:p>
          </table:table-cell>
          <table:table-cell office:value-type="string" table:style-name="ce3">
            <text:p>Offer Export to Common Format</text:p>
          </table:table-cell>
          <table:table-cell table:number-columns-repeated="3" table:style-name="ce3"/>
          <table:table-cell table:number-columns-repeated="16377" table:style-name="ce1"/>
        </table:table-row>
        <table:table-row table:style-name="ro4">
          <table:table-cell table:style-name="ce63"/>
          <table:table-cell office:value-type="string" table:style-name="ce3">
            <text:p>Third <text:s/>parties <text:s/>are <text:s/>also <text:s/>able <text:s/>to <text:s/>be <text:s/>granted <text:s/>access <text:s/>to <text:s/>the <text:s/>same <text:s/>tools <text:s/>and <text:s/>data available to advertisers when they are authorised by those advertisers via Business Manager.</text:p>
          </table:table-cell>
          <table:table-cell office:value-type="string" table:content-validation-name="val4" table:style-name="ce2">
            <text:p>(Transparent) Advertising</text:p>
          </table:table-cell>
          <table:table-cell table:number-columns-repeated="4" table:style-name="ce3"/>
          <table:table-cell table:number-columns-repeated="16377" table:style-name="ce1"/>
        </table:table-row>
        <table:table-row table:style-name="ro7">
          <table:table-cell table:style-name="ce63"/>
          <table:table-cell office:value-type="string" table:style-name="ce3">
            <text:p>Meta <text:s/>offers <text:s/>a <text:s/>transparency control which provides publishers with the choice as to how <text:s/>to <text:s/>share <text:s/>information <text:s/>with <text:s/>advertisers <text:s/>in <text:s/>the <text:s/>new <text:s/>report <text:s/>regarding remuneration <text:s/>received. <text:s/>The <text:s/>transparency <text:s/>control <text:s/>provides <text:s/>publishers <text:s/>with <text:s/>the option <text:s/>to <text:s/>select <text:s/>to <text:s/>report <text:s/>to <text:s/>Advertisers <text:s/>either <text:s/>(a) <text:s/>ad <text:s/>level <text:s/>remuneration information; <text:s/>or <text:s/>(b) <text:s/>daily <text:s/>average <text:s/>remuneration <text:s/>received <text:s/>by <text:s/>the <text:s/>Audience <text:s/>Network publisher.</text:p>
          </table:table-cell>
          <table:table-cell office:value-type="string" table:content-validation-name="val4" table:style-name="ce2">
            <text:p>(Transparent) Advertising</text:p>
          </table:table-cell>
          <table:table-cell office:value-type="string" table:style-name="ce3">
            <text:p>Publisher Consent Control</text:p>
          </table:table-cell>
          <table:table-cell table:number-columns-repeated="3" table:style-name="ce3"/>
          <table:table-cell table:number-columns-repeated="16377"/>
        </table:table-row>
        <table:table-row table:style-name="ro8">
          <table:table-cell table:style-name="ce63"/>
          <table:table-cell office:value-type="string" table:style-name="ce3">
            <text:p>Publishers <text:s/>can <text:s/>access <text:s/>the <text:s/>transparency <text:s/>control <text:s/>at <text:s/>any time in the Settings section of <text:s/>the <text:s/>publisher-facing <text:s/>platform, <text:s/>“Monetization <text:s/>Manager”, <text:s/>and <text:s/>were <text:s/>notified <text:s/>of this <text:s/>new <text:s/>functionality <text:s/>via <text:s/>an <text:s/>in-product <text:s/>of <text:s/>the <text:s/>publisher-facing <text:s/>platform, <text:s/>“Monetization <text:s/>Manager”, <text:s/>and <text:s/>were <text:s/>notified <text:s/>of this <text:s/>new <text:s/>functionality <text:s/>via <text:s/>an <text:s/>in-product <text:s/>notification</text:p>
          </table:table-cell>
          <table:table-cell table:content-validation-name="val4" table:style-name="ce2"/>
          <table:table-cell table:number-columns-repeated="4" table:style-name="ce3"/>
          <table:table-cell table:number-columns-repeated="16377"/>
        </table:table-row>
        <table:table-row table:style-name="ro4">
          <table:table-cell table:style-name="ce63"/>
          <table:table-cell office:value-type="string" table:style-name="ce3">
            <text:p>Meta provides the following tools and information to publishers, free of charge, and accessible at any time: Remuneration <text:s/>information: <text:s/>a <text:s/>range <text:s/>of <text:s/>information <text:s/>via <text:s/>Monetization <text:s/>Manager</text:p>
          </table:table-cell>
          <table:table-cell office:value-type="string" table:content-validation-name="val4" table:style-name="ce2">
            <text:p>(Transparent) Advertising</text:p>
          </table:table-cell>
          <table:table-cell office:value-type="string" table:style-name="ce3">
            <text:p>Analytics Dashboard</text:p>
          </table:table-cell>
          <table:table-cell table:number-columns-repeated="3" table:style-name="ce3"/>
          <table:table-cell table:number-columns-repeated="16377"/>
        </table:table-row>
        <table:table-row table:style-name="ro9">
          <table:table-cell table:style-name="ce63"/>
          <table:table-cell office:value-type="string" table:style-name="ce3">
            <text:p>a <text:s/>DMA-specific <text:s/>report <text:s/>available <text:s/>to <text:s/>download <text:s/>via Monetization <text:s/>Manager, <text:s/>which <text:s/>specifies <text:s/>the <text:s/>price <text:s/>paid <text:s/>by <text:s/>advertisers <text:s/>to <text:s/>place ads <text:s/>on <text:s/>the <text:s/>Audience <text:s/>Network <text:s/>publishers’ <text:s/>third-party <text:s/>application <text:s/>inventory <text:s/>for ads delivered to people in the EEA.</text:p>
          </table:table-cell>
          <table:table-cell office:value-type="string" table:content-validation-name="val4" table:style-name="ce2">
            <text:p>(Transparent) Advertising</text:p>
          </table:table-cell>
          <table:table-cell office:value-type="string" table:style-name="ce3">
            <text:p>Offer DMA-specific Report Download</text:p>
          </table:table-cell>
          <table:table-cell table:number-columns-repeated="3" table:style-name="ce3"/>
          <table:table-cell table:number-columns-repeated="16377"/>
        </table:table-row>
        <table:table-row table:style-name="ro3">
          <table:table-cell table:style-name="ce63"/>
          <table:table-cell office:value-type="string" table:style-name="ce3">
            <text:p>Meta <text:s/>enables <text:s/>publishers <text:s/>to <text:s/>easily <text:s/>export <text:s/>(in <text:s/>a <text:s/>common <text:s/>interoperable <text:s/>file <text:s/>format) this information</text:p>
          </table:table-cell>
          <table:table-cell office:value-type="string" table:content-validation-name="val4" table:style-name="ce2">
            <text:p>(Transparent) Advertising</text:p>
          </table:table-cell>
          <table:table-cell office:value-type="string" table:style-name="ce3">
            <text:p>Offer Export to Common Format</text:p>
          </table:table-cell>
          <table:table-cell table:number-columns-repeated="3" table:style-name="ce3"/>
          <table:table-cell table:number-columns-repeated="16377"/>
        </table:table-row>
        <table:table-row table:style-name="ro3">
          <table:table-cell table:style-name="ce63"/>
          <table:table-cell office:value-type="string" table:style-name="ce3">
            <text:p>Third parties are also able to be granted access to the same tools and data available</text:p>
          </table:table-cell>
          <table:table-cell table:content-validation-name="val4" table:style-name="ce2"/>
          <table:table-cell table:number-columns-repeated="4" table:style-name="ce3"/>
          <table:table-cell table:number-columns-repeated="16377"/>
        </table:table-row>
        <table:table-row table:style-name="ro2">
          <table:table-cell table:style-name="ce63"/>
          <table:table-cell office:value-type="string" table:style-name="ce3">
            <text:p>to publishers when they are authorised by those publishers via Business Manager to publishers when they are authorised by those publishers via Business Manager</text:p>
          </table:table-cell>
          <table:table-cell table:content-validation-name="val4" table:style-name="ce2"/>
          <table:table-cell table:number-columns-repeated="4" table:style-name="ce3"/>
          <table:table-cell table:number-columns-repeated="16377"/>
        </table:table-row>
        <table:table-row table:style-name="ro7">
          <table:table-cell table:style-name="ce63"/>
          <table:table-cell office:value-type="string" table:style-name="ce3">
            <text:p>Meta <text:s/>offers <text:s/>a <text:s/>transparency <text:s/>control <text:s/>to <text:s/>provide <text:s/>advertisers <text:s/>with <text:s/>the <text:s/>choice <text:s/>as <text:s/>to whether <text:s/>to <text:s/>consent <text:s/>to the sharing of ad level or daily aggregate pricing information with <text:s/>publishers <text:s/>in <text:s/>the <text:s/>new <text:s/>report. <text:s/>The <text:s/>transparency <text:s/>control <text:s/>provides <text:s/>advertisers with <text:s/>the <text:s/>option <text:s/>to <text:s/>select <text:s/>to <text:s/>report <text:s/>to <text:s/>publishers <text:s/>either: <text:s/>(a) <text:s/>ad <text:s/>level <text:s/>price information; or (b) the daily average price paid by the advertiser.</text:p>
          </table:table-cell>
          <table:table-cell office:value-type="string" table:content-validation-name="val4" table:style-name="ce2">
            <text:p>(Transparent) Advertising</text:p>
          </table:table-cell>
          <table:table-cell office:value-type="string" table:style-name="ce3">
            <text:p>Advertister Consent Control</text:p>
          </table:table-cell>
          <table:table-cell table:number-columns-repeated="3" table:style-name="ce3"/>
          <table:table-cell table:number-columns-repeated="16377"/>
        </table:table-row>
        <table:table-row table:style-name="ro9">
          <table:table-cell table:style-name="ce63"/>
          <table:table-cell office:value-type="string" table:style-name="ce3">
            <text:p>Advertisers <text:s/>can <text:s/>access <text:s/>the transparency control at any time in the Settings section of <text:s/>the <text:s/>advertiser-facing <text:s/>platform, <text:s/>Ads <text:s/>Manager. <text:s/>Advertisers <text:s/>were <text:s/>notified <text:s/>of <text:s/>this new <text:s/>transparency <text:s/>control <text:s/>via <text:s/>an <text:s/>in-product <text:s/>notification</text:p>
          </table:table-cell>
          <table:table-cell table:content-validation-name="val4" table:style-name="ce2"/>
          <table:table-cell table:number-columns-repeated="4" table:style-name="ce3"/>
          <table:table-cell table:number-columns-repeated="16377"/>
        </table:table-row>
        <table:table-row table:style-name="ro2">
          <table:table-cell table:style-name="ce63"/>
          <table:table-cell office:value-type="string" table:style-name="ce3">
            <text:p>Through <text:s/>its <text:s/>Business <text:s/>Help <text:s/>Center <text:s/>Meta <text:s/>provides <text:s/>detailed <text:s/>guidance <text:s/>to <text:s/>advertisers to understand how the ad auction mechanism functions.</text:p>
          </table:table-cell>
          <table:table-cell office:value-type="string" table:content-validation-name="val4" table:style-name="ce2">
            <text:p>(Transparent) Advertising</text:p>
          </table:table-cell>
          <table:table-cell office:value-type="string" table:style-name="ce3">
            <text:p>Publish Documentation</text:p>
          </table:table-cell>
          <table:table-cell table:number-columns-repeated="3" table:style-name="ce3"/>
          <table:table-cell table:number-columns-repeated="16377"/>
        </table:table-row>
        <table:table-row table:style-name="ro6">
          <table:table-cell table:style-name="ce63"/>
          <table:table-cell office:value-type="string" table:style-name="ce3">
            <text:p>Meta <text:s/>has <text:s/>developed <text:s/>a <text:s/>number <text:s/>of <text:s/>tools <text:s/>(available <text:s/>to <text:s/>all <text:s/>advertisers) <text:s/>to assess <text:s/>the <text:s/>effectiveness <text:s/>of their advertisements and assist them in improving their Total <text:s/>Value. [...] It <text:s/>offers <text:s/>users <text:s/>the ability <text:s/>to <text:s/>improve <text:s/>their <text:s/>ads, <text:s/>but <text:s/>to <text:s/>also <text:s/>understand <text:s/>the <text:s/>metrics <text:s/>used <text:s/>by <text:s/>Meta’s <text:s/>ad auction mechanism to determine ad quality.</text:p>
          </table:table-cell>
          <table:table-cell office:value-type="string" table:content-validation-name="val4" table:style-name="ce2">
            <text:p>(Transparent) Advertising</text:p>
          </table:table-cell>
          <table:table-cell office:value-type="string" table:style-name="ce3">
            <text:p>Provide Advertisment Performance Analysis Tool</text:p>
          </table:table-cell>
          <table:table-cell table:number-columns-repeated="3" table:style-name="ce3"/>
          <table:table-cell table:number-columns-repeated="16377"/>
        </table:table-row>
        <table:table-row table:style-name="ro2">
          <table:table-cell table:style-name="ce63"/>
          <table:table-cell office:value-type="string" table:style-name="ce3">
            <text:p>monitoring <text:s/>that such <text:s/>cross-product <text:s/>promotions <text:s/>have <text:s/>been <text:s/>surfaced <text:s/>through <text:s/>the <text:s/>blind <text:s/>ad <text:s/>auction mechanism</text:p>
          </table:table-cell>
          <table:table-cell office:value-type="string" table:content-validation-name="val4" table:style-name="ce2">
            <text:p>(Transparent) Advertising</text:p>
          </table:table-cell>
          <table:table-cell office:value-type="string" table:style-name="ce3">
            <text:p>Monitoring</text:p>
          </table:table-cell>
          <table:table-cell table:number-columns-repeated="3" table:style-name="ce3"/>
          <table:table-cell table:number-columns-repeated="16377"/>
        </table:table-row>
        <table:table-row table:style-name="ro7">
          <table:table-cell table:style-name="ce63"/>
          <table:table-cell office:value-type="string" table:style-name="ce3">
            <text:p>Meta provides Ads <text:s/>Manager, <text:s/>which <text:s/>includes <text:s/>a wide range of functionalities designed to enable</text:p>
            <text:p>advertisers <text:s/>to <text:s/>verify <text:s/>the <text:s/>delivery <text:s/>and <text:s/>performance <text:s/>of the ad(s) (at no additional</text:p>
            <text:p>cost) <text:s/>served <text:s/>across <text:s/>Meta <text:s/>technologies’ <text:s/>advertising <text:s/>surfaces. <text:s/>Ads <text:s/>Manager</text:p>
            <text:p>provides <text:s/>advertisers <text:s/>with <text:s/>over <text:s/>350 <text:s/>different <text:s/>data <text:s/>points</text:p>
          </table:table-cell>
          <table:table-cell office:value-type="string" table:content-validation-name="val4" table:style-name="ce2">
            <text:p>(Transparent) Advertising</text:p>
          </table:table-cell>
          <table:table-cell office:value-type="string" table:style-name="ce3">
            <text:p>Analytics Dashboard</text:p>
          </table:table-cell>
          <table:table-cell table:number-columns-repeated="3" table:style-name="ce3"/>
          <table:table-cell table:number-columns-repeated="16377"/>
        </table:table-row>
        <table:table-row table:style-name="ro6">
          <table:table-cell table:style-name="ce63"/>
          <table:table-cell office:value-type="string" table:style-name="ce3">
            <text:p>Meta <text:s/>provides <text:s/>publishers <text:s/>that <text:s/>make <text:s/>their <text:s/>ad <text:s/>inventory <text:s/>available <text:s/>via <text:s/>Audience Network with access to: Monetization <text:s/>Manager, <text:s/>at <text:s/>no <text:s/>additional <text:s/>cost, <text:s/>for <text:s/>publishers <text:s/>to <text:s/>analyse <text:s/>data related <text:s/>to <text:s/>the <text:s/>performance <text:s/>of <text:s/>the <text:s/>publishers’ <text:s/>inventory <text:s/>from <text:s/>ads <text:s/>placed <text:s/>via Audience <text:s/>Network.</text:p>
          </table:table-cell>
          <table:table-cell table:content-validation-name="val4" table:style-name="ce2"/>
          <table:table-cell table:number-columns-repeated="4" table:style-name="ce3"/>
          <table:table-cell table:number-columns-repeated="16377"/>
        </table:table-row>
        <table:table-row table:style-name="ro9">
          <table:table-cell table:style-name="ce63"/>
          <table:table-cell office:value-type="string" table:style-name="ce3">
            <text:p>Meta <text:s/>also <text:s/>enables <text:s/>advertisers <text:s/>and <text:s/>publishers <text:s/>to <text:s/>export <text:s/>(in <text:s/>multiple <text:s/>file <text:s/>formats) or integrate <text:s/>(via <text:s/>an <text:s/>API18) <text:s/>data <text:s/>provided <text:s/>via <text:s/>Ads <text:s/>Manager <text:s/>and <text:s/>Monetization <text:s/>Manager into the verification and measurement tools of their choice.</text:p>
          </table:table-cell>
          <table:table-cell office:value-type="string" table:content-validation-name="val4" table:style-name="ce2">
            <text:p>(Transparent) Advertising</text:p>
          </table:table-cell>
          <table:table-cell office:value-type="string" table:style-name="ce3">
            <text:p>Offer Export to Common Format; Offer API</text:p>
          </table:table-cell>
          <table:table-cell table:number-columns-repeated="3" table:style-name="ce3"/>
          <table:table-cell table:number-columns-repeated="16377"/>
        </table:table-row>
        <table:table-row table:style-name="ro4">
          <table:table-cell table:style-name="ce63"/>
          <table:table-cell office:value-type="string" table:style-name="ce3">
            <text:p>Third parties are also able to be granted access to the same tools and data available to <text:s/>advertisers <text:s/>and <text:s/>publishers <text:s/>when <text:s/>they <text:s/>are <text:s/>authorised <text:s/>by <text:s/>those <text:s/>advertisers <text:s/>and publishers <text:s/>via <text:s/>Business <text:s/>Manager</text:p>
          </table:table-cell>
          <table:table-cell table:content-validation-name="val4" table:style-name="ce2"/>
          <table:table-cell table:number-columns-repeated="4" table:style-name="ce3"/>
          <table:table-cell table:number-columns-repeated="16377"/>
        </table:table-row>
        <table:table-row table:style-name="ro2">
          <table:table-cell table:style-name="ce63"/>
          <table:table-cell office:value-type="string" table:style-name="ce3">
            <text:p>This <text:s/>performance <text:s/>data <text:s/>and <text:s/>functionality <text:s/>enables <text:s/>advertisers, <text:s/>publishers, <text:s/>and authorised <text:s/>third <text:s/>parties <text:s/>to <text:s/>utilise <text:s/>data <text:s/>in <text:s/>aggregated <text:s/>and <text:s/>non-aggregated <text:s/>ways,</text:p>
          </table:table-cell>
          <table:table-cell table:content-validation-name="val4" table:style-name="ce2"/>
          <table:table-cell table:number-columns-repeated="4" table:style-name="ce3"/>
          <table:table-cell table:number-columns-repeated="16377" table:style-name="ce1"/>
        </table:table-row>
        <table:table-row table:style-name="ro23">
          <table:table-cell table:style-name="ce63"/>
          <table:table-cell office:value-type="string" table:style-name="ce3">
            <text:p>Meta’s measurement and provision of data is independently accredited; Meta’s <text:s/>provision <text:s/>of <text:s/>data <text:s/>to <text:s/>advertisers <text:s/>is <text:s/>in <text:s/>line <text:s/>with <text:s/>accepted <text:s/>industry <text:s/>standards and <text:s/>has <text:s/>been <text:s/>independently <text:s/>recognised <text:s/>by <text:s/>the <text:s/>Media <text:s/>Rating <text:s/>Council <text:s/>(“MRC”).20 The <text:s/>MRC <text:s/>has <text:s/>verified <text:s/>and <text:s/>accredited <text:s/>Meta’s <text:s/>measurement <text:s/>of <text:s/>key <text:s/>metrics <text:s/>used <text:s/>to measure <text:s/>and <text:s/>verify <text:s/>ad <text:s/>logging <text:s/>and <text:s/>treatment of invalid data. ... In particular, the MRC has <text:s/>accredited <text:s/>Meta’s <text:s/>measurement <text:s/>of <text:s/>display <text:s/>impressions <text:s/>and <text:s/>sophisticated invalid traffic (“SIVT”) detection/filtration for ads ... Meta’s <text:s/>accreditation <text:s/>means <text:s/>that <text:s/>it <text:s/>has <text:s/>successfully completed a recurring annual audit by the MRC.</text:p>
          </table:table-cell>
          <table:table-cell office:value-type="string" table:content-validation-name="val4" table:style-name="ce2">
            <text:p>(Transparent) Advertising</text:p>
          </table:table-cell>
          <table:table-cell office:value-type="string" table:style-name="ce3">
            <text:p>Independent Accreditation<text:s/></text:p>
          </table:table-cell>
          <table:table-cell table:number-columns-repeated="3" table:style-name="ce3"/>
          <table:table-cell table:number-columns-repeated="16377" table:style-name="ce1"/>
        </table:table-row>
        <table:table-row table:style-name="ro32">
          <table:table-cell office:value-type="string" table:style-name="ce63">
            <text:p>Amazon</text:p>
          </table:table-cell>
          <table:table-cell office:value-type="string" table:style-name="ce3">
            <text:p>Prior to 6 March 2024, Advertisers who bought ads from Amazon Ads had free of</text:p>
            <text:p>charge access to reports that provided metrics for Advertisers to see pricing information</text:p>
            <text:p>about the ads that we delivered. These features already addressed the Article 5(9)(a)</text:p>
            <text:p>requirements of disclosing to the Advertiser “the price and fees paid by that</text:p>
            <text:p>Advertiser”. Amazon Ads already provided Advertisers with real-time access to pricing</text:p>
            <text:p>information, including:</text:p>
            <text:p>• The gross amount that Amazon pays the Publisher including any fees for an ad, with</text:p>
            <text:p>the name of the domain of the website or app on which the ad was shown.</text:p>
            <text:p>• Itemized fees from Amazon Ads (e.g., Amazon DSP console fee, targeting fee, and</text:p>
            <text:p>supply quality fee).</text:p>
            <text:p>• Prices paid by the Advertiser to Amazon Ads (e.g., total costs).</text:p>
            <text:p>• Number of times consumers have seen (e.g., impressions) or clicked on an ad.</text:p>
            <text:p>• Discounts received by the Advertiser (if applicable) including where Amazon Ads</text:p>
            <text:p>has provided credits as part of a promotion.</text:p>
          </table:table-cell>
          <table:table-cell office:value-type="string" table:content-validation-name="val4" table:style-name="ce3">
            <text:p>(Transparent) Advertising</text:p>
          </table:table-cell>
          <table:table-cell office:value-type="string" table:style-name="ce3">
            <text:p>Reporting + DSP console fee</text:p>
          </table:table-cell>
          <table:table-cell table:number-columns-repeated="3" table:style-name="ce3"/>
          <table:table-cell table:number-columns-repeated="16377" table:style-name="ce1"/>
        </table:table-row>
        <table:table-row table:style-name="ro9">
          <table:table-cell table:style-name="ce63"/>
          <table:table-cell office:value-type="string" table:style-name="ce3">
            <text:p>Amazon Ads expanded its previously existing pricing reports and disclosures to</text:p>
            <text:p>include additional fees to ensure all “fees paid” to Amazon Ads by the Advertiser,</text:p>
            <text:p>“including any deductions and surcharges” are clear.</text:p>
          </table:table-cell>
          <table:table-cell office:value-type="string" table:content-validation-name="val4" table:style-name="ce3">
            <text:p>(Transparent) Advertising</text:p>
          </table:table-cell>
          <table:table-cell table:number-columns-repeated="4" table:style-name="ce3"/>
          <table:table-cell table:number-columns-repeated="16377" table:style-name="ce1"/>
        </table:table-row>
        <table:table-row table:style-name="ro21">
          <table:table-cell table:style-name="ce63"/>
          <table:table-cell office:value-type="string" table:style-name="ce3">
            <text:p>Pricing Transparency Reports. We provide free Pricing Transparency Reports that can</text:p>
            <text:p>be downloaded via online portals that Advertisers already used. These Pricing</text:p>
            <text:p>Transparency Reports are available to Advertisers that buy ads on third-party websites</text:p>
            <text:p>and apps from Amazon Ads and cover ads served to consumers in the European Union</text:p>
            <text:p>(“EU”).</text:p>
            <text:p/>
            <text:p>Direct transactions. Amazon Ads provides Pricing Transparency Reports for direct</text:p>
            <text:p>transactions where Amazon Ads is the intermediary that invoices the Publisher, and the</text:p>
            <text:p>Advertiser directly and so has the ability to report price metrics accurately</text:p>
          </table:table-cell>
          <table:table-cell office:value-type="string" table:content-validation-name="val4" table:style-name="ce3">
            <text:p>(Transparent) Advertising</text:p>
          </table:table-cell>
          <table:table-cell office:value-type="string" table:style-name="ce3">
            <text:p>Pricing Transparency Report</text:p>
          </table:table-cell>
          <table:table-cell table:number-columns-repeated="3" table:style-name="ce3"/>
          <table:table-cell table:number-columns-repeated="16377" table:style-name="ce1"/>
        </table:table-row>
        <table:table-row table:style-name="ro2">
          <table:table-cell table:style-name="ce63"/>
          <table:table-cell office:value-type="string" table:style-name="ce3">
            <text:p>The Pricing Transparency Reports for Advertisers contain the following metrics (shown</text:p>
            <text:p>in Figure 3 below):</text:p>
          </table:table-cell>
          <table:table-cell office:value-type="string" table:content-validation-name="val4" table:style-name="ce3">
            <text:p>(Transparent) Advertising</text:p>
          </table:table-cell>
          <table:table-cell office:value-type="string" table:style-name="ce3">
            <text:p>Metrics</text:p>
          </table:table-cell>
          <table:table-cell table:number-columns-repeated="3" table:style-name="ce3"/>
          <table:table-cell table:number-columns-repeated="16377" table:style-name="ce1"/>
        </table:table-row>
        <table:table-row table:style-name="ro29">
          <table:table-cell table:style-name="ce63"/>
          <table:table-cell office:value-type="string" table:style-name="ce3">
            <text:p>Prior to 6 March 2024, Amazon Ads already provided free of charge daily and hourly</text:p>
            <text:p>aggregate data to Publishers and their authorized third parties in the APS Portal</text:p>
            <text:p>including via APIs. Publishers also had access to log level data from their third-party</text:p>
            <text:p>Publisher ad servers, as an additional source of verification against the data provided</text:p>
            <text:p>by Amazon Ads. Through the APS Portal, Publishers can access bid information and</text:p>
            <text:p>impression data (the basis for which they are paid) to compare against their own ad</text:p>
            <text:p>server reporting. Publishers are also required by contract with Amazon Ads to verify</text:p>
            <text:p>their performance in APS against their third-party ad server. As a result of all Amazon</text:p>
            <text:p>Ads already had in place for its Publisher customers, verification can be achieved using</text:p>
            <text:p>previously existing features and data.</text:p>
          </table:table-cell>
          <table:table-cell office:value-type="string" table:content-validation-name="val4" table:style-name="ce3">
            <text:p>(Transparent) Advertising</text:p>
          </table:table-cell>
          <table:table-cell office:value-type="string" table:style-name="ce3">
            <text:p>Dashboard + API</text:p>
          </table:table-cell>
          <table:table-cell table:number-columns-repeated="3" table:style-name="ce3"/>
          <table:table-cell table:number-columns-repeated="16377" table:style-name="ce1"/>
        </table:table-row>
        <table:table-row table:style-name="ro21">
          <table:table-cell table:style-name="ce63"/>
          <table:table-cell office:value-type="string" table:style-name="ce3">
            <text:p>Specifically, Publishers and their authorized third parties were already able to:</text:p>
            <text:p>• View, save, and share ad inventory data (e.g., bids lost, bids won, bids submitted,</text:p>
            <text:p>win rate, fill rate) for their third-party Publisher locations available at ad type (e.g.,</text:p>
            <text:p>video, audio, display) and slot level (e.g., ad placement on the website).</text:p>
            <text:p>• Run and download .csv reports from the APS Portal, using tools and software like</text:p>
            <text:p>Excel to better understand the data provided in the reports. Publishers may also</text:p>
            <text:p>schedule reports to an Amazon Web Services location (known as an S3 bucket),</text:p>
            <text:p>where they can use tools to export and explore the ad inventory data.</text:p>
          </table:table-cell>
          <table:table-cell office:value-type="string" table:content-validation-name="val4" table:style-name="ce3">
            <text:p>(Transparent) Advertising</text:p>
          </table:table-cell>
          <table:table-cell office:value-type="string" table:style-name="ce3">
            <text:p>Export</text:p>
          </table:table-cell>
          <table:table-cell table:number-columns-repeated="3" table:style-name="ce3"/>
          <table:table-cell table:number-columns-repeated="16377" table:style-name="ce1"/>
        </table:table-row>
        <table:table-row table:style-name="ro33">
          <table:table-cell table:style-name="ce63"/>
          <table:table-cell office:value-type="string" table:style-name="ce3">
            <text:p>The DMA Clean Room has been built as a stand-alone, privacy-safe solution.</text:p>
            <text:p>Advertisers can use the DMA Clean Room to achieve the following:</text:p>
            <text:p>• Produce reporting and analytics on ad performance data. The DMA Clean Room</text:p>
            <text:p>provides access to event-grain traffic data (e.g., clicks and impressions with</text:p>
            <text:p>aggregation thresholds). Additional data points are provided for audio and video ads</text:p>
            <text:p>for audio/video quartile views and audio/video complete views. This data is</text:p>
            <text:p>available for ads served by Amazon DSP as well as Sponsored Ads.</text:p>
            <text:p>• Data is available in subject area specific data views (e.g., Amazon DSP Impressions,</text:p>
            <text:p>Amazon DSP Invalid Impressions). Standard SQL queries can be written to analyze</text:p>
            <text:p>the data in each of these views. These SQL queries are executed via an API call to</text:p>
            <text:p>the DMA Clean Room. The Advertiser receives a .csv report where they can use</text:p>
            <text:p>tools like Excel to better understand the data.</text:p>
            <text:p>• Advertisers are able to invite authorized third parties of their choice to use the DMA</text:p>
            <text:p>Clean Room on their behalf or share the results of DMA Clean Room ad</text:p>
            <text:p>performance reports with third parties</text:p>
          </table:table-cell>
          <table:table-cell office:value-type="string" table:content-validation-name="val4" table:style-name="ce3">
            <text:p>(Transparent) Advertising</text:p>
          </table:table-cell>
          <table:table-cell office:value-type="string" table:style-name="ce3">
            <text:p>Tooling (DMA Clean Room API)</text:p>
          </table:table-cell>
          <table:table-cell table:number-columns-repeated="3" table:style-name="ce3"/>
          <table:table-cell table:number-columns-repeated="16377" table:style-name="ce1"/>
        </table:table-row>
        <table:table-row table:style-name="ro8">
          <table:table-cell table:style-name="ce63"/>
          <table:table-cell office:value-type="string" table:style-name="ce3">
            <text:p>Advertisers are able to develop and run their own queries within defined parameters</text:p>
            <text:p>and generate reporting over all the data made available in the DMA Clean Room. For</text:p>
            <text:p>example, an Advertiser could run a query for gross impressions for a specific campaign</text:p>
            <text:p>measured during a specific time period.</text:p>
          </table:table-cell>
          <table:table-cell office:value-type="string" table:content-validation-name="val4" table:style-name="ce3">
            <text:p>(Transparent) Advertising</text:p>
          </table:table-cell>
          <table:table-cell office:value-type="string" table:style-name="ce3">
            <text:p>Query option</text:p>
          </table:table-cell>
          <table:table-cell table:number-columns-repeated="3" table:style-name="ce3"/>
          <table:table-cell table:number-columns-repeated="16377" table:style-name="ce1"/>
        </table:table-row>
        <table:table-row table:style-name="ro13">
          <table:table-cell table:style-name="ce64"/>
          <table:table-cell table:number-columns-repeated="15" table:style-name="ce30"/>
          <table:table-cell table:style-name="ce1"/>
          <table:table-cell table:number-columns-repeated="10" table:style-name="ce30"/>
          <table:table-cell table:number-columns-repeated="16357"/>
        </table:table-row>
        <table:table-row table:style-name="ro26">
          <table:table-cell office:value-type="string" table:style-name="ce63">
            <text:p>Google</text:p>
          </table:table-cell>
          <table:table-cell office:value-type="string" table:style-name="ce3">
            <text:p>Google <text:s/>Play already complied with Art. 6(5) prior to the DMA. <text:s/>Google Play does not discriminate between <text:s/>irst-party <text:s/>and <text:s/>third-party <text:s/>apps <text:s/>in <text:s/>ranking. <text:s text:c="2"/>Apps <text:s/>are <text:s/>ranked <text:s/>in <text:s/>Google <text:s/>Play <text:s/>using search <text:s/>algorithms <text:s/>that <text:s/>apply <text:s/>equally <text:s/>to <text:s/>all <text:s/>apps <text:s/>and <text:s/>take <text:s/>similar <text:s/>parameters <text:s/>into <text:s/>account, including: between <text:s/>first-party <text:s/>and <text:s/>third-party <text:s/>apps <text:s/>in <text:s/>ranking. <text:s text:c="2"/>Apps <text:s/>are <text:s/>ranked <text:s/>in <text:s/>Google <text:s/>Play <text:s/>using search <text:s/>algorithms <text:s/>that <text:s/>apply <text:s/>equally <text:s/>to <text:s/>all <text:s/>apps <text:s/>and <text:s/>take <text:s/>similar <text:s/>parameters <text:s/>into <text:s/>account, including: User <text:s/>relevance, Quality <text:s/>of <text:s/>the <text:s/>app <text:s/>experience, Editorial <text:s/>value, <text:s/>User <text:s/>experience</text:p>
          </table:table-cell>
          <table:table-cell office:value-type="string" table:content-validation-name="val4" table:style-name="ce3">
            <text:p>(Equal) Ranking</text:p>
          </table:table-cell>
          <table:table-cell office:value-type="string" table:style-name="ce3">
            <text:p>search <text:s/>algorithms <text:s/>that <text:s/>apply <text:s/>equally</text:p>
          </table:table-cell>
          <table:table-cell table:number-columns-repeated="3" table:style-name="ce3"/>
          <table:table-cell table:number-columns-repeated="16377" table:style-name="ce1"/>
        </table:table-row>
        <table:table-row table:style-name="ro6">
          <table:table-cell table:style-name="ce63"/>
          <table:table-cell office:value-type="string" table:style-name="ce3">
            <text:p>Google <text:s/>is <text:s/>transparent <text:s/>about <text:s/>how <text:s/>it <text:s/>ranks <text:s/>apps <text:s/>on <text:s/>Google <text:s/>Play. <text:s text:c="2"/>It <text:s/>publishes <text:s/>information <text:s/>about how <text:s/>apps <text:s/>are <text:s/>ranked <text:s/>on <text:s/>its <text:s/>developer <text:s/>help <text:s/>pages.156 <text:s text:c="2"/>It <text:s/>also <text:s/>publishes <text:s/>updates <text:s/>on <text:s/>its <text:s/>developer blog periodically which discuss diferent parameters afecting an app’s discoverability.157</text:p>
          </table:table-cell>
          <table:table-cell table:content-validation-name="val4" table:style-name="ce3"/>
          <table:table-cell office:value-type="string" table:style-name="ce3">
            <text:p>transparent reporting</text:p>
          </table:table-cell>
          <table:table-cell table:number-columns-repeated="3" table:style-name="ce3"/>
          <table:table-cell table:number-columns-repeated="16377" table:style-name="ce1"/>
        </table:table-row>
        <table:table-row table:style-name="ro4">
          <table:table-cell table:style-name="ce63"/>
          <table:table-cell office:value-type="string" table:style-name="ce3">
            <text:p>Separately <text:s/>from <text:s/>its <text:s/>ranking <text:s/>results <text:s/>(which <text:s/>are free), Google Play ofers developers the possibility to advertise on Google Play. <text:s/>These ads are clearly marked and shown alongside other content.</text:p>
          </table:table-cell>
          <table:table-cell table:content-validation-name="val4" table:style-name="ce3"/>
          <table:table-cell office:value-type="string" table:style-name="ce3">
            <text:p>Clear advertising marking</text:p>
          </table:table-cell>
          <table:table-cell table:number-columns-repeated="3" table:style-name="ce3"/>
          <table:table-cell table:number-columns-repeated="16377" table:style-name="ce1"/>
        </table:table-row>
        <table:table-row table:style-name="ro9">
          <table:table-cell table:style-name="ce65"/>
          <table:table-cell office:value-type="string" table:style-name="ce3">
            <text:p>Replacing <text:s/>product <text:s/>ads <text:s/>unit. Google replaced its product ad unit to allow comparison shopping sites <text:s/>(CSSs) <text:s/>to <text:s/>place <text:s/>product <text:s/>ads <text:s/>that <text:s/>lead <text:s/>to <text:s/>CSSs’ <text:s/>sites <text:s/>(CSS <text:s/>ads) <text:s/>alongside <text:s/>existing <text:s/>product ads <text:s/>(which <text:s/>are <text:s/>placed <text:s/>by <text:s/>CSSs <text:s/>and <text:s/>lead <text:s/>to <text:s/>CSSs’ <text:s/>merchant <text:s/>partners).<text:s text:c="2"/></text:p>
          </table:table-cell>
          <table:table-cell office:value-type="string" table:content-validation-name="val4" table:style-name="ce3">
            <text:p>(Equal) Access Conditions, (Equal) Ranking</text:p>
          </table:table-cell>
          <table:table-cell office:value-type="string" table:style-name="ce2">
            <text:p>Equal Ad Placement</text:p>
          </table:table-cell>
          <table:table-cell table:number-columns-repeated="3" table:style-name="ce3"/>
          <table:table-cell table:number-columns-repeated="16377" table:style-name="ce1"/>
        </table:table-row>
        <table:table-row table:style-name="ro34">
          <table:table-cell table:style-name="ce65"/>
          <table:table-cell office:value-type="string" table:style-name="ce3">
            <text:p>New <text:s/>free <text:s/>dedicated <text:s/>units <text:s/>for <text:s/>VSSs. <text:s text:c="2"/>Google <text:s/>introduced <text:s/>new, <text:s/>free <text:s/>dedicated <text:s/>units <text:s/>for <text:s/>VSSs. These <text:s/>units <text:s/>show <text:s/>groups <text:s/>of <text:s/>free <text:s/>results for a particular type of VSS, e.g., results for travel search services <text:s/>or <text:s/>comparison <text:s/>shopping <text:s/>services. <text:s text:c="2"/>The <text:s/>results <text:s/>in <text:s/>the <text:s/>VSS <text:s/>unit <text:s/>link <text:s/>directly <text:s/>to <text:s/>the <text:s/>VSSs’ sites. These <text:s/>units <text:s/>show <text:s/>groups <text:s/>of <text:s/>free <text:s/>results for a particular type of VSS, e.g., results for travel search services <text:s/>or <text:s/>comparison <text:s/>shopping <text:s/>services. <text:s text:c="2"/>The <text:s/>results <text:s/>in <text:s/>the <text:s/>VSS <text:s/>unit <text:s/>link <text:s/>directly <text:s/>to <text:s/>the <text:s/>VSSs’ sites. These <text:s/>units <text:s/>show <text:s/>groups <text:s/>of <text:s/>free <text:s/>results for a particular type of VSS, e.g., results for travel search services <text:s/>or <text:s/>comparison <text:s/>shopping <text:s/>services. <text:s text:c="2"/>The <text:s/>results <text:s/>in <text:s/>the <text:s/>VSS <text:s/>unit <text:s/>link <text:s/>directly <text:s/>to <text:s/>the <text:s/>VSSs’ sites. These <text:s/>units <text:s/>show <text:s/>groups <text:s/>of <text:s/>free <text:s/>results for a particular type of VSS, e.g., results for travel search services <text:s/>or <text:s/>comparison <text:s/>shopping <text:s/>services. <text:s text:c="2"/>The <text:s/>results <text:s/>in <text:s/>the <text:s/>VSS <text:s/>unit <text:s/>link <text:s/>directly <text:s/>to <text:s/>the <text:s/>VSSs’ sites.</text:p>
          </table:table-cell>
          <table:table-cell office:value-type="string" table:content-validation-name="val4" table:style-name="ce3">
            <text:p>Do not monopolise your own market, (Equal) Ranking</text:p>
          </table:table-cell>
          <table:table-cell office:value-type="string" table:style-name="ce3">
            <text:p>Google was favoring its own vertical search sites (flights, etc.) and redesigned the search bar and search results.</text:p>
          </table:table-cell>
          <table:table-cell table:number-columns-repeated="3" table:style-name="ce3"/>
          <table:table-cell table:number-columns-repeated="16377" table:style-name="ce1"/>
        </table:table-row>
        <table:table-row table:style-name="ro35">
          <table:table-cell table:style-name="ce65"/>
          <table:table-cell office:value-type="string" table:style-name="ce3">
            <text:p>Entity <text:s/>results <text:s/>now <text:s/>consistently <text:s/>trigger <text:s/>result <text:s/>pages <text:s/>for <text:s/>the <text:s/>entity. <text:s/>Many of the queries that users <text:s/>put <text:s/>to <text:s/>Google <text:s/>Search <text:s/>relate <text:s/>to <text:s/>entities <text:s/>that <text:s/>exist <text:s/>in <text:s/>the <text:s/>real <text:s/>world. <text:s text:c="2"/>Such <text:s/>entities <text:s/>include, e.g., <text:s/>movies, <text:s/>music <text:s/>albums, <text:s/>politicians, <text:s/>celebrities, <text:s/>local <text:s/>places, <text:s/>astronomical <text:s/>objects, <text:s/>apps, <text:s/>or products. <text:s text:c="2"/>In <text:s/>response <text:s/>to <text:s/>queries <text:s/>for <text:s/>real <text:s/>world <text:s/>entities, <text:s/>Google <text:s/>Search <text:s/>may <text:s/>show <text:s/>results <text:s/>for relevant <text:s/>entities <text:s/>that <text:s/>correspond <text:s/>to <text:s/>the <text:s/>user’s <text:s/>queries. <text:s text:c="2"/>As <text:s/>part <text:s/>of <text:s/>its <text:s/>overall <text:s/>changes, <text:s/>Google aligned <text:s/>how <text:s/>entity <text:s/>results <text:s/>behave <text:s/>when <text:s/>users <text:s/>click <text:s/>on <text:s/>them: <text:s/>clicks <text:s/>on <text:s/>entity <text:s/>results <text:s/>now consistently <text:s/>trigger <text:s/>a <text:s/>new <text:s/>result <text:s/>page <text:s/>or <text:s/>result <text:s/>page <text:s/>preview <text:s/>that <text:s/>shows <text:s/>search <text:s/>results for that entity.</text:p>
          </table:table-cell>
          <table:table-cell table:content-validation-name="val4" table:style-name="ce3"/>
          <table:table-cell table:style-name="ce1"/>
          <table:table-cell table:number-columns-repeated="3" table:style-name="ce3"/>
          <table:table-cell table:number-columns-repeated="16377"/>
        </table:table-row>
        <table:table-row table:style-name="ro34">
          <table:table-cell table:style-name="ce24"/>
          <table:table-cell office:value-type="string" table:style-name="ce3">
            <text:p>New <text:s/>options <text:s/>to <text:s/>connect <text:s/>directly <text:s/>to <text:s/>suppliers <text:s/>in <text:s/>entity <text:s/>results. <text:s text:c="2"/>To <text:s/>respond <text:s/>to <text:s/>feedback, Google <text:s/>developed <text:s/>new <text:s/>options <text:s/>on <text:s/>entity <text:s/>results <text:s/>for <text:s/>users <text:s/>to <text:s/>connect <text:s/>directly <text:s/>with <text:s/>suppliers, such <text:s/>as <text:s/>hotels <text:s/>and <text:s/>local <text:s/>places. <text:s text:c="3"/>These <text:s/>connection <text:s/>options <text:s/>will <text:s/>appear <text:s/>in <text:s/>the results for a given entity <text:s/>(like <text:s/>a <text:s/>given <text:s/>hotel) <text:s/>on <text:s/>the <text:s/>irst <text:s/>results <text:s/>page. <text:s text:c="2"/>The <text:s/>option <text:s/>may <text:s/>be <text:s/>in <text:s/>the <text:s/>form <text:s/>of <text:s/>a <text:s/>link <text:s/>or other <text:s/>suitable <text:s/>connection <text:s/>option, <text:s/>like <text:s/>a <text:s/>call <text:s/>buton. <text:s text:c="2"/>For <text:s/>example, <text:s/>the <text:s/>entity <text:s/>results <text:s/>for <text:s/>Hotel Amigo <text:s/>may <text:s/>include <text:s/>a <text:s/>direct link to the website of that hotel. <text:s/>Under this new model, entity results provide <text:s/>users <text:s/>with <text:s/>the <text:s/>choice <text:s/>of <text:s/>whether <text:s/>they <text:s/>want <text:s/>to <text:s/>directly <text:s/>click <text:s/>through <text:s/>to <text:s/>the <text:s/>website <text:s/>of the <text:s/>business <text:s/>in <text:s/>question <text:s/>or <text:s/>rather <text:s/>want <text:s/>to <text:s/>see <text:s/>results <text:s/>about <text:s/>that <text:s/>business <text:s/>(in <text:s/>the <text:s/>example <text:s/>of Hotel <text:s/>Amigo, <text:s/>users <text:s/>can <text:s/>either <text:s/>directly <text:s/>click <text:s/>through <text:s/>to <text:s/>the <text:s/>hotel’s <text:s/>website <text:s/>or <text:s/>see <text:s/>results <text:s/>about Hotel Amigo).</text:p>
          </table:table-cell>
          <table:table-cell table:content-validation-name="val4" table:style-name="ce3"/>
          <table:table-cell table:number-columns-repeated="4" table:style-name="ce3"/>
          <table:table-cell table:number-columns-repeated="16377"/>
        </table:table-row>
        <table:table-row table:style-name="ro10">
          <table:table-cell table:style-name="ce24"/>
          <table:table-cell office:value-type="string" table:style-name="ce3">
            <text:p>New <text:s/>airlines <text:s/>unit. <text:s text:c="2"/>To <text:s/>respond <text:s/>to <text:s/>feedback <text:s/>from airlines, Google created a new unit that shows free <text:s/>results <text:s/>for <text:s/>diferent <text:s/>airlines. <text:s text:c="2"/>The <text:s/>unit <text:s/>enables <text:s/>users <text:s/>looking <text:s/>for <text:s/>airlines <text:s/>to <text:s/>see <text:s/>results <text:s/>for relevant <text:s/>airlines <text:s/>in <text:s/>one <text:s/>place <text:s/>and <text:s/>it provides airlines with an additional opportunity to obtain free clicks to their sites. free <text:s/>results <text:s/>for <text:s/>diferent <text:s/>airlines. <text:s text:c="2"/>The <text:s/>unit <text:s/>enables <text:s/>users <text:s/>looking <text:s/>for <text:s/>airlines <text:s/>to <text:s/>see <text:s/>results <text:s/>for relevant <text:s/>airlines <text:s/>in <text:s/>one <text:s/>place <text:s/>and <text:s/>it provides airlines with an additional opportunity to obtain free clicks to their sites.</text:p>
          </table:table-cell>
          <table:table-cell table:content-validation-name="val4" table:style-name="ce3"/>
          <table:table-cell table:number-columns-repeated="4" table:style-name="ce3"/>
          <table:table-cell table:number-columns-repeated="16377"/>
        </table:table-row>
        <table:table-row table:style-name="ro10">
          <table:table-cell table:style-name="ce24"/>
          <table:table-cell office:value-type="string" table:style-name="ce3">
            <text:p>Opening <text:s/>up <text:s/>ofer <text:s/>result blocks to VSSs. <text:s/>As part of its results, Google Search may show blocks of <text:s/>results <text:s/>for <text:s/>commercial <text:s/>ofers, <text:s/>such <text:s/>as <text:s/>booking <text:s/>ofers <text:s/>for a particular hotel or merchant ofers for <text:s/>a <text:s/>particular <text:s/>product. <text:s/>Under its changes, Google systematically opened up such result blocks to <text:s/>VSSs, <text:s/>such <text:s/>as <text:s/>travel <text:s/>search <text:s/>sites <text:s/>or <text:s/>CSSs. <text:s text:c="2"/>VSSs <text:s/>can <text:s/>choose <text:s/>to participate in these results via either <text:s/>results <text:s/>for <text:s/>supplier <text:s/>ofers <text:s/>from <text:s/>their <text:s/>inventory <text:s/>of <text:s/>partners <text:s/>or <text:s/>via <text:s/>results <text:s/>that <text:s/>link <text:s/>to <text:s/>the VSSs’ own sites, as described in this help page.</text:p>
          </table:table-cell>
          <table:table-cell table:content-validation-name="val4" table:style-name="ce3"/>
          <table:table-cell table:number-columns-repeated="4" table:style-name="ce3"/>
          <table:table-cell table:number-columns-repeated="16377"/>
        </table:table-row>
        <table:table-row table:style-name="ro8">
          <table:table-cell table:style-name="ce24"/>
          <table:table-cell office:value-type="string" table:style-name="ce3">
            <text:p>Query <text:s/>shortcut <text:s/>chips. <text:s text:c="2"/>Google <text:s/>introduced <text:s/>query <text:s/>shortcut <text:s/>chips <text:s/>below <text:s/>the <text:s/>search <text:s/>box <text:s/>that operate <text:s/>as <text:s/>a <text:s/>mechanism <text:s/>for <text:s/>users <text:s/>to <text:s/>add <text:s/>terms <text:s/>to <text:s/>their <text:s/>query <text:s/>without <text:s/>having <text:s/>to <text:s/>manually <text:s/>type out <text:s/>those <text:s/>terms. operate <text:s/>as <text:s/>a <text:s/>mechanism <text:s/>for <text:s/>users <text:s/>to <text:s/>add <text:s/>terms <text:s/>to <text:s/>their <text:s/>query <text:s/>without <text:s/>having <text:s/>to <text:s/>manually <text:s/>type out <text:s/>those <text:s/>terms.</text:p>
          </table:table-cell>
          <table:table-cell table:content-validation-name="val4" table:style-name="ce3"/>
          <table:table-cell table:number-columns-repeated="4" table:style-name="ce3"/>
          <table:table-cell table:number-columns-repeated="16377"/>
        </table:table-row>
        <table:table-row table:style-name="ro4">
          <table:table-cell table:style-name="ce24"/>
          <table:table-cell office:value-type="string" table:style-name="ce3">
            <text:p>Ability <text:s/>to <text:s/>focus <text:s/>results <text:s/>on <text:s/>VSSs. <text:s text:c="2"/>As <text:s/>part <text:s/>of <text:s/>its revision of its Google Search menu bar, Google introduced <text:s/>a <text:s/>new <text:s/>chip <text:s/>for <text:s/>VSSs <text:s/>(including <text:s/>CSSs) <text:s/>that <text:s/>enables <text:s/>users <text:s/>to <text:s/>see <text:s/>results <text:s/>just <text:s/>for <text:s/>VSSs.</text:p>
          </table:table-cell>
          <table:table-cell table:content-validation-name="val4" table:style-name="ce3"/>
          <table:table-cell table:number-columns-repeated="4" table:style-name="ce3"/>
          <table:table-cell table:number-columns-repeated="16377"/>
        </table:table-row>
        <table:table-row table:style-name="ro2">
          <table:table-cell table:style-name="ce24"/>
          <table:table-cell office:value-type="string" table:style-name="ce3">
            <text:p>Google <text:s/>Search <text:s/>ranks <text:s/>diferent <text:s/>result <text:s/>types <text:s/>and <text:s/>result <text:s/>blocks <text:s/>based <text:s/>on <text:s/>the <text:s/>same, <text:s/>consistent, non-discriminatory <text:s/>ranking <text:s/>framework.</text:p>
          </table:table-cell>
          <table:table-cell office:value-type="string" table:content-validation-name="val4" table:style-name="ce3">
            <text:p>(Equal) Ranking</text:p>
          </table:table-cell>
          <table:table-cell office:value-type="string" table:style-name="ce3">
            <text:p>Consistent, Non-Discriminatory Ranking Framework</text:p>
          </table:table-cell>
          <table:table-cell table:number-columns-repeated="3" table:style-name="ce3"/>
          <table:table-cell table:number-columns-repeated="16377"/>
        </table:table-row>
        <table:table-row table:style-name="ro5">
          <table:table-cell table:style-name="ce24"/>
          <table:table-cell office:value-type="string" table:style-name="ce3">
            <text:p>Choice options for data feeds<text:s/></text:p>
          </table:table-cell>
          <table:table-cell table:content-validation-name="val4" table:style-name="ce3"/>
          <table:table-cell table:number-columns-repeated="4" table:style-name="ce3"/>
          <table:table-cell table:number-columns-repeated="16377"/>
        </table:table-row>
        <table:table-row table:style-name="ro2">
          <table:table-cell table:style-name="ce66"/>
          <table:table-cell office:value-type="string" table:style-name="ce3">
            <text:p>It ranks and displays results for <text:s/>ofers <text:s/>in <text:s/>the <text:s/>same <text:s/>way <text:s/>irrespective <text:s/>of <text:s/>whether <text:s/>they <text:s/>are provided by Google or third parties.<text:s/></text:p>
          </table:table-cell>
          <table:table-cell office:value-type="string" table:content-validation-name="val4" table:style-name="ce3">
            <text:p>(Equal) Ranking</text:p>
          </table:table-cell>
          <table:table-cell table:number-columns-repeated="4" table:style-name="ce3"/>
          <table:table-cell table:number-columns-repeated="16377"/>
        </table:table-row>
        <table:table-row table:style-name="ro4">
          <table:table-cell table:style-name="ce63"/>
          <table:table-cell office:value-type="string" table:style-name="ce3">
            <text:p>YouTube applies fair, transparent and equal <text:s/>ranking <text:s/>conditions <text:s/>to <text:s/>all audio-visual content on the plaform equal <text:s/>ranking <text:s/>conditions <text:s/>to <text:s/>all audio-visual content on the plaform</text:p>
          </table:table-cell>
          <table:table-cell office:value-type="string" table:content-validation-name="val4" table:style-name="ce3">
            <text:p>(Equal) Ranking</text:p>
          </table:table-cell>
          <table:table-cell table:number-columns-repeated="4" table:style-name="ce3"/>
          <table:table-cell table:number-columns-repeated="16377"/>
        </table:table-row>
        <table:table-row table:style-name="ro10">
          <table:table-cell office:value-type="string" table:style-name="ce63">
            <text:p>Meta</text:p>
          </table:table-cell>
          <table:table-cell office:value-type="string" table:style-name="ce3">
            <text:p>On <text:s/>a <text:s/>precautionary <text:s/>basis, <text:s/>Meta <text:s/>restricts <text:s/>the <text:s/>use <text:s/>of <text:s/>cross-product <text:s/>promotions that are, <text:s/>in <text:s/>theory, <text:s/>capable <text:s/>of <text:s/>giving <text:s/>relative <text:s/>prominence <text:s/>in <text:s/>ranking, <text:s/>such <text:s/>as <text:s/>those <text:s/>that appear <text:s/>in <text:s/>a <text:s/>fixed <text:s/>place <text:s/>on <text:s/>the <text:s/>feed <text:s/>of <text:s/>an <text:s/>Article <text:s/>6(5) <text:s/>CPS, <text:s/>and <text:s/>ensures <text:s/>that <text:s/>such cross-product <text:s/>promotions <text:s/>are <text:s/>routed <text:s/>directly <text:s/>through <text:s/>Meta’s <text:s/>blind <text:s/>ad <text:s/>auction mechanism. <text:s/>Meta’s <text:s/>cross-product <text:s/>promotions <text:s/>thus <text:s/>compete <text:s/>for <text:s/>prominence <text:s/>in ranking <text:s/>directly <text:s/>with <text:s/>third-party <text:s/>ads, <text:s/>through <text:s/>a <text:s/>blind <text:s/>ad <text:s/>auction <text:s/>mechanism <text:s/>which is transparent, fair and non-discriminatory.</text:p>
          </table:table-cell>
          <table:table-cell office:value-type="string" table:content-validation-name="val4" table:style-name="ce2">
            <text:p>(Equal) Ranking</text:p>
          </table:table-cell>
          <table:table-cell office:value-type="string" table:style-name="ce3">
            <text:p>Blind Ad Auction Mechanism</text:p>
          </table:table-cell>
          <table:table-cell table:number-columns-repeated="3" table:style-name="ce3"/>
          <table:table-cell table:number-columns-repeated="16377"/>
        </table:table-row>
        <table:table-row table:style-name="ro22">
          <table:table-cell table:style-name="ce63"/>
          <table:table-cell office:value-type="string" table:style-name="ce3">
            <text:p>Meta’s blind ad auction mechanism is transparent, fair and non-discriminatory;<text:s/></text:p>
            <text:p>The <text:s/>ranking <text:s/>of <text:s/>a <text:s/>given <text:s/>advertisement <text:s/>on <text:s/>Facebook <text:s/>(including <text:s/>Marketplace) <text:s/>and</text:p>
            <text:p>Instagram <text:s/>is <text:s/>determined <text:s/>in <text:s/>a <text:s/>blind <text:s/>ad <text:s/>auction <text:s/>mechanism, <text:s/>which <text:s/>calculates <text:s/>the Total <text:s/>Value <text:s/>of <text:s/>that <text:s/>advertisement, <text:s/>based <text:s/>on <text:s/>clear <text:s/>metrics <text:s/>which <text:s/>assess <text:s/>the advertisement’s <text:s/>economic <text:s/>value, <text:s/>its <text:s/>attractiveness <text:s/>from <text:s/>the <text:s/>perspective <text:s/>of <text:s/>the user, <text:s/>and <text:s/>other <text:s/>clear <text:s/>and <text:s/>easily <text:s/>accessible <text:s/>qualitative <text:s/>elements. Such <text:s/>criteria <text:s/>are applied <text:s/>indiscriminately <text:s/>to <text:s/>all <text:s/>ads <text:s/>passing <text:s/>through <text:s/>the <text:s/>ad <text:s/>auction <text:s/>mechanism.<text:s/></text:p>
          </table:table-cell>
          <table:table-cell table:content-validation-name="val4" table:style-name="ce2"/>
          <table:table-cell table:number-columns-repeated="4" table:style-name="ce3"/>
          <table:table-cell table:number-columns-repeated="16377"/>
        </table:table-row>
        <table:table-row table:style-name="ro7">
          <table:table-cell table:style-name="ce63"/>
          <table:table-cell office:value-type="string" table:style-name="ce3">
            <text:p>Specifically, <text:s/>Total <text:s/>Value <text:s/>is <text:s/>derived <text:s/>through <text:s/>a <text:s/>combination <text:s/>of <text:s/>three <text:s/>main components: <text:s/>(i) <text:s/>the <text:s/>advertiser <text:s/>bid; <text:s/>(ii) <text:s/>the <text:s/>estimated <text:s/>action <text:s/>rate <text:s/>(which <text:s/>represents how <text:s/>likely <text:s/>a <text:s/>given <text:s/>user <text:s/>will <text:s/>take <text:s/>the <text:s/>action <text:s/>that <text:s/>an <text:s/>advertiser <text:s/>has <text:s/>specified <text:s/>that <text:s/>it would <text:s/>like <text:s/>that <text:s/>user <text:s/>to <text:s/>take); <text:s/>and <text:s/>(iii) <text:s/>the ad quality (i.e. what the ad’s relevance will be to a given user and the overall quality of the ad)</text:p>
          </table:table-cell>
          <table:table-cell table:content-validation-name="val4" table:style-name="ce2"/>
          <table:table-cell table:number-columns-repeated="4" table:style-name="ce3"/>
          <table:table-cell table:number-columns-repeated="16377"/>
        </table:table-row>
        <table:table-row table:style-name="ro4">
          <table:table-cell office:value-type="string" table:style-name="ce63">
            <text:p>Apple</text:p>
          </table:table-cell>
          <table:table-cell office:value-type="string" table:style-name="ce3">
            <text:p>the <text:s/>App Store <text:s/>returns <text:s/>a <text:s/>list <text:s/>of <text:s/>apps <text:s/>that <text:s/>are <text:s/>ranked <text:s/>based <text:s/>on <text:s/>a <text:s/>number <text:s/>of <text:s/>objective parameters, none of which offer differentiated or preferential treatment in ranking to Apple apps.</text:p>
          </table:table-cell>
          <table:table-cell office:value-type="string" table:content-validation-name="val4" table:style-name="ce3">
            <text:p>(Equal) Ranking</text:p>
          </table:table-cell>
          <table:table-cell office:value-type="string" table:style-name="ce3">
            <text:p>Non-Preferential Parameter Search</text:p>
          </table:table-cell>
          <table:table-cell table:number-columns-repeated="3" table:style-name="ce3"/>
          <table:table-cell table:number-columns-repeated="16377"/>
        </table:table-row>
        <table:table-row table:style-name="ro3">
          <table:table-cell table:style-name="ce63"/>
          <table:table-cell office:value-type="string" table:style-name="ce3">
            <text:p>Apple <text:s/>shares <text:s/>the <text:s/>main <text:s/>parameters <text:s/>for <text:s/>ranking <text:s/>with <text:s/>developers <text:s text:c="2"/>as <text:s/>well <text:s/>as publicly.</text:p>
          </table:table-cell>
          <table:table-cell office:value-type="string" table:content-validation-name="val4" table:style-name="ce3">
            <text:p>(Equal) Ranking</text:p>
          </table:table-cell>
          <table:table-cell office:value-type="string" table:style-name="ce3">
            <text:p>Public Ranking Parameters</text:p>
          </table:table-cell>
          <table:table-cell table:number-columns-repeated="2" table:style-name="ce3"/>
          <table:table-cell table:number-columns-repeated="16378" table:style-name="ce1"/>
        </table:table-row>
        <table:table-row table:style-name="ro2">
          <table:table-cell table:style-name="ce63"/>
          <table:table-cell office:value-type="string" table:style-name="ce3">
            <text:p>Promoted apps also appear in Search results through ASA. Apple <text:s/>has <text:s/>made <text:s/>a <text:s/>policy decision not to promote its own apps through ASA.</text:p>
          </table:table-cell>
          <table:table-cell office:value-type="string" table:content-validation-name="val4" table:style-name="ce3">
            <text:p>(Equal) Ranking</text:p>
          </table:table-cell>
          <table:table-cell office:value-type="string" table:style-name="ce2">
            <text:p>Third-Party Promotion Only</text:p>
          </table:table-cell>
          <table:table-cell table:number-columns-repeated="3" table:style-name="ce3"/>
          <table:table-cell table:number-columns-repeated="16377"/>
        </table:table-row>
        <table:table-row table:style-name="ro26">
          <table:table-cell office:value-type="string" table:style-name="ce63">
            <text:p>Amazon</text:p>
          </table:table-cell>
          <table:table-cell office:value-type="string" table:style-name="ce3">
            <text:p>Our ranking models do not include inputs that</text:p>
            <text:p>differentiate on the basis of whether the product is sold by Retail or a Seller, whether</text:p>
            <text:p>the Seller purchases Amazon fulfilment services (Fulfilled by Amazon (“FBA”)), or</text:p>
            <text:p>whether a product is Amazon-branded or third-party branded. The explanation of</text:p>
            <text:p>ranked product search is also relevant to the Store’s AI shopping assistant feature,</text:p>
            <text:p>“Rufus”, when customers ask Rufus for specific product suggestions from the Store.</text:p>
          </table:table-cell>
          <table:table-cell office:value-type="string" table:content-validation-name="val4" table:style-name="ce3">
            <text:p>(Equal) Ranking</text:p>
          </table:table-cell>
          <table:table-cell office:value-type="string" table:style-name="ce6">
            <text:p>Rufus ???</text:p>
          </table:table-cell>
          <table:table-cell table:number-columns-repeated="3" table:style-name="ce3"/>
          <table:table-cell table:number-columns-repeated="16377" table:style-name="ce1"/>
        </table:table-row>
        <table:table-row table:style-name="ro7">
          <table:table-cell table:style-name="ce63"/>
          <table:table-cell office:value-type="string" table:style-name="ce3">
            <text:p>More specifically, this Section covers the following Amazon Store elements: (i) ranked</text:p>
            <text:p>product search results (Section 2.1.2.i.A); (ii) Sponsored and Merchandizing</text:p>
            <text:p>Placements (Section 2.1.2.i.B and Section 2.1.2.i.C); (iii) Widgets (Section 2.1.2.i.D);</text:p>
            <text:p>(iv) All Offer Display (“AOD”), FO, and second offers (Section 2.1.2.i.E).</text:p>
          </table:table-cell>
          <table:table-cell office:value-type="string" table:content-validation-name="val4" table:style-name="ce3">
            <text:p>Equal Services</text:p>
          </table:table-cell>
          <table:table-cell office:value-type="string" table:style-name="ce6">
            <text:p>ranking models ???</text:p>
            <text:p/>
          </table:table-cell>
          <table:table-cell table:style-name="ce6"/>
          <table:table-cell table:number-columns-repeated="2" table:style-name="ce3"/>
          <table:table-cell table:number-columns-repeated="16377" table:style-name="ce1"/>
        </table:table-row>
        <table:table-row table:style-name="ro11">
          <table:table-cell table:style-name="ce63"/>
          <table:table-cell office:value-type="string" table:style-name="ce3">
            <text:p>All merchandizing placements are clearly labelled “Featured from Amazon brands,” to</text:p>
            <text:p>communicate to shoppers that the ASIN being displayed is associated with Amazon.</text:p>
            <text:p>These placements also show an ‘(i)’ symbol with hover over text that explains: “you</text:p>
            <text:p>are seeing this product from an Amazon brand based on the product’s relevance to your</text:p>
            <text:p>search query”.33</text:p>
          </table:table-cell>
          <table:table-cell office:value-type="string" table:content-validation-name="val4" table:style-name="ce3">
            <text:p>(Equal) Ranking</text:p>
          </table:table-cell>
          <table:table-cell office:value-type="string" table:style-name="ce6">
            <text:p>Highlight own products ???</text:p>
          </table:table-cell>
          <table:table-cell table:number-columns-repeated="3" table:style-name="ce3"/>
          <table:table-cell table:number-columns-repeated="16377" table:style-name="ce1"/>
        </table:table-row>
        <table:table-row table:style-name="ro8">
          <table:table-cell table:style-name="ce63"/>
          <table:table-cell office:value-type="string" table:style-name="ce3">
            <text:p>The Amazon Store includes multi-product placements (“Widgets”) designed to help</text:p>
            <text:p>customers discover products they may be interested in. There are different types of</text:p>
            <text:p>Widgets in the Amazon Store, some of which may include Amazon-branded and thirdparty</text:p>
            <text:p>products (referred to as “blended” or “hybrid” Widgets).</text:p>
          </table:table-cell>
          <table:table-cell office:value-type="string" table:content-validation-name="val4" table:style-name="ce3">
            <text:p>(Equal) Ranking</text:p>
          </table:table-cell>
          <table:table-cell office:value-type="string" table:style-name="ce3">
            <text:p>ML Widget</text:p>
          </table:table-cell>
          <table:table-cell table:number-columns-repeated="3" table:style-name="ce3"/>
          <table:table-cell table:number-columns-repeated="16377" table:style-name="ce1"/>
        </table:table-row>
        <table:table-row table:style-name="ro10">
          <table:table-cell table:style-name="ce63"/>
          <table:table-cell office:value-type="string" table:style-name="ce3">
            <text:p>Amazon uses machine learning models to select which Widgets to display in each</text:p>
            <text:p>widget slot based on features that collectively help to maximize customer satisfaction,</text:p>
            <text:p>including information about the customer’s query. The algorithms do not consider</text:p>
            <text:p>whether a widget’s recommendations concern products sold by Retail or a Seller or</text:p>
            <text:p>whether they are Amazon-branded products or third-party-branded products.</text:p>
          </table:table-cell>
          <table:table-cell office:value-type="string" table:content-validation-name="val4" table:style-name="ce3">
            <text:p>(Equal) Ranking</text:p>
          </table:table-cell>
          <table:table-cell office:value-type="string" table:style-name="ce3">
            <text:p>ML Widget</text:p>
          </table:table-cell>
          <table:table-cell table:number-columns-repeated="3" table:style-name="ce3"/>
          <table:table-cell table:number-columns-repeated="16377" table:style-name="ce1"/>
        </table:table-row>
        <table:table-row table:style-name="ro10">
          <table:table-cell table:style-name="ce63"/>
          <table:table-cell office:value-type="string" table:style-name="ce3">
            <text:p>The criteria for ASIN placement within each widget (i.e., which ASINs will be shown</text:p>
            <text:p>first from left to right) vary by widget but they may include star ratings and reviews, or</text:p>
            <text:p>popularity based on number of past purchases. None of the criteria that are taken into</text:p>
            <text:p>account considers whether a product is offered by Retail or a Seller or whether they are</text:p>
            <text:p>Amazon-branded products or third-party-branded products.</text:p>
          </table:table-cell>
          <table:table-cell office:value-type="string" table:content-validation-name="val4" table:style-name="ce3">
            <text:p>(Equal) Ranking</text:p>
          </table:table-cell>
          <table:table-cell office:value-type="string" table:style-name="ce3">
            <text:p>ML Widget</text:p>
          </table:table-cell>
          <table:table-cell table:number-columns-repeated="3" table:style-name="ce3"/>
          <table:table-cell table:number-columns-repeated="16377" table:style-name="ce1"/>
        </table:table-row>
        <table:table-row table:style-name="ro9">
          <table:table-cell table:style-name="ce63"/>
          <table:table-cell office:value-type="string" table:style-name="ce3">
            <text:p>Featured Merchant Algorithm (“FMA”) based on objectively verifiable and nondiscriminatory</text:p>
            <text:p>criteria amongst eligible offers identified by the Featured Merchant</text:p>
            <text:p>Eligibility (“FME”) process</text:p>
          </table:table-cell>
          <table:table-cell office:value-type="string" table:content-validation-name="val4" table:style-name="ce3">
            <text:p>(Equal) Ranking</text:p>
          </table:table-cell>
          <table:table-cell office:value-type="string" table:style-name="ce3">
            <text:p>Algorithm</text:p>
          </table:table-cell>
          <table:table-cell table:number-columns-repeated="3" table:style-name="ce3"/>
          <table:table-cell table:number-columns-repeated="16377" table:style-name="ce1"/>
        </table:table-row>
        <table:table-row table:style-name="ro7">
          <table:table-cell table:style-name="ce63"/>
          <table:table-cell office:value-type="string" table:style-name="ce3">
            <text:p>As explained in Section 2.1.2.i) above, Amazon does not favor its own products or</text:p>
            <text:p>services compared to similar products or services of a third party, regardless of whether</text:p>
            <text:p>the component is relevant to Article 6(5). It was thus not necessary for Amazon to</text:p>
            <text:p>implement any measures specifically to ensure compliance with Article 6(5).</text:p>
          </table:table-cell>
          <table:table-cell office:value-type="string" table:content-validation-name="val4" table:style-name="ce3">
            <text:p>(Equal) Ranking</text:p>
          </table:table-cell>
          <table:table-cell table:style-name="ce3"/>
          <table:table-cell table:style-name="ce6"/>
          <table:table-cell table:number-columns-repeated="2" table:style-name="ce3"/>
          <table:table-cell table:number-columns-repeated="16377" table:style-name="ce1"/>
        </table:table-row>
        <table:table-row table:style-name="ro13">
          <table:table-cell table:style-name="ce64"/>
          <table:table-cell table:number-columns-repeated="15" table:style-name="ce30"/>
          <table:table-cell table:style-name="ce1"/>
          <table:table-cell table:number-columns-repeated="10" table:style-name="ce30"/>
          <table:table-cell table:number-columns-repeated="16357"/>
        </table:table-row>
        <table:table-row table:style-name="ro3">
          <table:table-cell office:value-type="string" table:style-name="ce63">
            <text:p>Google</text:p>
          </table:table-cell>
          <table:table-cell office:value-type="string" table:style-name="ce3">
            <text:p><text:s/>Its <text:s/>services <text:s/>provide <text:s/>extensive <text:s/>data, <text:s/>complemented <text:s/>by <text:s/>sophisticated <text:s/>analytics <text:s/>tools,</text:p>
          </table:table-cell>
          <table:table-cell office:value-type="string" table:content-validation-name="val4" table:style-name="ce3">
            <text:p>Accessible Business Data</text:p>
          </table:table-cell>
          <table:table-cell office:value-type="string" table:style-name="ce3">
            <text:p>Dashboards; APIs</text:p>
          </table:table-cell>
          <table:table-cell table:number-columns-repeated="3" table:style-name="ce3"/>
          <table:table-cell table:number-columns-repeated="16377" table:style-name="ce1"/>
        </table:table-row>
        <table:table-row table:style-name="ro2">
          <table:table-cell table:style-name="ce63"/>
          <table:table-cell office:value-type="string" table:style-name="ce3">
            <text:p>And <text:s/>it <text:s/>provides <text:s/>business <text:s/>users <text:s/>with extensive documentation that explains what data they can access and how to access it.</text:p>
          </table:table-cell>
          <table:table-cell table:content-validation-name="val4" table:style-name="ce3"/>
          <table:table-cell table:number-columns-repeated="4" table:style-name="ce3"/>
          <table:table-cell table:number-columns-repeated="16377" table:style-name="ce1"/>
        </table:table-row>
        <table:table-row table:style-name="ro3">
          <table:table-cell table:style-name="ce63"/>
          <table:table-cell office:value-type="string" table:style-name="ce3">
            <text:p>Google <text:s/>has <text:s/>launched <text:s/>business user data access <text:s/>request <text:s/>channels</text:p>
          </table:table-cell>
          <table:table-cell table:content-validation-name="val4" table:style-name="ce3"/>
          <table:table-cell table:number-columns-repeated="4" table:style-name="ce3"/>
          <table:table-cell table:number-columns-repeated="16377" table:style-name="ce1"/>
        </table:table-row>
        <table:table-row table:style-name="ro4">
          <table:table-cell table:style-name="ce63"/>
          <table:table-cell office:value-type="string" table:style-name="ce3">
            <text:p>Google <text:s/>describes <text:s/>below, <text:s/>for <text:s/>each <text:s/>designated <text:s/>CPS: <text:s/>the <text:s/>main <text:s/>data <text:s/>that <text:s/>the <text:s/>CPS <text:s/>provides <text:s/>to business <text:s/>users; <text:s/>the <text:s/>tools <text:s/>for <text:s/>accessing <text:s/>that <text:s/>data; <text:s/>and <text:s/>the <text:s/>documentation <text:s/>that <text:s/>supports <text:s/>these tools.</text:p>
          </table:table-cell>
          <table:table-cell table:content-validation-name="val4" table:style-name="ce3"/>
          <table:table-cell table:number-columns-repeated="3" table:style-name="ce3"/>
          <table:table-cell table:number-columns-repeated="16378" table:style-name="ce1"/>
        </table:table-row>
        <table:table-row table:style-name="ro7">
          <table:table-cell table:style-name="ce63"/>
          <table:table-cell office:value-type="string" table:style-name="ce3">
            <text:p>Google <text:s/>Play <text:s/>provides <text:s/>business <text:s/>users <text:s/>with <text:s/>a <text:s/>number <text:s/>of <text:s/>diferent <text:s/>means <text:s/>for accessing <text:s/>and <text:s/>analysing <text:s/>data. These <text:s/>include <text:s/>the <text:s/>Google <text:s/>Play <text:s/>Developer <text:s/>Console23 <text:s/>(Play Console) <text:s/>and <text:s/>Play <text:s/>APIs <text:s/>(e.g., <text:s/>the <text:s/>Play <text:s/>Developer <text:s/>API, <text:s/>Reply <text:s/>to <text:s/>Reviews <text:s/>API,24 <text:s/>Subscriptions <text:s/>and In-App Purchases API,25 Reporting API,26 and Voided Purchases API27).</text:p>
            <text:p/>
          </table:table-cell>
          <table:table-cell table:content-validation-name="val4" table:style-name="ce3"/>
          <table:table-cell table:number-columns-repeated="4" table:style-name="ce3"/>
          <table:table-cell table:number-columns-repeated="16377" table:style-name="ce1"/>
        </table:table-row>
        <table:table-row table:style-name="ro9">
          <table:table-cell table:style-name="ce63"/>
          <table:table-cell office:value-type="string" table:style-name="ce3">
            <text:p>conigure permissions and allow third-party service accounts to access data. <text:s/>Business users can also <text:s/>access <text:s/>data <text:s/>via <text:s/>multiple <text:s/>APIs <text:s/>as <text:s/>noted <text:s/>above. <text:s text:c="2"/>Business <text:s/>users <text:s/>can <text:s/>similarly <text:s/>authorise <text:s/>third parties to access data via the APIs.</text:p>
          </table:table-cell>
          <table:table-cell table:content-validation-name="val4" table:style-name="ce3"/>
          <table:table-cell table:number-columns-repeated="4" table:style-name="ce3"/>
          <table:table-cell table:number-columns-repeated="16377" table:style-name="ce1"/>
        </table:table-row>
        <table:table-row table:style-name="ro23">
          <table:table-cell table:style-name="ce63"/>
          <table:table-cell office:value-type="string" table:style-name="ce3">
            <text:p>Google <text:s/>Search <text:s/>provides <text:s/>business <text:s/>users <text:s/>with <text:s/>a <text:s/>number <text:s/>of <text:s/>diferent <text:s/>tools <text:s/>for accessing <text:s/>and <text:s/>analysing <text:s/>data. <text:s text:c="2"/>Its <text:s/>main <text:s/>tool <text:s/>for <text:s/>data <text:s/>access <text:s/>is <text:s/>Search <text:s/>Console. <text:s/>In <text:s/>addition, Google <text:s/>Search <text:s/>also <text:s/>provides <text:s/>businesses <text:s/>users <text:s/>for particular types of data via a number of other tools, <text:s/>[...], <text:s/>and <text:s/>analytics <text:s/>dashboards <text:s/>for <text:s/>Order <text:s/>with <text:s/>Google <text:s/>and <text:s/>Things <text:s/>to do. <text:s/>Business <text:s/>users <text:s/>can <text:s/>also <text:s/>obtain <text:s/>programmatic <text:s/>data <text:s/>access <text:s/>via <text:s/>APIs <text:s/>(including <text:s/>Search Console <text:s/>API,39 <text:s/>Google <text:s/>Hotels <text:s/>APIs,40 <text:s/>Travel <text:s/>Partner <text:s/>API,41 <text:s/>and <text:s/>Google <text:s/>Business <text:s/>Proile <text:s/>API).42 Business <text:s/>users <text:s/>are <text:s/>able <text:s/>to <text:s/>authorise <text:s/>third <text:s/>parties <text:s/>to <text:s/>access <text:s/>data <text:s/>on <text:s/>their <text:s/>behalf <text:s/>through <text:s/>these tools.</text:p>
          </table:table-cell>
          <table:table-cell table:content-validation-name="val4" table:style-name="ce3"/>
          <table:table-cell table:number-columns-repeated="4" table:style-name="ce3"/>
          <table:table-cell table:number-columns-repeated="16377" table:style-name="ce1"/>
        </table:table-row>
        <table:table-row table:style-name="ro26">
          <table:table-cell table:style-name="ce63"/>
          <table:table-cell office:value-type="string" table:style-name="ce3">
            <text:p>Google <text:s/>Android <text:s/>provides <text:s/>each <text:s/>app <text:s/>that <text:s/>runs <text:s/>on <text:s/>Google <text:s/>Android <text:s/>with <text:s/>the <text:s/>ability <text:s/>to <text:s/>collect directly <text:s/>data <text:s/>on <text:s/>its <text:s/>operation. Google <text:s/>Android <text:s/>app <text:s/>developers <text:s/>have <text:s/>a <text:s/>number <text:s/>of <text:s/>tools <text:s/>available <text:s/>to <text:s/>help <text:s/>them <text:s/>collect <text:s/>and <text:s/>analyse <text:s/>data <text:s/>on <text:s/>the <text:s/>performance <text:s/>of <text:s/>their <text:s/>apps <text:s/>on <text:s/>Google <text:s/>Android. <text:s text:c="2"/>These <text:s/>tools include <text:s/>Perfeto,92 <text:s/>Android <text:s/>Studio <text:s/>(which <text:s/>ofers <text:s/>proiling <text:s/>tools <text:s/>to <text:s/>ind <text:s/>and <text:s/>visualise <text:s/>problems, such <text:s/>as <text:s/>CPU <text:s/>proilers <text:s/>or <text:s/>Memory <text:s/>Proilers),93 <text:s/>Jetpack <text:s/>Benchmark <text:s/>Libraries,94 <text:s/>System <text:s/>tracing utility,95 Systrace command-line tool,96 Simpleperf,97 and JankStats library.98</text:p>
          </table:table-cell>
          <table:table-cell table:content-validation-name="val4" table:style-name="ce3"/>
          <table:table-cell table:number-columns-repeated="4" table:style-name="ce3"/>
          <table:table-cell table:number-columns-repeated="16377"/>
        </table:table-row>
        <table:table-row table:style-name="ro9">
          <table:table-cell table:style-name="ce63"/>
          <table:table-cell office:value-type="string" table:style-name="ce3">
            <text:p>Google <text:s/>has <text:s/>launched <text:s/>dedicated <text:s/>channels <text:s/>for <text:s/>each <text:s/>relevant <text:s/>CPS <text:s/>for <text:s/>business users <text:s/>to <text:s/>request <text:s/>access <text:s/>to <text:s/>data. <text:s text:c="2"/>These <text:s/>channels <text:s/>facilitate <text:s/>the <text:s/>process <text:s/>for <text:s/>business <text:s/>users <text:s/>to submit data access requests, and help Google to track, record, and process these requests.</text:p>
          </table:table-cell>
          <table:table-cell office:value-type="string" table:content-validation-name="val4" table:style-name="ce3">
            <text:p>Accessible Business Data</text:p>
          </table:table-cell>
          <table:table-cell office:value-type="string" table:style-name="ce3">
            <text:p>Data Access Requests</text:p>
          </table:table-cell>
          <table:table-cell table:number-columns-repeated="3" table:style-name="ce3"/>
          <table:table-cell table:number-columns-repeated="16377"/>
        </table:table-row>
        <table:table-row table:style-name="ro6">
          <table:table-cell table:style-name="ce63"/>
          <table:table-cell office:value-type="string" table:style-name="ce3">
            <text:p>Business <text:s/>users <text:s/>can <text:s/>also <text:s/>visit <text:s/>the <text:s/>Data <text:s/>Accessibility <text:s/>page <text:s/>on <text:s/>Google <text:s/>Play Console <text:s/>Help, <text:s/>and <text:s/>submit <text:s/>requests <text:s/>for <text:s/>data <text:s/>that <text:s/>they <text:s/>believe <text:s/>is <text:s/>not <text:s/>already <text:s/>available <text:s/>to <text:s/>them, <text:s/>via Report <text:s/>an <text:s/>Issue <text:s/>to <text:s/>Google <text:s/>Play. <text:s text:c="2"/>Google <text:s/>endeavours <text:s/>to <text:s/>respond <text:s/>to <text:s/>all <text:s/>requests <text:s/>submited <text:s/>within <text:s/>a reasonable amount of time.</text:p>
          </table:table-cell>
          <table:table-cell table:content-validation-name="val4" table:style-name="ce3"/>
          <table:table-cell table:number-columns-repeated="4" table:style-name="ce3"/>
          <table:table-cell table:number-columns-repeated="16377"/>
        </table:table-row>
        <table:table-row table:style-name="ro3">
          <table:table-cell office:value-type="string" table:style-name="ce63">
            <text:p>Booking</text:p>
          </table:table-cell>
          <table:table-cell office:value-type="string" table:style-name="ce3">
            <text:p>Booking.com already provided rich data access and analytics tools to its partners.</text:p>
          </table:table-cell>
          <table:table-cell office:value-type="string" table:content-validation-name="val4" table:style-name="ce2">
            <text:p>Accessible Business Data</text:p>
          </table:table-cell>
          <table:table-cell office:value-type="string" table:style-name="ce3">
            <text:p>Analytics Tool &amp; Dashboard</text:p>
          </table:table-cell>
          <table:table-cell table:number-columns-repeated="3" table:style-name="ce3"/>
          <table:table-cell table:number-columns-repeated="16377"/>
        </table:table-row>
        <table:table-row table:style-name="ro2">
          <table:table-cell table:style-name="ce63"/>
          <table:table-cell office:value-type="string" table:style-name="ce3">
            <text:p>Booking.com has developed two new Insights Dashboards for Cars and</text:p>
            <text:p>Attractions partners to provide access to even more data</text:p>
          </table:table-cell>
          <table:table-cell office:value-type="string" table:content-validation-name="val4" table:style-name="ce2">
            <text:p>Accessible Business Data</text:p>
          </table:table-cell>
          <table:table-cell office:value-type="string" table:style-name="ce3">
            <text:p>Analytics Tool &amp; Dashboard</text:p>
          </table:table-cell>
          <table:table-cell table:number-columns-repeated="3" table:style-name="ce3"/>
          <table:table-cell table:number-columns-repeated="16377"/>
        </table:table-row>
        <table:table-row table:style-name="ro9">
          <table:table-cell table:style-name="ce63"/>
          <table:table-cell office:value-type="string" table:style-name="ce3">
            <text:p>In addition,</text:p>
            <text:p>Booking.com has allowed additional data to be downloaded on the Extranet</text:p>
            <text:p>to facilitate data processing by partners who offer Accommodations.</text:p>
          </table:table-cell>
          <table:table-cell office:value-type="string" table:content-validation-name="val4" table:style-name="ce2">
            <text:p>Accessible Business Data</text:p>
          </table:table-cell>
          <table:table-cell office:value-type="string" table:style-name="ce3">
            <text:p>Analytics Tool &amp; Dashboard</text:p>
          </table:table-cell>
          <table:table-cell table:number-columns-repeated="3" table:style-name="ce3"/>
          <table:table-cell table:number-columns-repeated="16377"/>
        </table:table-row>
        <table:table-row table:style-name="ro8">
          <table:table-cell table:style-name="ce63"/>
          <table:table-cell office:value-type="string" table:style-name="ce3">
            <text:p>The main data access tool for partners offering Accommodations</text:p>
            <text:p>on Booking.com is the Extranet, which is the partner portal for</text:p>
            <text:p>Accommodations partners. The Extranet provides extensive access to</text:p>
            <text:p>aggregated and non-aggregated data and analytics.4</text:p>
          </table:table-cell>
          <table:table-cell office:value-type="string" table:content-validation-name="val4" table:style-name="ce2">
            <text:p>Accessible Business Data</text:p>
          </table:table-cell>
          <table:table-cell office:value-type="string" table:style-name="ce3">
            <text:p>Analytics Tool &amp; Dashboard</text:p>
          </table:table-cell>
          <table:table-cell table:number-columns-repeated="3" table:style-name="ce3"/>
          <table:table-cell table:number-columns-repeated="16377"/>
        </table:table-row>
        <table:table-row table:style-name="ro11">
          <table:table-cell table:style-name="ce63"/>
          <table:table-cell office:value-type="string" table:style-name="ce3">
            <text:p>In addition to the Extranet, Booking.com makes available solutions that</text:p>
            <text:p>provide ways of repackaging and presenting subsets of the shared data</text:p>
            <text:p>that can also be found on the Extranet to meet the different needs of</text:p>
            <text:p>various partners. These include, for example, Connectivity API solutions</text:p>
            <text:p>and the Pulse app.</text:p>
          </table:table-cell>
          <table:table-cell office:value-type="string" table:content-validation-name="val4" table:style-name="ce2">
            <text:p>Accessible Business Data</text:p>
          </table:table-cell>
          <table:table-cell office:value-type="string" table:style-name="ce3">
            <text:p>Connectivity API</text:p>
          </table:table-cell>
          <table:table-cell table:number-columns-repeated="3" table:style-name="ce3"/>
          <table:table-cell table:number-columns-repeated="16377"/>
        </table:table-row>
        <table:table-row table:style-name="ro2">
          <table:table-cell table:style-name="ce63"/>
          <table:table-cell office:value-type="string" table:style-name="ce3">
            <text:p>Partners can download all relevant non-aggregated</text:p>
            <text:p>data via the APIs and/or the Portal to their devices in xls. format.</text:p>
          </table:table-cell>
          <table:table-cell office:value-type="string" table:content-validation-name="val4" table:style-name="ce2">
            <text:p>Accessible Business Data</text:p>
          </table:table-cell>
          <table:table-cell office:value-type="string" table:style-name="ce3">
            <text:p>Connectivity API</text:p>
          </table:table-cell>
          <table:table-cell table:number-columns-repeated="3" table:style-name="ce3"/>
          <table:table-cell table:number-columns-repeated="16377"/>
        </table:table-row>
        <table:table-row table:style-name="ro11">
          <table:table-cell table:style-name="ce63"/>
          <table:table-cell office:value-type="string" table:style-name="ce3">
            <text:p>To comply with the DMA, Booking.com has built an additional, separate</text:p>
            <text:p>Cars Insights Dashboard in the Cars Partner Portal to share additional data</text:p>
            <text:p>points. All Cars partners have access to the new Insights Dashboard that</text:p>
            <text:p>provides additional aggregated data insights and to ratings and reviews.</text:p>
            <text:p>The data on the Cars Portal is</text:p>
          </table:table-cell>
          <table:table-cell office:value-type="string" table:content-validation-name="val4" table:style-name="ce2">
            <text:p>Accessible Business Data</text:p>
          </table:table-cell>
          <table:table-cell office:value-type="string" table:style-name="ce3">
            <text:p>Analytics Tool &amp; Dashboard</text:p>
          </table:table-cell>
          <table:table-cell table:number-columns-repeated="3" table:style-name="ce3"/>
          <table:table-cell table:number-columns-repeated="16377"/>
        </table:table-row>
        <table:table-row table:style-name="ro2">
          <table:table-cell table:style-name="ce63"/>
          <table:table-cell office:value-type="string" table:style-name="ce3">
            <text:p><text:s/>downloadable in xlsx. format, available at</text:p>
            <text:p>any time, updated once a day, and is available free of charge</text:p>
          </table:table-cell>
          <table:table-cell office:value-type="string" table:content-validation-name="val4" table:style-name="ce2">
            <text:p>Accessible Business Data</text:p>
          </table:table-cell>
          <table:table-cell office:value-type="string" table:style-name="ce3">
            <text:p>Connectivity API</text:p>
          </table:table-cell>
          <table:table-cell table:number-columns-repeated="3" table:style-name="ce3"/>
          <table:table-cell table:number-columns-repeated="16377"/>
        </table:table-row>
        <table:table-row table:style-name="ro3">
          <table:table-cell table:style-name="ce63"/>
          <table:table-cell office:value-type="string" table:style-name="ce3">
            <text:p>Booking.com provides Partner Data to Attractions partners</text:p>
            <text:p>through the partners’ API integrations in JSON format.</text:p>
          </table:table-cell>
          <table:table-cell office:value-type="string" table:content-validation-name="val4" table:style-name="ce2">
            <text:p>Accessible Business Data</text:p>
          </table:table-cell>
          <table:table-cell office:value-type="string" table:style-name="ce3">
            <text:p>Connectivity API</text:p>
          </table:table-cell>
          <table:table-cell table:number-columns-repeated="3" table:style-name="ce3"/>
          <table:table-cell table:number-columns-repeated="16377"/>
        </table:table-row>
        <table:table-row table:style-name="ro9">
          <table:table-cell table:style-name="ce63"/>
          <table:table-cell office:value-type="string" table:style-name="ce3">
            <text:p>As outlined above, Booking.com offers a comprehensive range of data access</text:p>
            <text:p>tools including APIs and dedicated partner portals that allow partners and</text:p>
            <text:p>third parties to access Partner Data.</text:p>
          </table:table-cell>
          <table:table-cell office:value-type="string" table:content-validation-name="val4" table:style-name="ce2">
            <text:p>Accessible Business Data</text:p>
          </table:table-cell>
          <table:table-cell office:value-type="string" table:style-name="ce3">
            <text:p>Analytics Tool &amp; Dashboard + Connectivity API</text:p>
          </table:table-cell>
          <table:table-cell table:number-columns-repeated="3" table:style-name="ce3"/>
          <table:table-cell table:number-columns-repeated="16377"/>
        </table:table-row>
        <table:table-row table:style-name="ro11">
          <table:table-cell table:style-name="ce63"/>
          <table:table-cell office:value-type="string" table:style-name="ce3">
            <text:p>APIs provide data in a continuous and real-time manner when a</text:p>
            <text:p>booking is made. Depending on the requirements of the partners of the</text:p>
            <text:p>various travel offerings, partners can integrate with Booking.com via an API</text:p>
            <text:p>either (a) directly, or (b) by relying on third-party software providers that</text:p>
            <text:p>connect to a Booking.com API.</text:p>
          </table:table-cell>
          <table:table-cell office:value-type="string" table:content-validation-name="val4" table:style-name="ce2">
            <text:p>Accessible Business Data</text:p>
          </table:table-cell>
          <table:table-cell office:value-type="string" table:style-name="ce3">
            <text:p>Connectivity API</text:p>
          </table:table-cell>
          <table:table-cell table:number-columns-repeated="3" table:style-name="ce3"/>
          <table:table-cell table:number-columns-repeated="16377"/>
        </table:table-row>
        <table:table-row table:style-name="ro26">
          <table:table-cell table:style-name="ce63"/>
          <table:table-cell office:value-type="string" table:style-name="ce3">
            <text:p>All partner portals are updated at least once a day and are accessible</text:p>
            <text:p>at any time. Data that is downloadable on the portals can be downloaded</text:p>
            <text:p>within a few minutes depending on the size of the data and the internet speed</text:p>
            <text:p>of the partner. Partners can share Partner Data with third parties and set up</text:p>
            <text:p>accounts for these third parties on the portals. This can be done in a few ways</text:p>
            <text:p>which depend on the travel offering.</text:p>
          </table:table-cell>
          <table:table-cell office:value-type="string" table:content-validation-name="val4" table:style-name="ce2">
            <text:p>Accessible Business Data</text:p>
          </table:table-cell>
          <table:table-cell office:value-type="string" table:style-name="ce3">
            <text:p>Analytics Tool &amp; Dashboard</text:p>
          </table:table-cell>
          <table:table-cell table:number-columns-repeated="3" table:style-name="ce3"/>
          <table:table-cell table:number-columns-repeated="16377"/>
        </table:table-row>
        <table:table-row table:style-name="ro7">
          <table:table-cell table:style-name="ce63"/>
          <table:table-cell office:value-type="string" table:style-name="ce3">
            <text:p>For Accommodations, partners can directly create sub accounts for third</text:p>
            <text:p>parties on the Extranet.10</text:p>
            <text:p>• For the Taxi Partner Portal, Cars Marketplace, the Cars Partner Portal, and</text:p>
            <text:p>the new Attractions Partner Portal, partners can send an access request</text:p>
            <text:p>after which the Booking.com team will set up the account.</text:p>
          </table:table-cell>
          <table:table-cell office:value-type="string" table:content-validation-name="val4" table:style-name="ce2">
            <text:p>Accessible Business Data</text:p>
          </table:table-cell>
          <table:table-cell office:value-type="string" table:style-name="ce3">
            <text:p>Analytics Tool &amp; Dashboard</text:p>
          </table:table-cell>
          <table:table-cell table:number-columns-repeated="3" table:style-name="ce3"/>
          <table:table-cell table:number-columns-repeated="16377"/>
        </table:table-row>
        <table:table-row table:style-name="ro22">
          <table:table-cell table:style-name="ce63"/>
          <table:table-cell office:value-type="string" table:style-name="ce3">
            <text:p>In addition, Booking.com’s partners receive data and insights that go beyond</text:p>
            <text:p>the requirements of Art. 6(10) DMA, e.g., data that relates to how travellers</text:p>
            <text:p>interact with the Booking.com platform itself, such as aggregated data about</text:p>
            <text:p>users’ searches on Booking.com, and analytics reports or aggregated data</text:p>
            <text:p>Booking.com calculates / generates on the basis of data that is available to</text:p>
            <text:p>the partners, such as the average length of stays on the platform.</text:p>
          </table:table-cell>
          <table:table-cell table:content-validation-name="val4" table:style-name="ce7"/>
          <table:table-cell office:value-type="string" table:style-name="ce6">
            <text:p>Do not collect data which are not necessary ??? GDPR ???</text:p>
          </table:table-cell>
          <table:table-cell table:number-columns-repeated="3" table:style-name="ce3"/>
          <table:table-cell table:number-columns-repeated="16377"/>
        </table:table-row>
        <table:table-row table:style-name="ro3">
          <table:table-cell office:value-type="string" table:style-name="ce63">
            <text:p>Meta</text:p>
          </table:table-cell>
          <table:table-cell office:value-type="string" table:style-name="ce3">
            <text:p>data <text:s/>is <text:s/>made <text:s/>available <text:s/>to <text:s/>business <text:s/>users primarily via Meta’s Insights tools</text:p>
          </table:table-cell>
          <table:table-cell office:value-type="string" table:content-validation-name="val4" table:style-name="ce2">
            <text:p>Accessible Business Data</text:p>
          </table:table-cell>
          <table:table-cell office:value-type="string" table:style-name="ce3">
            <text:p>Analytics Dashboard</text:p>
          </table:table-cell>
          <table:table-cell table:number-columns-repeated="3" table:style-name="ce3"/>
          <table:table-cell table:number-columns-repeated="16377"/>
        </table:table-row>
        <table:table-row table:style-name="ro7">
          <table:table-cell table:style-name="ce63"/>
          <table:table-cell office:value-type="string" table:style-name="ce3">
            <text:p>Insights <text:s/>is <text:s/>a <text:s/>set <text:s/>of <text:s/>cross-product <text:s/>tools <text:s/>that <text:s/>have <text:s/>been <text:s/>developed <text:s/>iteratively <text:s/>over many <text:s/>years. <text:s/>Insights <text:s/>is <text:s/>designed <text:s/>to <text:s/>allow <text:s/>business <text:s/>users to access all relevant data generated <text:s/>in <text:s/>the <text:s/>context <text:s/>of <text:s/>their <text:s/>presence <text:s/>across <text:s/>Meta <text:s/>technologies’ <text:s/>services <text:s/>and their <text:s/>interactions <text:s/>with <text:s/>end <text:s/>users, <text:s/>by <text:s/>providing <text:s/>the <text:s/>most <text:s/>valuable <text:s/>breakdowns, granularity, <text:s/>and <text:s/>aggregations <text:s/>of <text:s/>a <text:s/>wide <text:s/>range <text:s/>of <text:s/>data <text:s/>categories, <text:s/>in <text:s/>one <text:s/>place.</text:p>
          </table:table-cell>
          <table:table-cell table:content-validation-name="val4" table:style-name="ce2"/>
          <table:table-cell table:number-columns-repeated="4" table:style-name="ce3"/>
          <table:table-cell table:number-columns-repeated="16377"/>
        </table:table-row>
        <table:table-row table:style-name="ro4">
          <table:table-cell table:style-name="ce63"/>
          <table:table-cell office:value-type="string" table:style-name="ce3">
            <text:p>Business <text:s/>users <text:s/>are <text:s/>also <text:s/>able <text:s/>to <text:s/>grant <text:s/>access <text:s/>to <text:s/>Insights <text:s/>data <text:s/>to <text:s/>third <text:s/>parties, <text:s/>and download <text:s/>or <text:s/>export <text:s/>various <text:s/>metrics <text:s/>in <text:s/>machine-readable, <text:s/>CSV <text:s/>format <text:s/>for <text:s/>Meta Business Suite or via Meta’s Graph API.</text:p>
          </table:table-cell>
          <table:table-cell office:value-type="string" table:content-validation-name="val4" table:style-name="ce2">
            <text:p>Accessible Business Data</text:p>
          </table:table-cell>
          <table:table-cell office:value-type="string" table:style-name="ce3">
            <text:p>Offer Export to Common Format; Offer API</text:p>
          </table:table-cell>
          <table:table-cell table:number-columns-repeated="3" table:style-name="ce3"/>
          <table:table-cell table:number-columns-repeated="16377"/>
        </table:table-row>
        <table:table-row table:style-name="ro2">
          <table:table-cell table:style-name="ce63"/>
          <table:table-cell office:value-type="string" table:style-name="ce3">
            <text:p>Meta <text:s/>obtains <text:s/>consent <text:s/>from <text:s/>and <text:s/>is <text:s/>transparent <text:s/>with <text:s/>end <text:s/>users <text:s/>with <text:s/>respect <text:s/>to <text:s/>the sharing <text:s/>of <text:s/>any <text:s/>personal <text:s/>data <text:s/>via <text:s/>Insights <text:s/>or <text:s/>other <text:s/>tools.</text:p>
          </table:table-cell>
          <table:table-cell office:value-type="string" table:content-validation-name="val4" table:style-name="ce2">
            <text:p>Accessible Business Data</text:p>
          </table:table-cell>
          <table:table-cell office:value-type="string" table:style-name="ce3">
            <text:p>Gather Consent</text:p>
          </table:table-cell>
          <table:table-cell table:number-columns-repeated="3" table:style-name="ce3"/>
          <table:table-cell table:number-columns-repeated="16377"/>
        </table:table-row>
        <table:table-row table:style-name="ro2">
          <table:table-cell table:style-name="ce63"/>
          <table:table-cell office:value-type="string" table:style-name="ce3">
            <text:p>Users <text:s/>of <text:s/>Facebook Marketplace <text:s/>also <text:s/>have <text:s/>access <text:s/>to <text:s/>a <text:s/>range <text:s/>of <text:s/>tools <text:s/>and <text:s/>metrics. <text:s/>These <text:s/>tools <text:s/>can <text:s/>be accessed <text:s/>directly <text:s/>within <text:s/>Facebook <text:s/>Marketplace</text:p>
          </table:table-cell>
          <table:table-cell table:content-validation-name="val4" table:style-name="ce2"/>
          <table:table-cell table:number-columns-repeated="4" table:style-name="ce3"/>
          <table:table-cell table:number-columns-repeated="16377"/>
        </table:table-row>
        <table:table-row table:style-name="ro4">
          <table:table-cell table:style-name="ce63"/>
          <table:table-cell office:value-type="string" table:style-name="ce3">
            <text:p>A <text:s/>range <text:s/>of <text:s/>tools <text:s/>and <text:s/>metrics <text:s/>are <text:s/>available <text:s/>to <text:s/>business <text:s/>users <text:s/>of <text:s/>the <text:s/>WhatsApp Business <text:s/>Platform <text:s/>API <text:s/>and <text:s/>WhatsApp <text:s/>Business <text:s/>app. <text:s/>Data <text:s/>available <text:s/>to <text:s/>business users via WhatsApp Manager can be exported.</text:p>
          </table:table-cell>
          <table:table-cell office:value-type="string" table:content-validation-name="val4" table:style-name="ce2">
            <text:p>Accessible Business Data</text:p>
          </table:table-cell>
          <table:table-cell office:value-type="string" table:style-name="ce3">
            <text:p>Analytics Dashboard; Offer API; Offer Export to Common Format; Offer API</text:p>
          </table:table-cell>
          <table:table-cell table:number-columns-repeated="3" table:style-name="ce3"/>
          <table:table-cell table:number-columns-repeated="16377"/>
        </table:table-row>
        <table:table-row table:style-name="ro7">
          <table:table-cell office:value-type="string" table:style-name="ce63">
            <text:p>Apple</text:p>
          </table:table-cell>
          <table:table-cell office:value-type="string" table:style-name="ce3">
            <text:p>Apple <text:s/>has <text:s/>expanded <text:s/>the <text:s/>scope <text:s/>of <text:s/>its <text:s/>existing <text:s/>tools <text:s/>to <text:s/>request <text:s/>data, both <text:s/>in <text:s/>terms <text:s/>of <text:s/>data <text:s/>in <text:s/>scope <text:s/>and <text:s/>level <text:s/>of <text:s/>granularity, <text:s/>including continuous and real-time access to additional high quality data and metrics relating <text:s/>to <text:s/>end <text:s/>users’ <text:s/>engagement <text:s/>with <text:s/>apps <text:s/>on <text:s/>the <text:s/>different <text:s/>App <text:s/>Stores and <text:s/>end <text:s/>users’ <text:s/>use <text:s/>of <text:s/>third-party <text:s/>apps <text:s/>as <text:s/>well <text:s/>as <text:s/>the <text:s/>option <text:s/>to <text:s/>delegate access to service providers or agencies acting on their behalf.</text:p>
          </table:table-cell>
          <table:table-cell office:value-type="string" table:content-validation-name="val4" table:style-name="ce3">
            <text:p>Accessible Business Data</text:p>
          </table:table-cell>
          <table:table-cell office:value-type="string" table:style-name="ce3">
            <text:p>Business Data Request; Third-Party Data Access</text:p>
          </table:table-cell>
          <table:table-cell table:number-columns-repeated="3" table:style-name="ce3"/>
          <table:table-cell table:number-columns-repeated="16377"/>
        </table:table-row>
        <table:table-row table:style-name="ro3">
          <table:table-cell table:style-name="ce63"/>
          <table:table-cell office:value-type="string" table:style-name="ce3">
            <text:p>Apple <text:s/>already <text:s/>has <text:s/>been <text:s/>making <text:s/>available relevant data, via a comprehensive set of reports and dashboards,</text:p>
          </table:table-cell>
          <table:table-cell office:value-type="string" table:content-validation-name="val4" table:style-name="ce3">
            <text:p>Accessible Business Data</text:p>
          </table:table-cell>
          <table:table-cell office:value-type="string" table:style-name="ce3">
            <text:p>Analytics Dashboard</text:p>
          </table:table-cell>
          <table:table-cell table:number-columns-repeated="3" table:style-name="ce3"/>
          <table:table-cell table:number-columns-repeated="16377"/>
        </table:table-row>
        <table:table-row table:style-name="ro3">
          <table:table-cell table:style-name="ce63"/>
          <table:table-cell office:value-type="string" table:style-name="ce3">
            <text:p>which business users could access through APIs and user interfaces.</text:p>
          </table:table-cell>
          <table:table-cell office:value-type="string" table:content-validation-name="val4" table:style-name="ce3">
            <text:p>Accessible Business Data</text:p>
          </table:table-cell>
          <table:table-cell office:value-type="string" table:style-name="ce3">
            <text:p>Analytics API</text:p>
          </table:table-cell>
          <table:table-cell table:number-columns-repeated="3" table:style-name="ce3"/>
          <table:table-cell table:number-columns-repeated="16377"/>
        </table:table-row>
        <table:table-row table:style-name="ro3">
          <table:table-cell table:style-name="ce63"/>
          <table:table-cell office:value-type="string" table:style-name="ce3">
            <text:p>developers <text:s/>can <text:s/>download <text:s/>eight <text:s/>different <text:s/>types <text:s/>of <text:s/>reports <text:s/>relating <text:s/>to such transaction-related data.</text:p>
          </table:table-cell>
          <table:table-cell office:value-type="string" table:content-validation-name="val4" table:style-name="ce3">
            <text:p>Accessible Business Data</text:p>
          </table:table-cell>
          <table:table-cell office:value-type="string" table:style-name="ce3">
            <text:p>Report File Download</text:p>
          </table:table-cell>
          <table:table-cell table:number-columns-repeated="3" table:style-name="ce3"/>
          <table:table-cell table:number-columns-repeated="16377"/>
        </table:table-row>
        <table:table-row table:style-name="ro23">
          <table:table-cell table:style-name="ce63"/>
          <table:table-cell office:value-type="string" table:style-name="ce3">
            <text:p>Via the App Store Connect (UI and API), developers are able to delegate access to third <text:s/>parties <text:s/>by <text:s/>creating <text:s/>users <text:s/>and API <text:s/>keys <text:s/>for App <text:s/>Store <text:s/>Connect. <text:s text:c="2"/>Developers 256</text:p>
            <text:p>can <text:s/>create <text:s/>up <text:s/>to <text:s/>50 <text:s/>additional <text:s/>“users” <text:s/>for <text:s/>the <text:s/>App <text:s/>Store <text:s/>Connect <text:s/>UI <text:s/>and <text:s/>API, allowing <text:s/>them <text:s/>to <text:s/>access <text:s/>the <text:s/>relevant <text:s/>data. <text:s/>In App <text:s/>Store <text:s/>Connect, <text:s/>developers <text:s/>can choose <text:s/>between <text:s/>different <text:s/>roles <text:s/>for <text:s/>users, <text:s/>with <text:s/>different <text:s/>permissions <text:s/>and <text:s/>different API keys. This allows developers to grant granular access to specific types of data instead of full access only. For the App Store Server API, the process to create API keys is similar to the process for the App Store Connect API.</text:p>
          </table:table-cell>
          <table:table-cell office:value-type="string" table:content-validation-name="val4" table:style-name="ce3">
            <text:p>Accessible Business Data</text:p>
          </table:table-cell>
          <table:table-cell office:value-type="string" table:style-name="ce3">
            <text:p>Third-Party Report Access</text:p>
          </table:table-cell>
          <table:table-cell table:number-columns-repeated="3" table:style-name="ce3"/>
          <table:table-cell table:number-columns-repeated="16377"/>
        </table:table-row>
        <table:table-row table:style-name="ro2">
          <table:table-cell table:style-name="ce63"/>
          <table:table-cell office:value-type="string" table:style-name="ce3">
            <text:p>In <text:s/>addition, <text:s/>the <text:s/>API <text:s/>allows <text:s/>developers <text:s/>to <text:s/>apply <text:s/>filters, <text:s/>e.g. <text:s/>to <text:s/>pick <text:s/>up <text:s/>a <text:s/>particular report by name or category such as “commerce”.</text:p>
          </table:table-cell>
          <table:table-cell office:value-type="string" table:content-validation-name="val4" table:style-name="ce3">
            <text:p>Accessible Business Data</text:p>
          </table:table-cell>
          <table:table-cell office:value-type="string" table:style-name="ce3">
            <text:p>Analytics API</text:p>
          </table:table-cell>
          <table:table-cell table:number-columns-repeated="3" table:style-name="ce3"/>
          <table:table-cell table:number-columns-repeated="16377"/>
        </table:table-row>
        <table:table-row table:style-name="ro4">
          <table:table-cell table:style-name="ce63"/>
          <table:table-cell office:value-type="string" table:style-name="ce3">
            <text:p>Apple <text:s/>facilitates <text:s/>“continuous” <text:s/>access <text:s/>through <text:s/>managed <text:s/>provision <text:s/>of <text:s/>data <text:s/>on specified <text:s/>schedules <text:s/>(i.e. <text:s/>daily, <text:s/>weekly, <text:s/>monthly, <text:s/>yearly, <text:s/>depending <text:s/>on <text:s/>the <text:s/>tool <text:s/>used to access the data).</text:p>
          </table:table-cell>
          <table:table-cell table:content-validation-name="val4" table:style-name="ce3"/>
          <table:table-cell table:number-columns-repeated="4" table:style-name="ce3"/>
          <table:table-cell table:number-columns-repeated="16377"/>
        </table:table-row>
        <table:table-row table:style-name="ro2">
          <table:table-cell table:style-name="ce63"/>
          <table:table-cell office:value-type="string" table:style-name="ce3">
            <text:p>“Real-time” <text:s/>access <text:s/>is <text:s/>facilitated <text:s/>through <text:s/>making <text:s/>data <text:s/>available <text:s/>to <text:s/>business <text:s/>users, once <text:s/>it <text:s/>is <text:s/>available <text:s/>to Apple <text:s/>in <text:s/>a <text:s/>form <text:s/>in <text:s/>which <text:s/>it <text:s/>can <text:s/>be <text:s/>provided.</text:p>
          </table:table-cell>
          <table:table-cell table:content-validation-name="val4" table:style-name="ce3"/>
          <table:table-cell table:number-columns-repeated="4" table:style-name="ce3"/>
          <table:table-cell table:number-columns-repeated="16377"/>
        </table:table-row>
        <table:table-row table:style-name="ro12">
          <table:table-cell table:style-name="ce63"/>
          <table:table-cell office:value-type="string" table:style-name="ce3">
            <text:p>Apple <text:s/>provides business <text:s/>users <text:s/>with <text:s/>access <text:s/>to <text:s/>their <text:s/>data, <text:s/>once Apple <text:s/>has <text:s/>collected <text:s/>this <text:s/>data <text:s/>from the <text:s/>user’s <text:s/>device, <text:s/>and <text:s/>the <text:s/>data <text:s/>is <text:s/>cleaned, <text:s/>enriched <text:s/>and <text:s/>aggregated, <text:s/>where necessary and appropriate to preserve users’ privacy. <text:s/>For some data in scope of Art. <text:s/>6(10) <text:s/>DMA, <text:s/>this <text:s/>means <text:s/>that <text:s/>the <text:s/>relevant <text:s/>data <text:s/>is <text:s/>made <text:s/>available <text:s/>only <text:s/>within <text:s/>a certain <text:s/>timeframe <text:s/>after <text:s/>it <text:s/>has <text:s/>been <text:s/>generated <text:s/>by <text:s/>the <text:s/>user, <text:s/>as <text:s/>the <text:s/>data <text:s/>is <text:s/>not collected “live”. By way of example, device analytics data is typically aggregated on- device <text:s/>over <text:s/>a <text:s/>24-hour <text:s/>period <text:s/>and <text:s/>only <text:s/>then <text:s/>sent <text:s/>to Apple <text:s/>(if <text:s/>a <text:s/>relevant <text:s/>device <text:s/>has wireless <text:s/>connection <text:s/>enabled). This <text:s/>data <text:s/>is <text:s/>then <text:s/>aggregated <text:s/>server-side <text:s/>before <text:s/>it <text:s/>is provided to business users in due course, in order to be usable for analytics.</text:p>
          </table:table-cell>
          <table:table-cell table:content-validation-name="val4" table:style-name="ce3"/>
          <table:table-cell table:number-columns-repeated="4" table:style-name="ce3"/>
          <table:table-cell table:number-columns-repeated="16377"/>
        </table:table-row>
        <table:table-row table:style-name="ro34">
          <table:table-cell table:style-name="ce63"/>
          <table:table-cell office:value-type="string" table:style-name="ce3">
            <text:p>There is only very limited personal data relating to products or services provided by business users through Apple’s designated CPS that is accessible to Apple in a way that <text:s/>personally <text:s/>identifies <text:s/>individual <text:s/>users. <text:s/>The <text:s/>only <text:s/>CPS <text:s/>in <text:s/>relation <text:s/>to <text:s/>which Apple processes <text:s/>data <text:s/>in <text:s/>a <text:s/>way <text:s/>that <text:s/>identifies <text:s/>individual <text:s/>users <text:s/>is <text:s/>App <text:s/>Store. <text:s/>Only <text:s/>for <text:s/>a subset of App Store data, namely the App Store engagement data, Apple shares the data <text:s/>as <text:s/>aggregated <text:s/>data <text:s/>(as <text:s/>opposed <text:s/>to <text:s/>record <text:s/>level <text:s/>data), <text:s/>even <text:s/>though <text:s/>it <text:s/>is available <text:s/>to <text:s/>Apple <text:s/>as <text:s/>personal <text:s/>data. <text:s/>Engagement <text:s/>data <text:s/>relates <text:s/>to <text:s/>activities <text:s/>that <text:s/>a user <text:s/>takes <text:s/>on <text:s/>the <text:s/>App <text:s/>Store <text:s/>in <text:s/>respect <text:s/>of <text:s/>the <text:s/>products <text:s/>and <text:s/>services <text:s/>offered <text:s/>by developers <text:s/>through <text:s/>the App <text:s/>Store, <text:s/>for <text:s/>example <text:s/>opening <text:s/>a <text:s/>product <text:s/>page, <text:s/>browsing the developer’s privacy page or playing videos from a product page. Apple provides all these data points as daily aggregates.</text:p>
          </table:table-cell>
          <table:table-cell office:value-type="string" table:content-validation-name="val4" table:style-name="ce3">
            <text:p>Accessible Business Data</text:p>
          </table:table-cell>
          <table:table-cell office:value-type="string" table:style-name="ce3">
            <text:p>Aggregate Data where Appropriate</text:p>
          </table:table-cell>
          <table:table-cell table:number-columns-repeated="3" table:style-name="ce3"/>
          <table:table-cell table:number-columns-repeated="16377"/>
        </table:table-row>
        <table:table-row table:style-name="ro7">
          <table:table-cell table:style-name="ce63"/>
          <table:table-cell office:value-type="string" table:style-name="ce3">
            <text:p>iOS <text:s/>and <text:s/>iPadOS <text:s/>data <text:s/>is <text:s/>also <text:s/>aggregated <text:s/>when <text:s/>provided <text:s/>as <text:s/>an <text:s/>additional <text:s/>layer <text:s/>of privacy <text:s/>protection <text:s/>even <text:s/>though <text:s/>it <text:s/>is <text:s/>collected <text:s/>in <text:s/>a <text:s/>non-personally <text:s/>identifiable manner. <text:s/>However, Apple <text:s/>cannot <text:s/>be <text:s/>privy <text:s/>to <text:s/>what <text:s/>additional <text:s/>data <text:s/>a <text:s/>third <text:s/>party <text:s/>may have at their disposal that could allow for the possible identification of a user if such data was provided in a non-aggregated manner.</text:p>
          </table:table-cell>
          <table:table-cell table:content-validation-name="val4" table:style-name="ce3"/>
          <table:table-cell table:number-columns-repeated="4" table:style-name="ce3"/>
          <table:table-cell table:number-columns-repeated="16377"/>
        </table:table-row>
        <table:table-row table:style-name="ro10">
          <table:table-cell table:style-name="ce63"/>
          <table:table-cell office:value-type="string" table:style-name="ce3">
            <text:p>Privacy measures applied to in-scope data with a re-identification risk Apple <text:s/>applies <text:s/>targeted <text:s/>privacy <text:s/>measures <text:s/>to <text:s/>in-scope <text:s/>data <text:s/>to <text:s/>preserve <text:s/>the <text:s/>utility <text:s/>of the <text:s/>data <text:s/>for <text:s/>business <text:s/>users <text:s/>while <text:s/>protecting <text:s/>users’ <text:s/>privacy. <text:s/>These <text:s/>measures <text:s/>are only <text:s/>applied <text:s/>for <text:s/>reports <text:s/>with <text:s/>a <text:s/>re-identification <text:s/>risk , <text:s/>i.e., <text:s/>reports <text:s/>which <text:s/>contain <text:s/>a metric <text:s/>which <text:s/>could <text:s/>be <text:s/>used <text:s/>for <text:s/>re-identification <text:s/>of <text:s/>the <text:s/>user <text:s/>(e.g. <text:s/>reports <text:s/>containing a web referrer <text:s/>which could potentially disclose the sexual orientation or religious beliefs of a user in the hands of a third party).</text:p>
          </table:table-cell>
          <table:table-cell office:value-type="string" table:content-validation-name="val4" table:style-name="ce3">
            <text:p>Accessible Business Data</text:p>
          </table:table-cell>
          <table:table-cell office:value-type="string" table:style-name="ce3">
            <text:p>Apply Privacy Measures to Data where Appropriate</text:p>
          </table:table-cell>
          <table:table-cell table:number-columns-repeated="3" table:style-name="ce3"/>
          <table:table-cell table:number-columns-repeated="16377"/>
        </table:table-row>
        <table:table-row table:style-name="ro4">
          <table:table-cell table:style-name="ce63"/>
          <table:table-cell office:value-type="string" table:style-name="ce3">
            <text:p>Depending <text:s/>on <text:s/>the <text:s/>level <text:s/>of <text:s/>the <text:s/>risk, <text:s/>Apple <text:s/>applies <text:s/>one <text:s/>or <text:s/>both <text:s/>of <text:s/>the <text:s/>following industry-accepted privacy measures: • Crowd Anonymity (thresholds), • Noise Addition.</text:p>
          </table:table-cell>
          <table:table-cell table:content-validation-name="val4" table:style-name="ce3"/>
          <table:table-cell table:number-columns-repeated="4" table:style-name="ce3"/>
          <table:table-cell table:number-columns-repeated="16377"/>
        </table:table-row>
        <table:table-row table:style-name="ro11">
          <table:table-cell table:style-name="ce63"/>
          <table:table-cell office:value-type="string" table:style-name="ce3">
            <text:p>Apple <text:s/>launched <text:s/>a <text:s/>solution <text:s/>allowing <text:s/>developers <text:s/>to <text:s/>get <text:s/>access <text:s/>to <text:s/>their <text:s/>end <text:s/>users’ personal data – to the extent it is available to Apple – on iOS and iPadOS. For this, developers <text:s/>will <text:s/>have <text:s/>to <text:s/>prompt <text:s/>end <text:s/>users <text:s/>to <text:s/>obtain <text:s/>consent <text:s/>for <text:s/>getting <text:s/>access <text:s/>to their <text:s/>data. <text:s/>When <text:s/>an <text:s/>end <text:s/>user <text:s/>provides <text:s/>their <text:s/>consent, <text:s/>Apple <text:s/>will <text:s/>segment <text:s/>the relevant personal data by that developer and provide only the personal data relating to the end user’s use of that respective developer’s app or apps.</text:p>
          </table:table-cell>
          <table:table-cell office:value-type="string" table:content-validation-name="val4" table:style-name="ce3">
            <text:p>Accessible Business Data</text:p>
          </table:table-cell>
          <table:table-cell office:value-type="string" table:style-name="ce3">
            <text:p>Consented Data Use</text:p>
          </table:table-cell>
          <table:table-cell table:number-columns-repeated="3" table:style-name="ce3"/>
          <table:table-cell table:number-columns-repeated="16377"/>
        </table:table-row>
        <table:table-row table:style-name="ro4">
          <table:table-cell table:style-name="ce63"/>
          <table:table-cell office:value-type="string" table:style-name="ce3">
            <text:p>The reports referred to above are available to developers worldwide. The toggle to share <text:s/>analytics <text:s/>data <text:s/>was <text:s/>modified <text:s/>for <text:s/>users <text:s/>in <text:s/>the <text:s/>EU. <text:s/>Users <text:s/>in <text:s/>the <text:s/>EU <text:s/>can <text:s/>allow developers to access their personal data</text:p>
          </table:table-cell>
          <table:table-cell table:content-validation-name="val4" table:style-name="ce3"/>
          <table:table-cell table:number-columns-repeated="4" table:style-name="ce3"/>
          <table:table-cell table:number-columns-repeated="16377"/>
        </table:table-row>
        <table:table-row table:style-name="ro4">
          <table:table-cell table:style-name="ce63"/>
          <table:table-cell office:value-type="string" table:style-name="ce3">
            <text:p>Regardless <text:s/>of <text:s/>the <text:s/>channel <text:s/>through <text:s/>which <text:s/>developers <text:s/>distribute <text:s/>their <text:s/>app <text:s/>on <text:s/>iOS <text:s/>or iPadOS, <text:s/>the <text:s/>new <text:s/>data, <text:s/>i.e., <text:s/>the <text:s/>DMA <text:s/>reports, <text:s/>are <text:s/>made <text:s/>available <text:s/>through <text:s/>the App Store Connect API.</text:p>
          </table:table-cell>
          <table:table-cell office:value-type="string" table:content-validation-name="val4" table:style-name="ce3">
            <text:p>Accessible Business Data</text:p>
          </table:table-cell>
          <table:table-cell office:value-type="string" table:style-name="ce3">
            <text:p>Central API</text:p>
          </table:table-cell>
          <table:table-cell table:number-columns-repeated="3" table:style-name="ce3"/>
          <table:table-cell table:number-columns-repeated="16377"/>
        </table:table-row>
        <table:table-row table:style-name="ro2">
          <table:table-cell table:style-name="ce63"/>
          <table:table-cell office:value-type="string" table:style-name="ce3">
            <text:p>The <text:s/>new App <text:s/>Data <text:s/>Transfer API, <text:s/>which <text:s/>allows <text:s/>developers <text:s/>to <text:s/>access personal data of users is also documented publicly.</text:p>
          </table:table-cell>
          <table:table-cell office:value-type="string" table:content-validation-name="val4" table:style-name="ce3">
            <text:p>Accessible Business Data</text:p>
          </table:table-cell>
          <table:table-cell office:value-type="string" table:style-name="ce3">
            <text:p>Consented Data Use API</text:p>
          </table:table-cell>
          <table:table-cell table:number-columns-repeated="3" table:style-name="ce3"/>
          <table:table-cell table:number-columns-repeated="16377"/>
        </table:table-row>
        <table:table-row table:style-name="ro29">
          <table:table-cell table:style-name="ce63"/>
          <table:table-cell office:value-type="string" table:style-name="ce3">
            <text:p>Certain <text:s/>underlying <text:s/>data <text:s/>(i.e., <text:s/>analytics <text:s/>data, <text:s/>as <text:s/>set <text:s/>out <text:s/>in <text:s/>the <text:s/>above <text:s/>table <text:s/>for <text:s/>iOS and iPadOS) is collected from end users in a way that does not personally identify them, <text:s/>and <text:s/>only <text:s/>when <text:s/>they <text:s/>agree <text:s/>to <text:s/>share <text:s/>such <text:s/>data <text:s/>with <text:s/>Apple <text:s/>and <text:s/>developers. Only if end users decide to share their data with Apple, Apple has access to it and is able <text:s/>to <text:s/>make <text:s/>it <text:s/>available <text:s/>to <text:s/>developers. <text:s/>Before <text:s/>the <text:s/>update <text:s/>to <text:s/>iOS <text:s/>17.4 <text:s/>in <text:s/>March 2024, end users could choose, via their Settings, whether to provide analytics data from the use of their devices to Apple and developers separately (see Figure 5). <text:s/>Apple <text:s/>has <text:s/>implemented <text:s/>a <text:s/>single <text:s/>toggle, <text:s/>so <text:s/>that <text:s/>end <text:s/>users <text:s/>are <text:s/>only <text:s/>able <text:s/>to <text:s/>choose between <text:s/>sharing <text:s/>data <text:s/>with <text:s/>Apple <text:s/>and <text:s/>third-party <text:s/>developers, <text:s/>or <text:s/>sharing <text:s/>data <text:s/>with nobody <text:s/>(see <text:s/>below <text:s/>Figure <text:s/>6). <text:s/>This <text:s/>approach <text:s/>was <text:s/>also <text:s/>rolled <text:s/>out <text:s/>to <text:s/>iPadOS <text:s/>18 <text:s/>in September <text:s/>2024. <text:s/>It <text:s/>ensures <text:s/>that <text:s/>where Apple <text:s/>receives <text:s/>access <text:s/>to <text:s/>device <text:s/>analytics data <text:s/>including <text:s/>business <text:s/>user <text:s/>data, <text:s/>this <text:s/>data <text:s/>is <text:s/>also <text:s/>passed <text:s/>along <text:s/>to <text:s/>the <text:s/>business users.</text:p>
          </table:table-cell>
          <table:table-cell office:value-type="string" table:content-validation-name="val4" table:style-name="ce3">
            <text:p>Anti-Pattern, (Equal) Access Conditions, Accessible Business Data</text:p>
          </table:table-cell>
          <table:table-cell office:value-type="string" table:style-name="ce3">
            <text:p>Do not use data available only to you</text:p>
          </table:table-cell>
          <table:table-cell table:number-columns-repeated="3" table:style-name="ce3"/>
          <table:table-cell table:number-columns-repeated="16377"/>
        </table:table-row>
        <table:table-row table:style-name="ro6">
          <table:table-cell table:style-name="ce63"/>
          <table:table-cell office:value-type="string" table:style-name="ce3">
            <text:p>For the avoidance of doubt, where end users choose to share their data with neither Apple nor third-party developers, developers can still collect analytics data on their own, <text:s/>through <text:s/>their <text:s/>apps <text:s/>(to <text:s/>which <text:s/>Apple <text:s/>would <text:s/>have <text:s/>no <text:s/>access). <text:s/>This <text:s/>is independent of the user choice made through Apple’s device analytics page.</text:p>
          </table:table-cell>
          <table:table-cell table:content-validation-name="val4" table:style-name="ce3"/>
          <table:table-cell table:number-columns-repeated="4" table:style-name="ce3"/>
          <table:table-cell table:number-columns-repeated="16377"/>
        </table:table-row>
        <table:table-row table:style-name="ro33">
          <table:table-cell office:value-type="string" table:style-name="ce63">
            <text:p>Amazon</text:p>
          </table:table-cell>
          <table:table-cell office:value-type="string" table:style-name="ce3">
            <text:p>This Section focuses only on the Amazon Store’s compliance with Article 6(10)</text:p>
            <text:p>because Amazon Ads’ compliance with Article 6(10) is covered by the measures we</text:p>
            <text:p>have implemented to comply with Articles 5(9), 5(10), and 6(8). In particular, Amazon</text:p>
            <text:p>provides advertising business users (including Advertisers, Publishers, and authorized</text:p>
            <text:p>third parties) different categories of data that help them understand the pricing, impact,</text:p>
            <text:p>and performance of advertising campaigns. This includes (i) real-time pricing</text:p>
            <text:p>information and our invoices itemized fees charged (including total cost and billed fees</text:p>
            <text:p>by category) (ii) additional reports containing pricing information, including on the fees</text:p>
            <text:p>paid by the Advertiser, and received by the Publisher (such as any deductions and</text:p>
            <text:p>surcharges) (iii) aggregated data and extensive online reporting to review ad</text:p>
            <text:p>performance (with each ad type having its own reporting capabilities). This has been</text:p>
            <text:p>implemented together with the introduction of a new clean room environment where</text:p>
            <text:p>Advertisers can independently verify the performance of their ad campaigns. These</text:p>
            <text:p>measures are covered in more detail in Annex 2, under Section 2.1.2.i) of Article 6(8).</text:p>
          </table:table-cell>
          <table:table-cell office:value-type="string" table:content-validation-name="val4" table:style-name="ce3">
            <text:p>Accessible Business Data</text:p>
          </table:table-cell>
          <table:table-cell table:number-columns-repeated="4" table:style-name="ce3"/>
          <table:table-cell table:number-columns-repeated="16377"/>
        </table:table-row>
        <table:table-row table:style-name="ro9">
          <table:table-cell table:style-name="ce63"/>
          <table:table-cell office:value-type="string" table:style-name="ce3">
            <text:p>Seller Central provides Sellers with access to various tools and downloadable reports</text:p>
            <text:p>on listings, returns, inventory, orders, product recommendations, payments, feedback,</text:p>
            <text:p>analytics, and more.</text:p>
          </table:table-cell>
          <table:table-cell office:value-type="string" table:content-validation-name="val4" table:style-name="ce3">
            <text:p>Accessible Business Data</text:p>
          </table:table-cell>
          <table:table-cell office:value-type="string" table:style-name="ce3">
            <text:p>Analytics Portal</text:p>
          </table:table-cell>
          <table:table-cell table:number-columns-repeated="3" table:style-name="ce3"/>
          <table:table-cell table:number-columns-repeated="16377"/>
        </table:table-row>
        <table:table-row table:style-name="ro30">
          <table:table-cell table:style-name="ce63"/>
          <table:table-cell office:value-type="string" table:style-name="ce3">
            <text:p>Amazon supports Sellers in finding and using the information available on Seller</text:p>
            <text:p>Central. Amazon does this by way of regular notifications on the Seller Central</text:p>
            <text:p>homepage and email updates to Sellers when new tools or reports are added, plus by</text:p>
            <text:p>providing Sellers with access to Seller University. Seller University provides an</text:p>
            <text:p>overview of available tools and applications, step by step guides, and free training</text:p>
            <text:p>videos. For example, Seller University offers a “get to know Amazon Seller Central”</text:p>
            <text:p>course which covers the key sections across Seller Central, including many areas where</text:p>
            <text:p>Sellers can access data (e.g., Homepage, Inventory Dashboard, Business Reports, etc.).</text:p>
            <text:p>Seller University also offers in-depth courses on specific data resources that available</text:p>
            <text:p>to Sellers (e.g., advertising metrics, analytics, Inventory report, Return reports, etc.).</text:p>
            <text:p>Amazon also seeks to design tools in Seller Central to be intuitive and self-service, so</text:p>
            <text:p>that Sellers can use them without specialized training.</text:p>
          </table:table-cell>
          <table:table-cell office:value-type="string" table:content-validation-name="val4" table:style-name="ce3">
            <text:p>Accessible Business Data</text:p>
          </table:table-cell>
          <table:table-cell office:value-type="string" table:style-name="ce3">
            <text:p>Knowledge Portal</text:p>
          </table:table-cell>
          <table:table-cell table:number-columns-repeated="3" table:style-name="ce3"/>
          <table:table-cell table:number-columns-repeated="16377"/>
        </table:table-row>
        <table:table-row table:style-name="ro21">
          <table:table-cell table:style-name="ce63"/>
          <table:table-cell office:value-type="string" table:style-name="ce3">
            <text:p>Sellers with a professional selling account can also access much of the information on</text:p>
            <text:p>Seller Central via the Selling Partner Application Programming Interface (“SP-API”)</text:p>
            <text:p>Library, the home screen of which is shown in Figure 13.</text:p>
            <text:p/>
            <text:p>The SP-API is an Amazon API, accessible through Seller Central, that allows: (i) Sellers</text:p>
            <text:p>with professional selling accounts; and (ii) authorized third parties that are registered</text:p>
            <text:p>as SP-API developers (“Authorized Third-party Developers”) to integrate their</text:p>
            <text:p>applications or tools in order to receive programmatic access to data and functionalities</text:p>
            <text:p>such as inventory management, order handling, pricing, payments and reporting.</text:p>
          </table:table-cell>
          <table:table-cell office:value-type="string" table:content-validation-name="val4" table:style-name="ce3">
            <text:p>Accessible Business Data</text:p>
          </table:table-cell>
          <table:table-cell office:value-type="string" table:style-name="ce3">
            <text:p>Analytics API</text:p>
          </table:table-cell>
          <table:table-cell table:number-columns-repeated="3" table:style-name="ce3"/>
          <table:table-cell table:number-columns-repeated="16377"/>
        </table:table-row>
        <table:table-row table:style-name="ro9">
          <table:table-cell table:style-name="ce63"/>
          <table:table-cell office:value-type="string" table:style-name="ce3">
            <text:p>Authorized Third-party Developers or Sellers only need to register as a developer once,</text:p>
            <text:p>in any region and Amazon Store of choice, to have continuous access to the SP-API</text:p>
            <text:p>and its reports</text:p>
          </table:table-cell>
          <table:table-cell office:value-type="string" table:content-validation-name="val4" table:style-name="ce3">
            <text:p>Accessible Business Data</text:p>
          </table:table-cell>
          <table:table-cell office:value-type="string" table:style-name="ce3">
            <text:p>Analytics API</text:p>
          </table:table-cell>
          <table:table-cell table:style-name="ce3"/>
          <table:table-cell table:style-name="ce1"/>
          <table:table-cell table:style-name="ce3"/>
          <table:table-cell table:number-columns-repeated="16377"/>
        </table:table-row>
        <table:table-row table:style-name="ro3">
          <table:table-cell table:style-name="ce63"/>
          <table:table-cell office:value-type="string" table:style-name="ce6">
            <text:p>"Selection of APIs available via SP-API" ==&gt; all different APIs exclulded</text:p>
          </table:table-cell>
          <table:table-cell table:content-validation-name="val4" table:style-name="ce3"/>
          <table:table-cell table:number-columns-repeated="4" table:style-name="ce3"/>
          <table:table-cell table:number-columns-repeated="16377"/>
        </table:table-row>
        <table:table-row table:style-name="ro21">
          <table:table-cell table:style-name="ce63"/>
          <table:table-cell office:value-type="string" table:style-name="ce3">
            <text:p>Before the generation of the End User Data</text:p>
            <text:p>Access report, Amazon runs a technical check to ensure relevant customers have</text:p>
            <text:p>consented to their data being shared. The customers consent decisions are stored in a</text:p>
            <text:p>database and an internal API has been incorporated into the workflow to run this check.</text:p>
            <text:p/>
            <text:p>[...]</text:p>
            <text:p/>
            <text:p>As part of Amazon’s compliance measures, we have ensured that end users (i.e.,</text:p>
            <text:p>customers) are able to make and adjust their decisions to share their personal data with</text:p>
            <text:p>Sellers from whom they have made a purchase through a new privacy settings page</text:p>
          </table:table-cell>
          <table:table-cell office:value-type="string" table:content-validation-name="val4" table:style-name="ce3">
            <text:p>Accessible Business Data</text:p>
          </table:table-cell>
          <table:table-cell office:value-type="string" table:style-name="ce3">
            <text:p>Analytics API</text:p>
          </table:table-cell>
          <table:table-cell table:number-columns-repeated="2" table:style-name="ce1"/>
          <table:table-cell table:style-name="ce3"/>
          <table:table-cell table:number-columns-repeated="16377" table:style-name="ce1"/>
        </table:table-row>
        <table:table-row table:style-name="ro6">
          <table:table-cell table:style-name="ce63"/>
          <table:table-cell office:value-type="string" table:style-name="ce3">
            <text:p>A key issue is ensuring compliance with Article 6(10) while also complying with our</text:p>
            <text:p>data protection and security obligations under other legislation, including the GDPR.</text:p>
            <text:p>This requirement has informed the design choices we made.</text:p>
          </table:table-cell>
          <table:table-cell table:content-validation-name="val4" table:style-name="ce3"/>
          <table:table-cell table:style-name="ce3"/>
          <table:table-cell table:number-columns-repeated="2" table:style-name="ce1"/>
          <table:table-cell table:style-name="ce3"/>
          <table:table-cell table:number-columns-repeated="16377" table:style-name="ce1"/>
        </table:table-row>
        <table:table-row table:style-name="ro9">
          <table:table-cell table:style-name="ce63"/>
          <table:table-cell office:value-type="string" table:style-name="ce3">
            <text:p>Amazon has implemented automatic monitoring and reporting of data related to Article</text:p>
            <text:p>6(10) compliance measures. Amazon monitors and analyzes the data on a monthly</text:p>
            <text:p>basis.</text:p>
          </table:table-cell>
          <table:table-cell office:value-type="string" table:content-validation-name="val4" table:style-name="ce3">
            <text:p>Accessible Business Data</text:p>
          </table:table-cell>
          <table:table-cell office:value-type="string" table:style-name="ce3">
            <text:p>Monitoring</text:p>
          </table:table-cell>
          <table:table-cell table:number-columns-repeated="2" table:style-name="ce1"/>
          <table:table-cell table:style-name="ce3"/>
          <table:table-cell table:number-columns-repeated="16377" table:style-name="ce1"/>
        </table:table-row>
        <table:table-row table:style-name="ro26">
          <table:table-cell table:style-name="ce63"/>
          <table:table-cell office:value-type="string" table:style-name="ce3">
            <text:p>The review has confirmed that there are no general conditions of termination that could</text:p>
            <text:p>run counter to Article 6(13) and Amazon’s current general conditions of termination</text:p>
            <text:p>suffice to meet the compliance requirements of Article 6(13). Amazon’s existing</text:p>
            <text:p>general conditions enable business users and end users to terminate the relevant services</text:p>
            <text:p>without undue difficulty. Therefore, no changes are required to comply with Article</text:p>
            <text:p>6(13).</text:p>
          </table:table-cell>
          <table:table-cell table:content-validation-name="val4" table:style-name="ce3"/>
          <table:table-cell table:style-name="ce3"/>
          <table:table-cell table:number-columns-repeated="2" table:style-name="ce1"/>
          <table:table-cell table:style-name="ce3"/>
          <table:table-cell table:number-columns-repeated="16377" table:style-name="ce1"/>
        </table:table-row>
        <table:table-row table:style-name="ro13">
          <table:table-cell table:style-name="ce64"/>
          <table:table-cell table:number-columns-repeated="15" table:style-name="ce30"/>
          <table:table-cell table:style-name="ce1"/>
          <table:table-cell table:number-columns-repeated="10" table:style-name="ce30"/>
          <table:table-cell table:number-columns-repeated="16357"/>
        </table:table-row>
        <table:table-row table:style-name="ro4">
          <table:table-cell office:value-type="string" table:style-name="ce63">
            <text:p>Google</text:p>
          </table:table-cell>
          <table:table-cell office:value-type="string" table:style-name="ce3">
            <text:p>Under <text:s/>the <text:s/>European <text:s/>Search <text:s/>Dataset <text:s/>Licensing <text:s/>Program <text:s/>third-party <text:s/>OSEs <text:s/>can <text:s/>obtain <text:s/>Google search <text:s/>data <text:s/>on <text:s/>more <text:s/>than <text:s/>one <text:s/>billion <text:s/>distinct <text:s/>queries <text:s/>across <text:s/>all <text:s/>30 <text:s/>EEA <text:s/>countries <text:s/>(the <text:s/>Dataset).<text:s/></text:p>
          </table:table-cell>
          <table:table-cell office:value-type="string" table:content-validation-name="val4" table:style-name="ce3">
            <text:p>Accessible Training Data</text:p>
          </table:table-cell>
          <table:table-cell office:value-type="string" table:style-name="ce3">
            <text:p>Anonymised Dataset Licensing</text:p>
          </table:table-cell>
          <table:table-cell table:number-columns-repeated="3" table:style-name="ce3"/>
          <table:table-cell table:number-columns-repeated="16377" table:style-name="ce1"/>
        </table:table-row>
        <table:table-row table:style-name="ro2">
          <table:table-cell table:style-name="ce63"/>
          <table:table-cell office:value-type="string" table:style-name="ce3">
            <text:p>The Dataset that Google makes available under its Licensing Program covers query, click, view, and ranking data.</text:p>
          </table:table-cell>
          <table:table-cell table:content-validation-name="val4" table:style-name="ce3"/>
          <table:table-cell table:number-columns-repeated="4" table:style-name="ce3"/>
          <table:table-cell table:number-columns-repeated="16377" table:style-name="ce1"/>
        </table:table-row>
        <table:table-row table:style-name="ro9">
          <table:table-cell table:style-name="ce63"/>
          <table:table-cell office:value-type="string" table:style-name="ce3">
            <text:p>the <text:s/>Dataset <text:s/>is <text:s/>anonymised <text:s/>based <text:s/>on frequency <text:s/>thresholding. <text:s text:c="2"/>Google’s <text:s/>anonymisation <text:s/>measures <text:s/>are <text:s/>designed <text:s/>to <text:s/>maximise <text:s/>the Google Search data that is made available to OSEs while protecting users’ personal data.</text:p>
          </table:table-cell>
          <table:table-cell table:content-validation-name="val4" table:style-name="ce3"/>
          <table:table-cell table:number-columns-repeated="4" table:style-name="ce3"/>
          <table:table-cell table:number-columns-repeated="16377" table:style-name="ce1"/>
        </table:table-row>
        <table:table-row table:style-name="ro4">
          <table:table-cell table:style-name="ce63"/>
          <table:table-cell office:value-type="string" table:style-name="ce3">
            <text:p>Google charges a fair, reasonable, and non-discriminatory price for the Dataset. <text:s/>To establish the pricing for the Dataset, Google looked at the pricing of broadly similar oferings in the market.</text:p>
          </table:table-cell>
          <table:table-cell table:content-validation-name="val4" table:style-name="ce3"/>
          <table:table-cell table:number-columns-repeated="4" table:style-name="ce3"/>
          <table:table-cell table:number-columns-repeated="16377" table:style-name="ce1"/>
        </table:table-row>
        <table:table-row table:style-name="ro4">
          <table:table-cell table:style-name="ce63"/>
          <table:table-cell office:value-type="string" table:style-name="ce3">
            <text:p>Google’s <text:s/>non-price <text:s/>terms <text:s/>for <text:s/>the <text:s/>Dataset <text:s/>specify <text:s/>the <text:s/>licence <text:s/>scope <text:s/>in <text:s/>line <text:s/>with <text:s/>the <text:s/>DMA’s requirements <text:s/>and <text:s/>objectives <text:s/>and <text:s/>will <text:s/>include <text:s/>suitable <text:s/>standards <text:s/>for <text:s/>ensuring <text:s/>the <text:s/>safety <text:s/>and integrity of the data.</text:p>
          </table:table-cell>
          <table:table-cell table:content-validation-name="val4" table:style-name="ce3"/>
          <table:table-cell table:number-columns-repeated="4" table:style-name="ce3"/>
          <table:table-cell table:number-columns-repeated="16377" table:style-name="ce1"/>
        </table:table-row>
        <table:table-row table:style-name="ro9">
          <table:table-cell table:style-name="ce63"/>
          <table:table-cell office:value-type="string" table:style-name="ce3">
            <text:p>Application for a licence is easy and straighforward. <text:s/>Interested OSEs can indicate their interest and ask for further information by contacting Google at the email addresses below. <text:s/>The application process opened on 7 March 2024, and remains open</text:p>
          </table:table-cell>
          <table:table-cell table:content-validation-name="val4" table:style-name="ce3"/>
          <table:table-cell table:number-columns-repeated="4" table:style-name="ce3"/>
          <table:table-cell table:number-columns-repeated="16377" table:style-name="ce1"/>
        </table:table-row>
        <table:table-row table:number-rows-repeated="5" table:style-name="ro13">
          <table:table-cell table:style-name="ce63"/>
          <table:table-cell table:number-columns-repeated="16383" table:style-name="ce1"/>
        </table:table-row>
        <table:table-row table:number-rows-repeated="584" table:style-name="ro13">
          <table:table-cell table:style-name="ce63"/>
          <table:table-cell table:number-columns-repeated="16383"/>
        </table:table-row>
        <table:table-row table:number-rows-repeated="1047576" table:style-name="ro14">
          <table:table-cell table:number-columns-repeated="16384"/>
        </table:table-row>
      </table:table>
      <table:table table:name="Gatekeeper_Tactics_Synthesis" table:style-name="ta1">
        <table:table-column table:style-name="co30" table:default-cell-style-name="ce1"/>
        <table:table-column table:style-name="co28" table:default-cell-style-name="ce1"/>
        <table:table-column table:style-name="co28" table:default-cell-style-name="ce1" table:visibility="collapse"/>
        <table:table-column table:style-name="co5"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7" table:number-columns-repeated="16375" table:default-cell-style-name="ce1"/>
        <table:table-row table:style-name="ro36">
          <table:table-cell office:value-type="string" table:style-name="ce58">
            <text:p>No.</text:p>
          </table:table-cell>
          <table:table-cell office:value-type="string" table:style-name="ce58">
            <text:p>Name</text:p>
          </table:table-cell>
          <table:table-cell office:value-type="string" table:style-name="ce58">
            <text:p>Versuch</text:p>
          </table:table-cell>
          <table:table-cell office:value-type="string" table:style-name="ce58">
            <text:p>Description</text:p>
          </table:table-cell>
          <table:table-cell office:value-type="string" table:style-name="ce58">
            <text:p>Expected Architecture Influence</text:p>
          </table:table-cell>
          <table:table-cell office:value-type="string" table:style-name="ce58">
            <text:p>Expected Affordance<text:s/></text:p>
          </table:table-cell>
          <table:table-cell office:value-type="string" table:style-name="ce58">
            <text:p>Tradeoffs</text:p>
          </table:table-cell>
          <table:table-cell office:value-type="string" table:style-name="ce59">
            <text:p>Mentioned</text:p>
          </table:table-cell>
          <table:table-cell office:value-type="string" table:style-name="ce58">
            <text:p>Strategy</text:p>
          </table:table-cell>
          <table:table-cell table:number-columns-repeated="16375" table:style-name="ce60"/>
        </table:table-row>
        <table:table-row table:style-name="ro2">
          <table:table-cell office:value-type="string" table:style-name="ce31">
            <text:p>T1</text:p>
          </table:table-cell>
          <table:table-cell office:value-type="string" table:style-name="ce32">
            <text:p>Consent Management</text:p>
          </table:table-cell>
          <table:table-cell office:value-type="string" table:style-name="ce32">
            <text:p>Design for Consent Management</text:p>
          </table:table-cell>
          <table:table-cell office:value-type="string" table:style-name="ce33">
            <text:p>Allow Users the choice on how their data is (cross-)processed.<text:s/></text:p>
          </table:table-cell>
          <table:table-cell office:value-type="string" table:style-name="ce33">
            <text:p>Consent screens, consent management and consent enforcement for each user must be incorporated throughout the whole system architecture.</text:p>
          </table:table-cell>
          <table:table-cell office:value-type="string" table:style-name="ce33">
            <text:p>-</text:p>
          </table:table-cell>
          <table:table-cell table:style-name="ce33"/>
          <table:table-cell office:value-type="string" table:style-name="ce34">
            <text:p>Apple, Google, Meta, Amazon</text:p>
          </table:table-cell>
          <table:table-cell office:value-type="string" table:content-validation-name="val5" table:style-name="ce33">
            <text:p>Opt-In to Personalisation, (Transparent) Advertising, Accessible Business Data</text:p>
          </table:table-cell>
          <table:table-cell table:number-columns-repeated="16375"/>
        </table:table-row>
        <table:table-row table:style-name="ro2">
          <table:table-cell office:value-type="string" table:style-name="ce31">
            <text:p>T10</text:p>
          </table:table-cell>
          <table:table-cell office:value-type="string" table:style-name="ce32">
            <text:p>Non-Preferential (Ranking) Criteria</text:p>
          </table:table-cell>
          <table:table-cell office:value-type="string" table:style-name="ce32">
            <text:p>Choose Non-Discriminatory Ranking Algorithm</text:p>
          </table:table-cell>
          <table:table-cell office:value-type="string" table:style-name="ce33">
            <text:p>Apply equal and transparent criteria to any algorithms affecting the visibility or placement of advertising, products, or services.</text:p>
          </table:table-cell>
          <table:table-cell office:value-type="string" table:style-name="ce33">
            <text:p>Features related to indexing, crawling, rating, or search must be designed with non-preferentiality in mind. Results must be explainable and verifiable.</text:p>
          </table:table-cell>
          <table:table-cell office:value-type="string" table:style-name="ce33">
            <text:p>Equal placement and exposure on the platform.</text:p>
          </table:table-cell>
          <table:table-cell table:style-name="ce33"/>
          <table:table-cell office:value-type="string" table:style-name="ce34">
            <text:p>Google, Meta, Apple, Amazon</text:p>
          </table:table-cell>
          <table:table-cell office:value-type="string" table:content-validation-name="val5" table:style-name="ce33">
            <text:p>(Equal) Ranking</text:p>
          </table:table-cell>
          <table:table-cell table:number-columns-repeated="16375"/>
        </table:table-row>
        <table:table-row table:style-name="ro3">
          <table:table-cell office:value-type="string" table:style-name="ce31">
            <text:p>T11</text:p>
          </table:table-cell>
          <table:table-cell office:value-type="string" table:style-name="ce32">
            <text:p>Portability Tool</text:p>
          </table:table-cell>
          <table:table-cell office:value-type="string" table:style-name="ce32">
            <text:p>Design for Data Portability</text:p>
          </table:table-cell>
          <table:table-cell office:value-type="string" table:style-name="ce33">
            <text:p>Allow users to (selectively) export their data via a tool or dashboard.</text:p>
          </table:table-cell>
          <table:table-cell office:value-type="string" table:style-name="ce33">
            <text:p>Requires a (central) portability component(s) and all user data to be accessible for export in machine readable format.</text:p>
          </table:table-cell>
          <table:table-cell office:value-type="string" table:style-name="ce33">
            <text:p>Import existing user data from a platform to, e.g., reduce switching cost for the user.</text:p>
          </table:table-cell>
          <table:table-cell table:style-name="ce33"/>
          <table:table-cell office:value-type="string" table:style-name="ce34">
            <text:p>Google, Booking, Meta, Apple, Amazon</text:p>
          </table:table-cell>
          <table:table-cell office:value-type="string" table:content-validation-name="val5" table:style-name="ce33">
            <text:p>Portable User Data</text:p>
          </table:table-cell>
          <table:table-cell table:number-columns-repeated="16375"/>
        </table:table-row>
        <table:table-row table:style-name="ro2">
          <table:table-cell office:value-type="string" table:style-name="ce31">
            <text:p>T12</text:p>
          </table:table-cell>
          <table:table-cell office:value-type="string" table:style-name="ce32">
            <text:p>Direct Data Transfer to Third-Parties</text:p>
          </table:table-cell>
          <table:table-cell office:value-type="string" table:style-name="ce32">
            <text:p>Enable Direct Data Transfer to Third-Parties</text:p>
          </table:table-cell>
          <table:table-cell office:value-type="string" table:style-name="ce33">
            <text:p>Allow users to (selectively) directly transfer their data to an authorised and registered third-party.</text:p>
          </table:table-cell>
          <table:table-cell office:value-type="string" table:style-name="ce33">
            <text:p>Requires an API to handle authentication, authorisation, and data transfer.</text:p>
          </table:table-cell>
          <table:table-cell office:value-type="string" table:style-name="ce33">
            <text:p>Automatically and continuously Import existing user data from a platform to, i.e., allow multi-homing.</text:p>
          </table:table-cell>
          <table:table-cell office:value-type="string" table:style-name="ce33">
            <text:p>Data Privacy &amp; Security</text:p>
          </table:table-cell>
          <table:table-cell office:value-type="string" table:style-name="ce34">
            <text:p>Google, Booking, Apple, Amazon, Meta</text:p>
          </table:table-cell>
          <table:table-cell office:value-type="string" table:content-validation-name="val5" table:style-name="ce33">
            <text:p>Portable User Data</text:p>
          </table:table-cell>
          <table:table-cell table:number-columns-repeated="16375"/>
        </table:table-row>
        <table:table-row table:style-name="ro3" table:visibility="collapse">
          <table:table-cell table:style-name="ce35"/>
          <table:table-cell office:value-type="string" table:style-name="ce36">
            <text:p>Data Preparation</text:p>
          </table:table-cell>
          <table:table-cell table:style-name="ce36"/>
          <table:table-cell office:value-type="string" table:style-name="ce37">
            <text:p>Allow structured data access in form of dashboards, APIs, and exports.</text:p>
          </table:table-cell>
          <table:table-cell office:value-type="string" table:style-name="ce37">
            <text:p>Data needs to be held accessible across services for users and third-parties.<text:s/></text:p>
          </table:table-cell>
          <table:table-cell office:value-type="string" table:style-name="ce37">
            <text:p>Make use of additional data.</text:p>
          </table:table-cell>
          <table:table-cell table:style-name="ce37"/>
          <table:table-cell office:value-type="string" table:style-name="ce38">
            <text:p>All</text:p>
          </table:table-cell>
          <table:table-cell office:value-type="string" table:content-validation-name="val5" table:style-name="ce37">
            <text:p>Portable User Data, (Transparent) Advertising</text:p>
          </table:table-cell>
          <table:table-cell table:number-columns-repeated="16375"/>
        </table:table-row>
        <table:table-row table:style-name="ro4">
          <table:table-cell office:value-type="string" table:style-name="ce31">
            <text:p>T13</text:p>
          </table:table-cell>
          <table:table-cell office:value-type="string" table:style-name="ce32">
            <text:p>Link Business and User Data</text:p>
          </table:table-cell>
          <table:table-cell office:value-type="string" table:style-name="ce32">
            <text:p>Link Business and User Data</text:p>
          </table:table-cell>
          <table:table-cell office:value-type="string" table:style-name="ce33">
            <text:p>Allow business users to access their data and the data of their customers.</text:p>
          </table:table-cell>
          <table:table-cell office:value-type="string" table:style-name="ce33">
            <text:p>Requires accessibility features (e.g., dashboards, APIs, exports) and all business user data and directly related customer data to be identified, linked, and be made accessible.</text:p>
          </table:table-cell>
          <table:table-cell office:value-type="string" table:style-name="ce33">
            <text:p>Gain access and insights into customer data.</text:p>
          </table:table-cell>
          <table:table-cell office:value-type="string" table:style-name="ce33">
            <text:p>Data Privacy &amp; Security</text:p>
          </table:table-cell>
          <table:table-cell office:value-type="string" table:style-name="ce34">
            <text:p>Google, Booking, Meta, Apple, Amazon</text:p>
          </table:table-cell>
          <table:table-cell office:value-type="string" table:content-validation-name="val5" table:style-name="ce33">
            <text:p>Accessible Business Data</text:p>
          </table:table-cell>
          <table:table-cell table:number-columns-repeated="16375"/>
        </table:table-row>
        <table:table-row table:style-name="ro2">
          <table:table-cell office:value-type="string" table:style-name="ce31">
            <text:p>T14</text:p>
          </table:table-cell>
          <table:table-cell office:value-type="string" table:style-name="ce32">
            <text:p>Provide Anonymised Training Dataset</text:p>
          </table:table-cell>
          <table:table-cell table:style-name="ce33"/>
          <table:table-cell office:value-type="string" table:style-name="ce33">
            <text:p>Provide access of data collected on the platform used to train search and ranking algorithms, without compromising the privacy of users.</text:p>
          </table:table-cell>
          <table:table-cell office:value-type="string" table:style-name="ce33">
            <text:p>Data collected on the platfortm (e.g., on query, click, view, and ranking data) used to train algorithms needs to be anonymised and made accessible to third-parties.</text:p>
          </table:table-cell>
          <table:table-cell office:value-type="string" table:style-name="ce33">
            <text:p>Request access to training data to improve algorithms.</text:p>
          </table:table-cell>
          <table:table-cell office:value-type="string" table:style-name="ce39">
            <text:p>Privacy</text:p>
          </table:table-cell>
          <table:table-cell table:style-name="ce34"/>
          <table:table-cell table:content-validation-name="val5" table:style-name="ce33"/>
          <table:table-cell table:number-columns-repeated="16375"/>
        </table:table-row>
        <table:table-row table:style-name="ro2">
          <table:table-cell office:value-type="string" table:style-name="ce31">
            <text:p>T15</text:p>
          </table:table-cell>
          <table:table-cell office:value-type="string" table:style-name="ce32">
            <text:p>Two-Sided (Ad) Transparency</text:p>
          </table:table-cell>
          <table:table-cell office:value-type="string" table:style-name="ce32">
            <text:p>Apply Two-Sided Ad Transparency</text:p>
          </table:table-cell>
          <table:table-cell office:value-type="string" table:style-name="ce33">
            <text:p>Allow independent verification of renumerations received through advertising.</text:p>
          </table:table-cell>
          <table:table-cell office:value-type="string" table:style-name="ce33">
            <text:p>Requires collection and accessibility (through dashboards, APIs, exports) of all relevant ad data across all services for both publishers and advertisers.</text:p>
          </table:table-cell>
          <table:table-cell office:value-type="string" table:style-name="ce33">
            <text:p>Transparency on ad performance, gatekeeper fees, or any possible deductions and surcharges.</text:p>
          </table:table-cell>
          <table:table-cell office:value-type="string" table:style-name="ce33">
            <text:p>Transparency vs. Confidentiality</text:p>
          </table:table-cell>
          <table:table-cell office:value-type="string" table:style-name="ce34">
            <text:p>Google, Meta, Amazon</text:p>
          </table:table-cell>
          <table:table-cell office:value-type="string" table:content-validation-name="val5" table:style-name="ce33">
            <text:p>(Transparent) Advertising</text:p>
          </table:table-cell>
          <table:table-cell table:number-columns-repeated="16375"/>
        </table:table-row>
        <table:table-row table:style-name="ro3">
          <table:table-cell office:value-type="string" table:style-name="ce31">
            <text:p>T2</text:p>
          </table:table-cell>
          <table:table-cell office:value-type="string" table:style-name="ce32">
            <text:p>No Inter-Platform Data Processing</text:p>
          </table:table-cell>
          <table:table-cell office:value-type="string" table:style-name="ce32">
            <text:p>Ban Inter-Platform Data Prosessing</text:p>
          </table:table-cell>
          <table:table-cell office:value-type="string" table:style-name="ce33">
            <text:p>Do not cross-use data of users in the first place.</text:p>
          </table:table-cell>
          <table:table-cell office:value-type="string" table:style-name="ce33">
            <text:p>All data flows need to be inspected and restricted to a local context, i.e., they cannot be cross-used.</text:p>
          </table:table-cell>
          <table:table-cell office:value-type="string" table:style-name="ce33">
            <text:p>-</text:p>
          </table:table-cell>
          <table:table-cell table:style-name="ce33"/>
          <table:table-cell office:value-type="string" table:style-name="ce34">
            <text:p>Booking, Apple, Meta</text:p>
          </table:table-cell>
          <table:table-cell office:value-type="string" table:content-validation-name="val5" table:style-name="ce33">
            <text:p>Opt-In to Personalisation</text:p>
          </table:table-cell>
          <table:table-cell table:number-columns-repeated="16375"/>
        </table:table-row>
        <table:table-row table:style-name="ro3">
          <table:table-cell office:value-type="string" table:style-name="ce31">
            <text:p>T3</text:p>
          </table:table-cell>
          <table:table-cell office:value-type="string" table:style-name="ce32">
            <text:p>Allow Uninstallation of Default Apps</text:p>
          </table:table-cell>
          <table:table-cell office:value-type="string" table:style-name="ce32">
            <text:p>Allow Uninstallation of Default Apps</text:p>
          </table:table-cell>
          <table:table-cell office:value-type="string" table:style-name="ce33">
            <text:p>Allow users to uninstall a platforms default apps, when not system relevant.</text:p>
          </table:table-cell>
          <table:table-cell office:value-type="string" table:style-name="ce33">
            <text:p>Requires a clear seperation of non-critical and essential components. Requires increased modularity.</text:p>
          </table:table-cell>
          <table:table-cell office:value-type="string" table:style-name="ce33">
            <text:p>-</text:p>
          </table:table-cell>
          <table:table-cell table:style-name="ce33"/>
          <table:table-cell office:value-type="string" table:style-name="ce34">
            <text:p>Google, Apple</text:p>
          </table:table-cell>
          <table:table-cell office:value-type="string" table:content-validation-name="val5" table:style-name="ce33">
            <text:p>Changeable Defaults</text:p>
          </table:table-cell>
          <table:table-cell table:number-columns-repeated="16375"/>
        </table:table-row>
        <table:table-row table:style-name="ro4">
          <table:table-cell office:value-type="string" table:style-name="ce31">
            <text:p>T4</text:p>
          </table:table-cell>
          <table:table-cell office:value-type="string" table:style-name="ce32">
            <text:p>Default Service Management</text:p>
          </table:table-cell>
          <table:table-cell office:value-type="string" table:style-name="ce32">
            <text:p>Allow Default App &amp; Service Management</text:p>
          </table:table-cell>
          <table:table-cell office:value-type="string" table:style-name="ce1">
            <text:p>Allow different default services for categories of functionalities.</text:p>
          </table:table-cell>
          <table:table-cell office:value-type="string" table:style-name="ce33">
            <text:p>Requires clear seperation of functionalities and modular (pluggable) components. Requires user choice screens, a system wide default registry per user, and additional APIs to support third-party default services.<text:s/></text:p>
          </table:table-cell>
          <table:table-cell office:value-type="string" table:style-name="ce33">
            <text:p>Prompt a user to become its new default app.</text:p>
          </table:table-cell>
          <table:table-cell table:style-name="ce33"/>
          <table:table-cell office:value-type="string" table:style-name="ce34">
            <text:p>Google, Apple</text:p>
          </table:table-cell>
          <table:table-cell office:value-type="string" table:content-validation-name="val5" table:style-name="ce33">
            <text:p>Changeable Defaults</text:p>
          </table:table-cell>
          <table:table-cell table:number-columns-repeated="16375"/>
        </table:table-row>
        <table:table-row table:style-name="ro3">
          <table:table-cell office:value-type="string" table:style-name="ce31">
            <text:p>T5</text:p>
          </table:table-cell>
          <table:table-cell office:value-type="string" table:style-name="ce32">
            <text:p>Open Interfaces and Protocols</text:p>
          </table:table-cell>
          <table:table-cell office:value-type="string" table:style-name="ce32">
            <text:p>Use Open Interfaces and Protocols</text:p>
          </table:table-cell>
          <table:table-cell office:value-type="string" table:style-name="ce33">
            <text:p>All platform features are made equally accessible to its services.</text:p>
          </table:table-cell>
          <table:table-cell office:value-type="string" table:style-name="ce33">
            <text:p>Features must be designed with open interfaces and protocols in mind.</text:p>
          </table:table-cell>
          <table:table-cell office:value-type="string" table:style-name="ce33">
            <text:p>Gain equal access to platform features.</text:p>
          </table:table-cell>
          <table:table-cell office:value-type="string" table:style-name="ce33">
            <text:p>Security</text:p>
          </table:table-cell>
          <table:table-cell table:style-name="ce34"/>
          <table:table-cell office:value-type="string" table:content-validation-name="val5" table:style-name="ce33">
            <text:p>(Equal) Interoperability</text:p>
          </table:table-cell>
          <table:table-cell table:number-columns-repeated="16375"/>
        </table:table-row>
        <table:table-row table:style-name="ro2">
          <table:table-cell office:value-type="string" table:style-name="ce31">
            <text:p>T6</text:p>
          </table:table-cell>
          <table:table-cell office:value-type="string" table:style-name="ce32">
            <text:p>Interoperability Requests</text:p>
          </table:table-cell>
          <table:table-cell office:value-type="string" table:style-name="ce40">
            <office:annotation draw:style-name="a0" svg:x="1.6875in" svg:y="5.27083333333333in" svg:width="10.2083333333333in" svg:height="1.10416666666667in">
              <dc:creator/>
              <text:p>Not clear what the tactic is</text:p>
              <text:p><text:tab/>-MT Funke</text:p>
            </office:annotation>
            <text:p>?</text:p>
          </table:table-cell>
          <table:table-cell office:value-type="string" table:style-name="ce1">
            <text:p>Critical interoperability features are accessible by request and have attached requirements.</text:p>
          </table:table-cell>
          <table:table-cell office:value-type="string" table:style-name="ce33">
            <text:p>Interoperability features need to be encapsulated and require an access management, which lifecycle (requesting, granting, using, and revoking) need to be managed.</text:p>
          </table:table-cell>
          <table:table-cell office:value-type="string" table:style-name="ce33">
            <text:p>e.g., Gain access to additional platform features (e.g., default application store, hardware features).</text:p>
          </table:table-cell>
          <table:table-cell office:value-type="string" table:style-name="ce33">
            <text:p>e.g., Prevent abuse, mitigate risks for security and privacy.</text:p>
          </table:table-cell>
          <table:table-cell office:value-type="string" table:style-name="ce34">
            <text:p>Apple</text:p>
          </table:table-cell>
          <table:table-cell office:value-type="string" table:content-validation-name="val5" table:style-name="ce33">
            <text:p>(Equal) Interoperability, Changeable Defaults</text:p>
          </table:table-cell>
          <table:table-cell table:number-columns-repeated="16375"/>
        </table:table-row>
        <table:table-row table:style-name="ro2">
          <table:table-cell office:value-type="string" table:style-name="ce31">
            <text:p>T7</text:p>
          </table:table-cell>
          <table:table-cell office:value-type="string" table:style-name="ce32">
            <text:p>Opt-In Interoperability</text:p>
          </table:table-cell>
          <table:table-cell office:value-type="string" table:style-name="ce32">
            <text:p>Design Opt-In Interoperability</text:p>
          </table:table-cell>
          <table:table-cell office:value-type="string" table:style-name="ce33">
            <text:p>Interoperability with core services (e.g., identity, remuneration, distribution) is optional when feasible, with support for partial integration.</text:p>
          </table:table-cell>
          <table:table-cell office:value-type="string" table:style-name="ce33">
            <text:p>Architecture requires increased modularity, seperation of non-critical and essential components, and interfaces that support partial integration.</text:p>
          </table:table-cell>
          <table:table-cell office:value-type="string" table:style-name="ce33">
            <text:p>Use alternative core services for, e.g., payment, sing-on, or analytics.<text:s/></text:p>
          </table:table-cell>
          <table:table-cell office:value-type="string" table:style-name="ce33">
            <text:p>Security</text:p>
          </table:table-cell>
          <table:table-cell office:value-type="string" table:style-name="ce34">
            <text:p>Google, Apple</text:p>
          </table:table-cell>
          <table:table-cell office:value-type="string" table:content-validation-name="val5" table:style-name="ce33">
            <text:p>(Equal) Interoperability</text:p>
          </table:table-cell>
          <table:table-cell table:number-columns-repeated="16375"/>
        </table:table-row>
        <table:table-row table:style-name="ro2">
          <table:table-cell office:value-type="string" table:style-name="ce31">
            <text:p>T8</text:p>
          </table:table-cell>
          <table:table-cell office:value-type="string" table:style-name="ce32">
            <text:p>Alternative App Distribution</text:p>
          </table:table-cell>
          <table:table-cell office:value-type="string" table:style-name="ce32">
            <text:p>Allow Alternative App Distribution</text:p>
          </table:table-cell>
          <table:table-cell office:value-type="string" table:style-name="ce33">
            <text:p>Allow apps to be installed through alternative stores and websites.</text:p>
          </table:table-cell>
          <table:table-cell office:value-type="string" table:style-name="ce33">
            <text:p>Requires alternative deployment methods of apps and full integration with system components, while maintaining security.</text:p>
          </table:table-cell>
          <table:table-cell office:value-type="string" table:style-name="ce33">
            <text:p>Offer apps through alternative distribution methods (e.g., through your website).</text:p>
          </table:table-cell>
          <table:table-cell table:style-name="ce33"/>
          <table:table-cell office:value-type="string" table:style-name="ce34">
            <text:p>Google, Apple</text:p>
          </table:table-cell>
          <table:table-cell office:value-type="string" table:content-validation-name="val5" table:style-name="ce33">
            <text:p>(Equal) Interoperability, (Equal) Access Conditions</text:p>
          </table:table-cell>
          <table:table-cell table:number-columns-repeated="16375"/>
        </table:table-row>
        <table:table-row table:style-name="ro3">
          <table:table-cell office:value-type="string" table:style-name="ce31">
            <text:p>T9</text:p>
          </table:table-cell>
          <table:table-cell office:value-type="string" table:style-name="ce32">
            <text:p>E2EE Service Interoperability</text:p>
          </table:table-cell>
          <table:table-cell office:value-type="string" table:style-name="ce32">
            <text:p>Allow Messenger Interoperability</text:p>
          </table:table-cell>
          <table:table-cell office:value-type="string" table:style-name="ce33">
            <text:p>Messenger services integrate with third-party services, while still ensuring E2E-Encryption.</text:p>
          </table:table-cell>
          <table:table-cell office:value-type="string" table:style-name="ce33">
            <text:p>Requires the integration of interoperable security protocols and architectures.</text:p>
          </table:table-cell>
          <table:table-cell office:value-type="string" table:style-name="ce33">
            <text:p>Interoperate with an existing messenger service to reach a larger user-base.<text:s/></text:p>
          </table:table-cell>
          <table:table-cell office:value-type="string" table:style-name="ce33">
            <text:p>Security, Privacy</text:p>
          </table:table-cell>
          <table:table-cell office:value-type="string" table:style-name="ce34">
            <text:p>Meta</text:p>
          </table:table-cell>
          <table:table-cell office:value-type="string" table:content-validation-name="val5" table:style-name="ce33">
            <text:p>(Equal) Interoperability</text:p>
          </table:table-cell>
          <table:table-cell table:number-columns-repeated="16375"/>
        </table:table-row>
        <table:table-row table:style-name="ro13">
          <table:table-cell table:style-name="ce41"/>
          <table:table-cell table:number-columns-repeated="5" table:style-name="ce3"/>
          <table:table-cell table:style-name="ce4"/>
          <table:table-cell table:style-name="ce1"/>
          <table:table-cell table:style-name="ce3"/>
          <table:table-cell table:number-columns-repeated="16375"/>
        </table:table-row>
        <table:table-row table:style-name="ro13">
          <table:table-cell table:style-name="ce41"/>
          <table:table-cell table:number-columns-repeated="5" table:style-name="ce3"/>
          <table:table-cell table:style-name="ce42"/>
          <table:table-cell table:style-name="ce1"/>
          <table:table-cell table:style-name="ce3"/>
          <table:table-cell table:number-columns-repeated="16375"/>
        </table:table-row>
        <table:table-row table:number-rows-repeated="9" table:style-name="ro13">
          <table:table-cell table:style-name="ce41"/>
          <table:table-cell table:number-columns-repeated="6" table:style-name="ce3"/>
          <table:table-cell table:style-name="ce1"/>
          <table:table-cell table:content-validation-name="val5" table:style-name="ce3"/>
          <table:table-cell table:number-columns-repeated="16375"/>
        </table:table-row>
        <table:table-row table:number-rows-repeated="972" table:style-name="ro13">
          <table:table-cell table:style-name="ce41"/>
          <table:table-cell table:number-columns-repeated="6" table:style-name="ce3"/>
          <table:table-cell table:style-name="ce1"/>
          <table:table-cell table:style-name="ce3"/>
          <table:table-cell table:number-columns-repeated="16375"/>
        </table:table-row>
        <table:table-row table:number-rows-repeated="1047576" table:style-name="ro14">
          <table:table-cell table:number-columns-repeated="16384"/>
        </table:table-row>
      </table:table>
      <table:database-ranges>
        <table:database-range table:target-range-address="_Coding.A1:_Coding.G128" table:display-filter-buttons="true"/>
        <table:database-range table:target-range-address="Obligations.A1:Obligations.G45" table:display-filter-buttons="true"/>
        <table:database-range table:target-range-address="Gatekeeper_Tactics_Synthesis.A1:Gatekeeper_Tactics_Synthesis.I17"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Arial (Body)" svg:font-family="&quot;Arial (Body)&quot;"/>
  </office:font-face-decls>
  <office:styles>
    <number:number-style style:name="N0">
      <number:number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cf1" style:family="table-cell">
      <style:table-cell-properties fo:background-color="#B7E1CD"/>
    </style:style>
    <style:default-style style:family="graphic">
      <style:graphic-properties draw:fill="solid" draw:fill-color="#4285f4" draw:opacity="100%" draw:stroke="solid" svg:stroke-width="0.01389in" svg:stroke-color="#163567"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11109</meta:generator>
    <dc:creator>Markus Funke</dc:creator>
    <meta:creation-date>2025-12-08T15:11:14Z</meta:creation-date>
    <dc:date>2025-12-08T15:11:15Z</dc:date>
  </office:meta>
</office:document-meta>
</file>